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0100000001028F582B9643F0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MI10" svg:font-family="CMMI10"/>
    <style:font-face style:name="CMMI101" svg:font-family="CMMI10" style:font-pitch="variable"/>
    <style:font-face style:name="CMMI8" svg:font-family="CMMI8"/>
    <style:font-face style:name="CMMI81" svg:font-family="CMMI8" style:font-pitch="variable"/>
    <style:font-face style:name="CMR8" svg:font-family="CMR8"/>
    <style:font-face style:name="CMR81" svg:font-family="CMR8" style:font-pitch="variable"/>
    <style:font-face style:name="CMSY8" svg:font-family="CMSY8"/>
    <style:font-face style:name="CMSY81" svg:font-family="CMSY8"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roman" style:font-pitch="variable"/>
    <style:font-face style:name="Lohit Devanagari1" svg:font-family="'Lohit Devanagari'" style:font-pitch="variable"/>
    <style:font-face style:name="Lohit Devanagari2" svg:font-family="'Lohit Devanagari'" style:font-family-generic="system" style:font-pitch="variable"/>
    <style:font-face style:name="Lohit Devanagari3" svg:font-family="'Lohit Devanagari'"/>
    <style:font-face style:name="NimbusMonLu" svg:font-family="NimbusMonLu" style:font-family-generic="roman" style:font-pitch="variable"/>
    <style:font-face style:name="NimbusRomNo9LMedi" svg:font-family="NimbusRomNo9LMedi"/>
    <style:font-face style:name="NimbusRomNo9LMedi1" svg:font-family="NimbusRomNo9LMedi" style:font-pitch="variable"/>
    <style:font-face style:name="NimbusRomNo9Lu" svg:font-family="NimbusRomNo9Lu" style:font-family-generic="roman" style:font-pitch="variable"/>
    <style:font-face style:name="NimbusRomNo9Lu1" svg:font-family="NimbusRomNo9Lu"/>
    <style:font-face style:name="NimbusRomNo9Lu2" svg:font-family="NimbusRomNo9Lu"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489cm" table:align="right"/>
    </style:style>
    <style:style style:name="Таблица1.A" style:family="table-column">
      <style:table-column-properties style:column-width="7.507cm"/>
    </style:style>
    <style:style style:name="Таблица1.B" style:family="table-column">
      <style:table-column-properties style:column-width="9.982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21" style:family="table-row">
      <style:table-row-properties style:min-row-height="4.002cm"/>
    </style:style>
    <style:style style:name="Таблица1.23" style:family="table-row">
      <style:table-row-properties style:min-row-height="6.696cm"/>
    </style:style>
    <style:style style:name="Таблица1.25" style:family="table-row">
      <style:table-row-properties style:min-row-height="3.741cm"/>
    </style:style>
    <style:style style:name="P1" style:family="paragraph" style:parent-style-name="Standard">
      <style:text-properties officeooo:paragraph-rsid="000d0ed8"/>
    </style:style>
    <style:style style:name="P2" style:family="paragraph" style:parent-style-name="Table_20_Contents">
      <style:text-properties officeooo:rsid="001005bc" officeooo:paragraph-rsid="001005bc"/>
    </style:style>
    <style:style style:name="P3" style:family="paragraph" style:parent-style-name="Table_20_Contents">
      <style:text-properties officeooo:paragraph-rsid="001037d9"/>
    </style:style>
    <style:style style:name="P4" style:family="paragraph" style:parent-style-name="Table_20_Contents">
      <style:text-properties officeooo:paragraph-rsid="0010e099"/>
    </style:style>
    <style:style style:name="P5" style:family="paragraph" style:parent-style-name="Table_20_Contents">
      <style:text-properties officeooo:paragraph-rsid="0014ba7d"/>
    </style:style>
    <style:style style:name="P6" style:family="paragraph" style:parent-style-name="Table_20_Contents">
      <style:text-properties officeooo:paragraph-rsid="00166905"/>
    </style:style>
    <style:style style:name="P7" style:family="paragraph" style:parent-style-name="Table_20_Contents">
      <style:text-properties officeooo:paragraph-rsid="001803a2"/>
    </style:style>
    <style:style style:name="P8" style:family="paragraph" style:parent-style-name="Table_20_Contents">
      <style:text-properties officeooo:paragraph-rsid="00188f9b"/>
    </style:style>
    <style:style style:name="P9" style:family="paragraph" style:parent-style-name="Table_20_Contents">
      <style:text-properties officeooo:paragraph-rsid="001a5138"/>
    </style:style>
    <style:style style:name="P10" style:family="paragraph" style:parent-style-name="Table_20_Contents">
      <style:text-properties officeooo:paragraph-rsid="001d38a0"/>
    </style:style>
    <style:style style:name="P11" style:family="paragraph" style:parent-style-name="Table_20_Contents">
      <style:text-properties officeooo:rsid="001d38a0" officeooo:paragraph-rsid="001d38a0"/>
    </style:style>
    <style:style style:name="P12" style:family="paragraph" style:parent-style-name="Table_20_Contents">
      <style:text-properties officeooo:paragraph-rsid="001ef78b"/>
    </style:style>
    <style:style style:name="P13" style:family="paragraph" style:parent-style-name="Table_20_Contents">
      <style:text-properties officeooo:paragraph-rsid="001fdc5e"/>
    </style:style>
    <style:style style:name="P14" style:family="paragraph" style:parent-style-name="Table_20_Contents">
      <style:text-properties officeooo:paragraph-rsid="00210b17"/>
    </style:style>
    <style:style style:name="P15" style:family="paragraph" style:parent-style-name="Table_20_Contents">
      <style:text-properties officeooo:paragraph-rsid="0022791e"/>
    </style:style>
    <style:style style:name="P16" style:family="paragraph" style:parent-style-name="Table_20_Contents">
      <style:text-properties officeooo:paragraph-rsid="0023c2cf"/>
    </style:style>
    <style:style style:name="P17" style:family="paragraph" style:parent-style-name="Table_20_Contents">
      <style:text-properties officeooo:paragraph-rsid="00240d20"/>
    </style:style>
    <style:style style:name="P18" style:family="paragraph" style:parent-style-name="Table_20_Contents">
      <style:text-properties officeooo:paragraph-rsid="00255219"/>
    </style:style>
    <style:style style:name="P19" style:family="paragraph" style:parent-style-name="Table_20_Contents">
      <style:text-properties officeooo:paragraph-rsid="00267fa8"/>
    </style:style>
    <style:style style:name="P20" style:family="paragraph" style:parent-style-name="Table_20_Contents">
      <style:text-properties fo:font-weight="bold" officeooo:paragraph-rsid="00267fa8" style:font-weight-asian="bold" style:font-weight-complex="bold"/>
    </style:style>
    <style:style style:name="P21" style:family="paragraph" style:parent-style-name="Table_20_Contents">
      <style:text-properties fo:font-weight="bold" officeooo:paragraph-rsid="001d38a0" style:font-weight-asian="bold" style:font-weight-complex="bold"/>
    </style:style>
    <style:style style:name="P22" style:family="paragraph" style:parent-style-name="Table_20_Contents">
      <style:text-properties officeooo:paragraph-rsid="0026e16b"/>
    </style:style>
    <style:style style:name="P23" style:family="paragraph" style:parent-style-name="Table_20_Contents">
      <style:text-properties officeooo:paragraph-rsid="0028936c"/>
    </style:style>
    <style:style style:name="P24" style:family="paragraph" style:parent-style-name="Table_20_Contents">
      <style:text-properties officeooo:paragraph-rsid="0028c167"/>
    </style:style>
    <style:style style:name="P25" style:family="paragraph" style:parent-style-name="Standard">
      <style:paragraph-properties fo:text-align="start" style:justify-single-word="false" style:writing-mode="lr-tb"/>
      <style:text-properties officeooo:paragraph-rsid="001d38a0"/>
    </style:style>
    <style:style style:name="P26" style:family="paragraph" style:parent-style-name="Standard">
      <style:paragraph-properties fo:text-align="start" style:justify-single-word="false" style:writing-mode="lr-tb"/>
      <style:text-properties officeooo:paragraph-rsid="002c3381"/>
    </style:style>
    <style:style style:name="P27" style:family="paragraph" style:parent-style-name="Standard">
      <style:paragraph-properties fo:text-align="start" style:justify-single-word="false" style:writing-mode="lr-tb"/>
      <style:text-properties officeooo:paragraph-rsid="002ec366"/>
    </style:style>
    <style:style style:name="P28" style:family="paragraph" style:parent-style-name="Standard">
      <style:paragraph-properties fo:text-align="start" style:justify-single-word="false" style:writing-mode="lr-tb"/>
      <style:text-properties fo:font-size="10.5pt" officeooo:paragraph-rsid="002c3381" style:font-size-asian="10.5pt" style:font-size-complex="10.5pt"/>
    </style:style>
    <style:style style:name="P29" style:family="paragraph" style:parent-style-name="Table_20_Contents">
      <style:text-properties fo:font-size="10.5pt" officeooo:paragraph-rsid="003276f3" style:font-size-asian="10.5pt" style:font-size-complex="10.5pt"/>
    </style:style>
    <style:style style:name="P30" style:family="paragraph" style:parent-style-name="Table_20_Contents">
      <style:text-properties fo:font-size="10.5pt" officeooo:paragraph-rsid="002c3381" style:font-size-asian="10.5pt" style:font-size-complex="10.5pt"/>
    </style:style>
    <style:style style:name="P31" style:family="paragraph" style:parent-style-name="Table_20_Contents">
      <style:text-properties fo:font-size="10.5pt" officeooo:paragraph-rsid="00308cf5" style:font-size-asian="10.5pt" style:font-size-complex="10.5pt"/>
    </style:style>
    <style:style style:name="P32" style:family="paragraph" style:parent-style-name="Table_20_Contents">
      <style:text-properties officeooo:rsid="002c3381" officeooo:paragraph-rsid="002c3381"/>
    </style:style>
    <style:style style:name="P33" style:family="paragraph" style:parent-style-name="Table_20_Contents">
      <style:text-properties officeooo:paragraph-rsid="002c3381"/>
    </style:style>
    <style:style style:name="P34" style:family="paragraph" style:parent-style-name="Table_20_Contents">
      <style:text-properties officeooo:paragraph-rsid="002fed91"/>
    </style:style>
    <style:style style:name="P35" style:family="paragraph" style:parent-style-name="Table_20_Contents">
      <style:text-properties officeooo:paragraph-rsid="00308cf5"/>
    </style:style>
    <style:style style:name="P36" style:family="paragraph" style:parent-style-name="Standard">
      <style:paragraph-properties fo:text-align="start" style:justify-single-word="false" style:writing-mode="lr-tb"/>
      <style:text-properties fo:color="#000000" loext:opacity="100%" style:font-name="NimbusRomNo9Lu" fo:font-size="10.5pt" fo:font-style="normal" fo:font-weight="normal" officeooo:rsid="002c3381" officeooo:paragraph-rsid="002ec366" style:font-size-asian="10.5pt" style:font-style-asian="normal" style:font-weight-asian="normal"/>
    </style:style>
    <style:style style:name="P37" style:family="paragraph" style:parent-style-name="Standard">
      <style:paragraph-properties fo:text-align="start" style:justify-single-word="false" style:writing-mode="lr-tb"/>
      <style:text-properties fo:color="#000000" loext:opacity="100%" style:font-name="NimbusRomNo9Lu" fo:font-size="10.5pt" fo:font-style="normal" fo:font-weight="normal" officeooo:rsid="002c3381" officeooo:paragraph-rsid="002c3381" style:font-size-asian="10.5pt" style:font-style-asian="normal" style:font-weight-asian="normal"/>
    </style:style>
    <style:style style:name="P38" style:family="paragraph" style:parent-style-name="Standard">
      <style:text-properties fo:color="#000000" loext:opacity="100%" style:font-name="NimbusRomNo9Lu" fo:font-size="10.5pt" fo:font-style="normal" fo:font-weight="normal" officeooo:paragraph-rsid="001d38a0" style:font-size-asian="10.5pt" style:font-style-asian="normal" style:font-weight-asian="normal" style:font-size-complex="10.5pt"/>
    </style:style>
    <style:style style:name="P39" style:family="paragraph" style:parent-style-name="Standard">
      <style:text-properties fo:color="#000000" loext:opacity="100%" style:font-name="NimbusRomNo9Lu" fo:font-size="10.5pt" fo:font-style="normal" fo:font-weight="normal" officeooo:paragraph-rsid="003276f3" style:font-size-asian="10.5pt" style:font-style-asian="normal" style:font-weight-asian="normal" style:font-size-complex="10.5pt"/>
    </style:style>
    <style:style style:name="P40" style:family="paragraph" style:parent-style-name="Standard">
      <style:text-properties fo:color="#000000" loext:opacity="100%" style:font-name="NimbusRomNo9Lu" fo:font-size="10.5pt" fo:font-style="normal" fo:font-weight="normal" officeooo:paragraph-rsid="001d38a0" style:font-size-asian="10.5pt" style:font-style-asian="normal" style:font-weight-asian="normal"/>
    </style:style>
    <style:style style:name="P41" style:family="paragraph" style:parent-style-name="Standard">
      <style:text-properties fo:color="#000000" loext:opacity="100%" style:font-name="NimbusRomNo9Lu" fo:font-size="10.5pt" fo:font-style="normal" fo:font-weight="normal" officeooo:paragraph-rsid="0034ccad" style:font-size-asian="10.5pt" style:font-style-asian="normal" style:font-weight-asian="normal"/>
    </style:style>
    <style:style style:name="P42" style:family="paragraph" style:parent-style-name="Standard">
      <style:text-properties fo:color="#000000" loext:opacity="100%" style:font-name="NimbusRomNo9Lu" fo:font-size="10.5pt" officeooo:paragraph-rsid="001d38a0" style:font-size-asian="10.5pt"/>
    </style:style>
    <style:style style:name="P43" style:family="paragraph" style:parent-style-name="Standard">
      <style:paragraph-properties fo:text-align="start" style:justify-single-word="false" style:writing-mode="lr-tb"/>
      <style:text-properties officeooo:paragraph-rsid="001d38a0"/>
    </style:style>
    <style:style style:name="P44" style:family="paragraph" style:parent-style-name="Table_20_Contents">
      <style:text-properties fo:font-size="10.5pt" officeooo:paragraph-rsid="00308cf5" style:font-size-asian="10.5pt" style:font-size-complex="10.5pt"/>
    </style:style>
    <style:style style:name="P45" style:family="paragraph" style:parent-style-name="Table_20_Contents">
      <style:text-properties fo:font-size="10.5pt" officeooo:paragraph-rsid="0034ccad" style:font-size-asian="10.5pt" style:font-size-complex="10.5pt"/>
    </style:style>
    <style:style style:name="P46" style:family="paragraph" style:parent-style-name="Table_20_Contents">
      <style:text-properties officeooo:paragraph-rsid="001d38a0"/>
    </style:style>
    <style:style style:name="P47" style:family="paragraph" style:parent-style-name="Table_20_Contents">
      <style:text-properties officeooo:paragraph-rsid="00373f7c"/>
    </style:style>
    <style:style style:name="P48" style:family="paragraph" style:parent-style-name="Table_20_Contents">
      <style:text-properties officeooo:paragraph-rsid="003776ea"/>
    </style:style>
    <style:style style:name="P49" style:family="paragraph" style:parent-style-name="Table_20_Contents">
      <style:text-properties officeooo:paragraph-rsid="003971c1"/>
    </style:style>
    <style:style style:name="P50" style:family="paragraph" style:parent-style-name="Table_20_Contents">
      <style:text-properties officeooo:rsid="003971c1" officeooo:paragraph-rsid="003971c1"/>
    </style:style>
    <style:style style:name="P51" style:family="paragraph">
      <loext:graphic-properties draw:fill="none"/>
    </style:style>
    <style:style style:name="P52" style:family="paragraph">
      <style:paragraph-properties fo:text-align="start" style:writing-mode="lr-tb"/>
    </style:style>
    <style:style style:name="P53" style:family="paragraph">
      <loext:graphic-properties draw:fill="none"/>
      <style:paragraph-properties fo:text-align="start" style:writing-mode="lr-tb"/>
      <style:text-properties fo:font-size="11.5pt" style:font-size-asian="11.5pt" style:font-size-complex="11.5pt"/>
    </style:style>
    <style:style style:name="P54" style:family="paragraph">
      <loext:graphic-properties draw:fill="none"/>
      <style:paragraph-properties fo:text-align="start" style:writing-mode="lr-tb"/>
      <style:text-properties fo:font-size="8.39999961853027pt" style:font-size-asian="8.39999961853027pt" style:font-size-complex="8.39999961853027pt"/>
    </style:style>
    <style:style style:name="P55" style:family="paragraph">
      <loext:graphic-properties draw:fill="none"/>
      <style:paragraph-properties fo:text-align="start" style:writing-mode="lr-tb"/>
      <style:text-properties fo:font-size="9.89999961853027pt" style:font-size-asian="9.89999961853027pt" style:font-size-complex="9.89999961853027pt"/>
    </style:style>
    <style:style style:name="P56" style:family="paragraph">
      <loext:graphic-properties draw:fill="none"/>
      <style:paragraph-properties fo:text-align="start" style:writing-mode="lr-tb"/>
      <style:text-properties fo:font-size="7.30000019073486pt" style:font-size-asian="7.30000019073486pt" style:font-size-complex="7.30000019073486pt"/>
    </style:style>
    <style:style style:name="P57" style:family="paragraph">
      <loext:graphic-properties draw:fill="none"/>
      <style:paragraph-properties fo:text-align="start" style:writing-mode="lr-tb"/>
      <style:text-properties fo:font-size="10.6999998092651pt" style:font-size-asian="10.6999998092651pt" style:font-size-complex="10.6999998092651pt"/>
    </style:style>
    <style:style style:name="P58" style:family="paragraph">
      <loext:graphic-properties draw:fill="none"/>
      <style:paragraph-properties fo:text-align="start" style:writing-mode="lr-tb"/>
      <style:text-properties fo:font-size="7.80000019073486pt" style:font-size-asian="7.80000019073486pt" style:font-size-complex="7.80000019073486pt"/>
    </style:style>
    <style:style style:name="P59" style:family="paragraph">
      <loext:graphic-properties draw:fill="none"/>
      <style:paragraph-properties fo:text-align="start" style:writing-mode="lr-tb"/>
      <style:text-properties fo:font-size="11pt" style:font-size-asian="11pt" style:font-size-complex="11pt"/>
    </style:style>
    <style:style style:name="P60" style:family="paragraph">
      <loext:graphic-properties draw:fill="none"/>
      <style:paragraph-properties fo:text-align="start" style:writing-mode="lr-tb"/>
      <style:text-properties fo:font-size="8pt" style:font-size-asian="8pt" style:font-size-complex="8pt"/>
    </style:style>
    <style:style style:name="P61" style:family="paragraph">
      <loext:graphic-properties draw:fill="none"/>
      <style:paragraph-properties fo:text-align="start" style:writing-mode="lr-tb"/>
      <style:text-properties fo:font-size="9.80000019073486pt" style:font-size-asian="9.80000019073486pt" style:font-size-complex="9.80000019073486pt"/>
    </style:style>
    <style:style style:name="P62" style:family="paragraph">
      <loext:graphic-properties draw:fill="none"/>
      <style:paragraph-properties fo:text-align="start" style:writing-mode="lr-tb"/>
      <style:text-properties fo:font-size="7.09999990463257pt" style:font-size-asian="7.09999990463257pt" style:font-size-complex="7.09999990463257pt"/>
    </style:style>
    <style:style style:name="P63" style:family="paragraph">
      <loext:graphic-properties draw:fill="none"/>
      <style:paragraph-properties fo:text-align="start" style:writing-mode="lr-tb"/>
      <style:text-properties fo:font-size="10pt" style:font-size-asian="10pt" style:font-size-complex="10pt"/>
    </style:style>
    <style:style style:name="P64" style:family="paragraph">
      <loext:graphic-properties draw:fill="none"/>
      <style:paragraph-properties fo:text-align="start" style:writing-mode="lr-tb"/>
      <style:text-properties fo:font-size="7.19999980926514pt" style:font-size-asian="7.19999980926514pt" style:font-size-complex="7.19999980926514pt"/>
    </style:style>
    <style:style style:name="P65" style:family="paragraph">
      <loext:graphic-properties draw:fill="none"/>
      <style:paragraph-properties fo:text-align="start" style:writing-mode="lr-tb"/>
      <style:text-properties fo:font-size="12.1999998092651pt" style:font-size-asian="12.1999998092651pt" style:font-size-complex="12.1999998092651pt"/>
    </style:style>
    <style:style style:name="P66" style:family="paragraph">
      <loext:graphic-properties draw:fill="none"/>
      <style:paragraph-properties fo:text-align="start" style:writing-mode="lr-tb"/>
      <style:text-properties fo:font-size="8.89999961853027pt" style:font-size-asian="8.89999961853027pt" style:font-size-complex="8.89999961853027pt"/>
    </style:style>
    <style:style style:name="P67" style:family="paragraph">
      <loext:graphic-properties draw:fill="none"/>
      <style:text-properties fo:font-size="12pt"/>
    </style:style>
    <style:style style:name="P68" style:family="paragraph">
      <loext:graphic-properties draw:fill="none"/>
      <style:paragraph-properties fo:text-align="start" style:writing-mode="lr-tb"/>
      <style:text-properties fo:font-size="11.1000003814697pt" style:font-size-asian="11.1000003814697pt" style:font-size-complex="11.1000003814697pt"/>
    </style:style>
    <style:style style:name="P69" style:family="paragraph">
      <loext:graphic-properties draw:fill="none"/>
      <style:paragraph-properties fo:text-align="start" style:writing-mode="lr-tb"/>
      <style:text-properties fo:font-size="8.10000038146973pt" style:font-size-asian="8.10000038146973pt" style:font-size-complex="8.10000038146973pt"/>
    </style:style>
    <style:style style:name="T1" style:family="text">
      <style:text-properties officeooo:rsid="000d0ed8"/>
    </style:style>
    <style:style style:name="T2" style:family="text">
      <style:text-properties officeooo:rsid="001803a2"/>
    </style:style>
    <style:style style:name="T3" style:family="text">
      <style:text-properties officeooo:rsid="001a5138"/>
    </style:style>
    <style:style style:name="T4" style:family="text">
      <style:text-properties officeooo:rsid="001ba9ff"/>
    </style:style>
    <style:style style:name="T5" style:family="text">
      <style:text-properties officeooo:rsid="001d38a0"/>
    </style:style>
    <style:style style:name="T6" style:family="text">
      <style:text-properties fo:font-weight="bold" style:font-weight-asian="bold" style:font-weight-complex="bold"/>
    </style:style>
    <style:style style:name="T7" style:family="text">
      <style:text-properties fo:font-weight="bold" officeooo:rsid="00373f7c" style:font-weight-asian="bold" style:font-weight-complex="bold"/>
    </style:style>
    <style:style style:name="T8" style:family="text">
      <style:text-properties officeooo:rsid="001ef78b"/>
    </style:style>
    <style:style style:name="T9" style:family="text">
      <style:text-properties officeooo:rsid="001fdc5e"/>
    </style:style>
    <style:style style:name="T10" style:family="text">
      <style:text-properties officeooo:rsid="0022791e"/>
    </style:style>
    <style:style style:name="T11" style:family="text">
      <style:text-properties officeooo:rsid="00255219"/>
    </style:style>
    <style:style style:name="T12" style:family="text">
      <style:text-properties fo:font-weight="normal" style:font-weight-asian="normal" style:font-weight-complex="normal"/>
    </style:style>
    <style:style style:name="T13" style:family="text">
      <style:text-properties fo:font-weight="normal" officeooo:rsid="00255219" style:font-weight-asian="normal" style:font-weight-complex="normal"/>
    </style:style>
    <style:style style:name="T14" style:family="text">
      <style:text-properties style:text-position="sub 58%"/>
    </style:style>
    <style:style style:name="T15" style:family="text">
      <style:text-properties fo:color="#000000" loext:opacity="100%" style:font-name="NimbusRomNo9Lu"/>
    </style:style>
    <style:style style:name="T16" style:family="text">
      <style:text-properties fo:color="#000000" loext:opacity="100%" style:font-name="NimbusRomNo9Lu" fo:font-size="10.5pt" fo:font-style="normal" fo:font-weight="normal" style:font-size-asian="10.5pt" style:font-style-asian="normal" style:font-weight-asian="normal"/>
    </style:style>
    <style:style style:name="T17" style:family="text">
      <style:text-properties fo:color="#000000" loext:opacity="100%" style:font-name="NimbusRomNo9Lu" fo:font-size="10.5pt" fo:font-style="normal" fo:font-weight="normal" officeooo:rsid="002c3381" style:font-size-asian="10.5pt" style:font-style-asian="normal" style:font-weight-asian="normal"/>
    </style:style>
    <style:style style:name="T18" style:family="text">
      <style:text-properties fo:color="#000000" loext:opacity="100%" style:font-name="NimbusRomNo9Lu" fo:font-size="10.5pt" fo:font-style="normal" fo:font-weight="normal" officeooo:rsid="002c3381" style:font-size-asian="10.5pt" style:font-style-asian="normal" style:font-weight-asian="normal" style:font-size-complex="10.5pt"/>
    </style:style>
    <style:style style:name="T19" style:family="text">
      <style:text-properties fo:color="#000000" loext:opacity="100%" style:font-name="NimbusRomNo9Lu" fo:font-size="10.5pt" style:font-size-asian="10.5pt"/>
    </style:style>
    <style:style style:name="T20" style:family="text">
      <style:text-properties fo:color="#000000" loext:opacity="100%" style:font-name="NimbusRomNo9Lu" fo:font-style="normal" fo:font-weight="normal" style:font-style-asian="normal" style:font-weight-asian="normal"/>
    </style:style>
    <style:style style:name="T21" style:family="text">
      <style:text-properties fo:color="#000000" loext:opacity="100%" style:font-name="NimbusRomNo9Lu" fo:font-style="normal" fo:font-weight="normal" officeooo:rsid="002c3381" style:font-style-asian="normal" style:font-weight-asian="normal"/>
    </style:style>
    <style:style style:name="T22" style:family="text">
      <style:text-properties fo:color="#000000" loext:opacity="100%" style:font-name="NimbusRomNo9Lu" fo:font-size="9.5pt" style:font-size-asian="9.5pt"/>
    </style:style>
    <style:style style:name="T23" style:family="text">
      <style:text-properties fo:color="#000080" loext:opacity="100%" style:font-name="NimbusMonLu" fo:font-size="8.5pt" fo:font-style="normal" fo:font-weight="normal" officeooo:rsid="002c3381" style:font-size-asian="8.5pt" style:font-style-asian="normal" style:font-weight-asian="normal"/>
    </style:style>
    <style:style style:name="T24" style:family="text">
      <style:text-properties fo:color="#000080" loext:opacity="100%" style:font-name="NimbusMonLu" fo:font-style="normal" fo:font-weight="normal" officeooo:rsid="002c3381" style:font-style-asian="normal" style:font-weight-asian="normal"/>
    </style:style>
    <style:style style:name="T25" style:family="text">
      <style:text-properties fo:color="#000080" loext:opacity="100%" style:font-name="NimbusMonLu" fo:font-size="10.5pt" fo:font-style="normal" fo:font-weight="normal" officeooo:rsid="002c3381" style:font-size-asian="10.5pt" style:font-style-asian="normal" style:font-weight-asian="normal" style:font-size-complex="10.5pt"/>
    </style:style>
    <style:style style:name="T26" style:family="text">
      <style:text-properties fo:color="#000080" loext:opacity="100%" style:font-name="NimbusRomNo9Lu"/>
    </style:style>
    <style:style style:name="T27" style:family="text">
      <style:text-properties fo:color="#000080" loext:opacity="100%" style:font-name="NimbusRomNo9Lu" fo:font-size="10.5pt" style:font-size-asian="10.5pt"/>
    </style:style>
    <style:style style:name="T28" style:family="text">
      <style:text-properties fo:color="#000080" loext:opacity="100%" style:font-name="NimbusRomNo9Lu" fo:font-style="normal" fo:font-weight="normal" style:font-style-asian="normal" style:font-weight-asian="normal"/>
    </style:style>
    <style:style style:name="T29" style:family="text">
      <style:text-properties fo:color="#000080" loext:opacity="100%" style:font-name="NimbusRomNo9Lu" fo:font-size="9.5pt" fo:font-style="normal" fo:font-weight="normal" style:font-size-asian="9.5pt" style:font-style-asian="normal" style:font-weight-asian="normal"/>
    </style:style>
    <style:style style:name="T30" style:family="text">
      <style:text-properties officeooo:rsid="002f3959"/>
    </style:style>
    <style:style style:name="T31" style:family="text">
      <style:text-properties officeooo:rsid="00356f92"/>
    </style:style>
    <style:style style:name="T32" style:family="text">
      <style:text-properties fo:color="#000000" loext:opacity="100%" style:font-name="NimbusRomNo9Lu1" fo:font-size="11.5pt" style:font-size-asian="11.5pt" style:font-name-complex="NimbusRomNo9Lu1" style:font-size-complex="11.5pt"/>
    </style:style>
    <style:style style:name="T33" style:family="text">
      <style:text-properties fo:color="#000000" loext:opacity="100%" style:font-name="CMMI10" fo:font-size="11.5pt" style:font-size-asian="11.5pt" style:font-name-complex="CMMI10" style:font-size-complex="11.5pt"/>
    </style:style>
    <style:style style:name="T34" style:family="text">
      <style:text-properties fo:color="#000000" loext:opacity="100%" style:font-name="CMR8" fo:font-size="8.39999961853027pt" style:font-size-asian="8.39999961853027pt" style:font-name-complex="CMR8" style:font-size-complex="8.39999961853027pt"/>
    </style:style>
    <style:style style:name="T35" style:family="text">
      <style:text-properties fo:color="#000000" loext:opacity="100%" style:font-name="CMMI8" fo:font-size="8.39999961853027pt" style:font-size-asian="8.39999961853027pt" style:font-name-complex="CMMI8" style:font-size-complex="8.39999961853027pt"/>
    </style:style>
    <style:style style:name="T36" style:family="text">
      <style:text-properties fo:color="#000000" loext:opacity="100%" style:font-name="NimbusRomNo9LMedi" fo:font-size="11.5pt" style:font-size-asian="11.5pt" style:font-name-complex="NimbusRomNo9LMedi" style:font-size-complex="11.5pt"/>
    </style:style>
    <style:style style:name="T37" style:family="text">
      <style:text-properties fo:color="#000000" loext:opacity="100%" style:font-name="NimbusRomNo9Lu1" fo:font-size="9.89999961853027pt" style:font-size-asian="9.89999961853027pt" style:font-name-complex="NimbusRomNo9Lu1" style:font-size-complex="9.89999961853027pt"/>
    </style:style>
    <style:style style:name="T38" style:family="text">
      <style:text-properties fo:color="#000000" loext:opacity="100%" style:font-name="CMMI10" fo:font-size="9.89999961853027pt" style:font-size-asian="9.89999961853027pt" style:font-name-complex="CMMI10" style:font-size-complex="9.89999961853027pt"/>
    </style:style>
    <style:style style:name="T39" style:family="text">
      <style:text-properties fo:color="#000000" loext:opacity="100%" style:font-name="CMR8" fo:font-size="7.30000019073486pt" style:font-size-asian="7.30000019073486pt" style:font-name-complex="CMR8" style:font-size-complex="7.30000019073486pt"/>
    </style:style>
    <style:style style:name="T40" style:family="text">
      <style:text-properties fo:color="#000000" loext:opacity="100%" style:font-name="CMMI8" fo:font-size="7.30000019073486pt" style:font-size-asian="7.30000019073486pt" style:font-name-complex="CMMI8" style:font-size-complex="7.30000019073486pt"/>
    </style:style>
    <style:style style:name="T41" style:family="text">
      <style:text-properties fo:color="#000000" loext:opacity="100%" style:font-name="NimbusRomNo9LMedi" fo:font-size="9.89999961853027pt" style:font-size-asian="9.89999961853027pt" style:font-name-complex="NimbusRomNo9LMedi" style:font-size-complex="9.89999961853027pt"/>
    </style:style>
    <style:style style:name="T42" style:family="text">
      <style:text-properties fo:color="#000000" loext:opacity="100%" style:font-name="NimbusRomNo9Lu1" fo:font-size="10.6999998092651pt" style:font-size-asian="10.6999998092651pt" style:font-name-complex="NimbusRomNo9Lu1" style:font-size-complex="10.6999998092651pt"/>
    </style:style>
    <style:style style:name="T43" style:family="text">
      <style:text-properties fo:color="#000000" loext:opacity="100%" style:font-name="CMMI10" fo:font-size="10.6999998092651pt" style:font-size-asian="10.6999998092651pt" style:font-name-complex="CMMI10" style:font-size-complex="10.6999998092651pt"/>
    </style:style>
    <style:style style:name="T44" style:family="text">
      <style:text-properties fo:color="#000000" loext:opacity="100%" style:font-name="CMR8" fo:font-size="7.80000019073486pt" style:font-size-asian="7.80000019073486pt" style:font-name-complex="CMR8" style:font-size-complex="7.80000019073486pt"/>
    </style:style>
    <style:style style:name="T45" style:family="text">
      <style:text-properties fo:color="#000000" loext:opacity="100%" style:font-name="CMMI8" fo:font-size="7.80000019073486pt" style:font-size-asian="7.80000019073486pt" style:font-name-complex="CMMI8" style:font-size-complex="7.80000019073486pt"/>
    </style:style>
    <style:style style:name="T46" style:family="text">
      <style:text-properties fo:color="#000000" loext:opacity="100%" style:font-name="NimbusRomNo9LMedi" fo:font-size="10.6999998092651pt" style:font-size-asian="10.6999998092651pt" style:font-name-complex="NimbusRomNo9LMedi" style:font-size-complex="10.6999998092651pt"/>
    </style:style>
    <style:style style:name="T47" style:family="text">
      <style:text-properties fo:color="#000000" loext:opacity="100%" style:font-name="NimbusRomNo9Lu1" fo:font-size="11pt" style:font-size-asian="11pt" style:font-name-complex="NimbusRomNo9Lu1" style:font-size-complex="11pt"/>
    </style:style>
    <style:style style:name="T48" style:family="text">
      <style:text-properties fo:color="#000000" loext:opacity="100%" style:font-name="CMMI10" fo:font-size="11pt" style:font-size-asian="11pt" style:font-name-complex="CMMI10" style:font-size-complex="11pt"/>
    </style:style>
    <style:style style:name="T49" style:family="text">
      <style:text-properties fo:color="#000000" loext:opacity="100%" style:font-name="CMR8" fo:font-size="8pt" style:font-size-asian="8pt" style:font-name-complex="CMR8" style:font-size-complex="8pt"/>
    </style:style>
    <style:style style:name="T50" style:family="text">
      <style:text-properties fo:color="#000000" loext:opacity="100%" style:font-name="CMMI8" fo:font-size="8pt" style:font-size-asian="8pt" style:font-name-complex="CMMI8" style:font-size-complex="8pt"/>
    </style:style>
    <style:style style:name="T51" style:family="text">
      <style:text-properties fo:color="#000000" loext:opacity="100%" style:font-name="NimbusRomNo9LMedi" fo:font-size="11pt" style:font-size-asian="11pt" style:font-name-complex="NimbusRomNo9LMedi" style:font-size-complex="11pt"/>
    </style:style>
    <style:style style:name="T52" style:family="text">
      <style:text-properties fo:color="#000000" loext:opacity="100%" style:font-name="NimbusRomNo9Lu1" fo:font-size="9.80000019073486pt" style:font-size-asian="9.80000019073486pt" style:font-name-complex="NimbusRomNo9Lu1" style:font-size-complex="9.80000019073486pt"/>
    </style:style>
    <style:style style:name="T53" style:family="text">
      <style:text-properties fo:color="#000000" loext:opacity="100%" style:font-name="CMMI10" fo:font-size="9.80000019073486pt" style:font-size-asian="9.80000019073486pt" style:font-name-complex="CMMI10" style:font-size-complex="9.80000019073486pt"/>
    </style:style>
    <style:style style:name="T54" style:family="text">
      <style:text-properties fo:color="#000000" loext:opacity="100%" style:font-name="CMR8" fo:font-size="7.09999990463257pt" style:font-size-asian="7.09999990463257pt" style:font-name-complex="CMR8" style:font-size-complex="7.09999990463257pt"/>
    </style:style>
    <style:style style:name="T55" style:family="text">
      <style:text-properties fo:color="#000000" loext:opacity="100%" style:font-name="CMMI8" fo:font-size="7.09999990463257pt" style:font-size-asian="7.09999990463257pt" style:font-name-complex="CMMI8" style:font-size-complex="7.09999990463257pt"/>
    </style:style>
    <style:style style:name="T56" style:family="text">
      <style:text-properties fo:color="#000000" loext:opacity="100%" style:font-name="NimbusRomNo9Lu1" fo:font-size="10pt" style:font-size-asian="10pt" style:font-name-complex="NimbusRomNo9Lu1" style:font-size-complex="10pt"/>
    </style:style>
    <style:style style:name="T57" style:family="text">
      <style:text-properties fo:color="#000000" loext:opacity="100%" style:font-name="CMMI10" fo:font-size="10pt" style:font-size-asian="10pt" style:font-name-complex="CMMI10" style:font-size-complex="10pt"/>
    </style:style>
    <style:style style:name="T58" style:family="text">
      <style:text-properties fo:color="#000000" loext:opacity="100%" style:font-name="CMR8" fo:font-size="7.19999980926514pt" style:font-size-asian="7.19999980926514pt" style:font-name-complex="CMR8" style:font-size-complex="7.19999980926514pt"/>
    </style:style>
    <style:style style:name="T59" style:family="text">
      <style:text-properties fo:color="#000000" loext:opacity="100%" style:font-name="CMMI8" fo:font-size="7.19999980926514pt" style:font-size-asian="7.19999980926514pt" style:font-name-complex="CMMI8" style:font-size-complex="7.19999980926514pt"/>
    </style:style>
    <style:style style:name="T60" style:family="text">
      <style:text-properties fo:color="#000000" loext:opacity="100%" style:font-name="NimbusRomNo9Lu1" fo:font-size="12.1999998092651pt" style:font-size-asian="12.1999998092651pt" style:font-name-complex="NimbusRomNo9Lu1" style:font-size-complex="12.1999998092651pt"/>
    </style:style>
    <style:style style:name="T61" style:family="text">
      <style:text-properties fo:color="#000000" loext:opacity="100%" style:font-name="CMMI10" fo:font-size="12.1999998092651pt" style:font-size-asian="12.1999998092651pt" style:font-name-complex="CMMI10" style:font-size-complex="12.1999998092651pt"/>
    </style:style>
    <style:style style:name="T62" style:family="text">
      <style:text-properties fo:color="#000000" loext:opacity="100%" style:font-name="CMR8" fo:font-size="8.89999961853027pt" style:font-size-asian="8.89999961853027pt" style:font-name-complex="CMR8" style:font-size-complex="8.89999961853027pt"/>
    </style:style>
    <style:style style:name="T63" style:family="text">
      <style:text-properties fo:color="#000000" loext:opacity="100%" style:font-name="CMMI8" fo:font-size="8.89999961853027pt" style:font-size-asian="8.89999961853027pt" style:font-name-complex="CMMI8" style:font-size-complex="8.89999961853027pt"/>
    </style:style>
    <style:style style:name="T64" style:family="text">
      <style:text-properties fo:color="#000000" loext:opacity="100%" style:font-name="NimbusRomNo9LMedi" fo:font-size="12.1999998092651pt" style:font-size-asian="12.1999998092651pt" style:font-name-complex="NimbusRomNo9LMedi" style:font-size-complex="12.1999998092651pt"/>
    </style:style>
    <style:style style:name="T65" style:family="text">
      <style:text-properties fo:color="#000000" loext:opacity="100%" style:font-name="NimbusRomNo9Lu1" fo:font-size="11.1000003814697pt" style:font-size-asian="11.1000003814697pt" style:font-name-complex="NimbusRomNo9Lu1" style:font-size-complex="11.1000003814697pt"/>
    </style:style>
    <style:style style:name="T66" style:family="text">
      <style:text-properties fo:color="#000000" loext:opacity="100%" style:font-name="CMMI10" fo:font-size="11.1000003814697pt" style:font-size-asian="11.1000003814697pt" style:font-name-complex="CMMI10" style:font-size-complex="11.1000003814697pt"/>
    </style:style>
    <style:style style:name="T67" style:family="text">
      <style:text-properties fo:color="#000000" loext:opacity="100%" style:font-name="CMR8" fo:font-size="8.10000038146973pt" style:font-size-asian="8.10000038146973pt" style:font-name-complex="CMR8" style:font-size-complex="8.10000038146973pt"/>
    </style:style>
    <style:style style:name="T68" style:family="text">
      <style:text-properties fo:color="#000000" loext:opacity="100%" style:font-name="CMMI8" fo:font-size="8.10000038146973pt" style:font-size-asian="8.10000038146973pt" style:font-name-complex="CMMI8" style:font-size-complex="8.10000038146973pt"/>
    </style:style>
    <style:style style:name="T69" style:family="text">
      <style:text-properties fo:color="#000000" loext:opacity="100%" style:font-name="NimbusRomNo9LMedi" fo:font-size="11.1000003814697pt" style:font-size-asian="11.1000003814697pt" style:font-name-complex="NimbusRomNo9LMedi" style:font-size-complex="11.1000003814697pt"/>
    </style:style>
    <style:style style:name="T70" style:family="text">
      <style:text-properties fo:color="#000000" loext:opacity="100%" style:font-name="CMSY8" fo:font-size="8pt" style:font-size-asian="8pt" style:font-name-complex="CMSY8" style:font-size-complex="8pt"/>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horizontal"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626cm" fo:min-width="2.034cm" fo:padding-top="0cm" fo:padding-bottom="0cm" fo:padding-left="0cm" fo:padding-right="0cm"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626cm" fo:min-width="0.542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626cm" fo:min-width="0.54cm" fo:padding-top="0cm" fo:padding-bottom="0cm" fo:padding-left="0cm" fo:padding-right="0cm"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459cm" fo:min-width="0.637cm" fo:padding-top="0cm" fo:padding-bottom="0cm" fo:padding-left="0cm" fo:padding-right="0cm"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626cm" fo:min-width="3.676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626cm" fo:min-width="1.593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626cm" fo:min-width="1.595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628cm" fo:min-width="4.463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628cm" fo:min-width="1.593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628cm" fo:min-width="1.595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63cm" fo:min-width="2.97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63cm" fo:min-width="1.593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63cm" fo:min-width="1.595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63cm" fo:min-width="4.27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628cm" fo:min-width="1.168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626cm" fo:min-width="1.168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63cm" fo:min-width="2.792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467cm" fo:min-width="1.441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467cm" fo:min-width="0.388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467cm" fo:min-width="0.386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44cm" fo:min-width="0.45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467cm" fo:min-width="3.732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467cm" fo:min-width="1.348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467cm" fo:min-width="1.349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469cm" fo:min-width="3.732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469cm" fo:min-width="1.348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469cm" fo:min-width="1.349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469cm" fo:min-width="1.104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469cm" fo:min-width="3.96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469cm" fo:min-width="4.473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531cm" fo:min-width="1.773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531cm" fo:min-width="0.474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531cm" fo:min-width="0.471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83cm" fo:min-width="0.554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531cm" fo:min-width="4.457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531cm" fo:min-width="1.672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531cm" fo:min-width="1.674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531cm" fo:min-width="4.323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531cm" fo:min-width="3.531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531cm" fo:min-width="2.833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531cm" fo:min-width="1.371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531cm" fo:min-width="1.011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531cm" fo:min-width="1.715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531cm" fo:min-width="2.424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564cm" fo:min-width="1.88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564cm" fo:min-width="0.482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564cm" fo:min-width="0.478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411cm" fo:min-width="0.566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564cm" fo:min-width="3.464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564cm" fo:min-width="1.815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566cm" fo:min-width="3.464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566cm" fo:min-width="1.815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563cm" fo:min-width="3.464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563cm" fo:min-width="1.815cm" fo:padding-top="0cm" fo:padding-bottom="0cm" fo:padding-left="0cm" fo:padding-right="0cm"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564cm" fo:min-width="4.055cm" fo:padding-top="0cm" fo:padding-bottom="0cm" fo:padding-left="0cm" fo:padding-right="0cm"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564cm" fo:min-width="1.914cm" fo:padding-top="0cm" fo:padding-bottom="0cm" fo:padding-left="0cm" fo:padding-right="0cm" style:run-through="foreground"/>
      <style:paragraph-properties style:writing-mode="lr-tb"/>
    </style:style>
    <style:style style:name="gr59" style:family="graphic">
      <style:graphic-properties draw:stroke="none" draw:marker-start="" draw:marker-end="" draw:fill="none" draw:textarea-horizontal-align="left" draw:textarea-vertical-align="top" draw:auto-grow-height="true" draw:auto-grow-width="true" fo:min-height="0.566cm" fo:min-width="1.088cm" fo:padding-top="0cm" fo:padding-bottom="0cm" fo:padding-left="0cm" fo:padding-right="0cm" style:run-through="foreground"/>
      <style:paragraph-properties style:writing-mode="lr-tb"/>
    </style:style>
    <style:style style:name="gr60" style:family="graphic">
      <style:graphic-properties draw:stroke="none" draw:marker-start="" draw:marker-end="" draw:fill="none" draw:textarea-horizontal-align="left" draw:textarea-vertical-align="top" draw:auto-grow-height="true" draw:auto-grow-width="true" fo:min-height="0.564cm" fo:min-width="1.85cm" fo:padding-top="0cm" fo:padding-bottom="0cm" fo:padding-left="0cm" fo:padding-right="0cm" style:run-through="foreground"/>
      <style:paragraph-properties style:writing-mode="lr-tb"/>
    </style:style>
    <style:style style:name="gr61" style:family="graphic">
      <style:graphic-properties draw:stroke="none" draw:marker-start="" draw:marker-end="" draw:fill="none" draw:textarea-horizontal-align="left" draw:textarea-vertical-align="top" draw:auto-grow-height="true" draw:auto-grow-width="true" fo:min-height="0.566cm" fo:min-width="2.605cm" fo:padding-top="0cm" fo:padding-bottom="0cm" fo:padding-left="0cm" fo:padding-right="0cm" style:run-through="foreground"/>
      <style:paragraph-properties style:writing-mode="lr-tb"/>
    </style:style>
    <style:style style:name="gr62" style:family="graphic">
      <style:graphic-properties draw:stroke="none" draw:marker-start="" draw:marker-end="" draw:fill="none" draw:textarea-horizontal-align="left" draw:textarea-vertical-align="top" draw:auto-grow-height="true" draw:auto-grow-width="true" fo:min-height="0.564cm" fo:min-width="3.367cm" fo:padding-top="0cm" fo:padding-bottom="0cm" fo:padding-left="0cm" fo:padding-right="0cm" style:run-through="foreground"/>
      <style:paragraph-properties style:writing-mode="lr-tb"/>
    </style:style>
    <style:style style:name="gr63" style:family="graphic">
      <style:graphic-properties draw:stroke="none" draw:marker-start="" draw:marker-end="" draw:fill="none" draw:textarea-horizontal-align="left" draw:textarea-vertical-align="top" draw:auto-grow-height="true" draw:auto-grow-width="true" fo:min-height="0.566cm" fo:min-width="4.122cm" fo:padding-top="0cm" fo:padding-bottom="0cm" fo:padding-left="0cm" fo:padding-right="0cm" style:run-through="foreground"/>
      <style:paragraph-properties style:writing-mode="lr-tb"/>
    </style:style>
    <style:style style:name="gr64" style:family="graphic">
      <style:graphic-properties draw:stroke="none" draw:marker-start="" draw:marker-end="" draw:fill="none" draw:textarea-horizontal-align="left" draw:textarea-vertical-align="top" draw:auto-grow-height="true" draw:auto-grow-width="true" fo:min-height="0.566cm" fo:min-width="1.817cm" fo:padding-top="0cm" fo:padding-bottom="0cm" fo:padding-left="0cm" fo:padding-right="0cm" style:run-through="foreground"/>
      <style:paragraph-properties style:writing-mode="lr-tb"/>
    </style:style>
    <style:style style:name="gr6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6" style:family="graphic">
      <style:graphic-properties draw:stroke="none" draw:marker-start="" draw:marker-end="" draw:fill="none" draw:textarea-horizontal-align="left" draw:textarea-vertical-align="top" draw:auto-grow-height="true" draw:auto-grow-width="true" fo:min-height="0.526cm" fo:min-width="1.619cm" fo:padding-top="0cm" fo:padding-bottom="0cm" fo:padding-left="0cm" fo:padding-right="0cm" style:run-through="foreground"/>
      <style:paragraph-properties style:writing-mode="lr-tb"/>
    </style:style>
    <style:style style:name="gr67" style:family="graphic">
      <style:graphic-properties draw:stroke="none" draw:marker-start="" draw:marker-end="" draw:fill="none" draw:textarea-horizontal-align="left" draw:textarea-vertical-align="top" draw:auto-grow-height="true" draw:auto-grow-width="true" fo:min-height="0.526cm" fo:min-width="0.427cm" fo:padding-top="0cm" fo:padding-bottom="0cm" fo:padding-left="0cm" fo:padding-right="0cm" style:run-through="foreground"/>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388cm" fo:min-width="0.504cm" fo:padding-top="0cm" fo:padding-bottom="0cm" fo:padding-left="0cm" fo:padding-right="0cm" style:run-through="foreground"/>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526cm" fo:min-width="3.154cm" fo:padding-top="0cm" fo:padding-bottom="0cm" fo:padding-left="0cm" fo:padding-right="0cm" style:run-through="foreground"/>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526cm" fo:min-width="1.512cm" fo:padding-top="0cm" fo:padding-bottom="0cm" fo:padding-left="0cm" fo:padding-right="0cm" style:run-through="foreground"/>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526cm" fo:min-width="1.51cm" fo:padding-top="0cm" fo:padding-bottom="0cm" fo:padding-left="0cm" fo:padding-right="0cm" style:run-through="foreground"/>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0.526cm" fo:min-width="1.513cm" fo:padding-top="0cm" fo:padding-bottom="0cm" fo:padding-left="0cm" fo:padding-right="0cm" style:run-through="foreground"/>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529cm" fo:min-width="4.925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529cm" fo:min-width="1.512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529cm" fo:min-width="1.51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529cm" fo:min-width="1.513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526cm" fo:min-width="2.447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526cm" fo:min-width="4.193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529cm" fo:min-width="1.949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529cm" fo:min-width="0.965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529cm" fo:min-width="1.238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529cm" fo:min-width="3.699cm" fo:padding-top="0cm" fo:padding-bottom="0cm" fo:padding-left="0cm" fo:padding-right="0cm" style:run-through="foreground"/>
      <style:paragraph-properties style:writing-mode="lr-tb"/>
    </style:style>
    <style:style style:name="gr83" style:family="graphic">
      <style:graphic-properties draw:stroke="none" draw:marker-start="" draw:marker-end="" draw:fill="none" draw:textarea-horizontal-align="left" draw:textarea-vertical-align="top" draw:auto-grow-height="true" draw:auto-grow-width="true" fo:min-height="0.73cm" fo:min-width="2.785cm" fo:padding-top="0cm" fo:padding-bottom="0cm" fo:padding-left="0cm" fo:padding-right="0cm" style:run-through="foreground"/>
      <style:paragraph-properties style:writing-mode="lr-tb"/>
    </style:style>
    <style:style style:name="gr84" style:family="graphic">
      <style:graphic-properties draw:stroke="none" draw:marker-start="" draw:marker-end="" draw:fill="none" draw:textarea-horizontal-align="left" draw:textarea-vertical-align="top" draw:auto-grow-height="true" draw:auto-grow-width="true" fo:min-height="0.73cm" fo:min-width="3.718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73cm" fo:min-width="0.45cm" fo:padding-top="0cm" fo:padding-bottom="0cm" fo:padding-left="0cm" fo:padding-right="0cm" style:run-through="foreground"/>
      <style:paragraph-properties style:writing-mode="lr-tb"/>
    </style:style>
    <style:style style:name="gr86" style:family="graphic">
      <style:graphic-properties draw:stroke="none" draw:marker-start="" draw:marker-end="" draw:fill="none" draw:textarea-horizontal-align="left" draw:textarea-vertical-align="top" draw:auto-grow-height="true" draw:auto-grow-width="true" fo:min-height="0.526cm" fo:min-width="0.517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0.732cm" fo:min-width="3.914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732cm" fo:min-width="1.87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732cm" fo:min-width="1.582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0.73cm" fo:min-width="3.914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73cm" fo:min-width="2.297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73cm" fo:min-width="1.582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0.727cm" fo:min-width="2.955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0.727cm" fo:min-width="2.297cm" fo:padding-top="0cm" fo:padding-bottom="0cm" fo:padding-left="0cm" fo:padding-right="0cm" style:run-through="foreground"/>
      <style:paragraph-properties style:writing-mode="lr-tb"/>
    </style:style>
    <style:style style:name="gr95" style:family="graphic">
      <style:graphic-properties draw:stroke="none" draw:marker-start="" draw:marker-end="" draw:fill="none" draw:textarea-horizontal-align="left" draw:textarea-vertical-align="top" draw:auto-grow-height="true" draw:auto-grow-width="true" fo:min-height="0.727cm" fo:min-width="1.582cm" fo:padding-top="0cm" fo:padding-bottom="0cm" fo:padding-left="0cm" fo:padding-right="0cm" style:run-through="foreground"/>
      <style:paragraph-properties style:writing-mode="lr-tb"/>
    </style:style>
    <style:style style:name="gr96" style:family="graphic">
      <style:graphic-properties draw:stroke="none" draw:marker-start="" draw:marker-end="" draw:fill="none" draw:textarea-horizontal-align="left" draw:textarea-vertical-align="top" draw:auto-grow-height="true" draw:auto-grow-width="true" fo:min-height="0.577cm" fo:min-width="3.096cm" fo:padding-top="0cm" fo:padding-bottom="0cm" fo:padding-left="0cm" fo:padding-right="0cm" style:run-through="foreground"/>
      <style:paragraph-properties style:writing-mode="lr-tb"/>
    </style:style>
    <style:style style:name="gr97" style:family="graphic">
      <style:graphic-properties draw:stroke="none" draw:marker-start="" draw:marker-end="" draw:fill="none" draw:textarea-horizontal-align="left" draw:textarea-vertical-align="top" draw:auto-grow-height="true" draw:auto-grow-width="true" fo:min-height="0.577cm" fo:min-width="0.457cm" fo:padding-top="0cm" fo:padding-bottom="0cm" fo:padding-left="0cm" fo:padding-right="0cm" style:run-through="foreground"/>
      <style:paragraph-properties style:writing-mode="lr-tb"/>
    </style:style>
    <style:style style:name="gr98" style:family="graphic">
      <style:graphic-properties draw:stroke="none" draw:marker-start="" draw:marker-end="" draw:fill="none" draw:textarea-horizontal-align="left" draw:textarea-vertical-align="top" draw:auto-grow-height="true" draw:auto-grow-width="true" fo:min-height="0.577cm" fo:min-width="0.455cm" fo:padding-top="0cm" fo:padding-bottom="0cm" fo:padding-left="0cm" fo:padding-right="0cm" style:run-through="foreground"/>
      <style:paragraph-properties style:writing-mode="lr-tb"/>
    </style:style>
    <style:style style:name="gr99" style:family="graphic">
      <style:graphic-properties draw:stroke="none" draw:marker-start="" draw:marker-end="" draw:fill="none" draw:textarea-horizontal-align="left" draw:textarea-vertical-align="top" draw:auto-grow-height="true" draw:auto-grow-width="true" fo:min-height="0.423cm" fo:min-width="0.529cm" fo:padding-top="0cm" fo:padding-bottom="0cm" fo:padding-left="0cm" fo:padding-right="0cm" style:run-through="foreground"/>
      <style:paragraph-properties style:writing-mode="lr-tb"/>
    </style:style>
    <style:style style:name="gr100" style:family="graphic">
      <style:graphic-properties draw:stroke="none" draw:marker-start="" draw:marker-end="" draw:fill="none" draw:textarea-horizontal-align="left" draw:textarea-vertical-align="top" draw:auto-grow-height="true" draw:auto-grow-width="true" fo:min-height="0.579cm" fo:min-width="2.985cm" fo:padding-top="0cm" fo:padding-bottom="0cm" fo:padding-left="0cm" fo:padding-right="0cm" style:run-through="foreground"/>
      <style:paragraph-properties style:writing-mode="lr-tb"/>
    </style:style>
    <style:style style:name="gr101" style:family="graphic">
      <style:graphic-properties draw:stroke="none" draw:marker-start="" draw:marker-end="" draw:fill="none" draw:textarea-horizontal-align="left" draw:textarea-vertical-align="top" draw:auto-grow-height="true" draw:auto-grow-width="true" fo:min-height="0.579cm" fo:min-width="1.591cm" fo:padding-top="0cm" fo:padding-bottom="0cm" fo:padding-left="0cm" fo:padding-right="0cm" style:run-through="foreground"/>
      <style:paragraph-properties style:writing-mode="lr-tb"/>
    </style:style>
    <style:style style:name="gr102" style:family="graphic">
      <style:graphic-properties draw:stroke="none" draw:marker-start="" draw:marker-end="" draw:fill="none" draw:textarea-horizontal-align="left" draw:textarea-vertical-align="top" draw:auto-grow-height="true" draw:auto-grow-width="true" fo:min-height="0.579cm" fo:min-width="1.304cm" fo:padding-top="0cm" fo:padding-bottom="0cm" fo:padding-left="0cm" fo:padding-right="0cm" style:run-through="foreground"/>
      <style:paragraph-properties style:writing-mode="lr-tb"/>
    </style:style>
    <style:style style:name="gr103" style:family="graphic">
      <style:graphic-properties draw:stroke="none" draw:marker-start="" draw:marker-end="" draw:fill="none" draw:textarea-horizontal-align="left" draw:textarea-vertical-align="top" draw:auto-grow-height="true" draw:auto-grow-width="true" fo:min-height="0.575cm" fo:min-width="3.341cm" fo:padding-top="0cm" fo:padding-bottom="0cm" fo:padding-left="0cm" fo:padding-right="0cm" style:run-through="foreground"/>
      <style:paragraph-properties style:writing-mode="lr-tb"/>
    </style:style>
    <style:style style:name="gr104" style:family="graphic">
      <style:graphic-properties draw:stroke="none" draw:marker-start="" draw:marker-end="" draw:fill="none" draw:textarea-horizontal-align="left" draw:textarea-vertical-align="top" draw:auto-grow-height="true" draw:auto-grow-width="true" fo:min-height="0.577cm" fo:min-width="4.055cm" fo:padding-top="0cm" fo:padding-bottom="0cm" fo:padding-left="0cm" fo:padding-right="0cm" style:run-through="foreground"/>
      <style:paragraph-properties style:writing-mode="lr-tb"/>
    </style:style>
    <style:style style:name="gr105" style:family="graphic">
      <style:graphic-properties draw:stroke="none" draw:marker-start="" draw:marker-end="" draw:fill="none" draw:textarea-horizontal-align="left" draw:textarea-vertical-align="top" draw:auto-grow-height="true" draw:auto-grow-width="true" fo:min-height="0.575cm" fo:min-width="5.42cm" fo:padding-top="0cm" fo:padding-bottom="0cm" fo:padding-left="0cm" fo:padding-right="0cm" style:run-through="foreground"/>
      <style:paragraph-properties style:writing-mode="lr-tb"/>
    </style:style>
    <style:style style:name="gr106" style:family="graphic">
      <style:graphic-properties draw:stroke="none" draw:marker-start="" draw:marker-end="" draw:fill="none" draw:textarea-horizontal-align="left" draw:textarea-vertical-align="top" draw:auto-grow-height="true" draw:auto-grow-width="true" fo:min-height="0.577cm" fo:min-width="1.591cm" fo:padding-top="0cm" fo:padding-bottom="0cm" fo:padding-left="0cm" fo:padding-right="0cm" style:run-through="foreground"/>
      <style:paragraph-properties style:writing-mode="lr-tb"/>
    </style:style>
    <style:style style:name="gr107" style:family="graphic">
      <style:graphic-properties draw:stroke="none" draw:marker-start="" draw:marker-end="" draw:fill="none" draw:textarea-horizontal-align="left" draw:textarea-vertical-align="top" draw:auto-grow-height="true" draw:auto-grow-width="true" fo:min-height="0.577cm" fo:min-width="1.304cm" fo:padding-top="0cm" fo:padding-bottom="0cm" fo:padding-left="0cm" fo:padding-right="0cm" style:run-through="foreground"/>
      <style:paragraph-properties style:writing-mode="lr-tb"/>
    </style:style>
    <style:style style:name="gr108" style:family="graphic">
      <style:graphic-properties draw:stroke="none" draw:marker-start="" draw:marker-end="" draw:fill="none" draw:textarea-horizontal-align="left" draw:textarea-vertical-align="top" draw:auto-grow-height="true" draw:auto-grow-width="true" fo:min-height="0.603cm" fo:min-width="1.914cm" fo:padding-top="0cm" fo:padding-bottom="0cm" fo:padding-left="0cm" fo:padding-right="0cm" style:run-through="foreground"/>
      <style:paragraph-properties style:writing-mode="lr-tb"/>
    </style:style>
    <style:style style:name="gr109" style:family="graphic">
      <style:graphic-properties draw:stroke="none" draw:marker-start="" draw:marker-end="" draw:fill="none" draw:textarea-horizontal-align="left" draw:textarea-vertical-align="top" draw:auto-grow-height="true" draw:auto-grow-width="true" fo:min-height="0.603cm" fo:min-width="0.474cm" fo:padding-top="0cm" fo:padding-bottom="0cm" fo:padding-left="0cm" fo:padding-right="0cm" style:run-through="foreground"/>
      <style:paragraph-properties style:writing-mode="lr-tb"/>
    </style:style>
    <style:style style:name="gr110" style:family="graphic">
      <style:graphic-properties draw:stroke="none" draw:marker-start="" draw:marker-end="" draw:fill="none" draw:textarea-horizontal-align="left" draw:textarea-vertical-align="top" draw:auto-grow-height="true" draw:auto-grow-width="true" fo:min-height="0.603cm" fo:min-width="0.473cm" fo:padding-top="0cm" fo:padding-bottom="0cm" fo:padding-left="0cm" fo:padding-right="0cm" style:run-through="foreground"/>
      <style:paragraph-properties style:writing-mode="lr-tb"/>
    </style:style>
    <style:style style:name="gr111" style:family="graphic">
      <style:graphic-properties draw:stroke="none" draw:marker-start="" draw:marker-end="" draw:fill="none" draw:textarea-horizontal-align="left" draw:textarea-vertical-align="top" draw:auto-grow-height="true" draw:auto-grow-width="true" fo:min-height="0.443cm" fo:min-width="0.586cm" fo:padding-top="0cm" fo:padding-bottom="0cm" fo:padding-left="0cm" fo:padding-right="0cm" style:run-through="foreground"/>
      <style:paragraph-properties style:writing-mode="lr-tb"/>
    </style:style>
    <style:style style:name="gr112" style:family="graphic">
      <style:graphic-properties draw:stroke="none" draw:marker-start="" draw:marker-end="" draw:fill="none" draw:textarea-horizontal-align="left" draw:textarea-vertical-align="top" draw:auto-grow-height="true" draw:auto-grow-width="true" fo:min-height="0.603cm" fo:min-width="1.554cm" fo:padding-top="0cm" fo:padding-bottom="0cm" fo:padding-left="0cm" fo:padding-right="0cm" style:run-through="foreground"/>
      <style:paragraph-properties style:writing-mode="lr-tb"/>
    </style:style>
    <style:style style:name="gr113" style:family="graphic">
      <style:graphic-properties draw:stroke="none" draw:marker-start="" draw:marker-end="" draw:fill="none" draw:textarea-horizontal-align="left" draw:textarea-vertical-align="top" draw:auto-grow-height="true" draw:auto-grow-width="true" fo:min-height="0.603cm" fo:min-width="1.667cm" fo:padding-top="0cm" fo:padding-bottom="0cm" fo:padding-left="0cm" fo:padding-right="0cm" style:run-through="foreground"/>
      <style:paragraph-properties style:writing-mode="lr-tb"/>
    </style:style>
    <style:style style:name="gr114" style:family="graphic">
      <style:graphic-properties draw:stroke="none" draw:marker-start="" draw:marker-end="" draw:fill="none" draw:textarea-horizontal-align="left" draw:textarea-vertical-align="top" draw:auto-grow-height="true" draw:auto-grow-width="true" fo:min-height="0.603cm" fo:min-width="1.665cm" fo:padding-top="0cm" fo:padding-bottom="0cm" fo:padding-left="0cm" fo:padding-right="0cm" style:run-through="foreground"/>
      <style:paragraph-properties style:writing-mode="lr-tb"/>
    </style:style>
    <style:style style:name="gr115" style:family="graphic">
      <style:graphic-properties draw:stroke="none" draw:marker-start="" draw:marker-end="" draw:fill="none" draw:textarea-horizontal-align="left" draw:textarea-vertical-align="top" draw:auto-grow-height="true" draw:auto-grow-width="true" fo:min-height="0.603cm" fo:min-width="1.951cm" fo:padding-top="0cm" fo:padding-bottom="0cm" fo:padding-left="0cm" fo:padding-right="0cm" style:run-through="foreground"/>
      <style:paragraph-properties style:writing-mode="lr-tb"/>
    </style:style>
    <style:style style:name="gr116" style:family="graphic">
      <style:graphic-properties draw:stroke="none" draw:marker-start="" draw:marker-end="" draw:fill="none" draw:textarea-horizontal-align="left" draw:textarea-vertical-align="top" draw:auto-grow-height="true" draw:auto-grow-width="true" fo:min-height="0.603cm" fo:min-width="1.363cm" fo:padding-top="0cm" fo:padding-bottom="0cm" fo:padding-left="0cm" fo:padding-right="0cm" style:run-through="foreground"/>
      <style:paragraph-properties style:writing-mode="lr-tb"/>
    </style:style>
    <style:style style:name="gr117" style:family="graphic">
      <style:graphic-properties draw:stroke="none" draw:marker-start="" draw:marker-end="" draw:fill="none" draw:textarea-horizontal-align="left" draw:textarea-vertical-align="top" draw:auto-grow-height="true" draw:auto-grow-width="true" fo:min-height="0.603cm" fo:min-width="2cm" fo:padding-top="0cm" fo:padding-bottom="0cm" fo:padding-left="0cm" fo:padding-right="0cm" style:run-through="foreground"/>
      <style:paragraph-properties style:writing-mode="lr-tb"/>
    </style:style>
    <style:style style:name="gr118" style:family="graphic">
      <style:graphic-properties draw:stroke="none" draw:marker-start="" draw:marker-end="" draw:fill="none" draw:textarea-horizontal-align="left" draw:textarea-vertical-align="top" draw:auto-grow-height="true" draw:auto-grow-width="true" fo:min-height="0.603cm" fo:min-width="0.788cm" fo:padding-top="0cm" fo:padding-bottom="0cm" fo:padding-left="0cm" fo:padding-right="0cm" style:run-through="foreground"/>
      <style:paragraph-properties style:writing-mode="lr-tb"/>
    </style:style>
    <style:style style:name="gr119" style:family="graphic">
      <style:graphic-properties draw:stroke="none" draw:marker-start="" draw:marker-end="" draw:fill="none" draw:textarea-horizontal-align="left" draw:textarea-vertical-align="top" draw:auto-grow-height="true" draw:auto-grow-width="true" fo:min-height="0.633cm" fo:min-width="3.124cm" fo:padding-top="0cm" fo:padding-bottom="0cm" fo:padding-left="0cm" fo:padding-right="0cm" style:run-through="foreground"/>
      <style:paragraph-properties style:writing-mode="lr-tb"/>
    </style:style>
    <style:style style:name="gr120" style:family="graphic">
      <style:graphic-properties draw:stroke="none" draw:marker-start="" draw:marker-end="" draw:fill="none" draw:textarea-horizontal-align="left" draw:textarea-vertical-align="top" draw:auto-grow-height="true" draw:auto-grow-width="true" fo:min-height="0.633cm" fo:min-width="0.445cm" fo:padding-top="0cm" fo:padding-bottom="0cm" fo:padding-left="0cm" fo:padding-right="0cm" style:run-through="foreground"/>
      <style:paragraph-properties style:writing-mode="lr-tb"/>
    </style:style>
    <style:style style:name="gr121" style:family="graphic">
      <style:graphic-properties draw:stroke="none" draw:marker-start="" draw:marker-end="" draw:fill="none" draw:textarea-horizontal-align="left" draw:textarea-vertical-align="top" draw:auto-grow-height="true" draw:auto-grow-width="true" fo:min-height="0.633cm" fo:min-width="0.446cm" fo:padding-top="0cm" fo:padding-bottom="0cm" fo:padding-left="0cm" fo:padding-right="0cm" style:run-through="foreground"/>
      <style:paragraph-properties style:writing-mode="lr-tb"/>
    </style:style>
    <style:style style:name="gr122" style:family="graphic">
      <style:graphic-properties draw:stroke="none" draw:marker-start="" draw:marker-end="" draw:fill="none" draw:textarea-horizontal-align="left" draw:textarea-vertical-align="top" draw:auto-grow-height="true" draw:auto-grow-width="true" fo:min-height="0.633cm" fo:min-width="0.448cm" fo:padding-top="0cm" fo:padding-bottom="0cm" fo:padding-left="0cm" fo:padding-right="0cm" style:run-through="foreground"/>
      <style:paragraph-properties style:writing-mode="lr-tb"/>
    </style:style>
    <style:style style:name="gr123" style:family="graphic">
      <style:graphic-properties draw:stroke="none" draw:marker-start="" draw:marker-end="" draw:fill="none" draw:textarea-horizontal-align="left" draw:textarea-vertical-align="top" draw:auto-grow-height="true" draw:auto-grow-width="true" fo:min-height="0.459cm" fo:min-width="0.526cm" fo:padding-top="0cm" fo:padding-bottom="0cm" fo:padding-left="0cm" fo:padding-right="0cm" style:run-through="foreground"/>
      <style:paragraph-properties style:writing-mode="lr-tb"/>
    </style:style>
    <style:style style:name="gr124" style:family="graphic">
      <style:graphic-properties draw:stroke="none" draw:marker-start="" draw:marker-end="" draw:fill="none" draw:textarea-horizontal-align="left" draw:textarea-vertical-align="top" draw:auto-grow-height="true" draw:auto-grow-width="true" fo:min-height="0.635cm" fo:min-width="1.487cm" fo:padding-top="0cm" fo:padding-bottom="0cm" fo:padding-left="0cm" fo:padding-right="0cm" style:run-through="foreground"/>
      <style:paragraph-properties style:writing-mode="lr-tb"/>
    </style:style>
    <style:style style:name="gr125" style:family="graphic">
      <style:graphic-properties draw:stroke="none" draw:marker-start="" draw:marker-end="" draw:fill="none" draw:textarea-horizontal-align="left" draw:textarea-vertical-align="top" draw:auto-grow-height="true" draw:auto-grow-width="true" fo:min-height="0.635cm" fo:min-width="1.67cm" fo:padding-top="0cm" fo:padding-bottom="0cm" fo:padding-left="0cm" fo:padding-right="0cm" style:run-through="foreground"/>
      <style:paragraph-properties style:writing-mode="lr-tb"/>
    </style:style>
    <style:style style:name="gr126" style:family="graphic">
      <style:graphic-properties draw:stroke="none" draw:marker-start="" draw:marker-end="" draw:fill="none" draw:textarea-horizontal-align="left" draw:textarea-vertical-align="top" draw:auto-grow-height="true" draw:auto-grow-width="true" fo:min-height="0.633cm" fo:min-width="1.882cm" fo:padding-top="0cm" fo:padding-bottom="0cm" fo:padding-left="0cm" fo:padding-right="0cm" style:run-through="foreground"/>
      <style:paragraph-properties style:writing-mode="lr-tb"/>
    </style:style>
    <style:style style:name="gr127" style:family="graphic">
      <style:graphic-properties draw:stroke="none" draw:marker-start="" draw:marker-end="" draw:fill="none" draw:textarea-horizontal-align="left" draw:textarea-vertical-align="top" draw:auto-grow-height="true" draw:auto-grow-width="true" fo:min-height="0.633cm" fo:min-width="1.67cm" fo:padding-top="0cm" fo:padding-bottom="0cm" fo:padding-left="0cm" fo:padding-right="0cm" style:run-through="foreground"/>
      <style:paragraph-properties style:writing-mode="lr-tb"/>
    </style:style>
    <style:style style:name="gr128" style:family="graphic">
      <style:graphic-properties draw:stroke="none" draw:marker-start="" draw:marker-end="" draw:fill="none" draw:textarea-horizontal-align="left" draw:textarea-vertical-align="top" draw:auto-grow-height="true" draw:auto-grow-width="true" fo:min-height="0.633cm" fo:min-width="1.912cm" fo:padding-top="0cm" fo:padding-bottom="0cm" fo:padding-left="0cm" fo:padding-right="0cm" style:run-through="foreground"/>
      <style:paragraph-properties style:writing-mode="lr-tb"/>
    </style:style>
    <style:style style:name="gr129" style:family="graphic">
      <style:graphic-properties draw:stroke="none" draw:marker-start="" draw:marker-end="" draw:fill="none" draw:textarea-horizontal-align="left" draw:textarea-vertical-align="top" draw:auto-grow-height="true" draw:auto-grow-width="true" fo:min-height="0.635cm" fo:min-width="0.758cm" fo:padding-top="0cm" fo:padding-bottom="0cm" fo:padding-left="0cm" fo:padding-right="0cm" style:run-through="foreground"/>
      <style:paragraph-properties style:writing-mode="lr-tb"/>
    </style:style>
    <style:style style:name="gr130" style:family="graphic">
      <style:graphic-properties draw:stroke="none" draw:marker-start="" draw:marker-end="" draw:fill="none" draw:textarea-horizontal-align="left" draw:textarea-vertical-align="top" draw:auto-grow-height="true" draw:auto-grow-width="true" fo:min-height="0.557cm" fo:min-width="2.118cm" fo:padding-top="0cm" fo:padding-bottom="0cm" fo:padding-left="0cm" fo:padding-right="0cm" style:run-through="foreground"/>
      <style:paragraph-properties style:writing-mode="lr-tb"/>
    </style:style>
    <style:style style:name="gr131" style:family="graphic">
      <style:graphic-properties draw:stroke="none" draw:marker-start="" draw:marker-end="" draw:fill="none" draw:textarea-horizontal-align="left" draw:textarea-vertical-align="top" draw:auto-grow-height="true" draw:auto-grow-width="true" fo:min-height="0.557cm" fo:min-width="2.26cm" fo:padding-top="0cm" fo:padding-bottom="0cm" fo:padding-left="0cm" fo:padding-right="0cm" style:run-through="foreground"/>
      <style:paragraph-properties style:writing-mode="lr-tb"/>
    </style:style>
    <style:style style:name="gr132" style:family="graphic">
      <style:graphic-properties draw:stroke="none" draw:marker-start="" draw:marker-end="" draw:fill="none" draw:textarea-horizontal-align="left" draw:textarea-vertical-align="top" draw:auto-grow-height="true" draw:auto-grow-width="true" fo:min-height="0.557cm" fo:min-width="0.411cm" fo:padding-top="0cm" fo:padding-bottom="0cm" fo:padding-left="0cm" fo:padding-right="0cm" style:run-through="foreground"/>
      <style:paragraph-properties style:writing-mode="lr-tb"/>
    </style:style>
    <style:style style:name="gr133" style:family="graphic">
      <style:graphic-properties draw:stroke="none" draw:marker-start="" draw:marker-end="" draw:fill="none" draw:textarea-horizontal-align="left" draw:textarea-vertical-align="top" draw:auto-grow-height="true" draw:auto-grow-width="true" fo:min-height="0.406cm" fo:min-width="0.51cm" fo:padding-top="0cm" fo:padding-bottom="0cm" fo:padding-left="0cm" fo:padding-right="0cm" style:run-through="foreground"/>
      <style:paragraph-properties style:writing-mode="lr-tb"/>
    </style:style>
    <style:style style:name="gr134" style:family="graphic">
      <style:graphic-properties draw:stroke="none" draw:marker-start="" draw:marker-end="" draw:fill="none" draw:textarea-horizontal-align="left" draw:textarea-vertical-align="top" draw:auto-grow-height="true" draw:auto-grow-width="true" fo:min-height="0.557cm" fo:min-width="0.413cm" fo:padding-top="0cm" fo:padding-bottom="0cm" fo:padding-left="0cm" fo:padding-right="0cm" style:run-through="foreground"/>
      <style:paragraph-properties style:writing-mode="lr-tb"/>
    </style:style>
    <style:style style:name="gr135" style:family="graphic">
      <style:graphic-properties draw:stroke="none" draw:marker-start="" draw:marker-end="" draw:fill="none" draw:textarea-horizontal-align="left" draw:textarea-vertical-align="top" draw:auto-grow-height="true" draw:auto-grow-width="true" fo:min-height="0.406cm" fo:min-width="0.623cm" fo:padding-top="0cm" fo:padding-bottom="0cm" fo:padding-left="0cm" fo:padding-right="0cm" style:run-through="foreground"/>
      <style:paragraph-properties style:writing-mode="lr-tb"/>
    </style:style>
    <style:style style:name="gr136" style:family="graphic">
      <style:graphic-properties draw:stroke="none" draw:marker-start="" draw:marker-end="" draw:fill="none" draw:textarea-horizontal-align="left" draw:textarea-vertical-align="top" draw:auto-grow-height="true" draw:auto-grow-width="true" fo:min-height="0.557cm" fo:min-width="0.409cm" fo:padding-top="0cm" fo:padding-bottom="0cm" fo:padding-left="0cm" fo:padding-right="0cm" style:run-through="foreground"/>
      <style:paragraph-properties style:writing-mode="lr-tb"/>
    </style:style>
    <style:style style:name="gr137" style:family="graphic">
      <style:graphic-properties draw:stroke="none" draw:marker-start="" draw:marker-end="" draw:fill="none" draw:textarea-horizontal-align="left" draw:textarea-vertical-align="top" draw:auto-grow-height="true" draw:auto-grow-width="true" fo:min-height="0.559cm" fo:min-width="1.838cm" fo:padding-top="0cm" fo:padding-bottom="0cm" fo:padding-left="0cm" fo:padding-right="0cm" style:run-through="foreground"/>
      <style:paragraph-properties style:writing-mode="lr-tb"/>
    </style:style>
    <style:style style:name="gr138" style:family="graphic">
      <style:graphic-properties draw:stroke="none" draw:marker-start="" draw:marker-end="" draw:fill="none" draw:textarea-horizontal-align="left" draw:textarea-vertical-align="top" draw:auto-grow-height="true" draw:auto-grow-width="true" fo:min-height="0.559cm" fo:min-width="0.679cm" fo:padding-top="0cm" fo:padding-bottom="0cm" fo:padding-left="0cm" fo:padding-right="0cm" style:run-through="foreground"/>
      <style:paragraph-properties style:writing-mode="lr-tb"/>
    </style:style>
    <style:style style:name="gr139" style:family="graphic">
      <style:graphic-properties draw:stroke="none" draw:marker-start="" draw:marker-end="" draw:fill="none" draw:textarea-horizontal-align="left" draw:textarea-vertical-align="top" draw:auto-grow-height="true" draw:auto-grow-width="true" fo:min-height="0.559cm" fo:min-width="0.707cm" fo:padding-top="0cm" fo:padding-bottom="0cm" fo:padding-left="0cm" fo:padding-right="0cm" style:run-through="foreground"/>
      <style:paragraph-properties style:writing-mode="lr-tb"/>
    </style:style>
    <style:style style:name="gr140" style:family="graphic">
      <style:graphic-properties draw:stroke="none" draw:marker-start="" draw:marker-end="" draw:fill="none" draw:textarea-horizontal-align="left" draw:textarea-vertical-align="top" draw:auto-grow-height="true" draw:auto-grow-width="true" fo:min-height="0.559cm" fo:min-width="0.99cm" fo:padding-top="0cm" fo:padding-bottom="0cm" fo:padding-left="0cm" fo:padding-right="0cm" style:run-through="foreground"/>
      <style:paragraph-properties style:writing-mode="lr-tb"/>
    </style:style>
    <style:style style:name="gr141" style:family="graphic">
      <style:graphic-properties draw:stroke="none" draw:marker-start="" draw:marker-end="" draw:fill="none" draw:textarea-horizontal-align="left" draw:textarea-vertical-align="top" draw:auto-grow-height="true" draw:auto-grow-width="true" fo:min-height="0.559cm" fo:min-width="0.706cm" fo:padding-top="0cm" fo:padding-bottom="0cm" fo:padding-left="0cm" fo:padding-right="0cm" style:run-through="foreground"/>
      <style:paragraph-properties style:writing-mode="lr-tb"/>
    </style:style>
    <style:style style:name="gr142" style:family="graphic">
      <style:graphic-properties draw:stroke="none" draw:marker-start="" draw:marker-end="" draw:fill="none" draw:textarea-horizontal-align="left" draw:textarea-vertical-align="top" draw:auto-grow-height="true" draw:auto-grow-width="true" fo:min-height="0.559cm" fo:min-width="0.704cm" fo:padding-top="0cm" fo:padding-bottom="0cm" fo:padding-left="0cm" fo:padding-right="0cm" style:run-through="foreground"/>
      <style:paragraph-properties style:writing-mode="lr-tb"/>
    </style:style>
    <style:style style:name="gr143" style:family="graphic">
      <style:graphic-properties draw:stroke="none" draw:marker-start="" draw:marker-end="" draw:fill="none" draw:textarea-horizontal-align="left" draw:textarea-vertical-align="top" draw:auto-grow-height="true" draw:auto-grow-width="true" fo:min-height="0.561cm" fo:min-width="1.302cm" fo:padding-top="0cm" fo:padding-bottom="0cm" fo:padding-left="0cm" fo:padding-right="0cm" style:run-through="foreground"/>
      <style:paragraph-properties style:writing-mode="lr-tb"/>
    </style:style>
    <style:style style:name="gr144" style:family="graphic">
      <style:graphic-properties draw:stroke="none" draw:marker-start="" draw:marker-end="" draw:fill="none" draw:textarea-horizontal-align="left" draw:textarea-vertical-align="top" draw:auto-grow-height="true" draw:auto-grow-width="true" fo:min-height="0.561cm" fo:min-width="0.679cm" fo:padding-top="0cm" fo:padding-bottom="0cm" fo:padding-left="0cm" fo:padding-right="0cm" style:run-through="foreground"/>
      <style:paragraph-properties style:writing-mode="lr-tb"/>
    </style:style>
    <style:style style:name="gr145" style:family="graphic">
      <style:graphic-properties draw:stroke="none" draw:marker-start="" draw:marker-end="" draw:fill="none" draw:textarea-horizontal-align="left" draw:textarea-vertical-align="top" draw:auto-grow-height="true" draw:auto-grow-width="true" fo:min-height="0.561cm" fo:min-width="0.707cm" fo:padding-top="0cm" fo:padding-bottom="0cm" fo:padding-left="0cm" fo:padding-right="0cm" style:run-through="foreground"/>
      <style:paragraph-properties style:writing-mode="lr-tb"/>
    </style:style>
    <style:style style:name="gr146" style:family="graphic">
      <style:graphic-properties draw:stroke="none" draw:marker-start="" draw:marker-end="" draw:fill="none" draw:textarea-horizontal-align="left" draw:textarea-vertical-align="top" draw:auto-grow-height="true" draw:auto-grow-width="true" fo:min-height="0.561cm" fo:min-width="0.99cm" fo:padding-top="0cm" fo:padding-bottom="0cm" fo:padding-left="0cm" fo:padding-right="0cm" style:run-through="foreground"/>
      <style:paragraph-properties style:writing-mode="lr-tb"/>
    </style:style>
    <style:style style:name="gr147" style:family="graphic">
      <style:graphic-properties draw:stroke="none" draw:marker-start="" draw:marker-end="" draw:fill="none" draw:textarea-horizontal-align="left" draw:textarea-vertical-align="top" draw:auto-grow-height="true" draw:auto-grow-width="true" fo:min-height="0.561cm" fo:min-width="0.706cm" fo:padding-top="0cm" fo:padding-bottom="0cm" fo:padding-left="0cm" fo:padding-right="0cm" style:run-through="foreground"/>
      <style:paragraph-properties style:writing-mode="lr-tb"/>
    </style:style>
    <style:style style:name="gr148" style:family="graphic">
      <style:graphic-properties draw:stroke="none" draw:marker-start="" draw:marker-end="" draw:fill="none" draw:textarea-horizontal-align="left" draw:textarea-vertical-align="top" draw:auto-grow-height="true" draw:auto-grow-width="true" fo:min-height="0.557cm" fo:min-width="1.529cm" fo:padding-top="0cm" fo:padding-bottom="0cm" fo:padding-left="0cm" fo:padding-right="0cm" style:run-through="foreground"/>
      <style:paragraph-properties style:writing-mode="lr-tb"/>
    </style:style>
    <style:style style:name="gr149" style:family="graphic">
      <style:graphic-properties draw:stroke="none" draw:marker-start="" draw:marker-end="" draw:fill="none" draw:textarea-horizontal-align="left" draw:textarea-vertical-align="top" draw:auto-grow-height="true" draw:auto-grow-width="true" fo:min-height="0.557cm" fo:min-width="0.679cm" fo:padding-top="0cm" fo:padding-bottom="0cm" fo:padding-left="0cm" fo:padding-right="0cm" style:run-through="foreground"/>
      <style:paragraph-properties style:writing-mode="lr-tb"/>
    </style:style>
    <style:style style:name="gr150" style:family="graphic">
      <style:graphic-properties draw:stroke="none" draw:marker-start="" draw:marker-end="" draw:fill="none" draw:textarea-horizontal-align="left" draw:textarea-vertical-align="top" draw:auto-grow-height="true" draw:auto-grow-width="true" fo:min-height="0.557cm" fo:min-width="0.707cm" fo:padding-top="0cm" fo:padding-bottom="0cm" fo:padding-left="0cm" fo:padding-right="0cm" style:run-through="foreground"/>
      <style:paragraph-properties style:writing-mode="lr-tb"/>
    </style:style>
    <style:style style:name="gr151" style:family="graphic">
      <style:graphic-properties draw:stroke="none" draw:marker-start="" draw:marker-end="" draw:fill="none" draw:textarea-horizontal-align="left" draw:textarea-vertical-align="top" draw:auto-grow-height="true" draw:auto-grow-width="true" fo:min-height="0.557cm" fo:min-width="0.99cm" fo:padding-top="0cm" fo:padding-bottom="0cm" fo:padding-left="0cm" fo:padding-right="0cm" style:run-through="foreground"/>
      <style:paragraph-properties style:writing-mode="lr-tb"/>
    </style:style>
    <style:style style:name="gr152" style:family="graphic">
      <style:graphic-properties draw:stroke="none" draw:marker-start="" draw:marker-end="" draw:fill="none" draw:textarea-horizontal-align="left" draw:textarea-vertical-align="top" draw:auto-grow-height="true" draw:auto-grow-width="true" fo:min-height="0.557cm" fo:min-width="0.706cm" fo:padding-top="0cm" fo:padding-bottom="0cm" fo:padding-left="0cm" fo:padding-right="0cm" style:run-through="foreground"/>
      <style:paragraph-properties style:writing-mode="lr-tb"/>
    </style:style>
    <style:style style:name="gr153" style:family="graphic">
      <style:graphic-properties draw:stroke="none" draw:marker-start="" draw:marker-end="" draw:fill="none" draw:textarea-horizontal-align="left" draw:textarea-vertical-align="top" draw:auto-grow-height="true" draw:auto-grow-width="true" fo:min-height="0.559cm" fo:min-width="1.358cm" fo:padding-top="0cm" fo:padding-bottom="0cm" fo:padding-left="0cm" fo:padding-right="0cm" style:run-through="foreground"/>
      <style:paragraph-properties style:writing-mode="lr-tb"/>
    </style:style>
    <style:style style:name="gr154" style:family="graphic">
      <style:graphic-properties draw:stroke="none" draw:marker-start="" draw:marker-end="" draw:fill="none" draw:textarea-horizontal-align="left" draw:textarea-vertical-align="top" draw:auto-grow-height="true" draw:auto-grow-width="true" fo:min-height="0.557cm" fo:min-width="1.61cm" fo:padding-top="0cm" fo:padding-bottom="0cm" fo:padding-left="0cm" fo:padding-right="0cm" style:run-through="foreground"/>
      <style:paragraph-properties style:writing-mode="lr-tb"/>
    </style:style>
    <style:style style:name="gr155" style:family="graphic">
      <style:graphic-properties draw:stroke="none" draw:marker-start="" draw:marker-end="" draw:fill="none" draw:textarea-horizontal-align="left" draw:textarea-vertical-align="top" draw:auto-grow-height="true" draw:auto-grow-width="true" fo:min-height="0.561cm" fo:min-width="1.669cm" fo:padding-top="0cm" fo:padding-bottom="0cm" fo:padding-left="0cm" fo:padding-right="0cm" style:run-through="foreground"/>
      <style:paragraph-properties style:writing-mode="lr-tb"/>
    </style:style>
    <style:style style:name="gr156" style:family="graphic">
      <style:graphic-properties draw:stroke="none" draw:marker-start="" draw:marker-end="" draw:fill="none" draw:textarea-horizontal-align="left" draw:textarea-vertical-align="top" draw:auto-grow-height="true" draw:auto-grow-width="true" fo:min-height="0.559cm" fo:min-width="3.023cm" fo:padding-top="0cm" fo:padding-bottom="0cm" fo:padding-left="0cm" fo:padding-right="0cm" style:run-through="foreground"/>
      <style:paragraph-properties style:writing-mode="lr-tb"/>
    </style:style>
    <style:style style:name="gr157" style:family="graphic">
      <style:graphic-properties draw:stroke="none" draw:marker-start="" draw:marker-end="" draw:fill="none" draw:textarea-horizontal-align="left" draw:textarea-vertical-align="top" draw:auto-grow-height="true" draw:auto-grow-width="true" fo:min-height="0.557cm" fo:min-width="1.471cm" fo:padding-top="0cm" fo:padding-bottom="0cm" fo:padding-left="0cm" fo:padding-right="0cm" style:run-through="foreground"/>
      <style:paragraph-properties style:writing-mode="lr-tb"/>
    </style:style>
    <style:style style:name="gr158" style:family="graphic">
      <style:graphic-properties draw:stroke="none" draw:marker-start="" draw:marker-end="" draw:fill="none" draw:textarea-horizontal-align="left" draw:textarea-vertical-align="top" draw:auto-grow-height="true" draw:auto-grow-width="true" fo:min-height="0.557cm" fo:min-width="1.864cm" fo:padding-top="0cm" fo:padding-bottom="0cm" fo:padding-left="0cm" fo:padding-right="0cm" style:run-through="foreground"/>
      <style:paragraph-properties style:writing-mode="lr-tb"/>
    </style:style>
    <style:style style:name="gr159" style:family="graphic">
      <style:graphic-properties draw:stroke="none" draw:marker-start="" draw:marker-end="" draw:fill="none" draw:textarea-horizontal-align="left" draw:textarea-vertical-align="top" draw:auto-grow-height="true" draw:auto-grow-width="true" fo:min-height="0.557cm" fo:min-width="0.961cm" fo:padding-top="0cm" fo:padding-bottom="0cm" fo:padding-left="0cm" fo:padding-right="0cm" style:run-through="foreground"/>
      <style:paragraph-properties style:writing-mode="lr-tb"/>
    </style:style>
    <style:style style:name="gr160" style:family="graphic">
      <style:graphic-properties draw:stroke="none" draw:marker-start="" draw:marker-end="" draw:fill="none" draw:textarea-horizontal-align="left" draw:textarea-vertical-align="top" draw:auto-grow-height="true" draw:auto-grow-width="true" fo:min-height="0.561cm" fo:min-width="1.921cm" fo:padding-top="0cm" fo:padding-bottom="0cm" fo:padding-left="0cm" fo:padding-right="0cm" style:run-through="foreground"/>
      <style:paragraph-properties style:writing-mode="lr-tb"/>
    </style:style>
    <style:style style:name="gr161" style:family="graphic">
      <style:graphic-properties draw:stroke="none" draw:marker-start="" draw:marker-end="" draw:fill="none" draw:textarea-horizontal-align="left" draw:textarea-vertical-align="top" draw:auto-grow-height="true" draw:auto-grow-width="true" fo:min-height="0.561cm" fo:min-width="0.961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arning to combine Grammatical Error Corrections</text:p>
      <text:p text:style-name="Standard">Учимся комбинировать Исправления грамматических ошибок</text:p>
      <text:p text:style-name="Standard">http://arxiv.org/abs/1906.03897v1</text:p>
      <text:p text:style-name="P1"><text:s/><text:span text:style-name="T1">10 </text:span>Jun <text:span text:style-name="T1">2019</text:span></text:p>
      <text:p text:style-name="P1">Yoav Kantor ∗ yoavka@il.ibm.com</text:p>
      <text:p text:style-name="P1">Yoav Katz ∗ katz@il.ibm.com</text:p>
      <text:p text:style-name="P1">Leshem Choshen ∗ leshem.choshen@il.ibm.com</text:p>
      <text:p text:style-name="P1">Edo Cohen-Karlik * edo.cohen@ibm.com</text:p>
      <text:p text:style-name="P1">Naftali Liberman * naftali.liberman@ibm.com</text:p>
      <text:p text:style-name="P1">Assaf Toledo * assaf.toledo@ibm.com</text:p>
      <text:p text:style-name="P1">Amir Menczel * amir.menczel@il.ibm.com</text:p>
      <text:p text:style-name="P1">Noam Slonim* noams@il.ibm.com</text:p>
      <text:p text:style-name="P1">IBM Research AI ibm.com</text:p>
      <text:p text:style-name="Standard"/>
      <text:p text:style-name="Standard"/>
      <table:table table:name="Таблица1" table:style-name="Таблица1">
        <table:table-column table:style-name="Таблица1.A"/>
        <table:table-column table:style-name="Таблица1.B"/>
        <table:table-row table:style-name="TableLine94586681536048">
          <table:table-cell table:style-name="Таблица1.A1" office:value-type="string">
            <text:p text:style-name="Table_20_Contents">Abstract</text:p>
            <text:p text:style-name="Table_20_Contents">The field of Grammatical Error Correction</text:p>
            <text:p text:style-name="P5">(GEC) has produced various systems to deal with focused phenomena or general text editing. </text:p>
            <text:p text:style-name="P5"/>
            <text:p text:style-name="P5">We propose an automatic way to combine black-box systems. </text:p>
            <text:p text:style-name="P5"/>
            <text:p text:style-name="P5">Our method automatically detects the strength of a system or the combination of several systems per error type, improving precision and recall while optimizing</text:p>
            <text:p text:style-name="P5">F score directly. </text:p>
            <text:p text:style-name="P5"/>
            <text:p text:style-name="P5">We show consistent improvement over the best standalone system in all the configurations tested. </text:p>
            <text:p text:style-name="P5"/>
            <text:p text:style-name="P5">This approach also outperforms average ensembling of different RNN models with random initializations.</text:p>
            <text:p text:style-name="Table_20_Contents"/>
            <text:p text:style-name="Table_20_Contents">In addition, we analyze the use of BERT for GEC - reporting promising results on this end.</text:p>
            <text:p text:style-name="Table_20_Contents"/>
            <text:p text:style-name="Table_20_Contents">We also present a spellchecker created for this task which outperforms standard spellcheckers tested on the task of spellchecking.</text:p>
            <text:p text:style-name="Table_20_Contents"/>
            <text:p text:style-name="Table_20_Contents"/>
            <text:p text:style-name="Table_20_Contents"><text:soft-page-break/>This paper describes a system submis-</text:p>
            <text:p text:style-name="Table_20_Contents">sion to Building Educational Applications</text:p>
            <text:p text:style-name="Table_20_Contents">2019 Shared Task:</text:p>
            <text:p text:style-name="Table_20_Contents">Grammatical Error</text:p>
            <text:p text:style-name="Table_20_Contents">Correction(Bryant et al., 2019).</text:p>
            <text:p text:style-name="Table_20_Contents"/>
            <text:p text:style-name="Table_20_Contents"/>
            <text:p text:style-name="Table_20_Contents">Combining the output of top BEA 2019 shared task systems using our approach, currently holds the highest reported score in the open phase of the BEA 2019 shared task, improving F 0.5 by 3.7 points over the best result reported.</text:p>
          </table:table-cell>
          <table:table-cell table:style-name="Таблица1.B1" office:value-type="string">
            <text:p text:style-name="P2">Краткое зложение</text:p>
            <text:p text:style-name="Table_20_Contents">Область исправления грамматических ошибок</text:p>
            <text:p text:style-name="Table_20_Contents">(GEC) создала различные системы для работы</text:p>
            <text:p text:style-name="P5">с целенаправленными явлениями или общего редактирования текста.</text:p>
            <text:p text:style-name="P5"/>
            <text:p text:style-name="P5">Мы предлагаем автоматический способ объединения систем черного ящика. </text:p>
            <text:p text:style-name="P5"/>
            <text:p text:style-name="P5">Наш метод автоматически определяет надежность системы или комбинации нескольких систем для каждого типа ошибки, повышая точность и отзыв при оптимизации F оценка напрямую. </text:p>
            <text:p text:style-name="P5"/>
            <text:p text:style-name="P5"/>
            <text:p text:style-name="P5">Мы демонстрируем последовательное</text:p>
            <text:p text:style-name="P5">улучшение по сравнению с лучшей автономной системой во всех протестированных конфигурациях. </text:p>
            <text:p text:style-name="P5"/>
            <text:p text:style-name="P5">Этот подход также превосходит среднюю совокупность различных Модели RNN со случайными инициализациями.</text:p>
            <text:p text:style-name="Table_20_Contents"/>
            <text:p text:style-name="P5">Кроме того, мы анализируем использование BERT для GEC - сообщаем о многообещающих результатах с этой целью. </text:p>
            <text:p text:style-name="P5"/>
            <text:p text:style-name="P5">Мы также представляем средство проверки орфографии, созданное для этой задачи, которое превосходит стандартные средства проверки орфографии , протестированные в задаче проверки орфографии.</text:p>
            <text:p text:style-name="P5"/>
            <text:p text:style-name="Table_20_Contents"><text:soft-page-break/>В этой статье описывается системное</text:p>
            <text:p text:style-name="Table_20_Contents">представление для создания образовательных приложений </text:p>
            <text:p text:style-name="Table_20_Contents">Общая задача на 2019 год:</text:p>
            <text:p text:style-name="Table_20_Contents">Грамматическая ошибка</text:p>
            <text:p text:style-name="Table_20_Contents">Исправление (Брайант и др., 2019).</text:p>
            <text:p text:style-name="Table_20_Contents"/>
            <text:p text:style-name="Table_20_Contents">Объединение результатов лучших</text:p>
            <text:p text:style-name="Table_20_Contents">систем общих задач BEA 2019 с использованием нашего подхода в настоящее время имеет наивысший показатель на открытой фазе общей задачи BEA 2019, улучшая F 0,5 на 3,7 балла превышает заявленный лучший результат.</text:p>
          </table:table-cell>
        </table:table-row>
        <table:table-row table:style-name="TableLine94586683633168">
          <table:table-cell table:style-name="Таблица1.A2" office:value-type="string">
            <text:p text:style-name="Table_20_Contents">1 Introduction</text:p>
            <text:p text:style-name="Table_20_Contents"/>
            <text:p text:style-name="Table_20_Contents">Unlike other generation tasks (e.g. Machine</text:p>
            <text:p text:style-name="Table_20_Contents">Translation and Text Summarization), Grammatical Error Correction (GEC) contains separable outputs, edits that could be extracted from sentences, categorized (Bryant et al., 2017) and evaluated separately (Choshen and Abend, 2018a).</text:p>
            <text:p text:style-name="Table_20_Contents"/>
            <text:p text:style-name="Table_20_Contents">Throughout the years different approaches were considered, some focused on specific error types (Rozovskaya et al., 2014) and others adjusted systems from other tasks (Zhao et al., 2019).</text:p>
            <text:p text:style-name="P3"><text:s text:c="3"/></text:p>
            <text:p text:style-name="P3">While the first receive high precision, the latter often have high recall and differ in what they correct. </text:p>
            <text:p text:style-name="P3"/>
            <text:p text:style-name="P3">To benefit from both worlds, pipelines</text:p>
            <text:p text:style-name="Table_20_Contents">(Rozovskaya and Roth, 2016) and rescoring</text:p>
            <text:p text:style-name="Table_20_Contents">hybrids (Grundkiewicz and Junczys-Dowmunt, 2018) were introduced.</text:p>
            <text:p text:style-name="Table_20_Contents"/>
            <text:p text:style-name="Table_20_Contents">Another suggested method for combining is average ensembling (Junczys-Dowmunt et al., 2018), used when several end to end neural networks are trained.</text:p>
            <text:p text:style-name="Table_20_Contents"/>
            <text:p text:style-name="Table_20_Contents">As single systems tend to have low recall</text:p>
            <text:p text:style-name="P5">(Choshen and Abend, 2018b), pipelining systems may propagate errors and may not <text:soft-page-break/>benefit from more than one system per error. </text:p>
            <text:p text:style-name="P6">Rescoring reduces recall and may not be useful with many systems (Grundkiewicz and Junczys-Dowmunt, 2018). </text:p>
            <text:p text:style-name="P6"/>
            <text:p text:style-name="P6">We propose a new method for combining</text:p>
            <text:p text:style-name="P7">systems (§4) that can combine many systems and relies solely on their output, i.e., it uses systems as a black-box. </text:p>
            <text:p text:style-name="P7"/>
            <text:p text:style-name="P7">We show our system outperforms</text:p>
            <text:p text:style-name="Table_20_Contents">average ensembling, has benefits even when combining a single system with itself, and produces the new state of the art by combining several existing systems (§5).</text:p>
            <text:p text:style-name="Table_20_Contents"/>
            <text:p text:style-name="Table_20_Contents">To develop a system we trained GEC systems and gathered outputs from black-box systems (§3).</text:p>
            <text:p text:style-name="Table_20_Contents"/>
            <text:p text:style-name="Table_20_Contents">One of the most frequent error types is spelling errors, we compared off of the shelf spellcheckers, systems developed for this error type specifically, to a new spellchecker (§3.1), finding that our</text:p>
            <text:p text:style-name="Table_20_Contents">spellchecker outperforms common spellcheckers on the task of spellchecking.</text:p>
            <text:p text:style-name="Table_20_Contents"/>
            <text:p text:style-name="Table_20_Contents"/>
            <text:p text:style-name="Table_20_Contents">Another system tested was modifications of</text:p>
            <text:p text:style-name="Table_20_Contents">BERT (Devlin et al., 2018) to correct errors, allowing for less reliance on parallel data and more generalizability across domains (§3.4).</text:p>
            <text:p text:style-name="Table_20_Contents"/>
            <text:p text:style-name="Table_20_Contents">Lastly, we tested generating synthetic errors</text:p>
            <text:p text:style-name="P7">(Felice and Yuan, 2014) as a way to replace data in an unsupervised scenario. </text:p>
            <text:p text:style-name="P7"/>
            <text:p text:style-name="P7"/>
            <text:p text:style-name="P7">While finding that mimicking the error distribution and generating errors on the same domain is better, we did not eventually participate in the low-resource <text:soft-page-break/>track.</text:p>
          </table:table-cell>
          <table:table-cell table:style-name="Таблица1.B2" office:value-type="string">
            <text:p text:style-name="Table_20_Contents">1 Введение</text:p>
            <text:p text:style-name="Table_20_Contents"/>
            <text:p text:style-name="P5">В отличие от других задач генерации (например, машина Перевод и обобщение текста), Исправление грамматических ошибок (GEC) содержит отдельные выходные данные, изменения, которые могут быть извлечены из предложений, классифицированы (Брайант и др., 2017) и оценены отдельно (Чошен и Абенд, 2018 a). </text:p>
            <text:p text:style-name="P5"/>
            <text:p text:style-name="P5">На протяжении многих лет рассматривались различные подходы, некоторые из которых были сосредоточены на конкретных типах ошибок (Розовская и др., 2014) и другие скорректировали системы из других задач (Чжао и др., 2019). </text:p>
            <text:p text:style-name="P4"><text:s text:c="4"/></text:p>
            <text:p text:style-name="P4">В то время как первые получают высокую точность, вторые часто имеют высокую отзывчивость и отличаются тем, что они исправляют. </text:p>
            <text:p text:style-name="P3"/>
            <text:p text:style-name="P3">Чтобы извлечь выгоду из обоих миров, трубопроводы (Розовская и Рот, 2016) и были введены гибриды для восстановления (Грундкевич и Джунцис-Доумунт, 2018).</text:p>
            <text:p text:style-name="Table_20_Contents"/>
            <text:p text:style-name="Table_20_Contents">Другим предлагаемым методом объединения является усредненный ансамбль (Junczys-Dowmunt et al., 2018), используемый при обучении нескольких сквозных нейронных сетей.</text:p>
            <text:p text:style-name="Table_20_Contents"/>
            <text:p text:style-name="Table_20_Contents">Поскольку отдельные системы, как правило, имеют низкий отзыв (Чошен и Абенд, 2018b), конвейерные системы могут распространять ошибки и могут не извлекать выгоду из более чем одной системы на ошибку. </text:p>
            <text:p text:style-name="P6"><text:soft-page-break/>Спасение уменьшает отзыв и может быть бесполезен во многих системах (Грундкевич и Джунцис-Доумунт, 2018). </text:p>
            <text:p text:style-name="P6"/>
            <text:p text:style-name="P6">Мы предлагаем новый метод объединения систем (§ 4), который может объединять множество систем и</text:p>
            <text:p text:style-name="P7">полагается исключительно на их выходные данные, т.Е. использует системы в качестве черного ящика. </text:p>
            <text:p text:style-name="P7"/>
            <text:p text:style-name="P7">Мы показываем, что наша система превосходит</text:p>
            <text:p text:style-name="Table_20_Contents">средний ансамбль, имеет преимущества даже при</text:p>
            <text:p text:style-name="Table_20_Contents">объединении одной системы с самой собой и создает</text:p>
            <text:p text:style-name="Table_20_Contents">новое современное состояние, объединяя несколько</text:p>
            <text:p text:style-name="Table_20_Contents">существующих систем (§5).</text:p>
            <text:p text:style-name="Table_20_Contents"/>
            <text:p text:style-name="Table_20_Contents">Чтобы разработать систему, мы обучили системы GEC и собрали результаты из систем черного ящика (§3).</text:p>
            <text:p text:style-name="Table_20_Contents"/>
            <text:p text:style-name="Table_20_Contents">Одним из наиболее частых типов ошибок является орфография ошибки, мы сравнили готовые средства проверки орфографии, системы, разработанные специально для этого типа ошибок, с новым средством проверки орфографии (§3.1), обнаружив, что наше средство проверки орфографии превосходит обычные средства проверки орфографии в задаче проверки орфографии.</text:p>
            <text:p text:style-name="Table_20_Contents"/>
            <text:p text:style-name="Table_20_Contents">Другой протестированной системой были модификации BERT (Devlin et al., 2018) для исправления ошибок, позволяющие меньше полагаться на параллельные данные и большую</text:p>
            <text:p text:style-name="Table_20_Contents">обобщаемость по доменам (§3.4).</text:p>
            <text:p text:style-name="Table_20_Contents"/>
            <text:p text:style-name="P7">Наконец, мы протестировали генерацию синтетических ошибок (Фелис и Юань, 2014) как способ замены данных в неконтролируемом сценарии. </text:p>
            <text:p text:style-name="P7"/>
            <text:p text:style-name="P7">Обнаружив, что <text:span text:style-name="T2">подрожание</text:span> поскольку распределение ошибок и генерация ошибок в одном и том же домене лучше, мы в конечном итоге не участвовали в треке с низким уровнем ресурсов.</text:p>
          </table:table-cell>
        </table:table-row>
        <table:table-row table:style-name="TableLine94586683969504">
          <table:table-cell table:style-name="Таблица1.A2" office:value-type="string">
            <text:p text:style-name="Table_20_Contents">2 Data</text:p>
          </table:table-cell>
          <table:table-cell table:style-name="Таблица1.B2" office:value-type="string">
            <text:p text:style-name="Table_20_Contents"/>
          </table:table-cell>
        </table:table-row>
        <table:table-row table:style-name="TableLine94586684266208">
          <table:table-cell table:style-name="Таблица1.A2" office:value-type="string">
            <text:p text:style-name="Table_20_Contents">2.1</text:p>
            <text:p text:style-name="Table_20_Contents">Preprocessing</text:p>
            <text:p text:style-name="P7">Many systems assume the input is standard untokenized English sentences. </text:p>
            <text:p text:style-name="P7"/>
            <text:p text:style-name="P7"/>
            <text:p text:style-name="P7">In these cases, we detokenized the input data sets and then tokenized again to perform the combination and evaluation steps.</text:p>
            <text:p text:style-name="Table_20_Contents"/>
            <text:p text:style-name="Table_20_Contents">For training the Nematus network, we passed the data tokenization and truecasing (Koehn et al., 2007) and trained BPE</text:p>
            <text:p text:style-name="Table_20_Contents">(Sennrich et al., 2015).</text:p>
            <text:p text:style-name="Table_20_Contents"/>
            <text:p text:style-name="Table_20_Contents">2.2</text:p>
            <text:p text:style-name="Table_20_Contents">Synthetic Error Generation</text:p>
            <text:p text:style-name="Table_20_Contents"/>
            <text:p text:style-name="P7">Generating training data for the GEC problem is expensive and slow when done manually by human annotators. </text:p>
            <text:p text:style-name="P7"/>
            <text:p text:style-name="P7">Most machine-learning based systems today benefit from the quantity and richness of the training data, therefore, generating synthetic data has a lot of potential, as was also shown in previous work (Felice and Yuan, 2014). </text:p>
            <text:p text:style-name="P7"/>
            <text:p text:style-name="P7">We generate data with errors by applying corrections backwards. </text:p>
            <text:p text:style-name="P7"/>
            <text:p text:style-name="P7">Meaning, if a correction adds a missing word X to a sentence, to produce the corresponding error we remove X from a sentence.</text:p>
            <text:p text:style-name="P7"/>
            <text:p text:style-name="P7">And if a correction removes a redundant word X from a sentence, to produce the corresponding error we add word X in a random location in a sentence. </text:p>
            <text:p text:style-name="P7"/>
            <text:p text:style-name="P7"/>
            <text:p text:style-name="P7"><text:soft-page-break/>And if a correction replaces word X with</text:p>
            <text:p text:style-name="P7">word Y in a sentence, to produce the corresponding error we replace word Y with word X in a sentence. </text:p>
            <text:p text:style-name="P7"/>
            <text:p text:style-name="P7">In order to preserve the distribution of</text:p>
            <text:p text:style-name="P8">errors as found in the W&amp;I+LOCNESS train data set, we analyze it and measure the distribution of corrections in it. </text:p>
            <text:p text:style-name="P8"/>
            <text:p text:style-name="P8">We measure the distribution of number of corrections in a sentence and distribution of specific corrections. </text:p>
            <text:p text:style-name="P8"/>
            <text:p text:style-name="P8">Using these distributions and a corpus of gold (correct) sentencese produce errors with similar distributions. </text:p>
            <text:p text:style-name="P8"/>
            <text:p text:style-name="P8">We first randomly select the number of corrections in a sentence according to the distribution measured before. </text:p>
            <text:p text:style-name="P8"/>
            <text:p text:style-name="P8">Then, we randomly select specific corrections according to the distribution of corrections.</text:p>
            <text:p text:style-name="P8"/>
            <text:p text:style-name="P8">We then find all sentences where all corrections can be applied backwards and pick one of them randomly. </text:p>
            <text:p text:style-name="P8"/>
            <text:p text:style-name="P8">Lastly, we generate the errors in the</text:p>
            <text:p text:style-name="Table_20_Contents">sentence and add the gold sentence and error sentence to corresponding output files.</text:p>
          </table:table-cell>
          <table:table-cell table:style-name="Таблица1.B2" office:value-type="string">
            <text:p text:style-name="Table_20_Contents">2.1</text:p>
            <text:p text:style-name="Table_20_Contents">Предварительная обработка</text:p>
            <text:p text:style-name="P7">Многие системы предполагают, что входные данные представляют собой стандартные немаркированные английские предложения. </text:p>
            <text:p text:style-name="P7"/>
            <text:p text:style-name="P7">В этих случаях мы детокенизировали наборы входных данных, а затем снова детокенизировали для выполнения шагов комбинирования и оценки.</text:p>
            <text:p text:style-name="P7"/>
            <text:p text:style-name="Table_20_Contents"/>
            <text:p text:style-name="Table_20_Contents">Для обучения сети Nematus мы прошли токенизацию данных и проверку подлинности (Koehn et al., 2007) и обучили BPE (Sennrich et al., 2015).</text:p>
            <text:p text:style-name="Table_20_Contents"/>
            <text:p text:style-name="Table_20_Contents">2.2</text:p>
            <text:p text:style-name="Table_20_Contents">Генерация Синтетических Ошибок</text:p>
            <text:p text:style-name="Table_20_Contents"/>
            <text:p text:style-name="P7">Генерация обучающих данных для задачи GEC является дорогостоящей и медленной, когда выполняется вручную человеческими аннотаторами. </text:p>
            <text:p text:style-name="P7"/>
            <text:p text:style-name="P7"/>
            <text:p text:style-name="P7">Большинство систем, основанных на машинном обучении, сегодня выигрывают от количества и богатой- таким образом, генерация синтетических данных имеет большой потенциал, как также было показано в предыдущей работе (Felice and Yuan, 2014). </text:p>
            <text:p text:style-name="P7"/>
            <text:p text:style-name="P7">Мы генерируем данные с ошибками, применяя исправления в обратном направлении. </text:p>
            <text:p text:style-name="P7"/>
            <text:p text:style-name="P7">Это означает, что если исправление добавляет пропущенное слово X в предложение, то для создания соответствующей ошибки мы удаляем X из предложения.</text:p>
            <text:p text:style-name="Table_20_Contents"/>
            <text:p text:style-name="Table_20_Contents"/>
            <text:p text:style-name="Table_20_Contents">И если исправление удаляет избыточное слово X</text:p>
            <text:p text:style-name="Table_20_Contents">из предложения, для создания соответствующей</text:p>
            <text:p text:style-name="Table_20_Contents">ошибки мы добавляем слово X в случайном месте в</text:p>
            <text:p text:style-name="P7">предложении. </text:p>
            <text:p text:style-name="P7"/>
            <text:p text:style-name="P7">И если исправление заменяет слово X</text:p>
            <text:p text:style-name="P8"><text:soft-page-break/>словом Y в предложении, для получения соответствующего при ошибке мы заменяем слово Y словом X в предложении. </text:p>
            <text:p text:style-name="P8"/>
            <text:p text:style-name="P8">Чтобы сохранить распределение</text:p>
            <text:p text:style-name="Table_20_Contents">ошибок, найденное в наборе данных поезда W &amp;I+</text:p>
            <text:p text:style-name="P8">LOCNESS, мы анализируем его и измеряем распределение исправлений в нем. </text:p>
            <text:p text:style-name="P8"/>
            <text:p text:style-name="P8"/>
            <text:p text:style-name="P8"/>
            <text:p text:style-name="P8">Мы измеряем распределение</text:p>
            <text:p text:style-name="Table_20_Contents">количества исправлений в предложении и</text:p>
            <text:p text:style-name="P8">распределение конкретных исправлений. </text:p>
            <text:p text:style-name="P8"/>
            <text:p text:style-name="P8">Используя эти распределения и корпус золотых (правильных) предложений, мы создаем ошибки с аналогичными распределениями. </text:p>
            <text:p text:style-name="Table_20_Contents"/>
            <text:p text:style-name="Table_20_Contents">Сначала мы случайным образом выбираем количество исправлений в предложении в соответствии с распределением, измереннымранее. </text:p>
            <text:p text:style-name="P8"/>
            <text:p text:style-name="P8">Затем мы случайным образом выбираем конкретные исправления изменения в соответствии с распределением исправлений.</text:p>
            <text:p text:style-name="P8"/>
            <text:p text:style-name="Table_20_Contents">Затем мы находим все предложения, в которых все исправления могут быть применены в обратном порядке, и выбираем одно из них случайным образом. </text:p>
            <text:p text:style-name="P8"/>
            <text:p text:style-name="P8">Наконец, мы генерируем ошибки в предложении и добавляем золотое предложение и сообщение об ошибке в соответствующие выходные файлы.</text:p>
          </table:table-cell>
        </table:table-row>
        <table:table-row table:style-name="TableLine94586684151216">
          <table:table-cell table:style-name="Таблица1.A2" office:value-type="string">
            <text:p text:style-name="Table_20_Contents">3 Systems</text:p>
          </table:table-cell>
          <table:table-cell table:style-name="Таблица1.B2" office:value-type="string">
            <text:p text:style-name="Table_20_Contents"/>
          </table:table-cell>
        </table:table-row>
        <table:table-row table:style-name="TableLine94586684298128">
          <table:table-cell table:style-name="Таблица1.A2" office:value-type="string">
            <text:p text:style-name="Table_20_Contents">3.1 Constructing a spellchecker</text:p>
          </table:table-cell>
          <table:table-cell table:style-name="Таблица1.B2" office:value-type="string">
            <text:p text:style-name="Table_20_Contents">3.1 Создание программы проверки орфографии</text:p>
          </table:table-cell>
        </table:table-row>
        <table:table-row table:style-name="TableLine94586685159760">
          <table:table-cell table:style-name="Таблица1.A2" office:value-type="string">
            <text:p text:style-name="P8">Many tools are available for spelling correction. </text:p>
            <text:p text:style-name="P8"/>
            <text:p text:style-name="P8">Yet, with a few heuristics we managed to</text:p>
            <text:p text:style-name="P8">get a comparatively high result. </text:p>
            <text:p text:style-name="P8"/>
            <text:p text:style-name="P8">As by Errant (Bryant et al., 2017), our spellchecker receives a better F 0.5 score of spelling (type R:SPELL) than other leading open-source spell-checkers. </text:p>
            <text:p text:style-name="P8"><text:soft-page-break/></text:p>
            <text:p text:style-name="P8"/>
            <text:p text:style-name="P8">A comparison can be found at §5.1.</text:p>
            <text:p text:style-name="P8"/>
            <text:p text:style-name="P8">Our method of correcting spelling mistakes is as follows. </text:p>
            <text:p text:style-name="P8"/>
            <text:p text:style-name="P8">As a preprocessing stage, we go over</text:p>
            <text:p text:style-name="P8">a large monolingual corpus - specifically a 6 million sentences corpus taken from books in project Gutenberg </text:p>
            <text:p text:style-name="P8">1. We count the number of occurrences</text:p>
            <text:p text:style-name="P8">of each word (in it’s surface form), skipping words with less than 3 characters and words that are not composed exclusively of letters. </text:p>
            <text:p text:style-name="P8"/>
            <text:p text:style-name="P8">We also use an English dictionary (both US and GB) from Libre-Office site 2 for enriching our data with English</text:p>
            <text:p text:style-name="P8">words that are not in our books corpus. </text:p>
            <text:p text:style-name="P8"/>
            <text:p text:style-name="P8">When correcting a sentence, we find words that are not in our word-count (or in it and have a count below 3) nor in the Dictionary. </text:p>
            <text:p text:style-name="P8"/>
            <text:p text:style-name="P8">Skipping words with digits or if it was all upper case. </text:p>
            <text:p text:style-name="P8"/>
            <text:p text:style-name="P8">These words are suspected to be misspelled and we try to correct them.</text:p>
            <text:p text:style-name="Table_20_Contents"/>
            <text:p text:style-name="P8">For every misspelled word we try to find a replacement word by going over the words in the word-count data (words with count greater than 20) in a descending order of occurrences. </text:p>
            <text:p text:style-name="P8"/>
            <text:p text:style-name="P8">For each suggested word, we check if it can be considered as a correction for the misspelled word by two methods. </text:p>
            <text:p text:style-name="P8"/>
            <text:p text:style-name="P9">First, we check if the original word and the candidate correction differ from each other by swapping two characters. </text:p>
            <text:p text:style-name="P9"/>
            <text:p text:style-name="P9">If not, we calculate the distance between <text:soft-page-break/>the two words using Levenshtein distance (Levenshtein, 1966) and check if</text:p>
            <text:p text:style-name="P9">the distance is 1. </text:p>
            <text:p text:style-name="P9"/>
            <text:p text:style-name="P9">We return the most frequent word</text:p>
            <text:p text:style-name="P9">that satisfies one of these conditions . </text:p>
            <text:p text:style-name="P9"/>
            <text:p text:style-name="P9">If no candidate is found, we do the same with all words in the dictionary in a lexicographical order. </text:p>
            <text:p text:style-name="P9"/>
            <text:p text:style-name="P9">If still no candidate is found, we check if we can split the misspelled word into two words that are in our word-count data or in the dictionary.</text:p>
            <text:p text:style-name="P9"/>
          </table:table-cell>
          <table:table-cell table:style-name="Таблица1.B2" office:value-type="string">
            <text:p text:style-name="P8">Для исправления орфографии доступно множество инструментов. </text:p>
            <text:p text:style-name="P8"/>
            <text:p text:style-name="P8">Тем не менее, с помощью нескольких эвристик нам удалось получить сравнительно высокий результат. </text:p>
            <text:p text:style-name="P8"/>
            <text:p text:style-name="P8">Как Странствующий (Брайант и др., 2017), наш инструмент проверки орфографии получает лучший результат F 0,5 по орфографии (тип R: ПРАВОПИСАНИЕ), чем другие ведущие средства <text:soft-page-break/>проверки орфографии с открытым исходным кодом. </text:p>
            <text:p text:style-name="P8"/>
            <text:p text:style-name="P8">Сравнение можно найти в §5.1.</text:p>
            <text:p text:style-name="P8"/>
            <text:p text:style-name="P8">Наш метод исправления орфографических ошибок заключается в следующем. </text:p>
            <text:p text:style-name="P8"/>
            <text:p text:style-name="P8">На этапе предварительной обработки мы просматриваем большой одноязычный корпус - в частности, корпус из 6 миллионов предложений, взятых из книг в проекте Гутенберг <text:span text:style-name="T4">(https://www.gutenberg.org)</text:span></text:p>
            <text:p text:style-name="P8"/>
            <text:p text:style-name="P8">1. Мы подсчитываем количество случаев</text:p>
            <text:p text:style-name="P8">каждого слова (в его поверхностной форме), пропуская слова, содержащие менее 3 символов, и слова, которые не состоят исключительно из букв. </text:p>
            <text:p text:style-name="P8"/>
            <text:p text:style-name="P8">Мы также используем словарь английского языка (как американского, так и британского) от Libre-Офисный сайт <text:span text:style-name="T4">(</text:span><text:a xlink:type="simple" xlink:href="https://cgit.freedesktop.org/libreoffice/dictionaries/tree/en" text:style-name="Internet_20_link" text:visited-style-name="Visited_20_Internet_20_Link"><text:span text:style-name="T4">https://cgit.freedesktop.org/libreoffice/dictionaries/tree/en</text:span></text:a><text:span text:style-name="T4"> )</text:span> <text:s/>для обогащения наших данных английскими словами, которых нет в нашем корпусе книг. </text:p>
            <text:p text:style-name="P8"/>
            <text:p text:style-name="P8">При исправлении предложения мы находим слова, которых нет в нашем подсчете слов (или в нем, и у них есть подсчет ниже 3) ни в Словаре. </text:p>
            <text:p text:style-name="P8"/>
            <text:p text:style-name="P8"/>
            <text:p text:style-name="P8">Пропуск слов с <text:span text:style-name="T4">числами</text:span> или если все это было в верхнем регистре. </text:p>
            <text:p text:style-name="P8"/>
            <text:p text:style-name="P8">Есть подозрение, что эти слова написаны с ошибками, и мы пытаемся их исправить.</text:p>
            <text:p text:style-name="Table_20_Contents"/>
            <text:p text:style-name="P8">Для каждого слова, написанного с ошибкой, мы пытаемся найти повторное размещайте слово, просматривая слова в данных о количестве слов (количество слов больше, чем 20) в порядке убывания встречаемости. </text:p>
            <text:p text:style-name="P8"/>
            <text:p text:style-name="P8">Для каждого предложенного слова мы проверяем, можно ли его рассматривать как исправление неправильно написанного слова двумя способами. </text:p>
            <text:p text:style-name="P8"/>
            <text:p text:style-name="P8">Сначала мы проверяем, отличаются ли исходное слово</text:p>
            <text:p text:style-name="P9"><text:soft-page-break/>и исправление-кандидат друг от друга, меняя местами два символа. </text:p>
            <text:p text:style-name="P9"/>
            <text:p text:style-name="P9">Если нет, мы вычисляем расстояние между двумя словами, используя расстояние Левена<text:span text:style-name="T3">ш</text:span>тейна (Левенштейн, 1966), и проверяем, равно ли расстояние 1. </text:p>
            <text:p text:style-name="P9"/>
            <text:p text:style-name="P9">Мы возвращаем наиболее часто встречающееся слово, которое удовлетворяет одному из этих условий. </text:p>
            <text:p text:style-name="P9"/>
            <text:p text:style-name="P9">Если нет кандидата найдена, мы делаем то же самое со всеми словами в словаре в лексикографическом порядке. </text:p>
            <text:p text:style-name="P9"/>
            <text:p text:style-name="P9">Если кандидат по-прежнему не найден, мы проверяем, можем ли мы разделить слово с ошибкой на два слова, которые есть в наших данных о количестве слов или в словаре.</text:p>
          </table:table-cell>
        </table:table-row>
        <table:table-row table:style-name="TableLine94586685241760">
          <table:table-cell table:style-name="Таблица1.A2" office:value-type="string">
            <text:p text:style-name="Table_20_Contents">3.2 Nematus</text:p>
          </table:table-cell>
          <table:table-cell table:style-name="Таблица1.B2" office:value-type="string">
            <text:p text:style-name="Table_20_Contents">3.2 Нематус</text:p>
          </table:table-cell>
        </table:table-row>
        <table:table-row table:style-name="TableLine94586685409776">
          <table:table-cell table:style-name="Таблица1.A2" office:value-type="string">
            <text:p text:style-name="Table_20_Contents">We trained 4 neural machine translation systems based on Nematus (Sennrich et al., 2017) Transformer (Vaswani et al., 2017) implementation.</text:p>
            <text:p text:style-name="Table_20_Contents"/>
            <text:p text:style-name="P10">All parameters used are the ones suggested for the 2017 Workshop on Machine Translation 3. </text:p>
            <text:p text:style-name="P10"/>
            <text:p text:style-name="P10">As training data we used all the</text:p>
            <text:p text:style-name="Table_20_Contents">restricted data, i.e., FCE (Dale and Kilgarriff, 2011), LANG8 (Mizumoto et al., 2011), NUCLE (Dahlmeier et al., 2013) and W&amp;I+LOCNESS (Bryant et al., 2019; Granger, 1998) (upsampled</text:p>
            <text:p text:style-name="P10">10 times). </text:p>
            <text:p text:style-name="P10"/>
            <text:p text:style-name="P10">Each of the four trained models was</text:p>
            <text:p text:style-name="P10">regarded as a separate correction method and all systems were combined using our method (§4), this was especially beneficial as ensembling is not yet implemented for the transformer. </text:p>
            <text:p text:style-name="P10"/>
            <text:p text:style-name="P10">See §5.4 for comparison of the two ensembling methods over RNN based <text:soft-page-break/>Nematus.</text:p>
            <text:p text:style-name="Table_20_Contents"/>
          </table:table-cell>
          <table:table-cell table:style-name="Таблица1.B2" office:value-type="string">
            <text:p text:style-name="P10"><text:s/><text:span text:style-name="T4">Мы обучили 4 нейронные системы машинного перевода основанных на <text:s/>Nematus </text:span><text:span text:style-name="T5">(Sennrich et al., 2017) реализованных с использованием Transformer (Vaswani et al., 2017).</text:span></text:p>
            <text:p text:style-name="P10"/>
            <text:p text:style-name="P10">Все используемые параметры соответствуют</text:p>
            <text:p text:style-name="P10">параметрам, предложенным для Семинара 2017 года по машинной передаче <text:span text:style-name="T9">(https://github.com/EdinburghNLP/wmt17-transformer-scripts)</text:span>. </text:p>
            <text:p text:style-name="P10"/>
            <text:p text:style-name="P10">В качестве обучающих данных мы использовали все</text:p>
            <text:p text:style-name="P10">ограниченные данные, т.е. FCE (Дейл и Килгаррифф,</text:p>
            <text:p text:style-name="P10">2011), LANG 8 (Мидзумото и др., 2011), ЯДЕРНЫЕ</text:p>
            <text:p text:style-name="P10">((Дальмайер и др., 2013) и W&amp;I+ЛОХНЕСС</text:p>
            <text:p text:style-name="P10">(Брайант и др., 2019; Грейнджер, 1998) (с увеличенной выборкой 10 раз). </text:p>
            <text:p text:style-name="P10"/>
            <text:p text:style-name="P10"/>
            <text:p text:style-name="P10">Каждая из четырех обученных моделей</text:p>
            <text:p text:style-name="P10">рассматривалась как отдельный метод коррекции, и все системы были объединены с использованием нашего метода (§ 4), это было особенно выгодно, поскольку объединение еще не реализовано для трансформатора. </text:p>
            <text:p text:style-name="P10"/>
            <text:p text:style-name="P10"><text:soft-page-break/>См. §5.4 для сравнение двух методов объединения по</text:p>
            <text:p text:style-name="P10">Нематус на основе RNN.</text:p>
            <text:p text:style-name="P10"/>
          </table:table-cell>
        </table:table-row>
        <table:table-row table:style-name="TableLine94586684116608">
          <table:table-cell table:style-name="Таблица1.A2" office:value-type="string">
            <text:p text:style-name="Table_20_Contents">3.3 Off the shelf</text:p>
          </table:table-cell>
          <table:table-cell table:style-name="Таблица1.B2" office:value-type="string">
            <text:p text:style-name="P11">3.3 С полки</text:p>
          </table:table-cell>
        </table:table-row>
        <table:table-row table:style-name="TableLine94586684149904">
          <table:table-cell table:style-name="Таблица1.A2" office:value-type="string">
            <text:p text:style-name="P10"><text:span text:style-name="T6">LanguageTool.</text:span> </text:p>
            <text:p text:style-name="P10">LanguageTool is a free grammar correction tool mainly based on spellchecking and rules. </text:p>
            <text:p text:style-name="P10"/>
            <text:p text:style-name="P10">We used language tool programmatic</text:p>
            <text:p text:style-name="Table_20_Contents">API to obtain all the possible corrections and applied all the suggestions.</text:p>
            <text:p text:style-name="Table_20_Contents"/>
            <text:p text:style-name="Table_20_Contents">Grammarly. Grammarly is the company owning the world leading grammar correction product, as such it is the obvious candidate to be used as a</text:p>
            <text:p text:style-name="P12">component and to assess the potential of combining black box systems. </text:p>
            <text:p text:style-name="P12"/>
            <text:p text:style-name="P12">We used their free web interface to correct the dev and test sets. </text:p>
            <text:p text:style-name="P12"/>
            <text:p text:style-name="P12">Grammarly does not support a <text:s/>programmatic API, so this process was manual. </text:p>
            <text:p text:style-name="P12"/>
            <text:p text:style-name="P12">We uploaded the texts after detokenization into the web interface. </text:p>
            <text:p text:style-name="P12"/>
            <text:p text:style-name="P12">For each suggested correction, we took the top prediction without human discretion. </text:p>
            <text:p text:style-name="P12"/>
            <text:p text:style-name="P12">The reason to choose the top prediction was to allow combining using a single reference of Grammarly.</text:p>
            <text:p text:style-name="Table_20_Contents"/>
            <text:p text:style-name="P12"><text:span text:style-name="T6">Spelling correction.</text:span> </text:p>
            <text:p text:style-name="P12"/>
            <text:p text:style-name="P12">We tested Enchant, JamSpell and Norvig spellcheckers, finding our spellchecker outperforms those in terms of spelling correction (See §5).</text:p>
          </table:table-cell>
          <table:table-cell table:style-name="Таблица1.B2" office:value-type="string">
            <text:p text:style-name="P21">Языковой инструмент. </text:p>
            <text:p text:style-name="P10">LanguageTool - это бесплатный инструмент для исправления грамматики, основанный в основном на проверке орфографии и правилах. </text:p>
            <text:p text:style-name="P10"/>
            <text:p text:style-name="P10">Мы использовали языковой инструмент programmatic</text:p>
            <text:p text:style-name="Table_20_Contents">API для получения всех возможных исправлений и применения всех предложений.</text:p>
            <text:p text:style-name="Table_20_Contents"/>
            <text:p text:style-name="Table_20_Contents">Grammarly. Grammarly - это собственный продукт компании, ведущий в мире по исправлению грамматики, поэтому он является очевидным кандидатом для использования в качестве</text:p>
            <text:p text:style-name="Table_20_Contents">компонента и оценки потенциала комбинированных</text:p>
            <text:p text:style-name="P12">систем черного ящика. </text:p>
            <text:p text:style-name="P12"/>
            <text:p text:style-name="P12">Мы использовали их бесплатный веб интерфейс для исправления наборов разработчиков и тестов. </text:p>
            <text:p text:style-name="P12"/>
            <text:p text:style-name="P12">Grammarly не поддерживает программный API, поэтому этот процесс был ручным. </text:p>
            <text:p text:style-name="P12"/>
            <text:p text:style-name="P12"/>
            <text:p text:style-name="P12">Мы загрузили текст детокенизации безопасности в веб интерфейс. </text:p>
            <text:p text:style-name="P12"/>
            <text:p text:style-name="P12">Для каждой предложенной коррекции мы брали лучший прогноз без человеческого усмотрения. </text:p>
            <text:p text:style-name="P12"/>
            <text:p text:style-name="P12"/>
            <text:p text:style-name="P12">Причина выбора верхнего прогноза заключалась в том, чтобы разрешить объединение с использованием</text:p>
            <text:p text:style-name="Table_20_Contents">одной ссылки на Grammarly.</text:p>
            <text:p text:style-name="Table_20_Contents"/>
            <text:p text:style-name="P12"><text:span text:style-name="T6">Исправление орфографии.</text:span> </text:p>
            <text:p text:style-name="P12"/>
            <text:p text:style-name="P12">Мы протестировали Зачарование <text:span text:style-name="T8">(https://www.abisource.com/projects/enchant/)</text:span>, Jam Spell <text:span text:style-name="T8">(</text:span><text:a xlink:type="simple" xlink:href="https://github.com/bakwc/JamSpell" text:style-name="Internet_20_link" text:visited-style-name="Visited_20_Internet_20_Link"><text:span text:style-name="T8">https://github.com/bakwc/JamSpell</text:span></text:a><text:span text:style-name="T8">) </text:span>и Norvig <text:span text:style-name="T8">(</text:span><text:a xlink:type="simple" xlink:href="https://github.com/barrust/pyspellchecker" text:style-name="Internet_20_link" text:visited-style-name="Visited_20_Internet_20_Link"><text:span text:style-name="T8">https://github.com/barrust/pyspellchecker</text:span></text:a><text:span text:style-name="T8">) </text:span>проверяют орфографию, обнаружив, что наша проверка орфографии превосходит их с точки зрения</text:p>
            <text:p text:style-name="Table_20_Contents">исправления орфографии (см. § 5).</text:p>
          </table:table-cell>
        </table:table-row>
        <text:soft-page-break/>
        <table:table-row table:style-name="TableLine94586684183136">
          <table:table-cell table:style-name="Таблица1.A2" office:value-type="string">
            <text:p text:style-name="P10">3.4 BERT</text:p>
          </table:table-cell>
          <table:table-cell table:style-name="Таблица1.B2" office:value-type="string">
            <text:p text:style-name="P10">3.4 BERT</text:p>
          </table:table-cell>
        </table:table-row>
        <table:table-row table:style-name="TableLine94586685126528">
          <table:table-cell table:style-name="Таблица1.A2" office:value-type="string">
            <text:p text:style-name="P10">BERT (Bidirectional Encoder Representations from Transformers) (Devlin et al., 2018) is a language representation model. </text:p>
            <text:p text:style-name="P13"/>
            <text:p text:style-name="P13">BERT is extremely effective in general purpose tasks, among its virtues, BERT holds a syntactic understanding of a language (Goldberg, 2019). </text:p>
            <text:p text:style-name="P13"/>
            <text:p text:style-name="P13">Initial pre-training of BERT was performed over a large corpora jointly on two tasks: </text:p>
            <text:p text:style-name="P13">(1) Masked Language Model - randomly replace words with a predefined token, [MASK], and predict the missing word. </text:p>
            <text:p text:style-name="P13"/>
            <text:p text:style-name="P13">(2) Next Sentence Prediction - given a pair of sentences A and B, does sentence B follow sentence A.</text:p>
            <text:p text:style-name="P10"/>
            <text:p text:style-name="P13">Our general approach for using BERT to solve the GEC task is by iteratively querying BERT as a black box language model, reminding former use of language models (Dahlmeier and Ng, 2012; Bryant and Briscoe, 2018). </text:p>
            <text:p text:style-name="P13"/>
            <text:p text:style-name="P13">To detect missing words we add [MASK] between every two words, if BERT suggests a word with high confidence, we conclude that this word is missing in this gap. </text:p>
            <text:p text:style-name="P13"/>
            <text:p text:style-name="P13">To detect unnecessary words, we replace</text:p>
            <text:p text:style-name="P13">words with the [MASK] token and if all the suggestions returned from BERT have a low probability, we conclude that the masked word was unnecessary. </text:p>
            <text:p text:style-name="P13"/>
            <text:p text:style-name="P13">For replacing words, we perform the same procedure by replacing each word with [MASK] and checking if BERT returns a different word with high probability.</text:p>
            <text:p text:style-name="P13"/>
            <text:p text:style-name="P10">The described process produces many undesired replacements/deletions due to <text:soft-page-break/>BERT’s versatile nature, for example, given a sentence such as:</text:p>
            <text:p text:style-name="P14">There are few ways to get there. </text:p>
            <text:p text:style-name="P14"/>
            <text:p text:style-name="P14">BERT may suggest replacing few with many.</text:p>
            <text:p text:style-name="P10"/>
            <text:p text:style-name="P14">Such a replacement preserves the grammatically soundness of the sentence, but alters the semantic meaning. </text:p>
            <text:p text:style-name="P14"/>
            <text:p text:style-name="P14">Hence, although possibly improving fluency, arguably the true goal of GEC</text:p>
            <text:p text:style-name="P14">(Napoles et al., 2017), this behaviour does not align with the goals of GEC requiring semantic preservation (Choshen and Abend, 2018c). </text:p>
            <text:p text:style-name="P14"/>
            <text:p text:style-name="P14">In order to focus the exploration space of BERT’s suggestions, we limit replacements/deletions to operate within a predefined word set. </text:p>
            <text:p text:style-name="P14"/>
            <text:p text:style-name="P14">The word sets considered included syntactically interchangeable words, often sharing some semantic properties.</text:p>
            <text:p text:style-name="P14"/>
            <text:p text:style-name="P14"/>
            <text:p text:style-name="P14">When considering a removal correction, we remove a word only if the returned values from BERT are not in the same word-set as the replaced word. </text:p>
            <text:p text:style-name="P14"/>
            <text:p text:style-name="P14">Replacement is allowed only within the</text:p>
            <text:p text:style-name="P14">same word set. </text:p>
            <text:p text:style-name="P14"/>
            <text:p text:style-name="P14">For example, a typical mistake which occurred frequently in the dataset is wrong</text:p>
            <text:p text:style-name="P10">usage of determiners such as a and an, given the word set {a, an} and the sentence:</text:p>
            <text:p text:style-name="P10"/>
            <text:p text:style-name="P10">Is that a armadillo?</text:p>
            <text:p text:style-name="P10"/>
            <text:p text:style-name="P10">The mechanism described limits the replacement correction options to suggest making a replacement-correction of a with an to result wit<text:span text:style-name="T10">h </text:span>the corrected sentence</text:p>
          </table:table-cell>
          <table:table-cell table:style-name="Таблица1.B2" office:value-type="string">
            <text:p text:style-name="P10">BERT (Двунаправленные представления кодировщика</text:p>
            <text:p text:style-name="P13">от трансформаторов) (Devlin et al., 2018) представляет собой модель языкового представления. </text:p>
            <text:p text:style-name="P13"/>
            <text:p text:style-name="P13"/>
            <text:p text:style-name="P13">БЕРТ чрезвычайно эффективен в задачах общего назначения, среди его достоинств - синтаксическое понимание языка (Голдберг, 2019). </text:p>
            <text:p text:style-name="P13"/>
            <text:p text:style-name="P13"/>
            <text:p text:style-name="P13">Первоначальная предварительная подготовка</text:p>
            <text:p text:style-name="P13">BERT проводилась в больших корпусах совместно по двум задачам: </text:p>
            <text:p text:style-name="P13">(1) Замаскированная языковая модель - произвольная замена слов предопределенным токеном, [МАСКА] и предсказать пропущенное слово. </text:p>
            <text:p text:style-name="P13"/>
            <text:p text:style-name="P13">(2) Следующий Предсказание предложения - учитывая пару предложений A и B, следует ли предложение B за предложением A.</text:p>
            <text:p text:style-name="P13"/>
            <text:p text:style-name="P13">Наш общий подход к использованию BERT для решения задачи GEC заключается в итеративном запросе BERT в качестве языковой модели черного ящика, напоминающей обычное использование языковых моделей (Дальмайер и Нг, 2012; Брайант и Бриско, 2018). </text:p>
            <text:p text:style-name="P13"/>
            <text:p text:style-name="P13">Чтобы обнаружить пропущенные</text:p>
            <text:p text:style-name="P10">слова, мы добавляем [MASK] между каждые двумя</text:p>
            <text:p text:style-name="P10">словами, если БЕРТ предлагает слово с высокой</text:p>
            <text:p text:style-name="P13">степенью достоверности, мы приходим к выводу, что это слово отсутствует в этом промежутке. </text:p>
            <text:p text:style-name="P13"/>
            <text:p text:style-name="P13">Чтобы обнаружить ненужные слова, мы заменяем</text:p>
            <text:p text:style-name="P13">слова символом [MASK], и если все предложения, возвращенные от BERT, имеют низкую вероятность, мы приходим к выводу, что замаскированное слово было ненужным. </text:p>
            <text:p text:style-name="P13"/>
            <text:p text:style-name="P13">Для замены слов мы выполняем ту же процедуру, заменяя каждое слово на [MASK] и проверка, возвращает ли БЕРТ другое слово с высокой вероятностью.</text:p>
            <text:p text:style-name="P13"/>
            <text:p text:style-name="P10">Описанный процесс приводит к множеству ненужных замен/удалений из-за изменчивого <text:soft-page-break/>характера БЕРТА, например, учитывая такое предложение, как:</text:p>
            <text:p text:style-name="P10">Есть несколько способов добраться туда.</text:p>
            <text:p text:style-name="P10"/>
            <text:p text:style-name="P10">БЕРТ может предложить заменить "мало" на "много".</text:p>
            <text:p text:style-name="P10"/>
            <text:p text:style-name="P10"/>
            <text:p text:style-name="P14">Такая замена сохраняет грамматически правильность предложения, но изменяет семантический смысл. </text:p>
            <text:p text:style-name="P14"/>
            <text:p text:style-name="P14"/>
            <text:p text:style-name="P14">Следовательно, хотя, возможно, и улучшается беглость, возможно, истинная цель GEC (Napoles et al., 2017), такое поведение не соответствует целям GEC, требующим сохранения семантики (Choshen and Abend, 2018c). </text:p>
            <text:p text:style-name="P14"/>
            <text:p text:style-name="P14"/>
            <text:p text:style-name="P14">Чтобы сфокусировать исследовательское пространство предложений БЕРТА, мы ограничиваем замены / удаления операциями в пределах предопределенного набора слов. </text:p>
            <text:p text:style-name="P14"/>
            <text:p text:style-name="P14">Рассматриваемые наборы слов включали синтаксически взаимозаменяемые слова, часто обладающие некоторыми общими семантическими свойствами.</text:p>
            <text:p text:style-name="P10"/>
            <text:p text:style-name="P14">При рассмотрении исправления удаления мы повторно перемещаем слово только в том случае, если возвращаемые значения из БЕРТ не входит в тот же набор слов, что и замененное слово. </text:p>
            <text:p text:style-name="P14"/>
            <text:p text:style-name="P14">Замена допускается только в пределах тот же набор слов. </text:p>
            <text:p text:style-name="P14"/>
            <text:p text:style-name="P14">Например, типичной ошибкой, которая часто встречается в наборе данных, является неправильное</text:p>
            <text:p text:style-name="P10">использование определителей, таких как a и an, учитывая набор слов {a, an} и предложение:</text:p>
            <text:p text:style-name="P10"/>
            <text:p text:style-name="P10"/>
            <text:p text:style-name="P10">Это броненосец?</text:p>
            <text:p text:style-name="P10"/>
            <text:p text:style-name="P10">Описанный механизм ограничивает возможности исправления замены, предлагая выполнить</text:p>
            <text:p text:style-name="P10">исправление замены a на an, чтобы получить результат с исправленное предложение</text:p>
          </table:table-cell>
        </table:table-row>
        <text:soft-page-break/>
        <table:table-row table:style-name="TableLine94586684813712">
          <table:table-cell table:style-name="Таблица1.A2" office:value-type="string">
            <text:p text:style-name="P10">Is that an armadillo?</text:p>
          </table:table-cell>
          <table:table-cell table:style-name="Таблица1.B2" office:value-type="string">
            <text:p text:style-name="P15">Это броненосец?</text:p>
          </table:table-cell>
        </table:table-row>
        <table:table-row table:style-name="TableLine94586684895824">
          <table:table-cell table:style-name="Таблица1.A2" office:value-type="string">
            <text:p text:style-name="P15">At each iteration of this process, a correction (addition/replacement/deletion) is performed and the resulting sentence is then used as the input to the next iteration. </text:p>
            <text:p text:style-name="P15"/>
            <text:p text:style-name="P15">Each replacement/addition of the [MASK] token is a single candidate for a specific correction. </text:p>
            <text:p text:style-name="P15"/>
            <text:p text:style-name="P15">Given an input sequence, each possible correction gives rise to a different candi-</text:p>
            <text:p text:style-name="P15">date which is then sent to BERT. </text:p>
            <text:p text:style-name="P15"/>
            <text:p text:style-name="P15">The most probable correction (above a minimal threshold) is then selected, this process accounts for one iteration.</text:p>
            <text:p text:style-name="P15"/>
            <text:p text:style-name="P10">The resulting sentence is then processed again and the best correction is chosen until all corrections have a low probability in which case the sentence is assumed to be correct.</text:p>
            <text:p text:style-name="P10"/>
            <text:p text:style-name="P16">The above mechanism with threshold values between 0.6 and 0.98 did not yield satisfying results. </text:p>
            <text:p text:style-name="P16"/>
            <text:p text:style-name="P16">For this reason, in the submitted system</text:p>
            <text:p text:style-name="P16">we limit the mechanism significantly, ignoring additions and deletions to focus solely on the replace corrections. </text:p>
            <text:p text:style-name="P16"/>
            <text:p text:style-name="P16">Word sets were chosen from the most frequent errors in the training data across</text:p>
            <text:p text:style-name="P10">different error types (excluding punctuation marks R:PUNCT).</text:p>
            <text:p text:style-name="P10"/>
            <text:p text:style-name="P17">Another approach for using BERT is by fine-tuning BERT to the specific data at hand. </text:p>
            <text:p text:style-name="P17"/>
            <text:p text:style-name="P17">Since the GEC task is naturally limited to specific types of errors, we fine-tuned the Masked Language Model task using synthetic data. </text:p>
            <text:p text:style-name="P17"/>
            <text:p text:style-name="P17">Instead of randomly replacing words with <text:soft-page-break/>the [MASK] token, we replace only specific words in a distribution which mimics the training data. </text:p>
            <text:p text:style-name="P17"/>
            <text:p text:style-name="P17">This process should create a bias in the language model towards the prediction</text:p>
            <text:p text:style-name="P17">of words which we want to correct. </text:p>
            <text:p text:style-name="P17"/>
            <text:p text:style-name="P17">Unfortunately, these efforts did not bear fruit. </text:p>
            <text:p text:style-name="P17"/>
            <text:p text:style-name="P17">The authors believe a more extensive exploration of experimental settings may prove beneficial.</text:p>
          </table:table-cell>
          <table:table-cell table:style-name="Таблица1.B2" office:value-type="string">
            <text:p text:style-name="P10">На каждой итерации этого процесса выполняется исправление (добавление / замена / удаление), и</text:p>
            <text:p text:style-name="P15">полученное предложение затем используется в качестве входных данных для следующей итерации. </text:p>
            <text:p text:style-name="P15"/>
            <text:p text:style-name="P15">Каждая замена/добавление токена [MASK] является единственным кандидатом на конкретную коррекцию. </text:p>
            <text:p text:style-name="P15"/>
            <text:p text:style-name="P15">Учитывая входную последовательность, каждая</text:p>
            <text:p text:style-name="P10">возможная коррекция приводит к появлению другой</text:p>
            <text:p text:style-name="P15">кандидатуры, которая затем отправляется в BERT. </text:p>
            <text:p text:style-name="P15"/>
            <text:p text:style-name="P15">Затем выбирается наиболее вероятная коррекция (выше минимального порога), этот процесс занимает одну итерацию.</text:p>
            <text:p text:style-name="P10"/>
            <text:p text:style-name="P10">Полученное предложение затем обрабатывается снова и наилучшее исправление выбирается до тех пор, пока все исправления не будут иметь низкую вероятность, и в этом случае предполагается, что предложение правильное.</text:p>
            <text:p text:style-name="P10"/>
            <text:p text:style-name="P10">Описанный выше механизм с пороговыми значениями от 0,6 до 0,98 не дал удовлетворительных</text:p>
            <text:p text:style-name="P16">результатов. </text:p>
            <text:p text:style-name="P16"/>
            <text:p text:style-name="P16">По этой причине в представленной системе</text:p>
            <text:p text:style-name="P10">мы значительно ограничиваем механизм, игнорируя</text:p>
            <text:p text:style-name="P16">добавления и удаления, чтобы сосредоточиться исключительно на исправлениях на месте. </text:p>
            <text:p text:style-name="P16"/>
            <text:p text:style-name="P16">Наборы слов были выбраны из наиболее частых ошибок в обучающих данных по различным типам ошибок (исключая знаки препинания R: ТОЧКА).</text:p>
            <text:p text:style-name="P10"/>
            <text:p text:style-name="P10"/>
            <text:p text:style-name="P10">Другой подход к использованию BERT - это fine-</text:p>
            <text:p text:style-name="P17">настройка BERT на конкретные имеющиеся данные. </text:p>
            <text:p text:style-name="P17"/>
            <text:p text:style-name="P17"/>
            <text:p text:style-name="P17">Поскольку задача GEC, естественно, ограничена определенными типами ошибок, мы точно настроили задачу модели замаскированного языка, используя синтетические данные. </text:p>
            <text:p text:style-name="P17"/>
            <text:p text:style-name="P17">Вместо случайного перестановки слов с помощью <text:soft-page-break/>токена [MASK] мы заменяем только определенные слова в распределении, которое имитирует обучающие данные. </text:p>
            <text:p text:style-name="P17"/>
            <text:p text:style-name="P17">Этот процесс должен создать смещение в языковой модели в сторону предсказания слов, которые мы хотим исправить. </text:p>
            <text:p text:style-name="P17"/>
            <text:p text:style-name="P17">К сожалению, эти усилия не принесли плодов. </text:p>
            <text:p text:style-name="P17"/>
            <text:p text:style-name="P17"/>
            <text:p text:style-name="P17">Авторы полагают, что более обширное изучение экспериментальных установок может оказаться полезным.</text:p>
          </table:table-cell>
        </table:table-row>
        <table:table-row table:style-name="TableLine94586684977776">
          <table:table-cell table:style-name="Таблица1.A2" office:value-type="string">
            <text:p text:style-name="P17">4 Combining systems</text:p>
          </table:table-cell>
          <table:table-cell table:style-name="Таблица1.B2" office:value-type="string">
            <text:p text:style-name="P10">4 Комбинирующие системы</text:p>
          </table:table-cell>
        </table:table-row>
        <table:table-row table:style-name="TableLine94586685011424">
          <table:table-cell table:style-name="Таблица1.A2" office:value-type="string">
            <text:p text:style-name="P17">Combining the output of multiple systems has the potential to improve both recall and precision. </text:p>
            <text:p text:style-name="P17"/>
            <text:p text:style-name="P17">Recall is increased because typically different systems focus on different aspects of the problem and can return corrections which are not identified by</text:p>
            <text:p text:style-name="P17">other systems (Bryant et al., 2017). </text:p>
            <text:p text:style-name="P17"/>
            <text:p text:style-name="P17">Precision can be increased by utilizing the fact that if multiple systems predict the same annotations, we can be more confident that this correction is correct.</text:p>
            <text:p text:style-name="P10"/>
            <text:p text:style-name="P10"/>
            <text:p text:style-name="P18">The outputs of Seq2Seq models, differing in training parameters, can be merged using an ensemble approach, where the predictions of the models for each possible word in the sequence are used to compute a merged prediction. </text:p>
            <text:p text:style-name="P18"/>
            <text:p text:style-name="P18"/>
            <text:p text:style-name="P18">It was shown that even an ensemble of models trained with the same hyperparameters but with different</text:p>
            <text:p text:style-name="P10">instances of random initialization can yield benefit (Junczys-Dowmunt et al., 2018).</text:p>
            <text:p text:style-name="P10">The idea of automatically combining multiple system outputs is not new to other fields and was successfully used in the <text:soft-page-break/>Named Entity Recognition (NER) and Entity linking (EL) tasks.</text:p>
            <text:p text:style-name="P10"/>
            <text:p text:style-name="P19">Jiang et al. (2016) evaluated multiple NER systems and based on these results, manually selected a rule for combining the two best systems, building a hybrid system that outperformed the standalone systems. </text:p>
            <text:p text:style-name="P19"/>
            <text:p text:style-name="P19">Ruiz and Poibeau (2015) used the precision calculated on a training corpus to</text:p>
            <text:p text:style-name="P19">calculate a weighted vote for each EL output on unseen data. </text:p>
            <text:p text:style-name="P19"/>
            <text:p text:style-name="P19">Dlugolinskỳ et al. (2013) used decision tree classifier to identify which output to</text:p>
            <text:p text:style-name="P19">accept. </text:p>
            <text:p text:style-name="P19"/>
            <text:p text:style-name="P19">They used a feature set based on the</text:p>
            <text:p text:style-name="P19">overall text, NE surface form, the NE type and the overlap between different outputs. </text:p>
            <text:p text:style-name="P19"/>
            <text:p text:style-name="P19"/>
            <text:p text:style-name="P19">In GEC, combining was also proposed but was ad-hoc rather than automatic and general. </text:p>
            <text:p text:style-name="P19"/>
            <text:p text:style-name="P19">Combining was done by either piping (Rozovskaya and Roth, 2016), where each system receives the output of the last system, or correction of specific phenomena per system (Rozovskaya and Roth, 2011), or more involved methods tailored to the systems used (Grundkiewicz and Junczys-Dowmunt,</text:p>
            <text:p text:style-name="P19">2018). </text:p>
            <text:p text:style-name="P19"/>
            <text:p text:style-name="P19">This required manual adjustments and re-</text:p>
            <text:p text:style-name="P10">finements for every set of systems.</text:p>
            <text:p text:style-name="P10"/>
            <text:p text:style-name="P10">Evaluating by a corpus level measure such</text:p>
            <text:p text:style-name="P10">as F score renders combining systems difficult.</text:p>
            <text:p text:style-name="P10"/>
            <text:p text:style-name="P10">Systems developed towards F 0.5 tend to reduce recall improving precision (Choshen and Abend, 2018b), while avoiding catastrophic errors (Choshen and <text:soft-page-break/>Abend, 2018c) this behaviour might reduce the flexibility of the combination.</text:p>
            <text:p text:style-name="P10"/>
            <text:p text:style-name="P10">It is possible to tune systems to other goals (e.g. recall) (Grundkiewicz and Junczys-Dowmunt, 2018) and thus achieve more versatile systems, but that is not the case when using black-box systems, and hence left for future inspection.</text:p>
            <text:p text:style-name="P20">System pair. </text:p>
            <text:p text:style-name="P19">We propose a method to combine</text:p>
            <text:p text:style-name="P19">multiple systems by directly optimizing F β for a chosen β, in the field 0.5 is usually used. </text:p>
            <text:p text:style-name="P19"/>
            <text:p text:style-name="P19">We begin by considering a combination of two systems</text:p>
            <text:p text:style-name="P10">1. Given a development set, where E are the sentences with errors and G are the gold annotations, generate M gold file, which contains all the gold corrections to the sentences.</text:p>
            <text:p text:style-name="P10">2. Correct E with each of the systems, to receive corrected sentences hypothesis Hi .</text:p>
            <text:p text:style-name="P10"/>
            <text:p text:style-name="P10">3. Generate M i 2 for each system i by comparing the systems’ output H i and the E input.</text:p>
            <text:p text:style-name="P10"/>
            <text:p text:style-name="P10">4. Split the annotations of the systems into three subsets: </text:p>
            <text:p text:style-name="P22">H 1\2 - all the suggested annotations of system1 which were not suggested by system2; </text:p>
            <text:p text:style-name="P22">H 2\1 - all the suggested annotations of system2 which were not suggested by system1; </text:p>
            <text:p text:style-name="P22">and H 1∩2 - all the suggested annotations in common.</text:p>
            <text:p text:style-name="P10">5. Generate M 2 files for each of the three sets:</text:p>
            <text:p text:style-name="P10">2 , M 2 , M 2 .</text:p>
            <text:p text:style-name="P10">M 1\2</text:p>
            <text:p text:style-name="P10">1∩2</text:p>
            <text:p text:style-name="P10">1\2</text:p>
            <text:p text:style-name="P10">6. Evaluate the performance on each of the</text:p>
            <text:p text:style-name="P10">three subsets of annotations, split by error</text:p>
            <text:p text:style-name="P10">2 . For</text:p>
            <text:p text:style-name="P10"><text:soft-page-break/>2</text:p>
            <text:p text:style-name="P10">with M gold</text:p>
            <text:p text:style-name="P10">type, by comparing M subset</text:p>
            <text:p text:style-name="P10">each subset and each error type, we obtain</text:p>
            <text:p text:style-name="P10">error−type</text:p>
            <text:p text:style-name="P10">error−type</text:p>
            <text:p text:style-name="P10">error−type</text:p>
            <text:p text:style-name="P10">T P subset</text:p>
            <text:p text:style-name="P10">, F P subset</text:p>
            <text:p text:style-name="P10">, F N subset</text:p>
            <text:p text:style-name="P10">.</text:p>
            <text:p text:style-name="P10">error−type</text:p>
            <text:p text:style-name="P10"/>
            <text:p text:style-name="P10"/>
            <text:p text:style-name="P10">7. Define selection variables S subset</text:p>
            <text:p text:style-name="P22">which determine the probability an edit of the specific error type in a specific subset of edits will be used. </text:p>
            <text:p text:style-name="P22">According to the way subsets were built, each edit corresponds to exactly one subset (e.g. 1 \ 2).</text:p>
            <text:p text:style-name="P10"/>
            <text:p text:style-name="P10">8. For all error types and subset of ed-its, compute the optimal selection variables</text:p>
            <text:p text:style-name="P10">error−type</text:p>
            <text:p text:style-name="P10">S subset</text:p>
            <text:p text:style-name="P10">that maximize f β by solving</text:p>
            <text:p text:style-name="P10">error−type</text:p>
            <text:p text:style-name="P10">0 ≤ S subset</text:p>
            <text:p text:style-name="P10">≤ 1</text:p>
            <text:p text:style-name="P10">X</text:p>
            <text:p text:style-name="P10">t</text:p>
            <text:p text:style-name="P10">t</text:p>
            <text:p text:style-name="P10">total =</text:p>
            <text:p text:style-name="P10">T P 1∩2</text:p>
            <text:p text:style-name="P10">+ F N 1∩2</text:p>
            <text:p text:style-name="P10">t∈error−type</text:p>
            <text:p text:style-name="P10">X</text:p>
            <text:p text:style-name="P10">TP =</text:p>
            <text:p text:style-name="P10">T P s t ∗ S s t</text:p>
            <text:p text:style-name="P10">Sopt error−type</text:p>
            <text:p text:style-name="P10">need not be integer, although in</text:p>
            <text:p text:style-name="P10">subset</text:p>
            <text:p text:style-name="P23">practice they usually are. 4 . </text:p>
            <text:p text:style-name="P23"/>
            <text:p text:style-name="P23">In our submission, for simplicity, we avoid these cases and round error−type</text:p>
            <text:p text:style-name="P23">Sopt subset to nearest integer value (either <text:soft-page-break/>0 or 1). </text:p>
            <text:p text:style-name="P23"/>
            <text:p text:style-name="P23">But our implementation allows sampling.</text:p>
            <text:p text:style-name="P10">A major concern is to what extent does the precision and recall statistics per error type and subset on the development set represent the actual distribution expected during inference on unseen data.</text:p>
            <text:p text:style-name="P10"/>
            <text:p text:style-name="P10">Assuming the development set and the unseen are sampled from the same distributions, the confidence is correlated with the number of samples seen for each error-type and subset.</text:p>
            <text:p text:style-name="P10"/>
            <text:p text:style-name="P10">Assuming errors come from a binomial distribution, we try to estimate the conditional probability P (|prec test − prec dev | &lt; 0.15 | prec dev ).</text:p>
            <text:p text:style-name="P10"/>
            <text:p text:style-name="P10">Given more than 20 samples, the probability for 15% difference in development and test precision is 14.5%, and if there are 50 samples, this proba-</text:p>
            <text:p text:style-name="P23">bility drops to 2.8%. </text:p>
            <text:p text:style-name="P23"/>
            <text:p text:style-name="P23">In the experiments, we ignore error-types where there are less than 2 samples.</text:p>
            <text:p text:style-name="P10"/>
            <text:p text:style-name="P10">The process of correcting an unseen set of sentences T is as follows:</text:p>
            <text:p text:style-name="P10">1. Correct T by every system i, to receive corrected sentences hypothesis H i .</text:p>
            <text:p text:style-name="P10">2. Generate M i 2 files for each system by comparing the systems’ output H i and the T input.</text:p>
            <text:p text:style-name="P10">3. Split the annotations of the systems into three sets: H 1\2 , H 2\1 , and H 1∩2 .</text:p>
            <text:p text:style-name="P10">4. Generate M 2 files for each of the three sets:</text:p>
            <text:p text:style-name="P10">2 , M 2 , M 2 .</text:p>
            <text:p text:style-name="P10">M 1\2</text:p>
            <text:p text:style-name="P23">1∩2</text:p>
            <text:p text:style-name="P23">2\1</text:p>
            <text:p text:style-name="P10">5. Remove all annotations from the M 2 files for which Sopt error−type</text:p>
            <text:p text:style-name="P10">= 0.</text:p>
            <text:p text:style-name="P10">subset</text:p>
            <text:p text:style-name="P10"><text:soft-page-break/>6. Merge all the annotations from the modified 2 , M 2 , and M 2 files to create M 2</text:p>
            <text:p text:style-name="P10">M 1\2</text:p>
            <text:p text:style-name="P10">1∩2</text:p>
            <text:p text:style-name="P10">final .</text:p>
            <text:p text:style-name="P10">2\1</text:p>
            <text:p text:style-name="P10">If there are overlapping annotations - we currently select an arbitrary annotation.</text:p>
            <text:p text:style-name="P10">t∈error−type,s∈subset</text:p>
            <text:p text:style-name="P10">X</text:p>
            <text:p text:style-name="P10">FP =</text:p>
            <text:p text:style-name="P10">F P s t ∗ S s t</text:p>
            <text:p text:style-name="P10">t∈error−type,s∈subset</text:p>
            <text:p text:style-name="P10">F N = total − T P</text:p>
            <text:p text:style-name="P10">Sopt = arg max f β (T P, F P, F N )</text:p>
            <text:p text:style-name="P10"/>
            <text:p text:style-name="P10">7. Apply all the corrections in M f 2 inal to T and receive the final output.</text:p>
            <text:p text:style-name="P10">In Table 1, we present the results of the most frequent error types when combining two systems, Nematus and Grammarly.</text:p>
            <text:p text:style-name="P10">S</text:p>
            <text:p text:style-name="P10">4</text:p>
            <text:p text:style-name="P10">This is a convex optimization problem with linear constraints and pose no difficulty to standard solvers.</text:p>
            <text:p text:style-name="P10"/>
            <text:p text:style-name="P23">Non integer value can occur when a 0 value yields high precision and low recall, and a 1 value yields low precision and high recall. </text:p>
            <text:p text:style-name="P23">In this case, randomly selecting a subset of</text:p>
            <text:p text:style-name="P10">the corrections will yield a medium recall and medium precision, which maximizes f β</text:p>
            <text:p text:style-name="P10"/>
            <text:p text:style-name="P10">As expected, the precision on corrections found by both systems is significantly higher than those found by a single sys-</text:p>
            <text:p text:style-name="P24">tem. </text:p>
            <text:p text:style-name="P24"/>
            <text:p text:style-name="P24">For correction type ’R:OTHER’, for exam-</text:p>
            <text:p text:style-name="P10">ple, the precision on common corrections is 0.67,</text:p>
            <text:p text:style-name="P24">compared to 0.17 and 0.28 of the respective standalone systems. </text:p>
            <text:p text:style-name="P24"/>
            <text:p text:style-name="P24"><text:soft-page-break/>Therefore, the optimal solution uses only the corrections produced by both systems. </text:p>
            <text:p text:style-name="P24"/>
            <text:p text:style-name="P24">We can also see that in some error types</text:p>
            <text:p text:style-name="P10">(e.g., R:SPELL or R:DET) the precision of corrections identified by the Nematus system is low enough that the optimization algorithm selected only the corrections by Grammarly.</text:p>
            <text:p text:style-name="P10"/>
            <text:p text:style-name="P10">Multiple systems. When N &gt; 2 systems are</text:p>
            <text:p text:style-name="P10">available, it is possible to extend the above approach by creating more disjoint subsets, which include any of the 2 N subsets of corrections.</text:p>
            <text:p text:style-name="P24">When N is large, many of these subsets will be very small, and therefore may not contain mean-ingful statistics. </text:p>
            <text:p text:style-name="P24">We propose an iterative approach, where at each step two systems are combined. </text:p>
            <text:p text:style-name="P24">The results of this combination can be then combined with other systems. </text:p>
            <text:p text:style-name="P24">This approach works better when the development set is small, but can also</text:p>
            <text:p text:style-name="P10">suffers from over-fitting to the dev set, because subsequent combination steps are performed on the results of the previous merges steps, which were already optimized on the same data set.</text:p>
          </table:table-cell>
          <table:table-cell table:style-name="Таблица1.B2" office:value-type="string">
            <text:p text:style-name="P10">Объединение выходных данных нескольких систем</text:p>
            <text:p text:style-name="P17">потенциально может улучшить как отзыв, так и точность. </text:p>
            <text:p text:style-name="P17"/>
            <text:p text:style-name="P17">Повторный вызов увеличивается, потому что, как правило, разные системы фокусируются на разных аспектах проблемы и могут возвращать исправления, которые не идентифицируются другими системами (Брайант и др., 2017). </text:p>
            <text:p text:style-name="P17"/>
            <text:p text:style-name="P17">Точность может быть повышена за счет использования того факта, что если несколько</text:p>
            <text:p text:style-name="P10">систем предсказывают одни и те же аннотации, мы можем быть более уверены в правильности этой коррекции.</text:p>
            <text:p text:style-name="P10"/>
            <text:p text:style-name="P10">Выходные данные моделей Seq2Seq, отличающиеся</text:p>
            <text:p text:style-name="P10">параметрами обучения, могут быть объединены с помощью <text:span text:style-name="T11">ансамблевого </text:span>подход<text:span text:style-name="T11">а</text:span> подобия, при котором предсказания моделей для каждого возможного слова в последовательности</text:p>
            <text:p text:style-name="P18">используются для вычисления объединенного предсказания. </text:p>
            <text:p text:style-name="P18"/>
            <text:p text:style-name="P18">Было показано, что даже ансамбль моделей, обученных с одними и теми же гиперпараметрами, но с разными экземплярами случайной инициализации, может принести пользу (Junczys-Dowmunt et al., 2018).</text:p>
            <text:p text:style-name="P18">Идея автоматического объединения выходных данных нескольких систем не нова для других областей и была успешно использована в <text:span text:style-name="T11">з</text:span><text:span text:style-name="T12">адач</text:span><text:span text:style-name="T13">ах</text:span><text:span text:style-name="T6"> </text:span><text:soft-page-break/>распознавания <text:span text:style-name="T11">именованных сущностей </text:span>(NER) и связ<text:span text:style-name="T11">анных сущностей</text:span> (EL).</text:p>
            <text:p text:style-name="P18"/>
            <text:p text:style-name="P10">Цзян и др. (2016) оценили несколько систем NER-</text:p>
            <text:p text:style-name="P10">тем и на основе этих результатов вручную выбрали</text:p>
            <text:p text:style-name="P19">правило для объединения двух лучших систем, создав гибридную систему, которая превзошла стандартные системы. </text:p>
            <text:p text:style-name="P19"/>
            <text:p text:style-name="P19">Руис и Пойбо (2015) использовали точность, рассчитанную по учебному корпусу, для вычисления взвешенного голосования за каждый результат EL по</text:p>
            <text:p text:style-name="P19">невидимым данным. </text:p>
            <text:p text:style-name="P19"/>
            <text:p text:style-name="P19">Длуголинский и др. (2013) использовали</text:p>
            <text:p text:style-name="P19">классификатор дерева решений, чтобы определить, какие выходные данные следует принимать. </text:p>
            <text:p text:style-name="P19"/>
            <text:p text:style-name="P19">Они использовали набор функций, основанный на</text:p>
            <text:p text:style-name="P10">общем тексте, форме поверхности NE, типе NE и</text:p>
            <text:p text:style-name="P19">перекрытии между различными выходными данными. </text:p>
            <text:p text:style-name="P19"/>
            <text:p text:style-name="P19">В GEC также предлагалось объединение, но оно было разовым а не автоматический и общий. </text:p>
            <text:p text:style-name="P19"/>
            <text:p text:style-name="P19"/>
            <text:p text:style-name="P19">Объединение была произведена трубопроводов (Rozovskaya and Roth, 2016), где каждая система получает выход последний системы или коррекции конкретных явления в системе (Rozovskaya and Roth, 2011), или больше задействованы методы, адаптированные к системе стем, используемых (Grundkiewicz и Junczys-Dowmunt, 2018). </text:p>
            <text:p text:style-name="P19"/>
            <text:p text:style-name="P19"/>
            <text:p text:style-name="P19"/>
            <text:p text:style-name="P19">Это требовало ручной настройки и доработки</text:p>
            <text:p text:style-name="P10">для каждого набора систем.</text:p>
            <text:p text:style-name="P10"/>
            <text:p text:style-name="P10">Оценка с помощью показателя уровня корпуса, такого как оценка F, затрудняет объединение систем.</text:p>
            <text:p text:style-name="P10"/>
            <text:p text:style-name="P10"/>
            <text:p text:style-name="P10">Системы, разработанные в направлении F 0,5, как правило, снижают отзыв, повышая точность (Choshen и Abend, 2018b), избегая при этом катастрофических ошибок (Чошен и Абенд, 2018c) такое поведение</text:p>
            <text:p text:style-name="P10"><text:soft-page-break/>может снизить гибкость комбинации.</text:p>
            <text:p text:style-name="P10"/>
            <text:p text:style-name="P10"/>
            <text:p text:style-name="P10">Можно настроить системы на другие цели (например</text:p>
            <text:p text:style-name="P10">, отзыв) (Грундкевич и Джунцис-Доумунт, 2018) и, таким образом, достигают более универсальных систем, но это не так при использовании систем черного ящика и, следовательно, оставлено для будущей проверки.</text:p>
            <text:p text:style-name="P19"><text:span text:style-name="T6">Системная пара.</text:span> </text:p>
            <text:p text:style-name="P19">Мы предлагаем метод объединения нескольких систем путем прямой оптимизации F β для</text:p>
            <text:p text:style-name="P19">выбранного β, в поле обычно используется 0,5. </text:p>
            <text:p text:style-name="P19"/>
            <text:p text:style-name="P19"/>
            <text:p text:style-name="P19">Мы начнем с рассмотрения комбинации двух систем</text:p>
            <text:p text:style-name="P10"/>
            <text:p text:style-name="P10">1. Учитывая набор для разработки, где E - предложения с ошибками, а G - золотые аннотации, сгенерируйте файл M<text:span text:style-name="T14">gold</text:span>, который содержит все золотые исправления к предложениям.</text:p>
            <text:p text:style-name="P10"/>
            <text:p text:style-name="P10">2. Исправьте E с помощью каждой из систем, чтобы</text:p>
            <text:p text:style-name="P10">получить исправленные предложения гипотезы H i .</text:p>
            <text:p text:style-name="P10"/>
            <text:p text:style-name="P10">3. Сгенерируйте M i 2 для каждой системы i путем сравнения выходных данных систем H i и входных данных E.</text:p>
            <text:p text:style-name="P10"/>
            <text:p text:style-name="P10">4. Разделите аннотации систем на три</text:p>
            <text:p text:style-name="P22">подмножества: </text:p>
            <text:p text:style-name="P22">H1\2 - все предлагаемые аннотации system1, которые не были предложены system2; </text:p>
            <text:p text:style-name="P22">H2\1 - все предлагаемые аннотации system2, которые не были предложены system1; </text:p>
            <text:p text:style-name="P22">и H1∩2 - все предлагаемые общие обозначения.</text:p>
            <text:p text:style-name="P22"/>
            <text:p text:style-name="P22"/>
            <text:p text:style-name="P22"/>
            <text:p text:style-name="P10">5. Сгенерируйте M 2 файлов для каждого из трех наборов:</text:p>
            <text:p text:style-name="P10">2 , М 2 , М 2 .</text:p>
            <text:p text:style-name="P10">М 1\2</text:p>
            <text:p text:style-name="P10">1∩2</text:p>
            <text:p text:style-name="P10">1\2</text:p>
            <text:p text:style-name="P10">6. Оцените производительность по каждому из</text:p>
            <text:p text:style-name="P10">три подмножества аннотаций, разделенных по ошибке</text:p>
            <text:p text:style-name="P10"><text:soft-page-break/>2 . Для</text:p>
            <text:p text:style-name="P10">2</text:p>
            <text:p text:style-name="P10">с</text:p>
            <text:p text:style-name="P10">типом M gold, сравнивая M подмножеств</text:p>
            <text:p text:style-name="P10">каждого подмножества и каждого типа ошибки, мы получаем тип ошибки тип</text:p>
            <text:p text:style-name="P10">ошибки тип</text:p>
            <text:p text:style-name="P10">ошибки</text:p>
            <text:p text:style-name="P10">Подмножество T P , подмножество</text:p>
            <text:p text:style-name="P10">F P</text:p>
            <text:p text:style-name="P10">, подмножество F N</text:p>
            <text:p text:style-name="P10">.</text:p>
            <text:p text:style-name="P10">тип ошибки</text:p>
            <text:p text:style-name="P10"/>
            <text:p text:style-name="P22">7. Определите подмножество переменных выбора, которые определяют вероятность того, что будет использована правка определенного типа ошибки в определенном подмножестве правок. </text:p>
            <text:p text:style-name="P22">В соответствии с тем, как были построены подмножества, каждое редактирование соответствует ровно одному подмножеству (например, 1 \ 2).</text:p>
            <text:p text:style-name="P10"/>
            <text:p text:style-name="P10">8. Для всех типов ошибок и подмножества ed-its, вычислите переменные оптимального выбора</text:p>
            <text:p text:style-name="P10">типа ошибки</text:p>
            <text:p text:style-name="P10">S подмножество</text:p>
            <text:p text:style-name="P10">которые максимизируют f β путем решения</text:p>
            <text:p text:style-name="P10">ошибок типа</text:p>
            <text:p text:style-name="P10">0 ≤ S подмножество</text:p>
            <text:p text:style-name="P10">≤ 1</text:p>
            <text:p text:style-name="P10">X</text:p>
            <text:p text:style-name="P10">t</text:p>
            <text:p text:style-name="P10">t</text:p>
            <text:p text:style-name="P10">итого =</text:p>
            <text:p text:style-name="P10">T P 1∩2</text:p>
            <text:p text:style-name="P10">+ F N 1∩2</text:p>
            <text:p text:style-name="P10">t∈тип ошибки</text:p>
            <text:p text:style-name="P10">X</text:p>
            <text:p text:style-name="P10">TP =</text:p>
            <text:p text:style-name="P10">T P s t ∗ S s t</text:p>
            <text:p text:style-name="P10">Тип ошибки Sopt</text:p>
            <text:p text:style-name="P10">не обязательно должен быть целочисленным, хотя на</text:p>
            <text:p text:style-name="P10"/>
            <text:p text:style-name="P23">практике подмножества обычно таковыми и являются. 4 . </text:p>
            <text:p text:style-name="P23">В нашем представлении, для простоты, мы избегаем этих случаев и округляем тип ошибки Sopt подмножество до ближайшего целого значения (либо <text:soft-page-break/>0, либо1). </text:p>
            <text:p text:style-name="P23"/>
            <text:p text:style-name="P23">Но наша реализация позволяет проводить выборку.</text:p>
            <text:p text:style-name="P10">Основная проблема заключается в том, в какой степени статистика прогнозирования и отзыва для каждого типа ошибок и подмножества в наборе разработки отражает фактическое распределение, ожидаемое при выводе на основе невидимых данных.</text:p>
            <text:p text:style-name="P10"/>
            <text:p text:style-name="P10">Предполагая, что набор для разработки и невидимый</text:p>
            <text:p text:style-name="P10">выбраны из одних и тех же дистрибутивов,</text:p>
            <text:p text:style-name="P10">достоверность коррелирует с количеством</text:p>
            <text:p text:style-name="P10">просмотренных выборок для каждого типа ошибки и подмножества.</text:p>
            <text:p text:style-name="P10"/>
            <text:p text:style-name="P10">Предполагая, что ошибки возникают из-за биномиального распределения, мы пытаемся оценить условную вероятность P (|prec test - prec dev | &lt; 0.15 | prec dev ).</text:p>
            <text:p text:style-name="P10"/>
            <text:p text:style-name="P10">Учитывая более 20 выборок, вероятность для</text:p>
            <text:p text:style-name="P10">Разница в 15% в точности разработки и тестирования</text:p>
            <text:p text:style-name="P10">составляет 14,5%, а при наличии 50 образцов эта</text:p>
            <text:p text:style-name="P23">вероятность снижается до 2,8%. </text:p>
            <text:p text:style-name="P23"/>
            <text:p text:style-name="P23"/>
            <text:p text:style-name="P23">В экспериментах мы игнорируем типы ошибок, когда имеется менее 2 выборок.</text:p>
            <text:p text:style-name="P10"/>
            <text:p text:style-name="P10">Процесс исправления невидимого набора значений T</text:p>
            <text:p text:style-name="P10">заключается в следующем:</text:p>
            <text:p text:style-name="P10">1. Исправьте T по каждой системе i, чтобы получить правильные предложения гипотезы H i .</text:p>
            <text:p text:style-name="P10">2. Сгенерируйте M i 2 файла для каждой системы,</text:p>
            <text:p text:style-name="P10">сопоставив выходные данные систем и</text:p>
            <text:p text:style-name="P10">введенные данные.</text:p>
            <text:p text:style-name="P10">3. Разделите аннотации систем на три</text:p>
            <text:p text:style-name="P10">наборы: H 1\2 , H 2\1 и H 1∩2 .</text:p>
            <text:p text:style-name="P10">4. Сгенерируйте M 2 файлов для каждого из трех наборов:</text:p>
            <text:p text:style-name="P10">2 , М 2 , М 2 .</text:p>
            <text:p text:style-name="P10">М 1\2</text:p>
            <text:p text:style-name="P10">1∩2</text:p>
            <text:p text:style-name="P10">2\1</text:p>
            <text:p text:style-name="P10">5. Удалите все аннотации из файлов M2, для</text:p>
            <text:p text:style-name="P10">которых тип ошибки Sopt</text:p>
            <text:p text:style-name="P10">= 0.</text:p>
            <text:p text:style-name="P10">подмножество</text:p>
            <text:p text:style-name="P10"><text:soft-page-break/>6. Объедините все аннотации из измененного</text:p>
            <text:p text:style-name="P10">2 , M 2 и M 2 файлов для создания M 2</text:p>
            <text:p text:style-name="P10">М 1\2</text:p>
            <text:p text:style-name="P10">1∩2</text:p>
            <text:p text:style-name="P10">финал .</text:p>
            <text:p text:style-name="P10">2\1</text:p>
            <text:p text:style-name="P10"/>
            <text:p text:style-name="P10">Если есть перекрывающиеся аннотации — мы в настоящее время выбираем произвольную аннотацию.</text:p>
            <text:p text:style-name="P10">t∈тип ошибки,s∈подмножество</text:p>
            <text:p text:style-name="P10">X</text:p>
            <text:p text:style-name="P10">FP =</text:p>
            <text:p text:style-name="P10">F P s t ∗ S s t</text:p>
            <text:p text:style-name="P10">t∈тип ошибки,s∈подмножество</text:p>
            <text:p text:style-name="P10">F N = всего − T P</text:p>
            <text:p text:style-name="P10">Sopt = arg max f β (T P, F P, F N )</text:p>
            <text:p text:style-name="P10">7. Примените все исправления в M f 2 inal к T и</text:p>
            <text:p text:style-name="P10">получите окончательный результат.</text:p>
            <text:p text:style-name="P10">В таблице 1 мы представляем результаты наиболее</text:p>
            <text:p text:style-name="P10">частых типов ошибок при объединении двух систем,</text:p>
            <text:p text:style-name="P10">Nematus and Grammarly.</text:p>
            <text:p text:style-name="P10">S</text:p>
            <text:p text:style-name="P10">4</text:p>
            <text:p text:style-name="P10">Это задача выпуклой оптимизации с линейными ограничениями, которая не представляет трудностей для стандартных решателей.</text:p>
            <text:p text:style-name="P10"/>
            <text:p text:style-name="P10">Нецелочисленное значение может иметь место, когда значение 0 дает высокий точность и низкий уровень отзыва, а значение 1 дает низкую точность</text:p>
            <text:p text:style-name="P23">и высокий уровень отзыва. </text:p>
            <text:p text:style-name="P23">В этом случае случайный выбор подмножества</text:p>
            <text:p text:style-name="P10">поправок приведет к среднему воспроизведению и средней точности, что максимизирует f β</text:p>
            <text:p text:style-name="P10"/>
            <text:p text:style-name="P10"/>
            <text:p text:style-name="P24">Как и ожидалось, точность исправлений, обнаруженных обеими системами, значительно выше, чем у одной системы. </text:p>
            <text:p text:style-name="P24"/>
            <text:p text:style-name="P24"/>
            <text:p text:style-name="P24">Например, для коррекции типа "R:OTHER’ точность обычных поправок составляет 0,67 по сравнению с 0,17 и 0,28 в соответствующих стандартных</text:p>
            <text:p text:style-name="P24">системах. </text:p>
            <text:p text:style-name="P24"/>
            <text:p text:style-name="P24"/>
            <text:p text:style-name="P24"><text:soft-page-break/>Следовательно, оптимальное решение использует только поправки, произведенные обеими системами. </text:p>
            <text:p text:style-name="P24"/>
            <text:p text:style-name="P24">Мы также можем видеть, что в некоторых типах ошибок (например, R:SPELL или R:DET) точность</text:p>
            <text:p text:style-name="P10">исправлений, идентифицированных системой</text:p>
            <text:p text:style-name="P10">Nematus, достаточно низка, чтобы алгоритм оптимизации выбирал только исправления по Grammarly.</text:p>
            <text:p text:style-name="P10"/>
            <text:p text:style-name="P10">Несколько систем. Когда доступно N &gt; 2 систем, можно расширить вышеупомянутый подход, создав больше непересекающихся подмножеств, которые</text:p>
            <text:p text:style-name="P10">включают любое из 2 N подмножеств исправлений.</text:p>
            <text:p text:style-name="P10"/>
            <text:p text:style-name="P10">Когда N велико, многие из этих подмножеств будут</text:p>
            <text:p text:style-name="P10">очень малы и, следовательно, могут не содержать</text:p>
            <text:p text:style-name="P24">значимой статистики. </text:p>
            <text:p text:style-name="P24">Мы предлагаем итеративный подход, при котором на каждом шаге объединяются две системы. </text:p>
            <text:p text:style-name="P24">Результаты этой комбинации затем могут быть объединены с другими системами. </text:p>
            <text:p text:style-name="P24">Этот подход работает лучше, когда набор разработчиков невелик, но также может страдать от чрезмерной подгонки к набору разработчиков, поскольку последующие шаги объединения выполняются по результатам предыдущих шагов слияния, которые уже были оптимизированы для того же набора данных.</text:p>
          </table:table-cell>
        </table:table-row>
        <table:table-row table:style-name="TableLine94586685011120">
          <table:table-cell table:style-name="Таблица1.A2" office:value-type="string">
            <text:p text:style-name="P10">5 Experiments</text:p>
          </table:table-cell>
          <table:table-cell table:style-name="Таблица1.B2" office:value-type="string">
            <text:p text:style-name="P32">5 Эксперименты</text:p>
          </table:table-cell>
        </table:table-row>
        <table:table-row table:style-name="TableLine94586685044352">
          <table:table-cell table:style-name="Таблица1.A2" office:value-type="string">
            <text:p text:style-name="P10">As our system is based on various parts and mainly focuses on the ability to smartly combine those, we experiment with how each of the parts work</text:p>
            <text:p text:style-name="P33">separately. </text:p>
            <text:p text:style-name="P33"/>
            <text:p text:style-name="P33">A special focus is given to combining</text:p>
            <text:p text:style-name="P10">strong components, black-box components and single components as combining is a crucial part of the innovation in this system.</text:p>
          </table:table-cell>
          <table:table-cell table:style-name="Таблица1.B2" office:value-type="string">
            <text:p text:style-name="P10">Поскольку наша система основана на различных деталях и в основном фокусируется на способности разумно комбинировать их, мы экспериментируем с тем, как каждая из частей работает</text:p>
            <text:p text:style-name="P10">отдельно. </text:p>
            <text:p text:style-name="P10"/>
            <text:p text:style-name="P10">Особое внимание уделяется сочетанию</text:p>
            <text:p text:style-name="P10">сильных компонентов, компонентов черного ящика и отдельных компонентов, поскольку объединение является важной частью инноваций в этой системе.</text:p>
          </table:table-cell>
        </table:table-row>
        <table:table-row table:style-name="TableLine94586685126832">
          <table:table-cell table:style-name="Таблица1.A2" office:value-type="string">
            <text:p text:style-name="P10">5.1 Spell checkers’ comparison</text:p>
          </table:table-cell>
          <table:table-cell table:style-name="Таблица1.B2" office:value-type="string">
            <text:p text:style-name="P10">5.1 Сравнение средств проверки орфографии</text:p>
          </table:table-cell>
        </table:table-row>
        <table:table-row table:style-name="Таблица1.21">
          <table:table-cell table:style-name="Таблица1.A2" office:value-type="string">
            <text:p text:style-name="P25"><text:span text:style-name="T16">We’ve compared our home-brewed spell-checker with JamSpell </text:span><text:span text:style-name="T17">(</text:span><text:span text:style-name="T23">https://github.com/bakwc/JamSpell)</text:span><text:span text:style-name="T17">, Norvig</text:span></text:p>
            <text:p text:style-name="P26"><text:span text:style-name="T17">(</text:span><text:a xlink:type="simple" xlink:href="https://github.com/barrust/pyspellchecker" text:style-name="Internet_20_link" text:visited-style-name="Visited_20_Internet_20_Link"><text:span text:style-name="T23">https://github.com/barrust/pyspellchecker</text:span></text:a><text:span text:style-name="T17">)</text:span></text:p>
            <text:p text:style-name="P27"><text:span text:style-name="T17">and ENCHANT <text:s/></text:span><text:soft-page-break/><text:span text:style-name="T17">(</text:span><text:span text:style-name="T23">https://github.com/AbiWord/enchant</text:span><text:span text:style-name="T17">). </text:span></text:p>
            <text:p text:style-name="P36"/>
            <text:p text:style-name="P27"><text:span text:style-name="T17">When comparing the results <text:s/>all error categories, our spell-checker has relatively low results (See Table</text:span><text:span text:style-name="T27"> 2</text:span><text:span text:style-name="T19">).</text:span></text:p>
            <text:p text:style-name="P37">However, when comparing the results</text:p>
            <text:p text:style-name="P37">in spelling (R:SPELL) category alone, </text:p>
            <text:p text:style-name="P26"><text:span text:style-name="T17">our spellchecker excels (See Table</text:span><text:span text:style-name="T27"> 3</text:span><text:span text:style-name="T19">).</text:span></text:p>
            <text:p text:style-name="P26"/>
          </table:table-cell>
          <table:table-cell table:style-name="Таблица1.B2" office:value-type="string">
            <text:p text:style-name="P30">Мы сравнили нашу домашнюю проверку орфографии</text:p>
            <text:p text:style-name="P28"><text:span text:style-name="T20"><text:s/></text:span><text:span text:style-name="T21">с </text:span><text:span text:style-name="T20">JamSpell </text:span><text:span text:style-name="T21">(</text:span><text:span text:style-name="T24">https://github.com/bakwc/JamSpell)</text:span><text:span text:style-name="T21">, Norvig</text:span></text:p>
            <text:p text:style-name="P26"><text:span text:style-name="T18">(</text:span><text:a xlink:type="simple" xlink:href="https://github.com/barrust/pyspellchecker" text:style-name="Internet_20_link" text:visited-style-name="Visited_20_Internet_20_Link"><text:span text:style-name="T25">https://github.com/barrust/pyspellchecker</text:span></text:a><text:span text:style-name="T18">)</text:span></text:p>
            <text:p text:style-name="P28"><text:span text:style-name="T21">and ENCHANT <text:s/></text:span><text:soft-page-break/><text:span text:style-name="T21">(</text:span><text:span text:style-name="T24">https://github.com/AbiWord/enchant</text:span><text:span text:style-name="T21">)</text:span></text:p>
            <text:p text:style-name="P30"/>
            <text:p text:style-name="P30">Когда сравнивая результаты по всем категориям ошибок, наша проверка орфографии показывает относительно низкие результаты (см. Таблицу 2).</text:p>
            <text:p text:style-name="P30">Однако при сравнении результатов только в категории орфографии (R: ПРАВОПИСАНИЕ) наша проверка орфографии превосходит (см. Таблицу 3). </text:p>
          </table:table-cell>
        </table:table-row>
        <table:table-row table:style-name="TableLine94586684465264">
          <table:table-cell table:style-name="Таблица1.B2" table:number-columns-spanned="2" office:value-type="string">
            <text:p text:style-name="P10">Table 1: Combination statistics of the most common error types over two systems - Nematus and Grammarly</text:p>
          </table:table-cell>
          <table:covered-table-cell/>
        </table:table-row>
        <table:table-row table:style-name="Таблица1.23">
          <table:table-cell table:style-name="Таблица1.B2" table:number-columns-spanned="2" office:value-type="string">
            <text:p text:style-name="P10"><draw:g text:anchor-type="paragraph" draw:z-index="0" draw:name="Групповой объект 1" draw:style-name="gr65"><draw:frame draw:style-name="gr2" draw:text-style-name="P51" svg:width="16.962cm" svg:height="0.018cm" draw:transform="rotate (-3.14159265358979) translate (17.1538194444444cm 0.146402777777778cm)"><draw:image xlink:href="Pictures/100000010000000100000001028F582B9643F048.png" xlink:type="simple" xlink:show="embed" xlink:actuate="onLoad" draw:mime-type="image/png"><text:p/></draw:image></draw:frame><draw:frame draw:style-name="gr2" draw:text-style-name="P51" svg:width="0.018cm" svg:height="0.572cm" draw:transform="rotate (-3.14159265358979) translate (0.201083333333333cm 0.714375cm)"><draw:image xlink:href="Pictures/100000010000000100000001028F582B9643F048.png" xlink:type="simple" xlink:show="embed" xlink:actuate="onLoad" draw:mime-type="image/png"><text:p/></draw:image></draw:frame><draw:frame draw:style-name="gr2" draw:text-style-name="P51" svg:width="0.017cm" svg:height="0.572cm" draw:transform="rotate (-3.14159265358979) translate (3.53483333333333cm 0.714375cm)"><draw:image xlink:href="Pictures/100000010000000100000001028F582B9643F048.png" xlink:type="simple" xlink:show="embed" xlink:actuate="onLoad" draw:mime-type="image/png"><text:p/></draw:image></draw:frame><draw:frame draw:style-name="gr130" draw:text-style-name="P59" svg:width="2.119cm" svg:height="0.558cm" svg:x="0.418cm" svg:y="0.12cm"><draw:text-box><text:p text:style-name="P52"><text:span text:style-name="T47">error-</text:span><text:span text:style-name="T47">type</text:span></text:p></draw:text-box></draw:frame><draw:frame draw:style-name="gr2" draw:text-style-name="P51" svg:width="0.017cm" svg:height="0.572cm" draw:transform="rotate (-3.14159265358979) translate (5.72205555555556cm 0.714375cm)"><draw:image xlink:href="Pictures/100000010000000100000001028F582B9643F048.png" xlink:type="simple" xlink:show="embed" xlink:actuate="onLoad" draw:mime-type="image/png"><text:p/></draw:image></draw:frame><draw:frame draw:style-name="gr2" draw:text-style-name="P51" svg:width="0.017cm" svg:height="0.572cm" draw:transform="rotate (-3.14159265358979) translate (5.79866666666667cm 0.714375cm)"><draw:image xlink:href="Pictures/100000010000000100000001028F582B9643F048.png" xlink:type="simple" xlink:show="embed" xlink:actuate="onLoad" draw:mime-type="image/png"><text:p/></draw:image></draw:frame><draw:frame draw:style-name="gr131" draw:text-style-name="P59" svg:width="2.26cm" svg:height="0.558cm" svg:x="3.757cm" svg:y="0.12cm"><draw:text-box><text:p text:style-name="P52"><text:span text:style-name="T47">Frequ</text:span><text:span text:style-name="T47">ency</text:span></text:p></draw:text-box></draw:frame><draw:frame draw:style-name="gr132" draw:text-style-name="P59" svg:width="0.412cm" svg:height="0.558cm" svg:x="6.016cm" svg:y="0.12cm"><draw:text-box><text:p text:style-name="P52"><text:span text:style-name="T48">S</text:span></text:p></draw:text-box></draw:frame><draw:frame draw:style-name="gr2" draw:text-style-name="P51" svg:width="0.018cm" svg:height="0.572cm" draw:transform="rotate (-3.14159265358979) translate (7.00263888888889cm 0.714375cm)"><draw:image xlink:href="Pictures/100000010000000100000001028F582B9643F048.png" xlink:type="simple" xlink:show="embed" xlink:actuate="onLoad" draw:mime-type="image/png"><text:p/></draw:image></draw:frame><draw:frame draw:style-name="gr133" draw:text-style-name="P60" svg:width="0.511cm" svg:height="0.406cm" svg:x="6.27cm" svg:y="0.323cm"><draw:text-box><text:p text:style-name="P52"><text:span text:style-name="T49">1</text:span><text:span text:style-name="T70">\</text:span><text:span text:style-name="T49">2</text:span></text:p></draw:text-box></draw:frame><draw:frame draw:style-name="gr134" draw:text-style-name="P59" svg:width="0.414cm" svg:height="0.558cm" svg:x="7.221cm" svg:y="0.12cm"><draw:text-box><text:p text:style-name="P52"><text:span text:style-name="T48">P</text:span></text:p></draw:text-box></draw:frame><draw:frame draw:style-name="gr2" draw:text-style-name="P51" svg:width="0.017cm" svg:height="0.572cm" draw:transform="rotate (-3.14159265358979) translate (8.21795833333333cm 0.714375cm)"><draw:image xlink:href="Pictures/100000010000000100000001028F582B9643F048.png" xlink:type="simple" xlink:show="embed" xlink:actuate="onLoad" draw:mime-type="image/png"><text:p/></draw:image></draw:frame><draw:frame draw:style-name="gr133" draw:text-style-name="P60" svg:width="0.511cm" svg:height="0.406cm" svg:x="7.486cm" svg:y="0.323cm"><draw:text-box><text:p text:style-name="P52"><text:span text:style-name="T49">1</text:span><text:span text:style-name="T70">\</text:span><text:span text:style-name="T49">2</text:span></text:p></draw:text-box></draw:frame><draw:frame draw:style-name="gr134" draw:text-style-name="P59" svg:width="0.414cm" svg:height="0.558cm" svg:x="8.436cm" svg:y="0.12cm"><draw:text-box><text:p text:style-name="P52"><text:span text:style-name="T48">R</text:span></text:p></draw:text-box></draw:frame><draw:frame draw:style-name="gr2" draw:text-style-name="P51" svg:width="0.018cm" svg:height="0.572cm" draw:transform="rotate (-3.14159265358979) translate (9.48266666666667cm 0.714375cm)"><draw:image xlink:href="Pictures/100000010000000100000001028F582B9643F048.png" xlink:type="simple" xlink:show="embed" xlink:actuate="onLoad" draw:mime-type="image/png"><text:p/></draw:image></draw:frame><draw:frame draw:style-name="gr2" draw:text-style-name="P51" svg:width="0.018cm" svg:height="0.572cm" draw:transform="rotate (-3.14159265358979) translate (9.55751388888889cm 0.714375cm)"><draw:image xlink:href="Pictures/100000010000000100000001028F582B9643F048.png" xlink:type="simple" xlink:show="embed" xlink:actuate="onLoad" draw:mime-type="image/png"><text:p/></draw:image></draw:frame><draw:frame draw:style-name="gr133" draw:text-style-name="P60" svg:width="0.511cm" svg:height="0.406cm" svg:x="8.75cm" svg:y="0.323cm"><draw:text-box><text:p text:style-name="P52"><text:span text:style-name="T49">1</text:span><text:span text:style-name="T70">\</text:span><text:span text:style-name="T49">2</text:span></text:p></draw:text-box></draw:frame><draw:frame draw:style-name="gr132" draw:text-style-name="P59" svg:width="0.412cm" svg:height="0.558cm" svg:x="9.775cm" svg:y="0.12cm"><draw:text-box><text:p text:style-name="P52"><text:span text:style-name="T48">S</text:span></text:p></draw:text-box></draw:frame><draw:frame draw:style-name="gr2" draw:text-style-name="P51" svg:width="0.018cm" svg:height="0.572cm" draw:transform="rotate (-3.14159265358979) translate (10.8179305555556cm 0.714375cm)"><draw:image xlink:href="Pictures/100000010000000100000001028F582B9643F048.png" xlink:type="simple" xlink:show="embed" xlink:actuate="onLoad" draw:mime-type="image/png"><text:p/></draw:image></draw:frame><draw:frame draw:style-name="gr135" draw:text-style-name="P60" svg:width="0.623cm" svg:height="0.406cm" svg:x="10.029cm" svg:y="0.302cm"><draw:text-box><text:p text:style-name="P52"><text:span text:style-name="T49">1</text:span><text:span text:style-name="T70">∩</text:span><text:span text:style-name="T49">2</text:span></text:p></draw:text-box></draw:frame><draw:frame draw:style-name="gr136" draw:text-style-name="P59" svg:width="0.41cm" svg:height="0.558cm" svg:x="11.033cm" svg:y="0.12cm"><draw:text-box><text:p text:style-name="P52"><text:span text:style-name="T48">P</text:span></text:p></draw:text-box></draw:frame><draw:frame draw:style-name="gr2" draw:text-style-name="P51" svg:width="0.018cm" svg:height="0.572cm" draw:transform="rotate (-3.14159265358979) translate (12.0834027777778cm 0.714375cm)"><draw:image xlink:href="Pictures/100000010000000100000001028F582B9643F048.png" xlink:type="simple" xlink:show="embed" xlink:actuate="onLoad" draw:mime-type="image/png"><text:p/></draw:image></draw:frame><draw:frame draw:style-name="gr135" draw:text-style-name="P60" svg:width="0.623cm" svg:height="0.406cm" svg:x="11.296cm" svg:y="0.302cm"><draw:text-box><text:p text:style-name="P52"><text:span text:style-name="T49">1</text:span><text:span text:style-name="T70">∩</text:span><text:span text:style-name="T49">2</text:span></text:p></draw:text-box></draw:frame><draw:frame draw:style-name="gr132" draw:text-style-name="P59" svg:width="0.412cm" svg:height="0.558cm" svg:x="12.303cm" svg:y="0.12cm"><draw:text-box><text:p text:style-name="P52"><text:span text:style-name="T48">R</text:span></text:p></draw:text-box></draw:frame><draw:frame draw:style-name="gr2" draw:text-style-name="P51" svg:width="0.017cm" svg:height="0.572cm" draw:transform="rotate (-3.14159265358979) translate (13.4020277777778cm 0.714375cm)"><draw:image xlink:href="Pictures/100000010000000100000001028F582B9643F048.png" xlink:type="simple" xlink:show="embed" xlink:actuate="onLoad" draw:mime-type="image/png"><text:p/></draw:image></draw:frame><draw:frame draw:style-name="gr2" draw:text-style-name="P51" svg:width="0.018cm" svg:height="0.572cm" draw:transform="rotate (-3.14159265358979) translate (13.4796388888889cm 0.714375cm)"><draw:image xlink:href="Pictures/100000010000000100000001028F582B9643F048.png" xlink:type="simple" xlink:show="embed" xlink:actuate="onLoad" draw:mime-type="image/png"><text:p/></draw:image></draw:frame><draw:frame draw:style-name="gr135" draw:text-style-name="P60" svg:width="0.623cm" svg:height="0.406cm" svg:x="12.615cm" svg:y="0.302cm"><draw:text-box><text:p text:style-name="P52"><text:span text:style-name="T49">1</text:span><text:span text:style-name="T70">∩</text:span><text:span text:style-name="T49">2</text:span></text:p></draw:text-box></draw:frame><draw:frame draw:style-name="gr136" draw:text-style-name="P59" svg:width="0.41cm" svg:height="0.558cm" svg:x="13.694cm" svg:y="0.12cm"><draw:text-box><text:p text:style-name="P52"><text:span text:style-name="T48">S</text:span></text:p></draw:text-box></draw:frame><draw:frame draw:style-name="gr2" draw:text-style-name="P51" svg:width="0.018cm" svg:height="0.572cm" draw:transform="rotate (-3.14159265358979) translate (14.6808472222222cm 0.714375cm)"><draw:image xlink:href="Pictures/100000010000000100000001028F582B9643F048.png" xlink:type="simple" xlink:show="embed" xlink:actuate="onLoad" draw:mime-type="image/png"><text:p/></draw:image></draw:frame><draw:frame draw:style-name="gr133" draw:text-style-name="P60" svg:width="0.511cm" svg:height="0.406cm" svg:x="13.948cm" svg:y="0.323cm"><draw:text-box><text:p text:style-name="P52"><text:span text:style-name="T49">2</text:span><text:span text:style-name="T70">\</text:span><text:span text:style-name="T49">1</text:span></text:p></draw:text-box></draw:frame><draw:frame draw:style-name="gr134" draw:text-style-name="P59" svg:width="0.414cm" svg:height="0.558cm" svg:x="14.896cm" svg:y="0.12cm"><draw:text-box><text:p text:style-name="P52"><text:span text:style-name="T48">P</text:span></text:p></draw:text-box></draw:frame><draw:frame draw:style-name="gr2" draw:text-style-name="P51" svg:width="0.017cm" svg:height="0.572cm" draw:transform="rotate (-3.14159265358979) translate (15.8961666666667cm 0.714375cm)"><draw:image xlink:href="Pictures/100000010000000100000001028F582B9643F048.png" xlink:type="simple" xlink:show="embed" xlink:actuate="onLoad" draw:mime-type="image/png"><text:p/></draw:image></draw:frame><draw:frame draw:style-name="gr133" draw:text-style-name="P60" svg:width="0.511cm" svg:height="0.406cm" svg:x="15.158cm" svg:y="0.323cm"><draw:text-box><text:p text:style-name="P52"><text:span text:style-name="T49">2</text:span><text:span text:style-name="T70">\</text:span><text:span text:style-name="T49">1</text:span></text:p></draw:text-box></draw:frame><draw:frame draw:style-name="gr132" draw:text-style-name="P59" svg:width="0.412cm" svg:height="0.558cm" svg:x="16.111cm" svg:y="0.12cm"><draw:text-box><text:p text:style-name="P52"><text:span text:style-name="T48">R</text:span></text:p></draw:text-box></draw:frame><draw:frame draw:style-name="gr2" draw:text-style-name="P51" svg:width="0.018cm" svg:height="0.572cm" draw:transform="rotate (-3.14159265358979) translate (17.1626388888889cm 0.714375cm)"><draw:image xlink:href="Pictures/100000010000000100000001028F582B9643F048.png" xlink:type="simple" xlink:show="embed" xlink:actuate="onLoad" draw:mime-type="image/png"><text:p/></draw:image></draw:frame><draw:frame draw:style-name="gr2" draw:text-style-name="P51" svg:width="16.962cm" svg:height="0.02cm" draw:transform="rotate (-3.14159265358979) translate (17.1538194444444cm 0.73025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0.201083333333333cm 1.29116666666667cm)"><draw:image xlink:href="Pictures/100000010000000100000001028F582B9643F048.png" xlink:type="simple" xlink:show="embed" xlink:actuate="onLoad" draw:mime-type="image/png"><text:p/></draw:image></draw:frame><draw:frame draw:style-name="gr133" draw:text-style-name="P60" svg:width="0.511cm" svg:height="0.406cm" svg:x="16.423cm" svg:y="0.323cm"><draw:text-box><text:p text:style-name="P52"><text:span text:style-name="T49">2</text:span><text:span text:style-name="T70">\</text:span><text:span text:style-name="T49">1</text:span></text:p></draw:text-box></draw:frame><draw:frame draw:style-name="gr2" draw:text-style-name="P51" svg:width="0.017cm" svg:height="0.562cm" draw:transform="rotate (-3.14159265358979) translate (3.53483333333333cm 1.29116666666667cm)"><draw:image xlink:href="Pictures/100000010000000100000001028F582B9643F048.png" xlink:type="simple" xlink:show="embed" xlink:actuate="onLoad" draw:mime-type="image/png"><text:p/></draw:image></draw:frame><draw:frame draw:style-name="gr137" draw:text-style-name="P59" svg:width="1.839cm" svg:height="0.56cm" svg:x="0.418cm" svg:y="0.702cm"><draw:text-box><text:p text:style-name="P52"><text:span text:style-name="T47">R:PU</text:span><text:span text:style-name="T47">NCT</text:span></text:p></draw:text-box></draw:frame><draw:frame draw:style-name="gr2" draw:text-style-name="P51" svg:width="0.017cm" svg:height="0.562cm" draw:transform="rotate (-3.14159265358979) translate (5.72205555555556cm 1.29116666666667cm)"><draw:image xlink:href="Pictures/100000010000000100000001028F582B9643F048.png" xlink:type="simple" xlink:show="embed" xlink:actuate="onLoad" draw:mime-type="image/png"><text:p/></draw:image></draw:frame><draw:frame draw:style-name="gr2" draw:text-style-name="P51" svg:width="0.017cm" svg:height="0.562cm" draw:transform="rotate (-3.14159265358979) translate (5.79866666666667cm 1.29116666666667cm)"><draw:image xlink:href="Pictures/100000010000000100000001028F582B9643F048.png" xlink:type="simple" xlink:show="embed" xlink:actuate="onLoad" draw:mime-type="image/png"><text:p/></draw:image></draw:frame><draw:frame draw:style-name="gr138" draw:text-style-name="P59" svg:width="0.68cm" svg:height="0.56cm" svg:x="3.757cm" svg:y="0.702cm"><draw:text-box><text:p text:style-name="P52"><text:span text:style-name="T47">%4</text:span></text:p></draw:text-box></draw:frame><draw:frame draw:style-name="gr2" draw:text-style-name="P51" svg:width="0.018cm" svg:height="0.562cm" draw:transform="rotate (-3.14159265358979) translate (7.00263888888889cm 1.29116666666667cm)"><draw:image xlink:href="Pictures/100000010000000100000001028F582B9643F048.png" xlink:type="simple" xlink:show="embed" xlink:actuate="onLoad" draw:mime-type="image/png"><text:p/></draw:image></draw:frame><draw:frame draw:style-name="gr139" draw:text-style-name="P59" svg:width="0.708cm" svg:height="0.56cm" svg:x="6.138cm" svg:y="0.702cm"><draw:text-box><text:p text:style-name="P52"><text:span text:style-name="T47">1.0</text:span></text:p></draw:text-box></draw:frame><draw:frame draw:style-name="gr2" draw:text-style-name="P51" svg:width="0.017cm" svg:height="0.562cm" draw:transform="rotate (-3.14159265358979) translate (8.21795833333333cm 1.29116666666667cm)"><draw:image xlink:href="Pictures/100000010000000100000001028F582B9643F048.png" xlink:type="simple" xlink:show="embed" xlink:actuate="onLoad" draw:mime-type="image/png"><text:p/></draw:image></draw:frame><draw:frame draw:style-name="gr140" draw:text-style-name="P59" svg:width="0.99cm" svg:height="0.56cm" svg:x="7.24cm" svg:y="0.702cm"><draw:text-box><text:p text:style-name="P52"><text:span text:style-name="T47">0.47</text:span></text:p></draw:text-box></draw:frame><draw:frame draw:style-name="gr2" draw:text-style-name="P51" svg:width="0.018cm" svg:height="0.562cm" draw:transform="rotate (-3.14159265358979) translate (9.48266666666667cm 1.29116666666667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9.55751388888889cm 1.29116666666667cm)"><draw:image xlink:href="Pictures/100000010000000100000001028F582B9643F048.png" xlink:type="simple" xlink:show="embed" xlink:actuate="onLoad" draw:mime-type="image/png"><text:p/></draw:image></draw:frame><draw:frame draw:style-name="gr140" draw:text-style-name="P59" svg:width="0.99cm" svg:height="0.56cm" svg:x="8.484cm" svg:y="0.702cm"><draw:text-box><text:p text:style-name="P52"><text:span text:style-name="T47">0.15</text:span></text:p></draw:text-box></draw:frame><draw:frame draw:style-name="gr2" draw:text-style-name="P51" svg:width="0.018cm" svg:height="0.562cm" draw:transform="rotate (-3.14159265358979) translate (10.8179305555556cm 1.29116666666667cm)"><draw:image xlink:href="Pictures/100000010000000100000001028F582B9643F048.png" xlink:type="simple" xlink:show="embed" xlink:actuate="onLoad" draw:mime-type="image/png"><text:p/></draw:image></draw:frame><draw:frame draw:style-name="gr141" draw:text-style-name="P59" svg:width="0.706cm" svg:height="0.56cm" svg:x="9.921cm" svg:y="0.702cm"><draw:text-box><text:p text:style-name="P52"><text:span text:style-name="T47">0.0</text:span></text:p></draw:text-box></draw:frame><draw:frame draw:style-name="gr2" draw:text-style-name="P51" svg:width="0.018cm" svg:height="0.562cm" draw:transform="rotate (-3.14159265358979) translate (12.0834027777778cm 1.29116666666667cm)"><draw:image xlink:href="Pictures/100000010000000100000001028F582B9643F048.png" xlink:type="simple" xlink:show="embed" xlink:actuate="onLoad" draw:mime-type="image/png"><text:p/></draw:image></draw:frame><draw:frame draw:style-name="gr139" draw:text-style-name="P59" svg:width="0.708cm" svg:height="0.56cm" svg:x="11.186cm" svg:y="0.702cm"><draw:text-box><text:p text:style-name="P52"><text:span text:style-name="T47">0.0</text:span></text:p></draw:text-box></draw:frame><draw:frame draw:style-name="gr2" draw:text-style-name="P51" svg:width="0.017cm" svg:height="0.562cm" draw:transform="rotate (-3.14159265358979) translate (13.4020277777778cm 1.29116666666667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13.4796388888889cm 1.29116666666667cm)"><draw:image xlink:href="Pictures/100000010000000100000001028F582B9643F048.png" xlink:type="simple" xlink:show="embed" xlink:actuate="onLoad" draw:mime-type="image/png"><text:p/></draw:image></draw:frame><draw:frame draw:style-name="gr139" draw:text-style-name="P59" svg:width="0.708cm" svg:height="0.56cm" svg:x="12.479cm" svg:y="0.702cm"><draw:text-box><text:p text:style-name="P52"><text:span text:style-name="T47">0.0</text:span></text:p></draw:text-box></draw:frame><draw:frame draw:style-name="gr2" draw:text-style-name="P51" svg:width="0.018cm" svg:height="0.562cm" draw:transform="rotate (-3.14159265358979) translate (14.6808472222222cm 1.29116666666667cm)"><draw:image xlink:href="Pictures/100000010000000100000001028F582B9643F048.png" xlink:type="simple" xlink:show="embed" xlink:actuate="onLoad" draw:mime-type="image/png"><text:p/></draw:image></draw:frame><draw:frame draw:style-name="gr139" draw:text-style-name="P59" svg:width="0.708cm" svg:height="0.56cm" svg:x="13.811cm" svg:y="0.702cm"><draw:text-box><text:p text:style-name="P52"><text:span text:style-name="T47">1.0</text:span></text:p></draw:text-box></draw:frame><draw:frame draw:style-name="gr2" draw:text-style-name="P51" svg:width="0.017cm" svg:height="0.562cm" draw:transform="rotate (-3.14159265358979) translate (15.8961666666667cm 1.29116666666667cm)"><draw:image xlink:href="Pictures/100000010000000100000001028F582B9643F048.png" xlink:type="simple" xlink:show="embed" xlink:actuate="onLoad" draw:mime-type="image/png"><text:p/></draw:image></draw:frame><draw:frame draw:style-name="gr142" draw:text-style-name="P59" svg:width="0.705cm" svg:height="0.56cm" svg:x="15.024cm" svg:y="0.702cm"><draw:text-box><text:p text:style-name="P52"><text:span text:style-name="T47">0.4</text:span></text:p></draw:text-box></draw:frame><draw:frame draw:style-name="gr2" draw:text-style-name="P51" svg:width="0.018cm" svg:height="0.562cm" draw:transform="rotate (-3.14159265358979) translate (17.1626388888889cm 1.29116666666667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0.201083333333333cm 1.85561111111111cm)"><draw:image xlink:href="Pictures/100000010000000100000001028F582B9643F048.png" xlink:type="simple" xlink:show="embed" xlink:actuate="onLoad" draw:mime-type="image/png"><text:p/></draw:image></draw:frame><draw:frame draw:style-name="gr140" draw:text-style-name="P59" svg:width="0.99cm" svg:height="0.56cm" svg:x="16.155cm" svg:y="0.702cm"><draw:text-box><text:p text:style-name="P52"><text:span text:style-name="T47">0.01</text:span></text:p></draw:text-box></draw:frame><draw:frame draw:style-name="gr2" draw:text-style-name="P51" svg:width="0.017cm" svg:height="0.562cm" draw:transform="rotate (-3.14159265358979) translate (3.53483333333333cm 1.85561111111111cm)"><draw:image xlink:href="Pictures/100000010000000100000001028F582B9643F048.png" xlink:type="simple" xlink:show="embed" xlink:actuate="onLoad" draw:mime-type="image/png"><text:p/></draw:image></draw:frame><draw:frame draw:style-name="gr143" draw:text-style-name="P59" svg:width="1.303cm" svg:height="0.562cm" svg:x="0.418cm" svg:y="1.265cm"><draw:text-box><text:p text:style-name="P52"><text:span text:style-name="T47">U:DE</text:span><text:span text:style-name="T47">T</text:span></text:p></draw:text-box></draw:frame><draw:frame draw:style-name="gr2" draw:text-style-name="P51" svg:width="0.017cm" svg:height="0.562cm" draw:transform="rotate (-3.14159265358979) translate (5.72205555555556cm 1.85561111111111cm)"><draw:image xlink:href="Pictures/100000010000000100000001028F582B9643F048.png" xlink:type="simple" xlink:show="embed" xlink:actuate="onLoad" draw:mime-type="image/png"><text:p/></draw:image></draw:frame><draw:frame draw:style-name="gr2" draw:text-style-name="P51" svg:width="0.017cm" svg:height="0.562cm" draw:transform="rotate (-3.14159265358979) translate (5.79866666666667cm 1.85561111111111cm)"><draw:image xlink:href="Pictures/100000010000000100000001028F582B9643F048.png" xlink:type="simple" xlink:show="embed" xlink:actuate="onLoad" draw:mime-type="image/png"><text:p/></draw:image></draw:frame><draw:frame draw:style-name="gr144" draw:text-style-name="P59" svg:width="0.68cm" svg:height="0.562cm" svg:x="3.757cm" svg:y="1.265cm"><draw:text-box><text:p text:style-name="P52"><text:span text:style-name="T47">%4</text:span></text:p></draw:text-box></draw:frame><draw:frame draw:style-name="gr2" draw:text-style-name="P51" svg:width="0.018cm" svg:height="0.562cm" draw:transform="rotate (-3.14159265358979) translate (7.00263888888889cm 1.85561111111111cm)"><draw:image xlink:href="Pictures/100000010000000100000001028F582B9643F048.png" xlink:type="simple" xlink:show="embed" xlink:actuate="onLoad" draw:mime-type="image/png"><text:p/></draw:image></draw:frame><draw:frame draw:style-name="gr145" draw:text-style-name="P59" svg:width="0.708cm" svg:height="0.562cm" svg:x="6.138cm" svg:y="1.265cm"><draw:text-box><text:p text:style-name="P52"><text:span text:style-name="T47">1.0</text:span></text:p></draw:text-box></draw:frame><draw:frame draw:style-name="gr2" draw:text-style-name="P51" svg:width="0.017cm" svg:height="0.562cm" draw:transform="rotate (-3.14159265358979) translate (8.21795833333333cm 1.85561111111111cm)"><draw:image xlink:href="Pictures/100000010000000100000001028F582B9643F048.png" xlink:type="simple" xlink:show="embed" xlink:actuate="onLoad" draw:mime-type="image/png"><text:p/></draw:image></draw:frame><draw:frame draw:style-name="gr146" draw:text-style-name="P59" svg:width="0.99cm" svg:height="0.562cm" svg:x="7.24cm" svg:y="1.265cm"><draw:text-box><text:p text:style-name="P52"><text:span text:style-name="T47">0.38</text:span></text:p></draw:text-box></draw:frame><draw:frame draw:style-name="gr2" draw:text-style-name="P51" svg:width="0.018cm" svg:height="0.562cm" draw:transform="rotate (-3.14159265358979) translate (9.48266666666667cm 1.85561111111111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9.55751388888889cm 1.85561111111111cm)"><draw:image xlink:href="Pictures/100000010000000100000001028F582B9643F048.png" xlink:type="simple" xlink:show="embed" xlink:actuate="onLoad" draw:mime-type="image/png"><text:p/></draw:image></draw:frame><draw:frame draw:style-name="gr146" draw:text-style-name="P59" svg:width="0.99cm" svg:height="0.562cm" svg:x="8.484cm" svg:y="1.265cm"><draw:text-box><text:p text:style-name="P52"><text:span text:style-name="T47">0.07</text:span></text:p></draw:text-box></draw:frame><draw:frame draw:style-name="gr2" draw:text-style-name="P51" svg:width="0.018cm" svg:height="0.562cm" draw:transform="rotate (-3.14159265358979) translate (10.8179305555556cm 1.85561111111111cm)"><draw:image xlink:href="Pictures/100000010000000100000001028F582B9643F048.png" xlink:type="simple" xlink:show="embed" xlink:actuate="onLoad" draw:mime-type="image/png"><text:p/></draw:image></draw:frame><draw:frame draw:style-name="gr147" draw:text-style-name="P59" svg:width="0.706cm" svg:height="0.562cm" svg:x="9.921cm" svg:y="1.265cm"><draw:text-box><text:p text:style-name="P52"><text:span text:style-name="T47">1.0</text:span></text:p></draw:text-box></draw:frame><draw:frame draw:style-name="gr2" draw:text-style-name="P51" svg:width="0.018cm" svg:height="0.562cm" draw:transform="rotate (-3.14159265358979) translate (12.0834027777778cm 1.85561111111111cm)"><draw:image xlink:href="Pictures/100000010000000100000001028F582B9643F048.png" xlink:type="simple" xlink:show="embed" xlink:actuate="onLoad" draw:mime-type="image/png"><text:p/></draw:image></draw:frame><draw:frame draw:style-name="gr146" draw:text-style-name="P59" svg:width="0.99cm" svg:height="0.562cm" svg:x="11.08cm" svg:y="1.265cm"><draw:text-box><text:p text:style-name="P52"><text:span text:style-name="T47">0.77</text:span></text:p></draw:text-box></draw:frame><draw:frame draw:style-name="gr2" draw:text-style-name="P51" svg:width="0.017cm" svg:height="0.562cm" draw:transform="rotate (-3.14159265358979) translate (13.4020277777778cm 1.85561111111111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13.4796388888889cm 1.85561111111111cm)"><draw:image xlink:href="Pictures/100000010000000100000001028F582B9643F048.png" xlink:type="simple" xlink:show="embed" xlink:actuate="onLoad" draw:mime-type="image/png"><text:p/></draw:image></draw:frame><draw:frame draw:style-name="gr146" draw:text-style-name="P59" svg:width="0.99cm" svg:height="0.562cm" svg:x="12.373cm" svg:y="1.265cm"><draw:text-box><text:p text:style-name="P52"><text:span text:style-name="T47">0.15</text:span></text:p></draw:text-box></draw:frame><draw:frame draw:style-name="gr2" draw:text-style-name="P51" svg:width="0.018cm" svg:height="0.562cm" draw:transform="rotate (-3.14159265358979) translate (14.6808472222222cm 1.85561111111111cm)"><draw:image xlink:href="Pictures/100000010000000100000001028F582B9643F048.png" xlink:type="simple" xlink:show="embed" xlink:actuate="onLoad" draw:mime-type="image/png"><text:p/></draw:image></draw:frame><draw:frame draw:style-name="gr145" draw:text-style-name="P59" svg:width="0.708cm" svg:height="0.562cm" svg:x="13.811cm" svg:y="1.265cm"><draw:text-box><text:p text:style-name="P52"><text:span text:style-name="T47">1.0</text:span></text:p></draw:text-box></draw:frame><draw:frame draw:style-name="gr2" draw:text-style-name="P51" svg:width="0.017cm" svg:height="0.562cm" draw:transform="rotate (-3.14159265358979) translate (15.8961666666667cm 1.85561111111111cm)"><draw:image xlink:href="Pictures/100000010000000100000001028F582B9643F048.png" xlink:type="simple" xlink:show="embed" xlink:actuate="onLoad" draw:mime-type="image/png"><text:p/></draw:image></draw:frame><draw:frame draw:style-name="gr146" draw:text-style-name="P59" svg:width="0.99cm" svg:height="0.562cm" svg:x="14.919cm" svg:y="1.265cm"><draw:text-box><text:p text:style-name="P52"><text:span text:style-name="T47">0.51</text:span></text:p></draw:text-box></draw:frame><draw:frame draw:style-name="gr2" draw:text-style-name="P51" svg:width="0.018cm" svg:height="0.562cm" draw:transform="rotate (-3.14159265358979) translate (17.1626388888889cm 1.85561111111111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0.201083333333333cm 2.41829166666667cm)"><draw:image xlink:href="Pictures/100000010000000100000001028F582B9643F048.png" xlink:type="simple" xlink:show="embed" xlink:actuate="onLoad" draw:mime-type="image/png"><text:p/></draw:image></draw:frame><draw:frame draw:style-name="gr145" draw:text-style-name="P59" svg:width="0.708cm" svg:height="0.562cm" svg:x="16.261cm" svg:y="1.265cm"><draw:text-box><text:p text:style-name="P52"><text:span text:style-name="T47">0.2</text:span></text:p></draw:text-box></draw:frame><draw:frame draw:style-name="gr2" draw:text-style-name="P51" svg:width="0.017cm" svg:height="0.563cm" draw:transform="rotate (-3.14159265358979) translate (3.53483333333333cm 2.41829166666667cm)"><draw:image xlink:href="Pictures/100000010000000100000001028F582B9643F048.png" xlink:type="simple" xlink:show="embed" xlink:actuate="onLoad" draw:mime-type="image/png"><text:p/></draw:image></draw:frame><draw:frame draw:style-name="gr148" draw:text-style-name="P59" svg:width="1.53cm" svg:height="0.558cm" svg:x="0.418cm" svg:y="1.829cm"><draw:text-box><text:p text:style-name="P52"><text:span text:style-name="T47">R:VER</text:span><text:span text:style-name="T47">B</text:span></text:p></draw:text-box></draw:frame><draw:frame draw:style-name="gr2" draw:text-style-name="P51" svg:width="0.017cm" svg:height="0.563cm" draw:transform="rotate (-3.14159265358979) translate (5.72205555555556cm 2.41829166666667cm)"><draw:image xlink:href="Pictures/100000010000000100000001028F582B9643F048.png" xlink:type="simple" xlink:show="embed" xlink:actuate="onLoad" draw:mime-type="image/png"><text:p/></draw:image></draw:frame><draw:frame draw:style-name="gr2" draw:text-style-name="P51" svg:width="0.017cm" svg:height="0.563cm" draw:transform="rotate (-3.14159265358979) translate (5.79866666666667cm 2.41829166666667cm)"><draw:image xlink:href="Pictures/100000010000000100000001028F582B9643F048.png" xlink:type="simple" xlink:show="embed" xlink:actuate="onLoad" draw:mime-type="image/png"><text:p/></draw:image></draw:frame><draw:frame draw:style-name="gr149" draw:text-style-name="P59" svg:width="0.68cm" svg:height="0.558cm" svg:x="3.757cm" svg:y="1.829cm"><draw:text-box><text:p text:style-name="P52"><text:span text:style-name="T47">%5</text:span></text:p></draw:text-box></draw:frame><draw:frame draw:style-name="gr2" draw:text-style-name="P51" svg:width="0.018cm" svg:height="0.563cm" draw:transform="rotate (-3.14159265358979) translate (7.00263888888889cm 2.41829166666667cm)"><draw:image xlink:href="Pictures/100000010000000100000001028F582B9643F048.png" xlink:type="simple" xlink:show="embed" xlink:actuate="onLoad" draw:mime-type="image/png"><text:p/></draw:image></draw:frame><draw:frame draw:style-name="gr150" draw:text-style-name="P59" svg:width="0.708cm" svg:height="0.558cm" svg:x="6.138cm" svg:y="1.829cm"><draw:text-box><text:p text:style-name="P52"><text:span text:style-name="T47">1.0</text:span></text:p></draw:text-box></draw:frame><draw:frame draw:style-name="gr2" draw:text-style-name="P51" svg:width="0.017cm" svg:height="0.563cm" draw:transform="rotate (-3.14159265358979) translate (8.21795833333333cm 2.41829166666667cm)"><draw:image xlink:href="Pictures/100000010000000100000001028F582B9643F048.png" xlink:type="simple" xlink:show="embed" xlink:actuate="onLoad" draw:mime-type="image/png"><text:p/></draw:image></draw:frame><draw:frame draw:style-name="gr150" draw:text-style-name="P59" svg:width="0.708cm" svg:height="0.558cm" svg:x="7.344cm" svg:y="1.829cm"><draw:text-box><text:p text:style-name="P52"><text:span text:style-name="T47">0.5</text:span></text:p></draw:text-box></draw:frame><draw:frame draw:style-name="gr2" draw:text-style-name="P51" svg:width="0.018cm" svg:height="0.563cm" draw:transform="rotate (-3.14159265358979) translate (9.48266666666667cm 2.41829166666667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9.55751388888889cm 2.41829166666667cm)"><draw:image xlink:href="Pictures/100000010000000100000001028F582B9643F048.png" xlink:type="simple" xlink:show="embed" xlink:actuate="onLoad" draw:mime-type="image/png"><text:p/></draw:image></draw:frame><draw:frame draw:style-name="gr151" draw:text-style-name="P59" svg:width="0.99cm" svg:height="0.558cm" svg:x="8.484cm" svg:y="1.829cm"><draw:text-box><text:p text:style-name="P52"><text:span text:style-name="T47">0.02</text:span></text:p></draw:text-box></draw:frame><draw:frame draw:style-name="gr2" draw:text-style-name="P51" svg:width="0.018cm" svg:height="0.563cm" draw:transform="rotate (-3.14159265358979) translate (10.8179305555556cm 2.41829166666667cm)"><draw:image xlink:href="Pictures/100000010000000100000001028F582B9643F048.png" xlink:type="simple" xlink:show="embed" xlink:actuate="onLoad" draw:mime-type="image/png"><text:p/></draw:image></draw:frame><draw:frame draw:style-name="gr152" draw:text-style-name="P59" svg:width="0.706cm" svg:height="0.558cm" svg:x="9.921cm" svg:y="1.829cm"><draw:text-box><text:p text:style-name="P52"><text:span text:style-name="T47">0.0</text:span></text:p></draw:text-box></draw:frame><draw:frame draw:style-name="gr2" draw:text-style-name="P51" svg:width="0.018cm" svg:height="0.563cm" draw:transform="rotate (-3.14159265358979) translate (12.0834027777778cm 2.41829166666667cm)"><draw:image xlink:href="Pictures/100000010000000100000001028F582B9643F048.png" xlink:type="simple" xlink:show="embed" xlink:actuate="onLoad" draw:mime-type="image/png"><text:p/></draw:image></draw:frame><draw:frame draw:style-name="gr150" draw:text-style-name="P59" svg:width="0.708cm" svg:height="0.558cm" svg:x="11.186cm" svg:y="1.829cm"><draw:text-box><text:p text:style-name="P52"><text:span text:style-name="T47">1.0</text:span></text:p></draw:text-box></draw:frame><draw:frame draw:style-name="gr2" draw:text-style-name="P51" svg:width="0.017cm" svg:height="0.563cm" draw:transform="rotate (-3.14159265358979) translate (13.4020277777778cm 2.41829166666667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13.4796388888889cm 2.41829166666667cm)"><draw:image xlink:href="Pictures/100000010000000100000001028F582B9643F048.png" xlink:type="simple" xlink:show="embed" xlink:actuate="onLoad" draw:mime-type="image/png"><text:p/></draw:image></draw:frame><draw:frame draw:style-name="gr151" draw:text-style-name="P59" svg:width="0.99cm" svg:height="0.558cm" svg:x="12.373cm" svg:y="1.829cm"><draw:text-box><text:p text:style-name="P52"><text:span text:style-name="T47">0.01</text:span></text:p></draw:text-box></draw:frame><draw:frame draw:style-name="gr2" draw:text-style-name="P51" svg:width="0.018cm" svg:height="0.563cm" draw:transform="rotate (-3.14159265358979) translate (14.6808472222222cm 2.41829166666667cm)"><draw:image xlink:href="Pictures/100000010000000100000001028F582B9643F048.png" xlink:type="simple" xlink:show="embed" xlink:actuate="onLoad" draw:mime-type="image/png"><text:p/></draw:image></draw:frame><draw:frame draw:style-name="gr150" draw:text-style-name="P59" svg:width="0.708cm" svg:height="0.558cm" svg:x="13.811cm" svg:y="1.829cm"><draw:text-box><text:p text:style-name="P52"><text:span text:style-name="T47">1.0</text:span></text:p></draw:text-box></draw:frame><draw:frame draw:style-name="gr2" draw:text-style-name="P51" svg:width="0.017cm" svg:height="0.563cm" draw:transform="rotate (-3.14159265358979) translate (15.8961666666667cm 2.41829166666667cm)"><draw:image xlink:href="Pictures/100000010000000100000001028F582B9643F048.png" xlink:type="simple" xlink:show="embed" xlink:actuate="onLoad" draw:mime-type="image/png"><text:p/></draw:image></draw:frame><draw:frame draw:style-name="gr151" draw:text-style-name="P59" svg:width="0.99cm" svg:height="0.558cm" svg:x="14.919cm" svg:y="1.829cm"><draw:text-box><text:p text:style-name="P52"><text:span text:style-name="T47">0.57</text:span></text:p></draw:text-box></draw:frame><draw:frame draw:style-name="gr2" draw:text-style-name="P51" svg:width="0.018cm" svg:height="0.563cm" draw:transform="rotate (-3.14159265358979) translate (17.1626388888889cm 2.41829166666667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0.201083333333333cm 2.98273611111111cm)"><draw:image xlink:href="Pictures/100000010000000100000001028F582B9643F048.png" xlink:type="simple" xlink:show="embed" xlink:actuate="onLoad" draw:mime-type="image/png"><text:p/></draw:image></draw:frame><draw:frame draw:style-name="gr151" draw:text-style-name="P59" svg:width="0.99cm" svg:height="0.558cm" svg:x="16.155cm" svg:y="1.829cm"><draw:text-box><text:p text:style-name="P52"><text:span text:style-name="T47">0.02</text:span></text:p></draw:text-box></draw:frame><draw:frame draw:style-name="gr2" draw:text-style-name="P51" svg:width="0.017cm" svg:height="0.563cm" draw:transform="rotate (-3.14159265358979) translate (3.53483333333333cm 2.98273611111111cm)"><draw:image xlink:href="Pictures/100000010000000100000001028F582B9643F048.png" xlink:type="simple" xlink:show="embed" xlink:actuate="onLoad" draw:mime-type="image/png"><text:p/></draw:image></draw:frame><draw:frame draw:style-name="gr153" draw:text-style-name="P59" svg:width="1.359cm" svg:height="0.56cm" svg:x="0.418cm" svg:y="2.392cm"><draw:text-box><text:p text:style-name="P52"><text:span text:style-name="T47">M:DE</text:span><text:span text:style-name="T47">T</text:span></text:p></draw:text-box></draw:frame><draw:frame draw:style-name="gr2" draw:text-style-name="P51" svg:width="0.017cm" svg:height="0.563cm" draw:transform="rotate (-3.14159265358979) translate (5.72205555555556cm 2.98273611111111cm)"><draw:image xlink:href="Pictures/100000010000000100000001028F582B9643F048.png" xlink:type="simple" xlink:show="embed" xlink:actuate="onLoad" draw:mime-type="image/png"><text:p/></draw:image></draw:frame><draw:frame draw:style-name="gr2" draw:text-style-name="P51" svg:width="0.017cm" svg:height="0.563cm" draw:transform="rotate (-3.14159265358979) translate (5.79866666666667cm 2.98273611111111cm)"><draw:image xlink:href="Pictures/100000010000000100000001028F582B9643F048.png" xlink:type="simple" xlink:show="embed" xlink:actuate="onLoad" draw:mime-type="image/png"><text:p/></draw:image></draw:frame><draw:frame draw:style-name="gr138" draw:text-style-name="P59" svg:width="0.68cm" svg:height="0.56cm" svg:x="3.757cm" svg:y="2.392cm"><draw:text-box><text:p text:style-name="P52"><text:span text:style-name="T47">%5</text:span></text:p></draw:text-box></draw:frame><draw:frame draw:style-name="gr2" draw:text-style-name="P51" svg:width="0.018cm" svg:height="0.563cm" draw:transform="rotate (-3.14159265358979) translate (7.00263888888889cm 2.98273611111111cm)"><draw:image xlink:href="Pictures/100000010000000100000001028F582B9643F048.png" xlink:type="simple" xlink:show="embed" xlink:actuate="onLoad" draw:mime-type="image/png"><text:p/></draw:image></draw:frame><draw:frame draw:style-name="gr139" draw:text-style-name="P59" svg:width="0.708cm" svg:height="0.56cm" svg:x="6.138cm" svg:y="2.392cm"><draw:text-box><text:p text:style-name="P52"><text:span text:style-name="T47">0.0</text:span></text:p></draw:text-box></draw:frame><draw:frame draw:style-name="gr2" draw:text-style-name="P51" svg:width="0.017cm" svg:height="0.563cm" draw:transform="rotate (-3.14159265358979) translate (8.21795833333333cm 2.98273611111111cm)"><draw:image xlink:href="Pictures/100000010000000100000001028F582B9643F048.png" xlink:type="simple" xlink:show="embed" xlink:actuate="onLoad" draw:mime-type="image/png"><text:p/></draw:image></draw:frame><draw:frame draw:style-name="gr140" draw:text-style-name="P59" svg:width="0.99cm" svg:height="0.56cm" svg:x="7.24cm" svg:y="2.392cm"><draw:text-box><text:p text:style-name="P52"><text:span text:style-name="T47">0.29</text:span></text:p></draw:text-box></draw:frame><draw:frame draw:style-name="gr2" draw:text-style-name="P51" svg:width="0.018cm" svg:height="0.563cm" draw:transform="rotate (-3.14159265358979) translate (9.48266666666667cm 2.98273611111111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9.55751388888889cm 2.98273611111111cm)"><draw:image xlink:href="Pictures/100000010000000100000001028F582B9643F048.png" xlink:type="simple" xlink:show="embed" xlink:actuate="onLoad" draw:mime-type="image/png"><text:p/></draw:image></draw:frame><draw:frame draw:style-name="gr140" draw:text-style-name="P59" svg:width="0.99cm" svg:height="0.56cm" svg:x="8.484cm" svg:y="2.392cm"><draw:text-box><text:p text:style-name="P52"><text:span text:style-name="T47">0.05</text:span></text:p></draw:text-box></draw:frame><draw:frame draw:style-name="gr2" draw:text-style-name="P51" svg:width="0.018cm" svg:height="0.563cm" draw:transform="rotate (-3.14159265358979) translate (10.8179305555556cm 2.98273611111111cm)"><draw:image xlink:href="Pictures/100000010000000100000001028F582B9643F048.png" xlink:type="simple" xlink:show="embed" xlink:actuate="onLoad" draw:mime-type="image/png"><text:p/></draw:image></draw:frame><draw:frame draw:style-name="gr141" draw:text-style-name="P59" svg:width="0.706cm" svg:height="0.56cm" svg:x="9.921cm" svg:y="2.392cm"><draw:text-box><text:p text:style-name="P52"><text:span text:style-name="T47">1.0</text:span></text:p></draw:text-box></draw:frame><draw:frame draw:style-name="gr2" draw:text-style-name="P51" svg:width="0.018cm" svg:height="0.563cm" draw:transform="rotate (-3.14159265358979) translate (12.0834027777778cm 2.98273611111111cm)"><draw:image xlink:href="Pictures/100000010000000100000001028F582B9643F048.png" xlink:type="simple" xlink:show="embed" xlink:actuate="onLoad" draw:mime-type="image/png"><text:p/></draw:image></draw:frame><draw:frame draw:style-name="gr140" draw:text-style-name="P59" svg:width="0.99cm" svg:height="0.56cm" svg:x="11.08cm" svg:y="2.392cm"><draw:text-box><text:p text:style-name="P52"><text:span text:style-name="T47">0.68</text:span></text:p></draw:text-box></draw:frame><draw:frame draw:style-name="gr2" draw:text-style-name="P51" svg:width="0.017cm" svg:height="0.563cm" draw:transform="rotate (-3.14159265358979) translate (13.4020277777778cm 2.98273611111111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13.4796388888889cm 2.98273611111111cm)"><draw:image xlink:href="Pictures/100000010000000100000001028F582B9643F048.png" xlink:type="simple" xlink:show="embed" xlink:actuate="onLoad" draw:mime-type="image/png"><text:p/></draw:image></draw:frame><draw:frame draw:style-name="gr140" draw:text-style-name="P59" svg:width="0.99cm" svg:height="0.56cm" svg:x="12.373cm" svg:y="2.392cm"><draw:text-box><text:p text:style-name="P52"><text:span text:style-name="T47">0.12</text:span></text:p></draw:text-box></draw:frame><draw:frame draw:style-name="gr2" draw:text-style-name="P51" svg:width="0.018cm" svg:height="0.563cm" draw:transform="rotate (-3.14159265358979) translate (14.6808472222222cm 2.98273611111111cm)"><draw:image xlink:href="Pictures/100000010000000100000001028F582B9643F048.png" xlink:type="simple" xlink:show="embed" xlink:actuate="onLoad" draw:mime-type="image/png"><text:p/></draw:image></draw:frame><draw:frame draw:style-name="gr139" draw:text-style-name="P59" svg:width="0.708cm" svg:height="0.56cm" svg:x="13.811cm" svg:y="2.392cm"><draw:text-box><text:p text:style-name="P52"><text:span text:style-name="T47">1.0</text:span></text:p></draw:text-box></draw:frame><draw:frame draw:style-name="gr2" draw:text-style-name="P51" svg:width="0.017cm" svg:height="0.563cm" draw:transform="rotate (-3.14159265358979) translate (15.8961666666667cm 2.98273611111111cm)"><draw:image xlink:href="Pictures/100000010000000100000001028F582B9643F048.png" xlink:type="simple" xlink:show="embed" xlink:actuate="onLoad" draw:mime-type="image/png"><text:p/></draw:image></draw:frame><draw:frame draw:style-name="gr142" draw:text-style-name="P59" svg:width="0.705cm" svg:height="0.56cm" svg:x="15.024cm" svg:y="2.392cm"><draw:text-box><text:p text:style-name="P52"><text:span text:style-name="T47">0.4</text:span></text:p></draw:text-box></draw:frame><draw:frame draw:style-name="gr2" draw:text-style-name="P51" svg:width="0.018cm" svg:height="0.563cm" draw:transform="rotate (-3.14159265358979) translate (17.1626388888889cm 2.98273611111111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0.201083333333333cm 3.54541666666667cm)"><draw:image xlink:href="Pictures/100000010000000100000001028F582B9643F048.png" xlink:type="simple" xlink:show="embed" xlink:actuate="onLoad" draw:mime-type="image/png"><text:p/></draw:image></draw:frame><draw:frame draw:style-name="gr140" draw:text-style-name="P59" svg:width="0.99cm" svg:height="0.56cm" svg:x="16.155cm" svg:y="2.392cm"><draw:text-box><text:p text:style-name="P52"><text:span text:style-name="T47">0.31</text:span></text:p></draw:text-box></draw:frame><draw:frame draw:style-name="gr2" draw:text-style-name="P51" svg:width="0.017cm" svg:height="0.563cm" draw:transform="rotate (-3.14159265358979) translate (3.53483333333333cm 3.54541666666667cm)"><draw:image xlink:href="Pictures/100000010000000100000001028F582B9643F048.png" xlink:type="simple" xlink:show="embed" xlink:actuate="onLoad" draw:mime-type="image/png"><text:p/></draw:image></draw:frame><draw:frame draw:style-name="gr154" draw:text-style-name="P59" svg:width="1.611cm" svg:height="0.558cm" svg:x="0.418cm" svg:y="2.956cm"><draw:text-box><text:p text:style-name="P52"><text:span text:style-name="T47">R:OR</text:span><text:span text:style-name="T47">TH</text:span></text:p></draw:text-box></draw:frame><draw:frame draw:style-name="gr2" draw:text-style-name="P51" svg:width="0.017cm" svg:height="0.563cm" draw:transform="rotate (-3.14159265358979) translate (5.72205555555556cm 3.54541666666667cm)"><draw:image xlink:href="Pictures/100000010000000100000001028F582B9643F048.png" xlink:type="simple" xlink:show="embed" xlink:actuate="onLoad" draw:mime-type="image/png"><text:p/></draw:image></draw:frame><draw:frame draw:style-name="gr2" draw:text-style-name="P51" svg:width="0.017cm" svg:height="0.563cm" draw:transform="rotate (-3.14159265358979) translate (5.79866666666667cm 3.54541666666667cm)"><draw:image xlink:href="Pictures/100000010000000100000001028F582B9643F048.png" xlink:type="simple" xlink:show="embed" xlink:actuate="onLoad" draw:mime-type="image/png"><text:p/></draw:image></draw:frame><draw:frame draw:style-name="gr149" draw:text-style-name="P59" svg:width="0.68cm" svg:height="0.558cm" svg:x="3.757cm" svg:y="2.956cm"><draw:text-box><text:p text:style-name="P52"><text:span text:style-name="T47">%5</text:span></text:p></draw:text-box></draw:frame><draw:frame draw:style-name="gr2" draw:text-style-name="P51" svg:width="0.018cm" svg:height="0.563cm" draw:transform="rotate (-3.14159265358979) translate (7.00263888888889cm 3.54541666666667cm)"><draw:image xlink:href="Pictures/100000010000000100000001028F582B9643F048.png" xlink:type="simple" xlink:show="embed" xlink:actuate="onLoad" draw:mime-type="image/png"><text:p/></draw:image></draw:frame><draw:frame draw:style-name="gr150" draw:text-style-name="P59" svg:width="0.708cm" svg:height="0.558cm" svg:x="6.138cm" svg:y="2.956cm"><draw:text-box><text:p text:style-name="P52"><text:span text:style-name="T47">0.0</text:span></text:p></draw:text-box></draw:frame><draw:frame draw:style-name="gr2" draw:text-style-name="P51" svg:width="0.017cm" svg:height="0.563cm" draw:transform="rotate (-3.14159265358979) translate (8.21795833333333cm 3.54541666666667cm)"><draw:image xlink:href="Pictures/100000010000000100000001028F582B9643F048.png" xlink:type="simple" xlink:show="embed" xlink:actuate="onLoad" draw:mime-type="image/png"><text:p/></draw:image></draw:frame><draw:frame draw:style-name="gr151" draw:text-style-name="P59" svg:width="0.99cm" svg:height="0.558cm" svg:x="7.24cm" svg:y="2.956cm"><draw:text-box><text:p text:style-name="P52"><text:span text:style-name="T47">0.28</text:span></text:p></draw:text-box></draw:frame><draw:frame draw:style-name="gr2" draw:text-style-name="P51" svg:width="0.018cm" svg:height="0.563cm" draw:transform="rotate (-3.14159265358979) translate (9.48266666666667cm 3.54541666666667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9.55751388888889cm 3.54541666666667cm)"><draw:image xlink:href="Pictures/100000010000000100000001028F582B9643F048.png" xlink:type="simple" xlink:show="embed" xlink:actuate="onLoad" draw:mime-type="image/png"><text:p/></draw:image></draw:frame><draw:frame draw:style-name="gr151" draw:text-style-name="P59" svg:width="0.99cm" svg:height="0.558cm" svg:x="8.484cm" svg:y="2.956cm"><draw:text-box><text:p text:style-name="P52"><text:span text:style-name="T47">0.22</text:span></text:p></draw:text-box></draw:frame><draw:frame draw:style-name="gr2" draw:text-style-name="P51" svg:width="0.018cm" svg:height="0.563cm" draw:transform="rotate (-3.14159265358979) translate (10.8179305555556cm 3.54541666666667cm)"><draw:image xlink:href="Pictures/100000010000000100000001028F582B9643F048.png" xlink:type="simple" xlink:show="embed" xlink:actuate="onLoad" draw:mime-type="image/png"><text:p/></draw:image></draw:frame><draw:frame draw:style-name="gr152" draw:text-style-name="P59" svg:width="0.706cm" svg:height="0.558cm" svg:x="9.921cm" svg:y="2.956cm"><draw:text-box><text:p text:style-name="P52"><text:span text:style-name="T47">1.0</text:span></text:p></draw:text-box></draw:frame><draw:frame draw:style-name="gr2" draw:text-style-name="P51" svg:width="0.018cm" svg:height="0.563cm" draw:transform="rotate (-3.14159265358979) translate (12.0834027777778cm 3.54541666666667cm)"><draw:image xlink:href="Pictures/100000010000000100000001028F582B9643F048.png" xlink:type="simple" xlink:show="embed" xlink:actuate="onLoad" draw:mime-type="image/png"><text:p/></draw:image></draw:frame><draw:frame draw:style-name="gr151" draw:text-style-name="P59" svg:width="0.99cm" svg:height="0.558cm" svg:x="11.08cm" svg:y="2.956cm"><draw:text-box><text:p text:style-name="P52"><text:span text:style-name="T47">0.86</text:span></text:p></draw:text-box></draw:frame><draw:frame draw:style-name="gr2" draw:text-style-name="P51" svg:width="0.017cm" svg:height="0.563cm" draw:transform="rotate (-3.14159265358979) translate (13.4020277777778cm 3.54541666666667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13.4796388888889cm 3.54541666666667cm)"><draw:image xlink:href="Pictures/100000010000000100000001028F582B9643F048.png" xlink:type="simple" xlink:show="embed" xlink:actuate="onLoad" draw:mime-type="image/png"><text:p/></draw:image></draw:frame><draw:frame draw:style-name="gr151" draw:text-style-name="P59" svg:width="0.99cm" svg:height="0.558cm" svg:x="12.373cm" svg:y="2.956cm"><draw:text-box><text:p text:style-name="P52"><text:span text:style-name="T47">0.13</text:span></text:p></draw:text-box></draw:frame><draw:frame draw:style-name="gr2" draw:text-style-name="P51" svg:width="0.018cm" svg:height="0.563cm" draw:transform="rotate (-3.14159265358979) translate (14.6808472222222cm 3.54541666666667cm)"><draw:image xlink:href="Pictures/100000010000000100000001028F582B9643F048.png" xlink:type="simple" xlink:show="embed" xlink:actuate="onLoad" draw:mime-type="image/png"><text:p/></draw:image></draw:frame><draw:frame draw:style-name="gr150" draw:text-style-name="P59" svg:width="0.708cm" svg:height="0.558cm" svg:x="13.811cm" svg:y="2.956cm"><draw:text-box><text:p text:style-name="P52"><text:span text:style-name="T47">1.0</text:span></text:p></draw:text-box></draw:frame><draw:frame draw:style-name="gr2" draw:text-style-name="P51" svg:width="0.017cm" svg:height="0.563cm" draw:transform="rotate (-3.14159265358979) translate (15.8961666666667cm 3.54541666666667cm)"><draw:image xlink:href="Pictures/100000010000000100000001028F582B9643F048.png" xlink:type="simple" xlink:show="embed" xlink:actuate="onLoad" draw:mime-type="image/png"><text:p/></draw:image></draw:frame><draw:frame draw:style-name="gr151" draw:text-style-name="P59" svg:width="0.99cm" svg:height="0.558cm" svg:x="14.919cm" svg:y="2.956cm"><draw:text-box><text:p text:style-name="P52"><text:span text:style-name="T47">0.46</text:span></text:p></draw:text-box></draw:frame><draw:frame draw:style-name="gr2" draw:text-style-name="P51" svg:width="0.018cm" svg:height="0.563cm" draw:transform="rotate (-3.14159265358979) translate (17.1626388888889cm 3.54541666666667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0.201083333333333cm 4.10986111111111cm)"><draw:image xlink:href="Pictures/100000010000000100000001028F582B9643F048.png" xlink:type="simple" xlink:show="embed" xlink:actuate="onLoad" draw:mime-type="image/png"><text:p/></draw:image></draw:frame><draw:frame draw:style-name="gr151" draw:text-style-name="P59" svg:width="0.99cm" svg:height="0.558cm" svg:x="16.155cm" svg:y="2.956cm"><draw:text-box><text:p text:style-name="P52"><text:span text:style-name="T47">0.18</text:span></text:p></draw:text-box></draw:frame><draw:frame draw:style-name="gr2" draw:text-style-name="P51" svg:width="0.017cm" svg:height="0.563cm" draw:transform="rotate (-3.14159265358979) translate (3.53483333333333cm 4.10986111111111cm)"><draw:image xlink:href="Pictures/100000010000000100000001028F582B9643F048.png" xlink:type="simple" xlink:show="embed" xlink:actuate="onLoad" draw:mime-type="image/png"><text:p/></draw:image></draw:frame><draw:frame draw:style-name="gr155" draw:text-style-name="P59" svg:width="1.669cm" svg:height="0.562cm" svg:x="0.418cm" svg:y="3.517cm"><draw:text-box><text:p text:style-name="P52"><text:span text:style-name="T47">R:SPE</text:span><text:span text:style-name="T47">LL</text:span></text:p></draw:text-box></draw:frame><draw:frame draw:style-name="gr2" draw:text-style-name="P51" svg:width="0.017cm" svg:height="0.563cm" draw:transform="rotate (-3.14159265358979) translate (5.72205555555556cm 4.10986111111111cm)"><draw:image xlink:href="Pictures/100000010000000100000001028F582B9643F048.png" xlink:type="simple" xlink:show="embed" xlink:actuate="onLoad" draw:mime-type="image/png"><text:p/></draw:image></draw:frame><draw:frame draw:style-name="gr2" draw:text-style-name="P51" svg:width="0.017cm" svg:height="0.563cm" draw:transform="rotate (-3.14159265358979) translate (5.79866666666667cm 4.10986111111111cm)"><draw:image xlink:href="Pictures/100000010000000100000001028F582B9643F048.png" xlink:type="simple" xlink:show="embed" xlink:actuate="onLoad" draw:mime-type="image/png"><text:p/></draw:image></draw:frame><draw:frame draw:style-name="gr144" draw:text-style-name="P59" svg:width="0.68cm" svg:height="0.562cm" svg:x="3.757cm" svg:y="3.517cm"><draw:text-box><text:p text:style-name="P52"><text:span text:style-name="T47">%5</text:span></text:p></draw:text-box></draw:frame><draw:frame draw:style-name="gr2" draw:text-style-name="P51" svg:width="0.018cm" svg:height="0.563cm" draw:transform="rotate (-3.14159265358979) translate (7.00263888888889cm 4.10986111111111cm)"><draw:image xlink:href="Pictures/100000010000000100000001028F582B9643F048.png" xlink:type="simple" xlink:show="embed" xlink:actuate="onLoad" draw:mime-type="image/png"><text:p/></draw:image></draw:frame><draw:frame draw:style-name="gr145" draw:text-style-name="P59" svg:width="0.708cm" svg:height="0.562cm" svg:x="6.138cm" svg:y="3.517cm"><draw:text-box><text:p text:style-name="P52"><text:span text:style-name="T47">0.0</text:span></text:p></draw:text-box></draw:frame><draw:frame draw:style-name="gr2" draw:text-style-name="P51" svg:width="0.017cm" svg:height="0.563cm" draw:transform="rotate (-3.14159265358979) translate (8.21795833333333cm 4.10986111111111cm)"><draw:image xlink:href="Pictures/100000010000000100000001028F582B9643F048.png" xlink:type="simple" xlink:show="embed" xlink:actuate="onLoad" draw:mime-type="image/png"><text:p/></draw:image></draw:frame><draw:frame draw:style-name="gr146" draw:text-style-name="P59" svg:width="0.99cm" svg:height="0.562cm" svg:x="7.24cm" svg:y="3.517cm"><draw:text-box><text:p text:style-name="P52"><text:span text:style-name="T47">0.32</text:span></text:p></draw:text-box></draw:frame><draw:frame draw:style-name="gr2" draw:text-style-name="P51" svg:width="0.018cm" svg:height="0.563cm" draw:transform="rotate (-3.14159265358979) translate (9.48266666666667cm 4.10986111111111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9.55751388888889cm 4.10986111111111cm)"><draw:image xlink:href="Pictures/100000010000000100000001028F582B9643F048.png" xlink:type="simple" xlink:show="embed" xlink:actuate="onLoad" draw:mime-type="image/png"><text:p/></draw:image></draw:frame><draw:frame draw:style-name="gr146" draw:text-style-name="P59" svg:width="0.99cm" svg:height="0.562cm" svg:x="8.484cm" svg:y="3.517cm"><draw:text-box><text:p text:style-name="P52"><text:span text:style-name="T47">0.04</text:span></text:p></draw:text-box></draw:frame><draw:frame draw:style-name="gr2" draw:text-style-name="P51" svg:width="0.018cm" svg:height="0.563cm" draw:transform="rotate (-3.14159265358979) translate (10.8179305555556cm 4.10986111111111cm)"><draw:image xlink:href="Pictures/100000010000000100000001028F582B9643F048.png" xlink:type="simple" xlink:show="embed" xlink:actuate="onLoad" draw:mime-type="image/png"><text:p/></draw:image></draw:frame><draw:frame draw:style-name="gr147" draw:text-style-name="P59" svg:width="0.706cm" svg:height="0.562cm" svg:x="9.921cm" svg:y="3.517cm"><draw:text-box><text:p text:style-name="P52"><text:span text:style-name="T47">1.0</text:span></text:p></draw:text-box></draw:frame><draw:frame draw:style-name="gr2" draw:text-style-name="P51" svg:width="0.018cm" svg:height="0.563cm" draw:transform="rotate (-3.14159265358979) translate (12.0834027777778cm 4.10986111111111cm)"><draw:image xlink:href="Pictures/100000010000000100000001028F582B9643F048.png" xlink:type="simple" xlink:show="embed" xlink:actuate="onLoad" draw:mime-type="image/png"><text:p/></draw:image></draw:frame><draw:frame draw:style-name="gr145" draw:text-style-name="P59" svg:width="0.708cm" svg:height="0.562cm" svg:x="11.186cm" svg:y="3.517cm"><draw:text-box><text:p text:style-name="P52"><text:span text:style-name="T47">1.0</text:span></text:p></draw:text-box></draw:frame><draw:frame draw:style-name="gr2" draw:text-style-name="P51" svg:width="0.017cm" svg:height="0.563cm" draw:transform="rotate (-3.14159265358979) translate (13.4020277777778cm 4.10986111111111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13.4796388888889cm 4.10986111111111cm)"><draw:image xlink:href="Pictures/100000010000000100000001028F582B9643F048.png" xlink:type="simple" xlink:show="embed" xlink:actuate="onLoad" draw:mime-type="image/png"><text:p/></draw:image></draw:frame><draw:frame draw:style-name="gr146" draw:text-style-name="P59" svg:width="0.99cm" svg:height="0.562cm" svg:x="12.373cm" svg:y="3.517cm"><draw:text-box><text:p text:style-name="P52"><text:span text:style-name="T47">0.11</text:span></text:p></draw:text-box></draw:frame><draw:frame draw:style-name="gr2" draw:text-style-name="P51" svg:width="0.018cm" svg:height="0.563cm" draw:transform="rotate (-3.14159265358979) translate (14.6808472222222cm 4.10986111111111cm)"><draw:image xlink:href="Pictures/100000010000000100000001028F582B9643F048.png" xlink:type="simple" xlink:show="embed" xlink:actuate="onLoad" draw:mime-type="image/png"><text:p/></draw:image></draw:frame><draw:frame draw:style-name="gr145" draw:text-style-name="P59" svg:width="0.708cm" svg:height="0.562cm" svg:x="13.811cm" svg:y="3.517cm"><draw:text-box><text:p text:style-name="P52"><text:span text:style-name="T47">1.0</text:span></text:p></draw:text-box></draw:frame><draw:frame draw:style-name="gr2" draw:text-style-name="P51" svg:width="0.017cm" svg:height="0.563cm" draw:transform="rotate (-3.14159265358979) translate (15.8961666666667cm 4.10986111111111cm)"><draw:image xlink:href="Pictures/100000010000000100000001028F582B9643F048.png" xlink:type="simple" xlink:show="embed" xlink:actuate="onLoad" draw:mime-type="image/png"><text:p/></draw:image></draw:frame><draw:frame draw:style-name="gr146" draw:text-style-name="P59" svg:width="0.99cm" svg:height="0.562cm" svg:x="14.919cm" svg:y="3.517cm"><draw:text-box><text:p text:style-name="P52"><text:span text:style-name="T47">0.66</text:span></text:p></draw:text-box></draw:frame><draw:frame draw:style-name="gr2" draw:text-style-name="P51" svg:width="0.018cm" svg:height="0.563cm" draw:transform="rotate (-3.14159265358979) translate (17.1626388888889cm 4.10986111111111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0.201083333333333cm 4.67254166666667cm)"><draw:image xlink:href="Pictures/100000010000000100000001028F582B9643F048.png" xlink:type="simple" xlink:show="embed" xlink:actuate="onLoad" draw:mime-type="image/png"><text:p/></draw:image></draw:frame><draw:frame draw:style-name="gr146" draw:text-style-name="P59" svg:width="0.99cm" svg:height="0.562cm" svg:x="16.155cm" svg:y="3.517cm"><draw:text-box><text:p text:style-name="P52"><text:span text:style-name="T47">0.65</text:span></text:p></draw:text-box></draw:frame><draw:frame draw:style-name="gr2" draw:text-style-name="P51" svg:width="0.017cm" svg:height="0.563cm" draw:transform="rotate (-3.14159265358979) translate (3.53483333333333cm 4.67254166666667cm)"><draw:image xlink:href="Pictures/100000010000000100000001028F582B9643F048.png" xlink:type="simple" xlink:show="embed" xlink:actuate="onLoad" draw:mime-type="image/png"><text:p/></draw:image></draw:frame><draw:frame draw:style-name="gr156" draw:text-style-name="P59" svg:width="3.024cm" svg:height="0.56cm" svg:x="0.418cm" svg:y="4.082cm"><draw:text-box><text:p text:style-name="P52"><text:span text:style-name="T47">R:VER</text:span><text:span text:style-name="T47">B:TEN</text:span><text:span text:style-name="T47">SE</text:span></text:p></draw:text-box></draw:frame><draw:frame draw:style-name="gr2" draw:text-style-name="P51" svg:width="0.017cm" svg:height="0.563cm" draw:transform="rotate (-3.14159265358979) translate (5.72205555555556cm 4.67254166666667cm)"><draw:image xlink:href="Pictures/100000010000000100000001028F582B9643F048.png" xlink:type="simple" xlink:show="embed" xlink:actuate="onLoad" draw:mime-type="image/png"><text:p/></draw:image></draw:frame><draw:frame draw:style-name="gr2" draw:text-style-name="P51" svg:width="0.017cm" svg:height="0.563cm" draw:transform="rotate (-3.14159265358979) translate (5.79866666666667cm 4.67254166666667cm)"><draw:image xlink:href="Pictures/100000010000000100000001028F582B9643F048.png" xlink:type="simple" xlink:show="embed" xlink:actuate="onLoad" draw:mime-type="image/png"><text:p/></draw:image></draw:frame><draw:frame draw:style-name="gr138" draw:text-style-name="P59" svg:width="0.68cm" svg:height="0.56cm" svg:x="3.757cm" svg:y="4.082cm"><draw:text-box><text:p text:style-name="P52"><text:span text:style-name="T47">%5</text:span></text:p></draw:text-box></draw:frame><draw:frame draw:style-name="gr2" draw:text-style-name="P51" svg:width="0.018cm" svg:height="0.563cm" draw:transform="rotate (-3.14159265358979) translate (7.00263888888889cm 4.67254166666667cm)"><draw:image xlink:href="Pictures/100000010000000100000001028F582B9643F048.png" xlink:type="simple" xlink:show="embed" xlink:actuate="onLoad" draw:mime-type="image/png"><text:p/></draw:image></draw:frame><draw:frame draw:style-name="gr139" draw:text-style-name="P59" svg:width="0.708cm" svg:height="0.56cm" svg:x="6.138cm" svg:y="4.082cm"><draw:text-box><text:p text:style-name="P52"><text:span text:style-name="T47">1.0</text:span></text:p></draw:text-box></draw:frame><draw:frame draw:style-name="gr2" draw:text-style-name="P51" svg:width="0.017cm" svg:height="0.563cm" draw:transform="rotate (-3.14159265358979) translate (8.21795833333333cm 4.67254166666667cm)"><draw:image xlink:href="Pictures/100000010000000100000001028F582B9643F048.png" xlink:type="simple" xlink:show="embed" xlink:actuate="onLoad" draw:mime-type="image/png"><text:p/></draw:image></draw:frame><draw:frame draw:style-name="gr140" draw:text-style-name="P59" svg:width="0.99cm" svg:height="0.56cm" svg:x="7.24cm" svg:y="4.082cm"><draw:text-box><text:p text:style-name="P52"><text:span text:style-name="T47">0.54</text:span></text:p></draw:text-box></draw:frame><draw:frame draw:style-name="gr2" draw:text-style-name="P51" svg:width="0.018cm" svg:height="0.563cm" draw:transform="rotate (-3.14159265358979) translate (9.48266666666667cm 4.67254166666667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9.55751388888889cm 4.67254166666667cm)"><draw:image xlink:href="Pictures/100000010000000100000001028F582B9643F048.png" xlink:type="simple" xlink:show="embed" xlink:actuate="onLoad" draw:mime-type="image/png"><text:p/></draw:image></draw:frame><draw:frame draw:style-name="gr140" draw:text-style-name="P59" svg:width="0.99cm" svg:height="0.56cm" svg:x="8.484cm" svg:y="4.082cm"><draw:text-box><text:p text:style-name="P52"><text:span text:style-name="T47">0.15</text:span></text:p></draw:text-box></draw:frame><draw:frame draw:style-name="gr2" draw:text-style-name="P51" svg:width="0.018cm" svg:height="0.563cm" draw:transform="rotate (-3.14159265358979) translate (10.8179305555556cm 4.67254166666667cm)"><draw:image xlink:href="Pictures/100000010000000100000001028F582B9643F048.png" xlink:type="simple" xlink:show="embed" xlink:actuate="onLoad" draw:mime-type="image/png"><text:p/></draw:image></draw:frame><draw:frame draw:style-name="gr141" draw:text-style-name="P59" svg:width="0.706cm" svg:height="0.56cm" svg:x="9.921cm" svg:y="4.082cm"><draw:text-box><text:p text:style-name="P52"><text:span text:style-name="T47">0.0</text:span></text:p></draw:text-box></draw:frame><draw:frame draw:style-name="gr2" draw:text-style-name="P51" svg:width="0.018cm" svg:height="0.563cm" draw:transform="rotate (-3.14159265358979) translate (12.0834027777778cm 4.67254166666667cm)"><draw:image xlink:href="Pictures/100000010000000100000001028F582B9643F048.png" xlink:type="simple" xlink:show="embed" xlink:actuate="onLoad" draw:mime-type="image/png"><text:p/></draw:image></draw:frame><draw:frame draw:style-name="gr139" draw:text-style-name="P59" svg:width="0.708cm" svg:height="0.56cm" svg:x="11.186cm" svg:y="4.082cm"><draw:text-box><text:p text:style-name="P52"><text:span text:style-name="T47">0.0</text:span></text:p></draw:text-box></draw:frame><draw:frame draw:style-name="gr2" draw:text-style-name="P51" svg:width="0.017cm" svg:height="0.563cm" draw:transform="rotate (-3.14159265358979) translate (13.4020277777778cm 4.67254166666667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13.4796388888889cm 4.67254166666667cm)"><draw:image xlink:href="Pictures/100000010000000100000001028F582B9643F048.png" xlink:type="simple" xlink:show="embed" xlink:actuate="onLoad" draw:mime-type="image/png"><text:p/></draw:image></draw:frame><draw:frame draw:style-name="gr139" draw:text-style-name="P59" svg:width="0.708cm" svg:height="0.56cm" svg:x="12.479cm" svg:y="4.082cm"><draw:text-box><text:p text:style-name="P52"><text:span text:style-name="T47">0.0</text:span></text:p></draw:text-box></draw:frame><draw:frame draw:style-name="gr2" draw:text-style-name="P51" svg:width="0.018cm" svg:height="0.563cm" draw:transform="rotate (-3.14159265358979) translate (14.6808472222222cm 4.67254166666667cm)"><draw:image xlink:href="Pictures/100000010000000100000001028F582B9643F048.png" xlink:type="simple" xlink:show="embed" xlink:actuate="onLoad" draw:mime-type="image/png"><text:p/></draw:image></draw:frame><draw:frame draw:style-name="gr139" draw:text-style-name="P59" svg:width="0.708cm" svg:height="0.56cm" svg:x="13.811cm" svg:y="4.082cm"><draw:text-box><text:p text:style-name="P52"><text:span text:style-name="T47">0.0</text:span></text:p></draw:text-box></draw:frame><draw:frame draw:style-name="gr2" draw:text-style-name="P51" svg:width="0.017cm" svg:height="0.563cm" draw:transform="rotate (-3.14159265358979) translate (15.8961666666667cm 4.67254166666667cm)"><draw:image xlink:href="Pictures/100000010000000100000001028F582B9643F048.png" xlink:type="simple" xlink:show="embed" xlink:actuate="onLoad" draw:mime-type="image/png"><text:p/></draw:image></draw:frame><draw:frame draw:style-name="gr142" draw:text-style-name="P59" svg:width="0.705cm" svg:height="0.56cm" svg:x="15.024cm" svg:y="4.082cm"><draw:text-box><text:p text:style-name="P52"><text:span text:style-name="T47">0.0</text:span></text:p></draw:text-box></draw:frame><draw:frame draw:style-name="gr2" draw:text-style-name="P51" svg:width="0.018cm" svg:height="0.563cm" draw:transform="rotate (-3.14159265358979) translate (17.1626388888889cm 4.67254166666667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0.201083333333333cm 5.22993055555556cm)"><draw:image xlink:href="Pictures/100000010000000100000001028F582B9643F048.png" xlink:type="simple" xlink:show="embed" xlink:actuate="onLoad" draw:mime-type="image/png"><text:p/></draw:image></draw:frame><draw:frame draw:style-name="gr139" draw:text-style-name="P59" svg:width="0.708cm" svg:height="0.56cm" svg:x="16.261cm" svg:y="4.082cm"><draw:text-box><text:p text:style-name="P52"><text:span text:style-name="T47">0.0</text:span></text:p></draw:text-box></draw:frame><draw:frame draw:style-name="gr2" draw:text-style-name="P51" svg:width="0.017cm" svg:height="0.563cm" draw:transform="rotate (-3.14159265358979) translate (3.53483333333333cm 5.22993055555556cm)"><draw:image xlink:href="Pictures/100000010000000100000001028F582B9643F048.png" xlink:type="simple" xlink:show="embed" xlink:actuate="onLoad" draw:mime-type="image/png"><text:p/></draw:image></draw:frame><draw:frame draw:style-name="gr157" draw:text-style-name="P59" svg:width="1.472cm" svg:height="0.558cm" svg:x="0.418cm" svg:y="4.644cm"><draw:text-box><text:p text:style-name="P52"><text:span text:style-name="T47">R:PRE</text:span><text:span text:style-name="T47">P</text:span></text:p></draw:text-box></draw:frame><draw:frame draw:style-name="gr2" draw:text-style-name="P51" svg:width="0.017cm" svg:height="0.563cm" draw:transform="rotate (-3.14159265358979) translate (5.72205555555556cm 5.22993055555556cm)"><draw:image xlink:href="Pictures/100000010000000100000001028F582B9643F048.png" xlink:type="simple" xlink:show="embed" xlink:actuate="onLoad" draw:mime-type="image/png"><text:p/></draw:image></draw:frame><draw:frame draw:style-name="gr2" draw:text-style-name="P51" svg:width="0.017cm" svg:height="0.563cm" draw:transform="rotate (-3.14159265358979) translate (5.79866666666667cm 5.22993055555556cm)"><draw:image xlink:href="Pictures/100000010000000100000001028F582B9643F048.png" xlink:type="simple" xlink:show="embed" xlink:actuate="onLoad" draw:mime-type="image/png"><text:p/></draw:image></draw:frame><draw:frame draw:style-name="gr149" draw:text-style-name="P59" svg:width="0.68cm" svg:height="0.558cm" svg:x="3.757cm" svg:y="4.644cm"><draw:text-box><text:p text:style-name="P52"><text:span text:style-name="T47">%6</text:span></text:p></draw:text-box></draw:frame><draw:frame draw:style-name="gr2" draw:text-style-name="P51" svg:width="0.018cm" svg:height="0.563cm" draw:transform="rotate (-3.14159265358979) translate (7.00263888888889cm 5.22993055555556cm)"><draw:image xlink:href="Pictures/100000010000000100000001028F582B9643F048.png" xlink:type="simple" xlink:show="embed" xlink:actuate="onLoad" draw:mime-type="image/png"><text:p/></draw:image></draw:frame><draw:frame draw:style-name="gr150" draw:text-style-name="P59" svg:width="0.708cm" svg:height="0.558cm" svg:x="6.138cm" svg:y="4.644cm"><draw:text-box><text:p text:style-name="P52"><text:span text:style-name="T47">1.0</text:span></text:p></draw:text-box></draw:frame><draw:frame draw:style-name="gr2" draw:text-style-name="P51" svg:width="0.017cm" svg:height="0.563cm" draw:transform="rotate (-3.14159265358979) translate (8.21795833333333cm 5.22993055555556cm)"><draw:image xlink:href="Pictures/100000010000000100000001028F582B9643F048.png" xlink:type="simple" xlink:show="embed" xlink:actuate="onLoad" draw:mime-type="image/png"><text:p/></draw:image></draw:frame><draw:frame draw:style-name="gr151" draw:text-style-name="P59" svg:width="0.99cm" svg:height="0.558cm" svg:x="7.24cm" svg:y="4.644cm"><draw:text-box><text:p text:style-name="P52"><text:span text:style-name="T47">0.37</text:span></text:p></draw:text-box></draw:frame><draw:frame draw:style-name="gr2" draw:text-style-name="P51" svg:width="0.018cm" svg:height="0.563cm" draw:transform="rotate (-3.14159265358979) translate (9.48266666666667cm 5.22993055555556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9.55751388888889cm 5.22993055555556cm)"><draw:image xlink:href="Pictures/100000010000000100000001028F582B9643F048.png" xlink:type="simple" xlink:show="embed" xlink:actuate="onLoad" draw:mime-type="image/png"><text:p/></draw:image></draw:frame><draw:frame draw:style-name="gr151" draw:text-style-name="P59" svg:width="0.99cm" svg:height="0.558cm" svg:x="8.484cm" svg:y="4.644cm"><draw:text-box><text:p text:style-name="P52"><text:span text:style-name="T47">0.07</text:span></text:p></draw:text-box></draw:frame><draw:frame draw:style-name="gr2" draw:text-style-name="P51" svg:width="0.018cm" svg:height="0.563cm" draw:transform="rotate (-3.14159265358979) translate (10.8179305555556cm 5.22993055555556cm)"><draw:image xlink:href="Pictures/100000010000000100000001028F582B9643F048.png" xlink:type="simple" xlink:show="embed" xlink:actuate="onLoad" draw:mime-type="image/png"><text:p/></draw:image></draw:frame><draw:frame draw:style-name="gr152" draw:text-style-name="P59" svg:width="0.706cm" svg:height="0.558cm" svg:x="9.921cm" svg:y="4.644cm"><draw:text-box><text:p text:style-name="P52"><text:span text:style-name="T47">1.0</text:span></text:p></draw:text-box></draw:frame><draw:frame draw:style-name="gr2" draw:text-style-name="P51" svg:width="0.018cm" svg:height="0.563cm" draw:transform="rotate (-3.14159265358979) translate (12.0834027777778cm 5.22993055555556cm)"><draw:image xlink:href="Pictures/100000010000000100000001028F582B9643F048.png" xlink:type="simple" xlink:show="embed" xlink:actuate="onLoad" draw:mime-type="image/png"><text:p/></draw:image></draw:frame><draw:frame draw:style-name="gr151" draw:text-style-name="P59" svg:width="0.99cm" svg:height="0.558cm" svg:x="11.08cm" svg:y="4.644cm"><draw:text-box><text:p text:style-name="P52"><text:span text:style-name="T47">0.72</text:span></text:p></draw:text-box></draw:frame><draw:frame draw:style-name="gr2" draw:text-style-name="P51" svg:width="0.017cm" svg:height="0.563cm" draw:transform="rotate (-3.14159265358979) translate (13.4020277777778cm 5.22993055555556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13.4796388888889cm 5.22993055555556cm)"><draw:image xlink:href="Pictures/100000010000000100000001028F582B9643F048.png" xlink:type="simple" xlink:show="embed" xlink:actuate="onLoad" draw:mime-type="image/png"><text:p/></draw:image></draw:frame><draw:frame draw:style-name="gr151" draw:text-style-name="P59" svg:width="0.99cm" svg:height="0.558cm" svg:x="12.373cm" svg:y="4.644cm"><draw:text-box><text:p text:style-name="P52"><text:span text:style-name="T47">0.07</text:span></text:p></draw:text-box></draw:frame><draw:frame draw:style-name="gr2" draw:text-style-name="P51" svg:width="0.018cm" svg:height="0.563cm" draw:transform="rotate (-3.14159265358979) translate (14.6808472222222cm 5.22993055555556cm)"><draw:image xlink:href="Pictures/100000010000000100000001028F582B9643F048.png" xlink:type="simple" xlink:show="embed" xlink:actuate="onLoad" draw:mime-type="image/png"><text:p/></draw:image></draw:frame><draw:frame draw:style-name="gr150" draw:text-style-name="P59" svg:width="0.708cm" svg:height="0.558cm" svg:x="13.811cm" svg:y="4.644cm"><draw:text-box><text:p text:style-name="P52"><text:span text:style-name="T47">1.0</text:span></text:p></draw:text-box></draw:frame><draw:frame draw:style-name="gr2" draw:text-style-name="P51" svg:width="0.017cm" svg:height="0.563cm" draw:transform="rotate (-3.14159265358979) translate (15.8961666666667cm 5.22993055555556cm)"><draw:image xlink:href="Pictures/100000010000000100000001028F582B9643F048.png" xlink:type="simple" xlink:show="embed" xlink:actuate="onLoad" draw:mime-type="image/png"><text:p/></draw:image></draw:frame><draw:frame draw:style-name="gr151" draw:text-style-name="P59" svg:width="0.99cm" svg:height="0.558cm" svg:x="14.919cm" svg:y="4.644cm"><draw:text-box><text:p text:style-name="P52"><text:span text:style-name="T47">0.56</text:span></text:p></draw:text-box></draw:frame><draw:frame draw:style-name="gr2" draw:text-style-name="P51" svg:width="0.018cm" svg:height="0.563cm" draw:transform="rotate (-3.14159265358979) translate (17.1626388888889cm 5.22993055555556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0.201083333333333cm 5.794375cm)"><draw:image xlink:href="Pictures/100000010000000100000001028F582B9643F048.png" xlink:type="simple" xlink:show="embed" xlink:actuate="onLoad" draw:mime-type="image/png"><text:p/></draw:image></draw:frame><draw:frame draw:style-name="gr150" draw:text-style-name="P59" svg:width="0.708cm" svg:height="0.558cm" svg:x="16.261cm" svg:y="4.644cm"><draw:text-box><text:p text:style-name="P52"><text:span text:style-name="T47">0.1</text:span></text:p></draw:text-box></draw:frame><draw:frame draw:style-name="gr2" draw:text-style-name="P51" svg:width="0.017cm" svg:height="0.563cm" draw:transform="rotate (-3.14159265358979) translate (3.53483333333333cm 5.794375cm)"><draw:image xlink:href="Pictures/100000010000000100000001028F582B9643F048.png" xlink:type="simple" xlink:show="embed" xlink:actuate="onLoad" draw:mime-type="image/png"><text:p/></draw:image></draw:frame><draw:frame draw:style-name="gr158" draw:text-style-name="P59" svg:width="1.865cm" svg:height="0.558cm" svg:x="0.418cm" svg:y="5.209cm"><draw:text-box><text:p text:style-name="P52"><text:span text:style-name="T47">R:OT</text:span><text:span text:style-name="T47">HER</text:span></text:p></draw:text-box></draw:frame><draw:frame draw:style-name="gr2" draw:text-style-name="P51" svg:width="0.017cm" svg:height="0.563cm" draw:transform="rotate (-3.14159265358979) translate (5.72205555555556cm 5.794375cm)"><draw:image xlink:href="Pictures/100000010000000100000001028F582B9643F048.png" xlink:type="simple" xlink:show="embed" xlink:actuate="onLoad" draw:mime-type="image/png"><text:p/></draw:image></draw:frame><draw:frame draw:style-name="gr2" draw:text-style-name="P51" svg:width="0.017cm" svg:height="0.563cm" draw:transform="rotate (-3.14159265358979) translate (5.79866666666667cm 5.794375cm)"><draw:image xlink:href="Pictures/100000010000000100000001028F582B9643F048.png" xlink:type="simple" xlink:show="embed" xlink:actuate="onLoad" draw:mime-type="image/png"><text:p/></draw:image></draw:frame><draw:frame draw:style-name="gr159" draw:text-style-name="P59" svg:width="0.962cm" svg:height="0.558cm" svg:x="3.757cm" svg:y="5.209cm"><draw:text-box><text:p text:style-name="P52"><text:span text:style-name="T47">%11</text:span></text:p></draw:text-box></draw:frame><draw:frame draw:style-name="gr2" draw:text-style-name="P51" svg:width="0.018cm" svg:height="0.563cm" draw:transform="rotate (-3.14159265358979) translate (7.00263888888889cm 5.794375cm)"><draw:image xlink:href="Pictures/100000010000000100000001028F582B9643F048.png" xlink:type="simple" xlink:show="embed" xlink:actuate="onLoad" draw:mime-type="image/png"><text:p/></draw:image></draw:frame><draw:frame draw:style-name="gr150" draw:text-style-name="P59" svg:width="0.708cm" svg:height="0.558cm" svg:x="6.138cm" svg:y="5.209cm"><draw:text-box><text:p text:style-name="P52"><text:span text:style-name="T47">0.0</text:span></text:p></draw:text-box></draw:frame><draw:frame draw:style-name="gr2" draw:text-style-name="P51" svg:width="0.017cm" svg:height="0.563cm" draw:transform="rotate (-3.14159265358979) translate (8.21795833333333cm 5.794375cm)"><draw:image xlink:href="Pictures/100000010000000100000001028F582B9643F048.png" xlink:type="simple" xlink:show="embed" xlink:actuate="onLoad" draw:mime-type="image/png"><text:p/></draw:image></draw:frame><draw:frame draw:style-name="gr151" draw:text-style-name="P59" svg:width="0.99cm" svg:height="0.558cm" svg:x="7.24cm" svg:y="5.209cm"><draw:text-box><text:p text:style-name="P52"><text:span text:style-name="T47">0.17</text:span></text:p></draw:text-box></draw:frame><draw:frame draw:style-name="gr2" draw:text-style-name="P51" svg:width="0.018cm" svg:height="0.563cm" draw:transform="rotate (-3.14159265358979) translate (9.48266666666667cm 5.794375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9.55751388888889cm 5.794375cm)"><draw:image xlink:href="Pictures/100000010000000100000001028F582B9643F048.png" xlink:type="simple" xlink:show="embed" xlink:actuate="onLoad" draw:mime-type="image/png"><text:p/></draw:image></draw:frame><draw:frame draw:style-name="gr151" draw:text-style-name="P59" svg:width="0.99cm" svg:height="0.558cm" svg:x="8.484cm" svg:y="5.209cm"><draw:text-box><text:p text:style-name="P52"><text:span text:style-name="T47">0.02</text:span></text:p></draw:text-box></draw:frame><draw:frame draw:style-name="gr2" draw:text-style-name="P51" svg:width="0.018cm" svg:height="0.563cm" draw:transform="rotate (-3.14159265358979) translate (10.8179305555556cm 5.794375cm)"><draw:image xlink:href="Pictures/100000010000000100000001028F582B9643F048.png" xlink:type="simple" xlink:show="embed" xlink:actuate="onLoad" draw:mime-type="image/png"><text:p/></draw:image></draw:frame><draw:frame draw:style-name="gr152" draw:text-style-name="P59" svg:width="0.706cm" svg:height="0.558cm" svg:x="9.921cm" svg:y="5.209cm"><draw:text-box><text:p text:style-name="P52"><text:span text:style-name="T47">1.0</text:span></text:p></draw:text-box></draw:frame><draw:frame draw:style-name="gr2" draw:text-style-name="P51" svg:width="0.018cm" svg:height="0.563cm" draw:transform="rotate (-3.14159265358979) translate (12.0834027777778cm 5.794375cm)"><draw:image xlink:href="Pictures/100000010000000100000001028F582B9643F048.png" xlink:type="simple" xlink:show="embed" xlink:actuate="onLoad" draw:mime-type="image/png"><text:p/></draw:image></draw:frame><draw:frame draw:style-name="gr151" draw:text-style-name="P59" svg:width="0.99cm" svg:height="0.558cm" svg:x="11.08cm" svg:y="5.209cm"><draw:text-box><text:p text:style-name="P52"><text:span text:style-name="T47">0.67</text:span></text:p></draw:text-box></draw:frame><draw:frame draw:style-name="gr2" draw:text-style-name="P51" svg:width="0.017cm" svg:height="0.563cm" draw:transform="rotate (-3.14159265358979) translate (13.4020277777778cm 5.794375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13.4796388888889cm 5.794375cm)"><draw:image xlink:href="Pictures/100000010000000100000001028F582B9643F048.png" xlink:type="simple" xlink:show="embed" xlink:actuate="onLoad" draw:mime-type="image/png"><text:p/></draw:image></draw:frame><draw:frame draw:style-name="gr151" draw:text-style-name="P59" svg:width="0.99cm" svg:height="0.558cm" svg:x="12.373cm" svg:y="5.209cm"><draw:text-box><text:p text:style-name="P52"><text:span text:style-name="T47">0.02</text:span></text:p></draw:text-box></draw:frame><draw:frame draw:style-name="gr2" draw:text-style-name="P51" svg:width="0.018cm" svg:height="0.563cm" draw:transform="rotate (-3.14159265358979) translate (14.6808472222222cm 5.794375cm)"><draw:image xlink:href="Pictures/100000010000000100000001028F582B9643F048.png" xlink:type="simple" xlink:show="embed" xlink:actuate="onLoad" draw:mime-type="image/png"><text:p/></draw:image></draw:frame><draw:frame draw:style-name="gr150" draw:text-style-name="P59" svg:width="0.708cm" svg:height="0.558cm" svg:x="13.811cm" svg:y="5.209cm"><draw:text-box><text:p text:style-name="P52"><text:span text:style-name="T47">0.0</text:span></text:p></draw:text-box></draw:frame><draw:frame draw:style-name="gr2" draw:text-style-name="P51" svg:width="0.017cm" svg:height="0.563cm" draw:transform="rotate (-3.14159265358979) translate (15.8961666666667cm 5.794375cm)"><draw:image xlink:href="Pictures/100000010000000100000001028F582B9643F048.png" xlink:type="simple" xlink:show="embed" xlink:actuate="onLoad" draw:mime-type="image/png"><text:p/></draw:image></draw:frame><draw:frame draw:style-name="gr151" draw:text-style-name="P59" svg:width="0.99cm" svg:height="0.558cm" svg:x="14.919cm" svg:y="5.209cm"><draw:text-box><text:p text:style-name="P52"><text:span text:style-name="T47">0.28</text:span></text:p></draw:text-box></draw:frame><draw:frame draw:style-name="gr2" draw:text-style-name="P51" svg:width="0.018cm" svg:height="0.563cm" draw:transform="rotate (-3.14159265358979) translate (17.1626388888889cm 5.794375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0.201083333333333cm 6.35529166666667cm)"><draw:image xlink:href="Pictures/100000010000000100000001028F582B9643F048.png" xlink:type="simple" xlink:show="embed" xlink:actuate="onLoad" draw:mime-type="image/png"><text:p/></draw:image></draw:frame><draw:frame draw:style-name="gr151" draw:text-style-name="P59" svg:width="0.99cm" svg:height="0.558cm" svg:x="16.155cm" svg:y="5.209cm"><draw:text-box><text:p text:style-name="P52"><text:span text:style-name="T47">0.04</text:span></text:p></draw:text-box></draw:frame><draw:frame draw:style-name="gr2" draw:text-style-name="P51" svg:width="0.017cm" svg:height="0.562cm" draw:transform="rotate (-3.14159265358979) translate (3.53483333333333cm 6.35529166666667cm)"><draw:image xlink:href="Pictures/100000010000000100000001028F582B9643F048.png" xlink:type="simple" xlink:show="embed" xlink:actuate="onLoad" draw:mime-type="image/png"><text:p/></draw:image></draw:frame><draw:frame draw:style-name="gr160" draw:text-style-name="P59" svg:width="1.922cm" svg:height="0.562cm" svg:x="0.418cm" svg:y="5.764cm"><draw:text-box><text:p text:style-name="P52"><text:span text:style-name="T47">M:PU</text:span><text:span text:style-name="T47">NCT</text:span></text:p></draw:text-box></draw:frame><draw:frame draw:style-name="gr2" draw:text-style-name="P51" svg:width="0.017cm" svg:height="0.562cm" draw:transform="rotate (-3.14159265358979) translate (5.72205555555556cm 6.35529166666667cm)"><draw:image xlink:href="Pictures/100000010000000100000001028F582B9643F048.png" xlink:type="simple" xlink:show="embed" xlink:actuate="onLoad" draw:mime-type="image/png"><text:p/></draw:image></draw:frame><draw:frame draw:style-name="gr2" draw:text-style-name="P51" svg:width="0.017cm" svg:height="0.562cm" draw:transform="rotate (-3.14159265358979) translate (5.79866666666667cm 6.35529166666667cm)"><draw:image xlink:href="Pictures/100000010000000100000001028F582B9643F048.png" xlink:type="simple" xlink:show="embed" xlink:actuate="onLoad" draw:mime-type="image/png"><text:p/></draw:image></draw:frame><draw:frame draw:style-name="gr161" draw:text-style-name="P59" svg:width="0.962cm" svg:height="0.562cm" svg:x="3.757cm" svg:y="5.764cm"><draw:text-box><text:p text:style-name="P52"><text:span text:style-name="T47">%15</text:span></text:p></draw:text-box></draw:frame><draw:frame draw:style-name="gr2" draw:text-style-name="P51" svg:width="0.018cm" svg:height="0.562cm" draw:transform="rotate (-3.14159265358979) translate (7.00263888888889cm 6.35529166666667cm)"><draw:image xlink:href="Pictures/100000010000000100000001028F582B9643F048.png" xlink:type="simple" xlink:show="embed" xlink:actuate="onLoad" draw:mime-type="image/png"><text:p/></draw:image></draw:frame><draw:frame draw:style-name="gr145" draw:text-style-name="P59" svg:width="0.708cm" svg:height="0.562cm" svg:x="6.138cm" svg:y="5.764cm"><draw:text-box><text:p text:style-name="P52"><text:span text:style-name="T47">1.0</text:span></text:p></draw:text-box></draw:frame><draw:frame draw:style-name="gr2" draw:text-style-name="P51" svg:width="0.017cm" svg:height="0.562cm" draw:transform="rotate (-3.14159265358979) translate (8.21795833333333cm 6.35529166666667cm)"><draw:image xlink:href="Pictures/100000010000000100000001028F582B9643F048.png" xlink:type="simple" xlink:show="embed" xlink:actuate="onLoad" draw:mime-type="image/png"><text:p/></draw:image></draw:frame><draw:frame draw:style-name="gr146" draw:text-style-name="P59" svg:width="0.99cm" svg:height="0.562cm" svg:x="7.24cm" svg:y="5.764cm"><draw:text-box><text:p text:style-name="P52"><text:span text:style-name="T47">0.55</text:span></text:p></draw:text-box></draw:frame><draw:frame draw:style-name="gr2" draw:text-style-name="P51" svg:width="0.018cm" svg:height="0.562cm" draw:transform="rotate (-3.14159265358979) translate (9.48266666666667cm 6.35529166666667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9.55751388888889cm 6.35529166666667cm)"><draw:image xlink:href="Pictures/100000010000000100000001028F582B9643F048.png" xlink:type="simple" xlink:show="embed" xlink:actuate="onLoad" draw:mime-type="image/png"><text:p/></draw:image></draw:frame><draw:frame draw:style-name="gr146" draw:text-style-name="P59" svg:width="0.99cm" svg:height="0.562cm" svg:x="8.484cm" svg:y="5.764cm"><draw:text-box><text:p text:style-name="P52"><text:span text:style-name="T47">0.17</text:span></text:p></draw:text-box></draw:frame><draw:frame draw:style-name="gr2" draw:text-style-name="P51" svg:width="0.018cm" svg:height="0.562cm" draw:transform="rotate (-3.14159265358979) translate (10.8179305555556cm 6.35529166666667cm)"><draw:image xlink:href="Pictures/100000010000000100000001028F582B9643F048.png" xlink:type="simple" xlink:show="embed" xlink:actuate="onLoad" draw:mime-type="image/png"><text:p/></draw:image></draw:frame><draw:frame draw:style-name="gr147" draw:text-style-name="P59" svg:width="0.706cm" svg:height="0.562cm" svg:x="9.921cm" svg:y="5.764cm"><draw:text-box><text:p text:style-name="P52"><text:span text:style-name="T47">1.0</text:span></text:p></draw:text-box></draw:frame><draw:frame draw:style-name="gr2" draw:text-style-name="P51" svg:width="0.018cm" svg:height="0.562cm" draw:transform="rotate (-3.14159265358979) translate (12.0834027777778cm 6.35529166666667cm)"><draw:image xlink:href="Pictures/100000010000000100000001028F582B9643F048.png" xlink:type="simple" xlink:show="embed" xlink:actuate="onLoad" draw:mime-type="image/png"><text:p/></draw:image></draw:frame><draw:frame draw:style-name="gr146" draw:text-style-name="P59" svg:width="0.99cm" svg:height="0.562cm" svg:x="11.08cm" svg:y="5.764cm"><draw:text-box><text:p text:style-name="P52"><text:span text:style-name="T47">0.68</text:span></text:p></draw:text-box></draw:frame><draw:frame draw:style-name="gr2" draw:text-style-name="P51" svg:width="0.017cm" svg:height="0.562cm" draw:transform="rotate (-3.14159265358979) translate (13.4020277777778cm 6.35529166666667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13.4796388888889cm 6.35529166666667cm)"><draw:image xlink:href="Pictures/100000010000000100000001028F582B9643F048.png" xlink:type="simple" xlink:show="embed" xlink:actuate="onLoad" draw:mime-type="image/png"><text:p/></draw:image></draw:frame><draw:frame draw:style-name="gr146" draw:text-style-name="P59" svg:width="0.99cm" svg:height="0.562cm" svg:x="12.373cm" svg:y="5.764cm"><draw:text-box><text:p text:style-name="P52"><text:span text:style-name="T47">0.06</text:span></text:p></draw:text-box></draw:frame><draw:frame draw:style-name="gr2" draw:text-style-name="P51" svg:width="0.018cm" svg:height="0.562cm" draw:transform="rotate (-3.14159265358979) translate (14.6808472222222cm 6.35529166666667cm)"><draw:image xlink:href="Pictures/100000010000000100000001028F582B9643F048.png" xlink:type="simple" xlink:show="embed" xlink:actuate="onLoad" draw:mime-type="image/png"><text:p/></draw:image></draw:frame><draw:frame draw:style-name="gr145" draw:text-style-name="P59" svg:width="0.708cm" svg:height="0.562cm" svg:x="13.811cm" svg:y="5.764cm"><draw:text-box><text:p text:style-name="P52"><text:span text:style-name="T47">1.0</text:span></text:p></draw:text-box></draw:frame><draw:frame draw:style-name="gr2" draw:text-style-name="P51" svg:width="0.017cm" svg:height="0.562cm" draw:transform="rotate (-3.14159265358979) translate (15.8961666666667cm 6.35529166666667cm)"><draw:image xlink:href="Pictures/100000010000000100000001028F582B9643F048.png" xlink:type="simple" xlink:show="embed" xlink:actuate="onLoad" draw:mime-type="image/png"><text:p/></draw:image></draw:frame><draw:frame draw:style-name="gr146" draw:text-style-name="P59" svg:width="0.99cm" svg:height="0.562cm" svg:x="14.919cm" svg:y="5.764cm"><draw:text-box><text:p text:style-name="P52"><text:span text:style-name="T47">0.38</text:span></text:p></draw:text-box></draw:frame><draw:frame draw:style-name="gr2" draw:text-style-name="P51" svg:width="0.018cm" svg:height="0.562cm" draw:transform="rotate (-3.14159265358979) translate (17.1626388888889cm 6.35529166666667cm)"><draw:image xlink:href="Pictures/100000010000000100000001028F582B9643F048.png" xlink:type="simple" xlink:show="embed" xlink:actuate="onLoad" draw:mime-type="image/png"><text:p/></draw:image></draw:frame><draw:frame draw:style-name="gr2" draw:text-style-name="P51" svg:width="16.962cm" svg:height="0.02cm" draw:transform="rotate (-3.14159265358979) translate (17.1538194444444cm 6.37645833333333cm)"><draw:image xlink:href="Pictures/100000010000000100000001028F582B9643F048.png" xlink:type="simple" xlink:show="embed" xlink:actuate="onLoad" draw:mime-type="image/png"><text:p/></draw:image></draw:frame><draw:frame draw:style-name="gr146" draw:text-style-name="P59" svg:width="0.99cm" svg:height="0.562cm" svg:x="16.155cm" svg:y="5.764cm"><draw:text-box><text:p text:style-name="P52"><text:span text:style-name="T47">0.12</text:span></text:p></draw:text-box></draw:frame></draw:g></text:p>
            <text:p text:style-name="P10"/>
            <text:p text:style-name="P10"/>
            <text:p text:style-name="P10"/>
            <text:p text:style-name="P10"/>
          </table:table-cell>
          <table:covered-table-cell/>
        </table:table-row>
        <table:table-row table:style-name="TableLine94586684583200">
          <table:table-cell table:style-name="Таблица1.B2" table:number-columns-spanned="2" office:value-type="string">
            <text:p text:style-name="P10">Table 2: Comparison of Grammatical Error Perfor<text:span text:style-name="T30">m</text:span>ance of Spellcheckers. Jamspell achieves the best</text:p>
            <text:p text:style-name="P10">score as previously suggested.</text:p>
          </table:table-cell>
          <table:covered-table-cell/>
        </table:table-row>
        <table:table-row table:style-name="Таблица1.25">
          <table:table-cell table:style-name="Таблица1.B2" table:number-columns-spanned="2" office:value-type="string">
            <text:p text:style-name="P10"><draw:g text:anchor-type="paragraph" draw:z-index="1" draw:name="Групповой объект 3" draw:style-name="gr65"><draw:frame draw:style-name="gr2" draw:text-style-name="P67" svg:width="8.222cm" svg:height="0.025cm" draw:transform="rotate (-3.14159265358979) translate (13.6542638888889cm 0.386291666666667cm)"><draw:image xlink:href="Pictures/100000010000000100000001028F582B9643F048.png" xlink:type="simple" xlink:show="embed" xlink:actuate="onLoad" draw:mime-type="image/png"><text:p/></draw:image></draw:frame><draw:frame draw:style-name="gr2" draw:text-style-name="P67" svg:width="0.02cm" svg:height="0.641cm" draw:transform="rotate (-3.14159265358979) translate (5.44159722222222cm 1.01423611111111cm)"><draw:image xlink:href="Pictures/100000010000000100000001028F582B9643F048.png" xlink:type="simple" xlink:show="embed" xlink:actuate="onLoad" draw:mime-type="image/png"><text:p/></draw:image></draw:frame><draw:frame draw:style-name="gr2" draw:text-style-name="P67" svg:width="0.018cm" svg:height="0.641cm" draw:transform="rotate (-3.14159265358979) translate (8.51252777777778cm 1.01423611111111cm)"><draw:image xlink:href="Pictures/100000010000000100000001028F582B9643F048.png" xlink:type="simple" xlink:show="embed" xlink:actuate="onLoad" draw:mime-type="image/png"><text:p/></draw:image></draw:frame><draw:frame draw:style-name="gr119" draw:text-style-name="P68" svg:width="3.125cm" svg:height="0.634cm" svg:x="5.68cm" svg:y="0.339cm"><draw:text-box><text:p text:style-name="P52"><text:span text:style-name="T65">All </text:span><text:span text:style-name="T65">Categ</text:span><text:span text:style-name="T65">ories</text:span></text:p></draw:text-box></draw:frame><draw:frame draw:style-name="gr2" draw:text-style-name="P67" svg:width="0.022cm" svg:height="0.641cm" draw:transform="rotate (-3.14159265358979) translate (10.2340833333333cm 1.01423611111111cm)"><draw:image xlink:href="Pictures/100000010000000100000001028F582B9643F048.png" xlink:type="simple" xlink:show="embed" xlink:actuate="onLoad" draw:mime-type="image/png"><text:p/></draw:image></draw:frame><draw:frame draw:style-name="gr120" draw:text-style-name="P68" svg:width="0.445cm" svg:height="0.634cm" svg:x="8.752cm" svg:y="0.339cm"><draw:text-box><text:p text:style-name="P52"><text:span text:style-name="T65">P</text:span></text:p></draw:text-box></draw:frame><draw:frame draw:style-name="gr2" draw:text-style-name="P67" svg:width="0.022cm" svg:height="0.641cm" draw:transform="rotate (-3.14159265358979) translate (11.9503472222222cm 1.01423611111111cm)"><draw:image xlink:href="Pictures/100000010000000100000001028F582B9643F048.png" xlink:type="simple" xlink:show="embed" xlink:actuate="onLoad" draw:mime-type="image/png"><text:p/></draw:image></draw:frame><draw:frame draw:style-name="gr121" draw:text-style-name="P68" svg:width="0.447cm" svg:height="0.634cm" svg:x="10.465cm" svg:y="0.339cm"><draw:text-box><text:p text:style-name="P52"><text:span text:style-name="T65">R</text:span></text:p></draw:text-box></draw:frame><draw:frame draw:style-name="gr122" draw:text-style-name="P68" svg:width="0.449cm" svg:height="0.634cm" svg:x="12.181cm" svg:y="0.339cm"><draw:text-box><text:p text:style-name="P52"><text:span text:style-name="T66">F</text:span></text:p></draw:text-box></draw:frame><draw:frame draw:style-name="gr2" draw:text-style-name="P67" svg:width="0.02cm" svg:height="0.641cm" draw:transform="rotate (-3.14159265358979) translate (13.6613194444444cm 1.01423611111111cm)"><draw:image xlink:href="Pictures/100000010000000100000001028F582B9643F048.png" xlink:type="simple" xlink:show="embed" xlink:actuate="onLoad" draw:mime-type="image/png"><text:p/></draw:image></draw:frame><draw:frame draw:style-name="gr2" draw:text-style-name="P67" svg:width="8.222cm" svg:height="0.025cm" draw:transform="rotate (-3.14159265358979) translate (13.6542638888889cm 1.032875cm)"><draw:image xlink:href="Pictures/100000010000000100000001028F582B9643F048.png" xlink:type="simple" xlink:show="embed" xlink:actuate="onLoad" draw:mime-type="image/png"><text:p/></draw:image></draw:frame><draw:frame draw:style-name="gr2" draw:text-style-name="P67" svg:width="0.02cm" svg:height="0.639cm" draw:transform="rotate (-3.14159265358979) translate (5.44159722222222cm 1.65452777777778cm)"><draw:image xlink:href="Pictures/100000010000000100000001028F582B9643F048.png" xlink:type="simple" xlink:show="embed" xlink:actuate="onLoad" draw:mime-type="image/png"><text:p/></draw:image></draw:frame><draw:frame draw:style-name="gr123" draw:text-style-name="P69" svg:width="0.526cm" svg:height="0.459cm" svg:x="12.469cm" svg:y="0.547cm"><draw:text-box><text:p text:style-name="P52"><text:span text:style-name="T67">0</text:span><text:span text:style-name="T68">.</text:span><text:span text:style-name="T67">5</text:span></text:p></draw:text-box></draw:frame><draw:frame draw:style-name="gr2" draw:text-style-name="P67" svg:width="0.018cm" svg:height="0.639cm" draw:transform="rotate (-3.14159265358979) translate (8.51252777777778cm 1.65452777777778cm)"><draw:image xlink:href="Pictures/100000010000000100000001028F582B9643F048.png" xlink:type="simple" xlink:show="embed" xlink:actuate="onLoad" draw:mime-type="image/png"><text:p/></draw:image></draw:frame><draw:frame draw:style-name="gr124" draw:text-style-name="P68" svg:width="1.488cm" svg:height="0.636cm" svg:x="5.68cm" svg:y="0.981cm"><draw:text-box><text:p text:style-name="P52"><text:span text:style-name="T65">Norvi</text:span><text:span text:style-name="T65">g</text:span></text:p></draw:text-box></draw:frame><draw:frame draw:style-name="gr2" draw:text-style-name="P67" svg:width="0.022cm" svg:height="0.639cm" draw:transform="rotate (-3.14159265358979) translate (10.2340833333333cm 1.65452777777778cm)"><draw:image xlink:href="Pictures/100000010000000100000001028F582B9643F048.png" xlink:type="simple" xlink:show="embed" xlink:actuate="onLoad" draw:mime-type="image/png"><text:p/></draw:image></draw:frame><draw:frame draw:style-name="gr125" draw:text-style-name="P68" svg:width="1.671cm" svg:height="0.636cm" svg:x="8.752cm" svg:y="0.981cm"><draw:text-box><text:p text:style-name="P52"><text:span text:style-name="T65">0.52</text:span><text:span text:style-name="T65">17</text:span></text:p></draw:text-box></draw:frame><draw:frame draw:style-name="gr2" draw:text-style-name="P67" svg:width="0.022cm" svg:height="0.639cm" draw:transform="rotate (-3.14159265358979) translate (11.9503472222222cm 1.65452777777778cm)"><draw:image xlink:href="Pictures/100000010000000100000001028F582B9643F048.png" xlink:type="simple" xlink:show="embed" xlink:actuate="onLoad" draw:mime-type="image/png"><text:p/></draw:image></draw:frame><draw:frame draw:style-name="gr125" draw:text-style-name="P68" svg:width="1.671cm" svg:height="0.636cm" svg:x="10.465cm" svg:y="0.981cm"><draw:text-box><text:p text:style-name="P52"><text:span text:style-name="T65">0.03</text:span><text:span text:style-name="T65">55</text:span></text:p></draw:text-box></draw:frame><draw:frame draw:style-name="gr2" draw:text-style-name="P67" svg:width="0.02cm" svg:height="0.639cm" draw:transform="rotate (-3.14159265358979) translate (13.6613194444444cm 1.65452777777778cm)"><draw:image xlink:href="Pictures/100000010000000100000001028F582B9643F048.png" xlink:type="simple" xlink:show="embed" xlink:actuate="onLoad" draw:mime-type="image/png"><text:p/></draw:image></draw:frame><draw:frame draw:style-name="gr2" draw:text-style-name="P67" svg:width="8.222cm" svg:height="0.024cm" draw:transform="rotate (-3.14159265358979) translate (13.6542638888889cm 1.67393055555556cm)"><draw:image xlink:href="Pictures/100000010000000100000001028F582B9643F048.png" xlink:type="simple" xlink:show="embed" xlink:actuate="onLoad" draw:mime-type="image/png"><text:p/></draw:image></draw:frame><draw:frame draw:style-name="gr2" draw:text-style-name="P67" svg:width="0.02cm" svg:height="0.646cm" draw:transform="rotate (-3.14159265358979) translate (5.44159722222222cm 2.30011111111111cm)"><draw:image xlink:href="Pictures/100000010000000100000001028F582B9643F048.png" xlink:type="simple" xlink:show="embed" xlink:actuate="onLoad" draw:mime-type="image/png"><text:p/></draw:image></draw:frame><draw:frame draw:style-name="gr125" draw:text-style-name="P68" svg:width="1.671cm" svg:height="0.636cm" svg:x="12.181cm" svg:y="0.981cm"><draw:text-box><text:p text:style-name="P52"><text:span text:style-name="T65">0.13</text:span><text:span text:style-name="T65">96</text:span></text:p></draw:text-box></draw:frame><draw:frame draw:style-name="gr2" draw:text-style-name="P67" svg:width="0.018cm" svg:height="0.646cm" draw:transform="rotate (-3.14159265358979) translate (8.51252777777778cm 2.30011111111111cm)"><draw:image xlink:href="Pictures/100000010000000100000001028F582B9643F048.png" xlink:type="simple" xlink:show="embed" xlink:actuate="onLoad" draw:mime-type="image/png"><text:p/></draw:image></draw:frame><draw:frame draw:style-name="gr126" draw:text-style-name="P68" svg:width="1.883cm" svg:height="0.634cm" svg:x="5.68cm" svg:y="1.625cm"><draw:text-box><text:p text:style-name="P52"><text:span text:style-name="T65">Ench</text:span><text:span text:style-name="T65">ant</text:span></text:p></draw:text-box></draw:frame><draw:frame draw:style-name="gr2" draw:text-style-name="P67" svg:width="0.022cm" svg:height="0.646cm" draw:transform="rotate (-3.14159265358979) translate (10.2340833333333cm 2.30011111111111cm)"><draw:image xlink:href="Pictures/100000010000000100000001028F582B9643F048.png" xlink:type="simple" xlink:show="embed" xlink:actuate="onLoad" draw:mime-type="image/png"><text:p/></draw:image></draw:frame><draw:frame draw:style-name="gr127" draw:text-style-name="P68" svg:width="1.671cm" svg:height="0.634cm" svg:x="8.752cm" svg:y="1.625cm"><draw:text-box><text:p text:style-name="P52"><text:span text:style-name="T65">0.22</text:span><text:span text:style-name="T65">69</text:span></text:p></draw:text-box></draw:frame><draw:frame draw:style-name="gr2" draw:text-style-name="P67" svg:width="0.022cm" svg:height="0.646cm" draw:transform="rotate (-3.14159265358979) translate (11.9503472222222cm 2.30011111111111cm)"><draw:image xlink:href="Pictures/100000010000000100000001028F582B9643F048.png" xlink:type="simple" xlink:show="embed" xlink:actuate="onLoad" draw:mime-type="image/png"><text:p/></draw:image></draw:frame><draw:frame draw:style-name="gr127" draw:text-style-name="P68" svg:width="1.671cm" svg:height="0.634cm" svg:x="10.465cm" svg:y="1.625cm"><draw:text-box><text:p text:style-name="P52"><text:span text:style-name="T65">0.04</text:span><text:span text:style-name="T65">11</text:span></text:p></draw:text-box></draw:frame><draw:frame draw:style-name="gr2" draw:text-style-name="P67" svg:width="0.02cm" svg:height="0.646cm" draw:transform="rotate (-3.14159265358979) translate (13.6613194444444cm 2.30011111111111cm)"><draw:image xlink:href="Pictures/100000010000000100000001028F582B9643F048.png" xlink:type="simple" xlink:show="embed" xlink:actuate="onLoad" draw:mime-type="image/png"><text:p/></draw:image></draw:frame><draw:frame draw:style-name="gr2" draw:text-style-name="P67" svg:width="8.222cm" svg:height="0.024cm" draw:transform="rotate (-3.14159265358979) translate (13.6542638888889cm 2.31598611111111cm)"><draw:image xlink:href="Pictures/100000010000000100000001028F582B9643F048.png" xlink:type="simple" xlink:show="embed" xlink:actuate="onLoad" draw:mime-type="image/png"><text:p/></draw:image></draw:frame><draw:frame draw:style-name="gr2" draw:text-style-name="P67" svg:width="0.02cm" svg:height="0.645cm" draw:transform="rotate (-3.14159265358979) translate (5.44159722222222cm 2.936875cm)"><draw:image xlink:href="Pictures/100000010000000100000001028F582B9643F048.png" xlink:type="simple" xlink:show="embed" xlink:actuate="onLoad" draw:mime-type="image/png"><text:p/></draw:image></draw:frame><draw:frame draw:style-name="gr127" draw:text-style-name="P68" svg:width="1.671cm" svg:height="0.634cm" svg:x="12.181cm" svg:y="1.625cm"><draw:text-box><text:p text:style-name="P52"><text:span text:style-name="T65">0.11</text:span><text:span text:style-name="T65">92</text:span></text:p></draw:text-box></draw:frame><draw:frame draw:style-name="gr2" draw:text-style-name="P67" svg:width="0.018cm" svg:height="0.645cm" draw:transform="rotate (-3.14159265358979) translate (8.51252777777778cm 2.936875cm)"><draw:image xlink:href="Pictures/100000010000000100000001028F582B9643F048.png" xlink:type="simple" xlink:show="embed" xlink:actuate="onLoad" draw:mime-type="image/png"><text:p/></draw:image></draw:frame><draw:frame draw:style-name="gr128" draw:text-style-name="P68" svg:width="1.913cm" svg:height="0.634cm" svg:x="5.68cm" svg:y="2.269cm"><draw:text-box><text:p text:style-name="P52"><text:span text:style-name="T65">Jams</text:span><text:span text:style-name="T65">pell</text:span></text:p></draw:text-box></draw:frame><draw:frame draw:style-name="gr2" draw:text-style-name="P67" svg:width="0.022cm" svg:height="0.645cm" draw:transform="rotate (-3.14159265358979) translate (10.2340833333333cm 2.936875cm)"><draw:image xlink:href="Pictures/100000010000000100000001028F582B9643F048.png" xlink:type="simple" xlink:show="embed" xlink:actuate="onLoad" draw:mime-type="image/png"><text:p/></draw:image></draw:frame><draw:frame draw:style-name="gr127" draw:text-style-name="P68" svg:width="1.671cm" svg:height="0.634cm" svg:x="8.752cm" svg:y="2.269cm"><draw:text-box><text:p text:style-name="P52"><text:span text:style-name="T65">0.43</text:span><text:span text:style-name="T65">85</text:span></text:p></draw:text-box></draw:frame><draw:frame draw:style-name="gr2" draw:text-style-name="P67" svg:width="0.022cm" svg:height="0.645cm" draw:transform="rotate (-3.14159265358979) translate (11.9503472222222cm 2.936875cm)"><draw:image xlink:href="Pictures/100000010000000100000001028F582B9643F048.png" xlink:type="simple" xlink:show="embed" xlink:actuate="onLoad" draw:mime-type="image/png"><text:p/></draw:image></draw:frame><draw:frame draw:style-name="gr127" draw:text-style-name="P68" svg:width="1.671cm" svg:height="0.634cm" svg:x="10.465cm" svg:y="2.269cm"><draw:text-box><text:p text:style-name="P52"><text:span text:style-name="T65">0.04</text:span><text:span text:style-name="T65">49</text:span></text:p></draw:text-box></draw:frame><draw:frame draw:style-name="gr2" draw:text-style-name="P67" svg:width="0.02cm" svg:height="0.645cm" draw:transform="rotate (-3.14159265358979) translate (13.6613194444444cm 2.936875cm)"><draw:image xlink:href="Pictures/100000010000000100000001028F582B9643F048.png" xlink:type="simple" xlink:show="embed" xlink:actuate="onLoad" draw:mime-type="image/png"><text:p/></draw:image></draw:frame><draw:frame draw:style-name="gr2" draw:text-style-name="P67" svg:width="8.222cm" svg:height="0.024cm" draw:transform="rotate (-3.14159265358979) translate (13.6542638888889cm 2.95804166666667cm)"><draw:image xlink:href="Pictures/100000010000000100000001028F582B9643F048.png" xlink:type="simple" xlink:show="embed" xlink:actuate="onLoad" draw:mime-type="image/png"><text:p/></draw:image></draw:frame><draw:frame draw:style-name="gr2" draw:text-style-name="P67" svg:width="0.02cm" svg:height="0.645cm" draw:transform="rotate (-3.14159265358979) translate (5.44159722222222cm 3.57893055555556cm)"><draw:image xlink:href="Pictures/100000010000000100000001028F582B9643F048.png" xlink:type="simple" xlink:show="embed" xlink:actuate="onLoad" draw:mime-type="image/png"><text:p/></draw:image></draw:frame><draw:frame draw:style-name="gr127" draw:text-style-name="P68" svg:width="1.671cm" svg:height="0.634cm" svg:x="12.181cm" svg:y="2.269cm"><draw:text-box><text:p text:style-name="P52"><text:span text:style-name="T69">0.15</text:span><text:span text:style-name="T69">93</text:span></text:p></draw:text-box></draw:frame><draw:frame draw:style-name="gr2" draw:text-style-name="P67" svg:width="0.018cm" svg:height="0.645cm" draw:transform="rotate (-3.14159265358979) translate (8.51252777777778cm 3.57893055555556cm)"><draw:image xlink:href="Pictures/100000010000000100000001028F582B9643F048.png" xlink:type="simple" xlink:show="embed" xlink:actuate="onLoad" draw:mime-type="image/png"><text:p/></draw:image></draw:frame><draw:frame draw:style-name="gr129" draw:text-style-name="P68" svg:width="0.759cm" svg:height="0.636cm" svg:x="5.68cm" svg:y="2.911cm"><draw:text-box><text:p text:style-name="P52"><text:span text:style-name="T65">our</text:span></text:p></draw:text-box></draw:frame><draw:frame draw:style-name="gr2" draw:text-style-name="P67" svg:width="0.022cm" svg:height="0.645cm" draw:transform="rotate (-3.14159265358979) translate (10.2340833333333cm 3.57893055555556cm)"><draw:image xlink:href="Pictures/100000010000000100000001028F582B9643F048.png" xlink:type="simple" xlink:show="embed" xlink:actuate="onLoad" draw:mime-type="image/png"><text:p/></draw:image></draw:frame><draw:frame draw:style-name="gr125" draw:text-style-name="P68" svg:width="1.671cm" svg:height="0.636cm" svg:x="8.752cm" svg:y="2.911cm"><draw:text-box><text:p text:style-name="P52"><text:span text:style-name="T65">0.51</text:span><text:span text:style-name="T65">16</text:span></text:p></draw:text-box></draw:frame><draw:frame draw:style-name="gr2" draw:text-style-name="P67" svg:width="0.022cm" svg:height="0.645cm" draw:transform="rotate (-3.14159265358979) translate (11.9503472222222cm 3.57893055555556cm)"><draw:image xlink:href="Pictures/100000010000000100000001028F582B9643F048.png" xlink:type="simple" xlink:show="embed" xlink:actuate="onLoad" draw:mime-type="image/png"><text:p/></draw:image></draw:frame><draw:frame draw:style-name="gr125" draw:text-style-name="P68" svg:width="1.671cm" svg:height="0.636cm" svg:x="10.465cm" svg:y="2.911cm"><draw:text-box><text:p text:style-name="P52"><text:span text:style-name="T65">0.02</text:span><text:span text:style-name="T65">95</text:span></text:p></draw:text-box></draw:frame><draw:frame draw:style-name="gr2" draw:text-style-name="P67" svg:width="0.02cm" svg:height="0.645cm" draw:transform="rotate (-3.14159265358979) translate (13.6613194444444cm 3.57893055555556cm)"><draw:image xlink:href="Pictures/100000010000000100000001028F582B9643F048.png" xlink:type="simple" xlink:show="embed" xlink:actuate="onLoad" draw:mime-type="image/png"><text:p/></draw:image></draw:frame><draw:frame draw:style-name="gr2" draw:text-style-name="P67" svg:width="8.222cm" svg:height="0.024cm" draw:transform="rotate (-3.14159265358979) translate (13.6542638888889cm 3.60186111111111cm)"><draw:image xlink:href="Pictures/100000010000000100000001028F582B9643F048.png" xlink:type="simple" xlink:show="embed" xlink:actuate="onLoad" draw:mime-type="image/png"><text:p/></draw:image></draw:frame><draw:frame draw:style-name="gr125" draw:text-style-name="P68" svg:width="1.671cm" svg:height="0.636cm" svg:x="12.181cm" svg:y="2.911cm"><draw:text-box><text:p text:style-name="P52"><text:span text:style-name="T65">0.11</text:span><text:span text:style-name="T65">98</text:span></text:p></draw:text-box></draw:frame></draw:g></text:p>
            <text:p text:style-name="P10"/>
            <text:p text:style-name="P10"/>
            <text:p text:style-name="P10"/>
            <text:p text:style-name="P10"/>
            <text:p text:style-name="P10"/>
            <text:p text:style-name="P10"/>
            <text:p text:style-name="P10"/>
            <text:p text:style-name="P10"/>
          </table:table-cell>
          <table:covered-table-cell/>
        </table:table-row>
        <table:table-row table:style-name="TableLine94586684698608">
          <table:table-cell table:style-name="Таблица1.B2" table:number-columns-spanned="2" office:value-type="string">
            <text:p text:style-name="P10">Table 3: Comparison of spellcheckers on spelling. Our method outperforms other methods.</text:p>
          </table:table-cell>
          <table:covered-table-cell/>
        </table:table-row>
        <table:table-row table:style-name="TableLine94586684698304">
          <table:table-cell table:style-name="Таблица1.B2" table:number-columns-spanned="2" office:value-type="string">
            <text:p text:style-name="P10"><draw:g text:anchor-type="paragraph" draw:z-index="2" draw:name="Групповой объект 2" draw:style-name="gr65"><draw:frame draw:style-name="gr2" draw:text-style-name="P51" svg:width="7.845cm" svg:height="0.024cm" draw:transform="rotate (-3.14159265358979) translate (10.8655555555556cm 0.306152777777778cm)"><draw:image xlink:href="Pictures/100000010000000100000001028F582B9643F048.png" xlink:type="simple" xlink:show="embed" xlink:actuate="onLoad" draw:mime-type="image/png"><text:p/></draw:image></draw:frame><draw:frame draw:style-name="gr2" draw:text-style-name="P51" svg:width="0.02cm" svg:height="0.643cm" draw:transform="rotate (-3.14159265358979) translate (3.03036111111111cm 0.925277777777778cm)"><draw:image xlink:href="Pictures/100000010000000100000001028F582B9643F048.png" xlink:type="simple" xlink:show="embed" xlink:actuate="onLoad" draw:mime-type="image/png"><text:p/></draw:image></draw:frame><draw:frame draw:style-name="gr2" draw:text-style-name="P51" svg:width="0.02cm" svg:height="0.643cm" draw:transform="rotate (-3.14159265358979) translate (5.39926388888889cm 0.925277777777778cm)"><draw:image xlink:href="Pictures/100000010000000100000001028F582B9643F048.png" xlink:type="simple" xlink:show="embed" xlink:actuate="onLoad" draw:mime-type="image/png"><text:p/></draw:image></draw:frame><draw:frame draw:style-name="gr108" draw:text-style-name="P65" svg:width="1.915cm" svg:height="0.604cm" svg:x="3.283cm" svg:y="0.249cm"><draw:text-box><text:p text:style-name="P52"><text:span text:style-name="T60">R:SP</text:span><text:span text:style-name="T60">ELL</text:span></text:p></draw:text-box></draw:frame><draw:frame draw:style-name="gr2" draw:text-style-name="P51" svg:width="0.022cm" svg:height="0.643cm" draw:transform="rotate (-3.14159265358979) translate (7.22136111111111cm 0.925277777777778cm)"><draw:image xlink:href="Pictures/100000010000000100000001028F582B9643F048.png" xlink:type="simple" xlink:show="embed" xlink:actuate="onLoad" draw:mime-type="image/png"><text:p/></draw:image></draw:frame><draw:frame draw:style-name="gr109" draw:text-style-name="P65" svg:width="0.475cm" svg:height="0.604cm" svg:x="5.646cm" svg:y="0.249cm"><draw:text-box><text:p text:style-name="P52"><text:span text:style-name="T60">P</text:span></text:p></draw:text-box></draw:frame><draw:frame draw:style-name="gr2" draw:text-style-name="P51" svg:width="0.022cm" svg:height="0.643cm" draw:transform="rotate (-3.14159265358979) translate (9.04875cm 0.925277777777778cm)"><draw:image xlink:href="Pictures/100000010000000100000001028F582B9643F048.png" xlink:type="simple" xlink:show="embed" xlink:actuate="onLoad" draw:mime-type="image/png"><text:p/></draw:image></draw:frame><draw:frame draw:style-name="gr109" draw:text-style-name="P65" svg:width="0.475cm" svg:height="0.604cm" svg:x="7.472cm" svg:y="0.249cm"><draw:text-box><text:p text:style-name="P52"><text:span text:style-name="T60">R</text:span></text:p></draw:text-box></draw:frame><draw:frame draw:style-name="gr110" draw:text-style-name="P65" svg:width="0.473cm" svg:height="0.604cm" svg:x="9.296cm" svg:y="0.249cm"><draw:text-box><text:p text:style-name="P52"><text:span text:style-name="T61">F</text:span></text:p></draw:text-box></draw:frame><draw:frame draw:style-name="gr2" draw:text-style-name="P51" svg:width="0.02cm" svg:height="0.643cm" draw:transform="rotate (-3.14159265358979) translate (10.8690833333333cm 0.925277777777778cm)"><draw:image xlink:href="Pictures/100000010000000100000001028F582B9643F048.png" xlink:type="simple" xlink:show="embed" xlink:actuate="onLoad" draw:mime-type="image/png"><text:p/></draw:image></draw:frame><draw:frame draw:style-name="gr2" draw:text-style-name="P51" svg:width="7.845cm" svg:height="0.022cm" draw:transform="rotate (-3.14159265358979) translate (10.8655555555556cm 0.943680555555556cm)"><draw:image xlink:href="Pictures/100000010000000100000001028F582B9643F048.png" xlink:type="simple" xlink:show="embed" xlink:actuate="onLoad" draw:mime-type="image/png"><text:p/></draw:image></draw:frame><draw:frame draw:style-name="gr2" draw:text-style-name="P51" svg:width="0.02cm" svg:height="0.641cm" draw:transform="rotate (-3.14159265358979) translate (3.03036111111111cm 1.56280555555556cm)"><draw:image xlink:href="Pictures/100000010000000100000001028F582B9643F048.png" xlink:type="simple" xlink:show="embed" xlink:actuate="onLoad" draw:mime-type="image/png"><text:p/></draw:image></draw:frame><draw:frame draw:style-name="gr111" draw:text-style-name="P66" svg:width="0.586cm" svg:height="0.444cm" svg:x="9.599cm" svg:y="0.459cm"><draw:text-box><text:p text:style-name="P52"><text:span text:style-name="T62">0</text:span><text:span text:style-name="T63">.</text:span><text:span text:style-name="T62">5</text:span></text:p></draw:text-box></draw:frame><draw:frame draw:style-name="gr2" draw:text-style-name="P51" svg:width="0.02cm" svg:height="0.641cm" draw:transform="rotate (-3.14159265358979) translate (5.39926388888889cm 1.56280555555556cm)"><draw:image xlink:href="Pictures/100000010000000100000001028F582B9643F048.png" xlink:type="simple" xlink:show="embed" xlink:actuate="onLoad" draw:mime-type="image/png"><text:p/></draw:image></draw:frame><draw:frame draw:style-name="gr112" draw:text-style-name="P65" svg:width="1.555cm" svg:height="0.604cm" svg:x="3.283cm" svg:y="0.891cm"><draw:text-box><text:p text:style-name="P52"><text:span text:style-name="T60">Norvi</text:span><text:span text:style-name="T60">g</text:span></text:p></draw:text-box></draw:frame><draw:frame draw:style-name="gr2" draw:text-style-name="P51" svg:width="0.022cm" svg:height="0.641cm" draw:transform="rotate (-3.14159265358979) translate (7.22136111111111cm 1.56280555555556cm)"><draw:image xlink:href="Pictures/100000010000000100000001028F582B9643F048.png" xlink:type="simple" xlink:show="embed" xlink:actuate="onLoad" draw:mime-type="image/png"><text:p/></draw:image></draw:frame><draw:frame draw:style-name="gr113" draw:text-style-name="P65" svg:width="1.668cm" svg:height="0.604cm" svg:x="5.646cm" svg:y="0.891cm"><draw:text-box><text:p text:style-name="P52"><text:span text:style-name="T60">0.57</text:span><text:span text:style-name="T60">75</text:span></text:p></draw:text-box></draw:frame><draw:frame draw:style-name="gr2" draw:text-style-name="P51" svg:width="0.022cm" svg:height="0.641cm" draw:transform="rotate (-3.14159265358979) translate (9.04875cm 1.56280555555556cm)"><draw:image xlink:href="Pictures/100000010000000100000001028F582B9643F048.png" xlink:type="simple" xlink:show="embed" xlink:actuate="onLoad" draw:mime-type="image/png"><text:p/></draw:image></draw:frame><draw:frame draw:style-name="gr113" draw:text-style-name="P65" svg:width="1.668cm" svg:height="0.604cm" svg:x="7.472cm" svg:y="0.891cm"><draw:text-box><text:p text:style-name="P52"><text:span text:style-name="T60">0.63</text:span><text:span text:style-name="T60">57</text:span></text:p></draw:text-box></draw:frame><draw:frame draw:style-name="gr2" draw:text-style-name="P51" svg:width="0.02cm" svg:height="0.641cm" draw:transform="rotate (-3.14159265358979) translate (10.8690833333333cm 1.56280555555556cm)"><draw:image xlink:href="Pictures/100000010000000100000001028F582B9643F048.png" xlink:type="simple" xlink:show="embed" xlink:actuate="onLoad" draw:mime-type="image/png"><text:p/></draw:image></draw:frame><draw:frame draw:style-name="gr2" draw:text-style-name="P51" svg:width="7.845cm" svg:height="0.022cm" draw:transform="rotate (-3.14159265358979) translate (10.8655555555556cm 1.57868055555556cm)"><draw:image xlink:href="Pictures/100000010000000100000001028F582B9643F048.png" xlink:type="simple" xlink:show="embed" xlink:actuate="onLoad" draw:mime-type="image/png"><text:p/></draw:image></draw:frame><draw:frame draw:style-name="gr2" draw:text-style-name="P51" svg:width="0.02cm" svg:height="0.643cm" draw:transform="rotate (-3.14159265358979) translate (3.03036111111111cm 2.20486111111111cm)"><draw:image xlink:href="Pictures/100000010000000100000001028F582B9643F048.png" xlink:type="simple" xlink:show="embed" xlink:actuate="onLoad" draw:mime-type="image/png"><text:p/></draw:image></draw:frame><draw:frame draw:style-name="gr114" draw:text-style-name="P65" svg:width="1.666cm" svg:height="0.604cm" svg:x="9.296cm" svg:y="0.891cm"><draw:text-box><text:p text:style-name="P52"><text:span text:style-name="T60">0.58</text:span><text:span text:style-name="T60">82</text:span></text:p></draw:text-box></draw:frame><draw:frame draw:style-name="gr2" draw:text-style-name="P51" svg:width="0.02cm" svg:height="0.643cm" draw:transform="rotate (-3.14159265358979) translate (5.39926388888889cm 2.20486111111111cm)"><draw:image xlink:href="Pictures/100000010000000100000001028F582B9643F048.png" xlink:type="simple" xlink:show="embed" xlink:actuate="onLoad" draw:mime-type="image/png"><text:p/></draw:image></draw:frame><draw:frame draw:style-name="gr115" draw:text-style-name="P65" svg:width="1.952cm" svg:height="0.604cm" svg:x="3.283cm" svg:y="1.533cm"><draw:text-box><text:p text:style-name="P52"><text:span text:style-name="T60">Ench</text:span><text:span text:style-name="T60">ant</text:span></text:p></draw:text-box></draw:frame><draw:frame draw:style-name="gr2" draw:text-style-name="P51" svg:width="0.022cm" svg:height="0.643cm" draw:transform="rotate (-3.14159265358979) translate (7.22136111111111cm 2.20486111111111cm)"><draw:image xlink:href="Pictures/100000010000000100000001028F582B9643F048.png" xlink:type="simple" xlink:show="embed" xlink:actuate="onLoad" draw:mime-type="image/png"><text:p/></draw:image></draw:frame><draw:frame draw:style-name="gr116" draw:text-style-name="P65" svg:width="1.364cm" svg:height="0.604cm" svg:x="5.646cm" svg:y="1.533cm"><draw:text-box><text:p text:style-name="P52"><text:span text:style-name="T60">0.31</text:span><text:span text:style-name="T60">6</text:span></text:p></draw:text-box></draw:frame><draw:frame draw:style-name="gr2" draw:text-style-name="P51" svg:width="0.022cm" svg:height="0.643cm" draw:transform="rotate (-3.14159265358979) translate (9.04875cm 2.20486111111111cm)"><draw:image xlink:href="Pictures/100000010000000100000001028F582B9643F048.png" xlink:type="simple" xlink:show="embed" xlink:actuate="onLoad" draw:mime-type="image/png"><text:p/></draw:image></draw:frame><draw:frame draw:style-name="gr113" draw:text-style-name="P65" svg:width="1.668cm" svg:height="0.604cm" svg:x="7.472cm" svg:y="1.533cm"><draw:text-box><text:p text:style-name="P52"><text:span text:style-name="T60">0.68</text:span><text:span text:style-name="T60">99</text:span></text:p></draw:text-box></draw:frame><draw:frame draw:style-name="gr2" draw:text-style-name="P51" svg:width="0.02cm" svg:height="0.643cm" draw:transform="rotate (-3.14159265358979) translate (10.8690833333333cm 2.20486111111111cm)"><draw:image xlink:href="Pictures/100000010000000100000001028F582B9643F048.png" xlink:type="simple" xlink:show="embed" xlink:actuate="onLoad" draw:mime-type="image/png"><text:p/></draw:image></draw:frame><draw:frame draw:style-name="gr2" draw:text-style-name="P51" svg:width="7.845cm" svg:height="0.022cm" draw:transform="rotate (-3.14159265358979) translate (10.8655555555556cm 2.22073611111111cm)"><draw:image xlink:href="Pictures/100000010000000100000001028F582B9643F048.png" xlink:type="simple" xlink:show="embed" xlink:actuate="onLoad" draw:mime-type="image/png"><text:p/></draw:image></draw:frame><draw:frame draw:style-name="gr2" draw:text-style-name="P51" svg:width="0.02cm" svg:height="0.643cm" draw:transform="rotate (-3.14159265358979) translate (3.03036111111111cm 2.84691666666667cm)"><draw:image xlink:href="Pictures/100000010000000100000001028F582B9643F048.png" xlink:type="simple" xlink:show="embed" xlink:actuate="onLoad" draw:mime-type="image/png"><text:p/></draw:image></draw:frame><draw:frame draw:style-name="gr114" draw:text-style-name="P65" svg:width="1.666cm" svg:height="0.604cm" svg:x="9.296cm" svg:y="1.533cm"><draw:text-box><text:p text:style-name="P52"><text:span text:style-name="T60">0.35</text:span><text:span text:style-name="T60">44</text:span></text:p></draw:text-box></draw:frame><draw:frame draw:style-name="gr2" draw:text-style-name="P51" svg:width="0.02cm" svg:height="0.643cm" draw:transform="rotate (-3.14159265358979) translate (5.39926388888889cm 2.84691666666667cm)"><draw:image xlink:href="Pictures/100000010000000100000001028F582B9643F048.png" xlink:type="simple" xlink:show="embed" xlink:actuate="onLoad" draw:mime-type="image/png"><text:p/></draw:image></draw:frame><draw:frame draw:style-name="gr117" draw:text-style-name="P65" svg:width="2.001cm" svg:height="0.604cm" svg:x="3.283cm" svg:y="2.173cm"><draw:text-box><text:p text:style-name="P52"><text:span text:style-name="T60">Jams</text:span><text:span text:style-name="T60">pell</text:span></text:p></draw:text-box></draw:frame><draw:frame draw:style-name="gr2" draw:text-style-name="P51" svg:width="0.022cm" svg:height="0.643cm" draw:transform="rotate (-3.14159265358979) translate (7.22136111111111cm 2.84691666666667cm)"><draw:image xlink:href="Pictures/100000010000000100000001028F582B9643F048.png" xlink:type="simple" xlink:show="embed" xlink:actuate="onLoad" draw:mime-type="image/png"><text:p/></draw:image></draw:frame><draw:frame draw:style-name="gr113" draw:text-style-name="P65" svg:width="1.668cm" svg:height="0.604cm" svg:x="5.646cm" svg:y="2.173cm"><draw:text-box><text:p text:style-name="P52"><text:span text:style-name="T60">0.53</text:span><text:span text:style-name="T60">36</text:span></text:p></draw:text-box></draw:frame><draw:frame draw:style-name="gr2" draw:text-style-name="P51" svg:width="0.022cm" svg:height="0.643cm" draw:transform="rotate (-3.14159265358979) translate (9.04875cm 2.84691666666667cm)"><draw:image xlink:href="Pictures/100000010000000100000001028F582B9643F048.png" xlink:type="simple" xlink:show="embed" xlink:actuate="onLoad" draw:mime-type="image/png"><text:p/></draw:image></draw:frame><draw:frame draw:style-name="gr113" draw:text-style-name="P65" svg:width="1.668cm" svg:height="0.604cm" svg:x="7.472cm" svg:y="2.173cm"><draw:text-box><text:p text:style-name="P52"><text:span text:style-name="T60">0.69</text:span><text:span text:style-name="T60">77</text:span></text:p></draw:text-box></draw:frame><draw:frame draw:style-name="gr2" draw:text-style-name="P51" svg:width="0.02cm" svg:height="0.643cm" draw:transform="rotate (-3.14159265358979) translate (10.8690833333333cm 2.84691666666667cm)"><draw:image xlink:href="Pictures/100000010000000100000001028F582B9643F048.png" xlink:type="simple" xlink:show="embed" xlink:actuate="onLoad" draw:mime-type="image/png"><text:p/></draw:image></draw:frame><draw:frame draw:style-name="gr2" draw:text-style-name="P51" svg:width="7.845cm" svg:height="0.024cm" draw:transform="rotate (-3.14159265358979) translate (10.8655555555556cm 2.86279166666667cm)"><draw:image xlink:href="Pictures/100000010000000100000001028F582B9643F048.png" xlink:type="simple" xlink:show="embed" xlink:actuate="onLoad" draw:mime-type="image/png"><text:p/></draw:image></draw:frame><draw:frame draw:style-name="gr2" draw:text-style-name="P51" svg:width="0.02cm" svg:height="0.639cm" draw:transform="rotate (-3.14159265358979) translate (3.03036111111111cm 3.48544444444444cm)"><draw:image xlink:href="Pictures/100000010000000100000001028F582B9643F048.png" xlink:type="simple" xlink:show="embed" xlink:actuate="onLoad" draw:mime-type="image/png"><text:p/></draw:image></draw:frame><draw:frame draw:style-name="gr114" draw:text-style-name="P65" svg:width="1.666cm" svg:height="0.604cm" svg:x="9.296cm" svg:y="2.173cm"><draw:text-box><text:p text:style-name="P52"><text:span text:style-name="T60">0.55</text:span><text:span text:style-name="T60">99</text:span></text:p></draw:text-box></draw:frame><draw:frame draw:style-name="gr2" draw:text-style-name="P51" svg:width="0.02cm" svg:height="0.639cm" draw:transform="rotate (-3.14159265358979) translate (5.39926388888889cm 3.48544444444444cm)"><draw:image xlink:href="Pictures/100000010000000100000001028F582B9643F048.png" xlink:type="simple" xlink:show="embed" xlink:actuate="onLoad" draw:mime-type="image/png"><text:p/></draw:image></draw:frame><draw:frame draw:style-name="gr118" draw:text-style-name="P65" svg:width="0.789cm" svg:height="0.604cm" svg:x="3.283cm" svg:y="2.815cm"><draw:text-box><text:p text:style-name="P52"><text:span text:style-name="T60">our</text:span></text:p></draw:text-box></draw:frame><draw:frame draw:style-name="gr2" draw:text-style-name="P51" svg:width="0.022cm" svg:height="0.639cm" draw:transform="rotate (-3.14159265358979) translate (7.22136111111111cm 3.48544444444444cm)"><draw:image xlink:href="Pictures/100000010000000100000001028F582B9643F048.png" xlink:type="simple" xlink:show="embed" xlink:actuate="onLoad" draw:mime-type="image/png"><text:p/></draw:image></draw:frame><draw:frame draw:style-name="gr113" draw:text-style-name="P65" svg:width="1.668cm" svg:height="0.604cm" svg:x="5.646cm" svg:y="2.815cm"><draw:text-box><text:p text:style-name="P52"><text:span text:style-name="T60">0.67</text:span><text:span text:style-name="T60">21</text:span></text:p></draw:text-box></draw:frame><draw:frame draw:style-name="gr2" draw:text-style-name="P51" svg:width="0.022cm" svg:height="0.639cm" draw:transform="rotate (-3.14159265358979) translate (9.04875cm 3.48544444444444cm)"><draw:image xlink:href="Pictures/100000010000000100000001028F582B9643F048.png" xlink:type="simple" xlink:show="embed" xlink:actuate="onLoad" draw:mime-type="image/png"><text:p/></draw:image></draw:frame><draw:frame draw:style-name="gr113" draw:text-style-name="P65" svg:width="1.668cm" svg:height="0.604cm" svg:x="7.472cm" svg:y="2.815cm"><draw:text-box><text:p text:style-name="P52"><text:span text:style-name="T60">0.52</text:span><text:span text:style-name="T60">97</text:span></text:p></draw:text-box></draw:frame><draw:frame draw:style-name="gr2" draw:text-style-name="P51" svg:width="0.02cm" svg:height="0.639cm" draw:transform="rotate (-3.14159265358979) translate (10.8690833333333cm 3.48544444444444cm)"><draw:image xlink:href="Pictures/100000010000000100000001028F582B9643F048.png" xlink:type="simple" xlink:show="embed" xlink:actuate="onLoad" draw:mime-type="image/png"><text:p/></draw:image></draw:frame><draw:frame draw:style-name="gr2" draw:text-style-name="P51" svg:width="7.845cm" svg:height="0.022cm" draw:transform="rotate (-3.14159265358979) translate (10.8655555555556cm 3.50308333333333cm)"><draw:image xlink:href="Pictures/100000010000000100000001028F582B9643F048.png" xlink:type="simple" xlink:show="embed" xlink:actuate="onLoad" draw:mime-type="image/png"><text:p/></draw:image></draw:frame><draw:frame draw:style-name="gr114" draw:text-style-name="P65" svg:width="1.666cm" svg:height="0.604cm" svg:x="9.296cm" svg:y="2.815cm"><draw:text-box><text:p text:style-name="P52"><text:span text:style-name="T64">0.63</text:span><text:span text:style-name="T64">78</text:span></text:p></draw:text-box></draw:frame></draw:g></text:p>
            <text:p text:style-name="P10"/>
            <text:p text:style-name="P10"/>
            <text:p text:style-name="P10"/>
            <text:p text:style-name="P10"/>
            <text:p text:style-name="P10"/>
            <text:p text:style-name="P10"/>
            <text:p text:style-name="P10"/>
            <text:p text:style-name="P10"/>
          </table:table-cell>
          <table:covered-table-cell/>
        </table:table-row>
        <table:table-row table:style-name="TableLine94586685408816">
          <table:table-cell table:style-name="Таблица1.B2" table:number-columns-spanned="2" office:value-type="string">
            <text:p text:style-name="P10">Table 4: Nematus performance on W&amp;I dev set by training data. The use of more data improves the <text:soft-page-break/>system, but only when the training from the domain is upsampled.</text:p>
          </table:table-cell>
          <table:covered-table-cell/>
        </table:table-row>
        <table:table-row table:style-name="TableLine94586684845936">
          <table:table-cell table:style-name="Таблица1.B2" table:number-columns-spanned="2" office:value-type="string">
            <text:p text:style-name="P10"><draw:g text:anchor-type="paragraph" draw:z-index="3" draw:name="Групповой объект 4" draw:style-name="gr65"><draw:frame draw:style-name="gr2" draw:text-style-name="P51" svg:width="9.99cm" svg:height="0.02cm" draw:transform="rotate (-3.14159265358979) translate (12.9240138888889cm 0.213430555555556cm)"><draw:image xlink:href="Pictures/100000010000000100000001028F582B9643F048.png" xlink:type="simple" xlink:show="embed" xlink:actuate="onLoad" draw:mime-type="image/png"><text:p/></draw:image></draw:frame><draw:frame draw:style-name="gr2" draw:text-style-name="P51" svg:width="0.018cm" svg:height="0.62cm" draw:transform="rotate (-3.14159265358979) translate (2.94393055555556cm 0.832555555555556cm)"><draw:image xlink:href="Pictures/100000010000000100000001028F582B9643F048.png" xlink:type="simple" xlink:show="embed" xlink:actuate="onLoad" draw:mime-type="image/png"><text:p/></draw:image></draw:frame><draw:frame draw:style-name="gr2" draw:text-style-name="P51" svg:width="0.018cm" svg:height="0.62cm" draw:transform="rotate (-3.14159265358979) translate (7.88458333333333cm 0.832555555555556cm)"><draw:image xlink:href="Pictures/100000010000000100000001028F582B9643F048.png" xlink:type="simple" xlink:show="embed" xlink:actuate="onLoad" draw:mime-type="image/png"><text:p/></draw:image></draw:frame><draw:frame draw:style-name="gr96" draw:text-style-name="P55" svg:width="3.096cm" svg:height="0.578cm" svg:x="4.136cm" svg:y="0.183cm"><draw:text-box><text:p text:style-name="P52"><text:span text:style-name="T37">Trainin</text:span><text:span text:style-name="T37">g Data</text:span></text:p></draw:text-box></draw:frame><draw:frame draw:style-name="gr2" draw:text-style-name="P51" svg:width="0.018cm" svg:height="0.62cm" draw:transform="rotate (-3.14159265358979) translate (9.64494444444444cm 0.832555555555556cm)"><draw:image xlink:href="Pictures/100000010000000100000001028F582B9643F048.png" xlink:type="simple" xlink:show="embed" xlink:actuate="onLoad" draw:mime-type="image/png"><text:p/></draw:image></draw:frame><draw:frame draw:style-name="gr97" draw:text-style-name="P55" svg:width="0.458cm" svg:height="0.578cm" svg:x="8.627cm" svg:y="0.183cm"><draw:text-box><text:p text:style-name="P52"><text:span text:style-name="T37">P</text:span></text:p></draw:text-box></draw:frame><draw:frame draw:style-name="gr2" draw:text-style-name="P51" svg:width="0.02cm" svg:height="0.62cm" draw:transform="rotate (-3.14159265358979) translate (11.39825cm 0.832555555555556cm)"><draw:image xlink:href="Pictures/100000010000000100000001028F582B9643F048.png" xlink:type="simple" xlink:show="embed" xlink:actuate="onLoad" draw:mime-type="image/png"><text:p/></draw:image></draw:frame><draw:frame draw:style-name="gr98" draw:text-style-name="P55" svg:width="0.456cm" svg:height="0.578cm" svg:x="10.361cm" svg:y="0.183cm"><draw:text-box><text:p text:style-name="P52"><text:span text:style-name="T37">R</text:span></text:p></draw:text-box></draw:frame><draw:frame draw:style-name="gr97" draw:text-style-name="P55" svg:width="0.458cm" svg:height="0.578cm" svg:x="11.774cm" svg:y="0.183cm"><draw:text-box><text:p text:style-name="P52"><text:span text:style-name="T38">F</text:span></text:p></draw:text-box></draw:frame><draw:frame draw:style-name="gr2" draw:text-style-name="P51" svg:width="0.018cm" svg:height="0.62cm" draw:transform="rotate (-3.14159265358979) translate (12.9328333333333cm 0.832555555555556cm)"><draw:image xlink:href="Pictures/100000010000000100000001028F582B9643F048.png" xlink:type="simple" xlink:show="embed" xlink:actuate="onLoad" draw:mime-type="image/png"><text:p/></draw:image></draw:frame><draw:frame draw:style-name="gr2" draw:text-style-name="P51" svg:width="9.99cm" svg:height="0.02cm" draw:transform="rotate (-3.14159265358979) translate (12.9240138888889cm 0.848430555555555cm)"><draw:image xlink:href="Pictures/100000010000000100000001028F582B9643F048.png" xlink:type="simple" xlink:show="embed" xlink:actuate="onLoad" draw:mime-type="image/png"><text:p/></draw:image></draw:frame><draw:frame draw:style-name="gr2" draw:text-style-name="P51" svg:width="0.018cm" svg:height="0.627cm" draw:transform="rotate (-3.14159265358979) translate (2.94393055555556cm 1.46931944444444cm)"><draw:image xlink:href="Pictures/100000010000000100000001028F582B9643F048.png" xlink:type="simple" xlink:show="embed" xlink:actuate="onLoad" draw:mime-type="image/png"><text:p/></draw:image></draw:frame><draw:frame draw:style-name="gr99" draw:text-style-name="P64" svg:width="0.53cm" svg:height="0.424cm" svg:x="12.066cm" svg:y="0.386cm"><draw:text-box><text:p text:style-name="P52"><text:span text:style-name="T58">0</text:span><text:span text:style-name="T59">.</text:span><text:span text:style-name="T58">5</text:span></text:p></draw:text-box></draw:frame><draw:frame draw:style-name="gr2" draw:text-style-name="P51" svg:width="0.018cm" svg:height="0.627cm" draw:transform="rotate (-3.14159265358979) translate (7.88458333333333cm 1.46931944444444cm)"><draw:image xlink:href="Pictures/100000010000000100000001028F582B9643F048.png" xlink:type="simple" xlink:show="embed" xlink:actuate="onLoad" draw:mime-type="image/png"><text:p/></draw:image></draw:frame><draw:frame draw:style-name="gr100" draw:text-style-name="P55" svg:width="2.985cm" svg:height="0.579cm" svg:x="4.148cm" svg:y="0.82cm"><draw:text-box><text:p text:style-name="P52"><text:span text:style-name="T37">W&amp;I </text:span><text:span text:style-name="T37">train </text:span><text:span text:style-name="T37">set</text:span></text:p></draw:text-box></draw:frame><draw:frame draw:style-name="gr2" draw:text-style-name="P51" svg:width="0.018cm" svg:height="0.627cm" draw:transform="rotate (-3.14159265358979) translate (9.64494444444444cm 1.46931944444444cm)"><draw:image xlink:href="Pictures/100000010000000100000001028F582B9643F048.png" xlink:type="simple" xlink:show="embed" xlink:actuate="onLoad" draw:mime-type="image/png"><text:p/></draw:image></draw:frame><draw:frame draw:style-name="gr101" draw:text-style-name="P55" svg:width="1.592cm" svg:height="0.579cm" svg:x="8.128cm" svg:y="0.82cm"><draw:text-box><text:p text:style-name="P52"><text:span text:style-name="T37">0.3187</text:span></text:p></draw:text-box></draw:frame><draw:frame draw:style-name="gr2" draw:text-style-name="P51" svg:width="0.02cm" svg:height="0.627cm" draw:transform="rotate (-3.14159265358979) translate (11.39825cm 1.46931944444444cm)"><draw:image xlink:href="Pictures/100000010000000100000001028F582B9643F048.png" xlink:type="simple" xlink:show="embed" xlink:actuate="onLoad" draw:mime-type="image/png"><text:p/></draw:image></draw:frame><draw:frame draw:style-name="gr101" draw:text-style-name="P55" svg:width="1.592cm" svg:height="0.579cm" svg:x="9.885cm" svg:y="0.82cm"><draw:text-box><text:p text:style-name="P52"><text:span text:style-name="T37">0.1112</text:span></text:p></draw:text-box></draw:frame><draw:frame draw:style-name="gr2" draw:text-style-name="P51" svg:width="0.018cm" svg:height="0.627cm" draw:transform="rotate (-3.14159265358979) translate (12.9328333333333cm 1.46931944444444cm)"><draw:image xlink:href="Pictures/100000010000000100000001028F582B9643F048.png" xlink:type="simple" xlink:show="embed" xlink:actuate="onLoad" draw:mime-type="image/png"><text:p/></draw:image></draw:frame><draw:frame draw:style-name="gr2" draw:text-style-name="P51" svg:width="9.99cm" svg:height="0.022cm" draw:transform="rotate (-3.14159265358979) translate (12.9240138888889cm 1.49225cm)"><draw:image xlink:href="Pictures/100000010000000100000001028F582B9643F048.png" xlink:type="simple" xlink:show="embed" xlink:actuate="onLoad" draw:mime-type="image/png"><text:p/></draw:image></draw:frame><draw:frame draw:style-name="gr2" draw:text-style-name="P51" svg:width="0.018cm" svg:height="1.239cm" draw:transform="rotate (-3.14159265358979) translate (2.94393055555556cm 2.73226388888889cm)"><draw:image xlink:href="Pictures/100000010000000100000001028F582B9643F048.png" xlink:type="simple" xlink:show="embed" xlink:actuate="onLoad" draw:mime-type="image/png"><text:p/></draw:image></draw:frame><draw:frame draw:style-name="gr102" draw:text-style-name="P55" svg:width="1.304cm" svg:height="0.579cm" svg:x="11.641cm" svg:y="0.82cm"><draw:text-box><text:p text:style-name="P52"><text:span text:style-name="T37">0.232</text:span></text:p></draw:text-box></draw:frame><draw:frame draw:style-name="gr100" draw:text-style-name="P55" svg:width="2.985cm" svg:height="0.579cm" svg:x="4.148cm" svg:y="1.462cm"><draw:text-box><text:p text:style-name="P52"><text:span text:style-name="T37">W&amp;I </text:span><text:span text:style-name="T37">train </text:span><text:span text:style-name="T37">set</text:span></text:p></draw:text-box></draw:frame><draw:frame draw:style-name="gr2" draw:text-style-name="P51" svg:width="0.018cm" svg:height="1.239cm" draw:transform="rotate (-3.14159265358979) translate (7.88458333333333cm 2.73226388888889cm)"><draw:image xlink:href="Pictures/100000010000000100000001028F582B9643F048.png" xlink:type="simple" xlink:show="embed" xlink:actuate="onLoad" draw:mime-type="image/png"><text:p/></draw:image></draw:frame><draw:frame draw:style-name="gr103" draw:text-style-name="P55" svg:width="3.342cm" svg:height="0.576cm" svg:x="4.046cm" svg:y="2.083cm"><draw:text-box><text:p text:style-name="P52"><text:span text:style-name="T37">+ </text:span><text:span text:style-name="T37">lang8 </text:span><text:span text:style-name="T37">+ FCE</text:span></text:p></draw:text-box></draw:frame><draw:frame draw:style-name="gr2" draw:text-style-name="P51" svg:width="0.018cm" svg:height="1.239cm" draw:transform="rotate (-3.14159265358979) translate (9.64494444444444cm 2.73226388888889cm)"><draw:image xlink:href="Pictures/100000010000000100000001028F582B9643F048.png" xlink:type="simple" xlink:show="embed" xlink:actuate="onLoad" draw:mime-type="image/png"><text:p/></draw:image></draw:frame><draw:frame draw:style-name="gr101" draw:text-style-name="P55" svg:width="1.592cm" svg:height="0.579cm" svg:x="8.128cm" svg:y="1.769cm"><draw:text-box><text:p text:style-name="P52"><text:span text:style-name="T37">0.4604</text:span></text:p></draw:text-box></draw:frame><draw:frame draw:style-name="gr2" draw:text-style-name="P51" svg:width="0.02cm" svg:height="1.239cm" draw:transform="rotate (-3.14159265358979) translate (11.39825cm 2.73226388888889cm)"><draw:image xlink:href="Pictures/100000010000000100000001028F582B9643F048.png" xlink:type="simple" xlink:show="embed" xlink:actuate="onLoad" draw:mime-type="image/png"><text:p/></draw:image></draw:frame><draw:frame draw:style-name="gr101" draw:text-style-name="P55" svg:width="1.592cm" svg:height="0.579cm" svg:x="9.885cm" svg:y="1.769cm"><draw:text-box><text:p text:style-name="P52"><text:span text:style-name="T37">0.0742</text:span></text:p></draw:text-box></draw:frame><draw:frame draw:style-name="gr2" draw:text-style-name="P51" svg:width="0.018cm" svg:height="1.239cm" draw:transform="rotate (-3.14159265358979) translate (12.9328333333333cm 2.73226388888889cm)"><draw:image xlink:href="Pictures/100000010000000100000001028F582B9643F048.png" xlink:type="simple" xlink:show="embed" xlink:actuate="onLoad" draw:mime-type="image/png"><text:p/></draw:image></draw:frame><draw:frame draw:style-name="gr2" draw:text-style-name="P51" svg:width="9.99cm" svg:height="0.02cm" draw:transform="rotate (-3.14159265358979) translate (12.9240138888889cm 2.74713888888889cm)"><draw:image xlink:href="Pictures/100000010000000100000001028F582B9643F048.png" xlink:type="simple" xlink:show="embed" xlink:actuate="onLoad" draw:mime-type="image/png"><text:p/></draw:image></draw:frame><draw:frame draw:style-name="gr2" draw:text-style-name="P51" svg:width="0.018cm" svg:height="1.858cm" draw:transform="rotate (-3.14159265358979) translate (2.94393055555556cm 4.60627777777778cm)"><draw:image xlink:href="Pictures/100000010000000100000001028F582B9643F048.png" xlink:type="simple" xlink:show="embed" xlink:actuate="onLoad" draw:mime-type="image/png"><text:p/></draw:image></draw:frame><draw:frame draw:style-name="gr102" draw:text-style-name="P55" svg:width="1.304cm" svg:height="0.579cm" svg:x="11.641cm" svg:y="1.769cm"><draw:text-box><text:p text:style-name="P52"><text:span text:style-name="T37">0.225</text:span></text:p></draw:text-box></draw:frame><draw:frame draw:style-name="gr100" draw:text-style-name="P55" svg:width="2.985cm" svg:height="0.579cm" svg:x="4.148cm" svg:y="2.718cm"><draw:text-box><text:p text:style-name="P52"><text:span text:style-name="T37">W&amp;I </text:span><text:span text:style-name="T37">train </text:span><text:span text:style-name="T37">set</text:span></text:p></draw:text-box></draw:frame><draw:frame draw:style-name="gr104" draw:text-style-name="P55" svg:width="4.056cm" svg:height="0.578cm" svg:x="3.755cm" svg:y="3.34cm"><draw:text-box><text:p text:style-name="P52"><text:span text:style-name="T37">(upsa</text:span><text:span text:style-name="T37">mpled </text:span><text:span text:style-name="T37">X 10)</text:span></text:p></draw:text-box></draw:frame><draw:frame draw:style-name="gr2" draw:text-style-name="P51" svg:width="0.018cm" svg:height="1.858cm" draw:transform="rotate (-3.14159265358979) translate (7.88458333333333cm 4.60627777777778cm)"><draw:image xlink:href="Pictures/100000010000000100000001028F582B9643F048.png" xlink:type="simple" xlink:show="embed" xlink:actuate="onLoad" draw:mime-type="image/png"><text:p/></draw:image></draw:frame><draw:frame draw:style-name="gr105" draw:text-style-name="P55" svg:width="5.421cm" svg:height="0.576cm" svg:x="3.184cm" svg:y="3.958cm"><draw:text-box><text:p text:style-name="P52"><text:span text:style-name="T37">+ </text:span><text:span text:style-name="T37">Lang8 </text:span><text:span text:style-name="T37">+ FCE </text:span><text:span text:style-name="T37">+ </text:span><text:span text:style-name="T37">Nucle</text:span></text:p></draw:text-box></draw:frame><draw:frame draw:style-name="gr2" draw:text-style-name="P51" svg:width="0.018cm" svg:height="1.858cm" draw:transform="rotate (-3.14159265358979) translate (9.64494444444444cm 4.60627777777778cm)"><draw:image xlink:href="Pictures/100000010000000100000001028F582B9643F048.png" xlink:type="simple" xlink:show="embed" xlink:actuate="onLoad" draw:mime-type="image/png"><text:p/></draw:image></draw:frame><draw:frame draw:style-name="gr106" draw:text-style-name="P55" svg:width="1.592cm" svg:height="0.578cm" svg:x="8.128cm" svg:y="3.34cm"><draw:text-box><text:p text:style-name="P52"><text:span text:style-name="T37">0.4738</text:span></text:p></draw:text-box></draw:frame><draw:frame draw:style-name="gr2" draw:text-style-name="P51" svg:width="0.02cm" svg:height="1.858cm" draw:transform="rotate (-3.14159265358979) translate (11.39825cm 4.60627777777778cm)"><draw:image xlink:href="Pictures/100000010000000100000001028F582B9643F048.png" xlink:type="simple" xlink:show="embed" xlink:actuate="onLoad" draw:mime-type="image/png"><text:p/></draw:image></draw:frame><draw:frame draw:style-name="gr106" draw:text-style-name="P55" svg:width="1.592cm" svg:height="0.578cm" svg:x="9.885cm" svg:y="3.34cm"><draw:text-box><text:p text:style-name="P52"><text:span text:style-name="T37">0.1529</text:span></text:p></draw:text-box></draw:frame><draw:frame draw:style-name="gr2" draw:text-style-name="P51" svg:width="0.018cm" svg:height="1.858cm" draw:transform="rotate (-3.14159265358979) translate (12.9328333333333cm 4.60627777777778cm)"><draw:image xlink:href="Pictures/100000010000000100000001028F582B9643F048.png" xlink:type="simple" xlink:show="embed" xlink:actuate="onLoad" draw:mime-type="image/png"><text:p/></draw:image></draw:frame><draw:frame draw:style-name="gr2" draw:text-style-name="P51" svg:width="9.99cm" svg:height="0.02cm" draw:transform="rotate (-3.14159265358979) translate (12.9240138888889cm 4.62668055555556cm)"><draw:image xlink:href="Pictures/100000010000000100000001028F582B9643F048.png" xlink:type="simple" xlink:show="embed" xlink:actuate="onLoad" draw:mime-type="image/png"><text:p/></draw:image></draw:frame><draw:frame draw:style-name="gr107" draw:text-style-name="P55" svg:width="1.304cm" svg:height="0.578cm" svg:x="11.641cm" svg:y="3.34cm"><draw:text-box><text:p text:style-name="P52"><text:span text:style-name="T37">0.333</text:span></text:p></draw:text-box></draw:frame></draw:g></text:p>
            <text:p text:style-name="P10"/>
            <text:p text:style-name="P10"/>
            <text:p text:style-name="P10"/>
            <text:p text:style-name="P10"/>
            <text:p text:style-name="P10"/>
            <text:p text:style-name="P10"/>
            <text:p text:style-name="P10"/>
            <text:p text:style-name="P10"/>
            <text:p text:style-name="P10"/>
          </table:table-cell>
          <table:covered-table-cell/>
        </table:table-row>
        <table:table-row table:style-name="TableLine94586684976816">
          <table:table-cell table:style-name="Таблица1.B2" table:number-columns-spanned="2" office:value-type="string">
            <text:p text:style-name="P10">Table 5: Size of synthetic datasets and Nematus scores when trained on them.</text:p>
          </table:table-cell>
          <table:covered-table-cell/>
        </table:table-row>
        <table:table-row table:style-name="TableLine94586685010112">
          <table:table-cell table:style-name="Таблица1.B2" table:number-columns-spanned="2" office:value-type="string">
            <text:p text:style-name="P10"><draw:g text:anchor-type="paragraph" draw:z-index="4" draw:name="Групповой объект 5" draw:style-name="gr65"><draw:frame draw:style-name="gr2" draw:text-style-name="P51" svg:width="8.773cm" svg:height="0.027cm" draw:transform="rotate (-3.14159265358979) translate (12.0738194444444cm 0.09525cm)"><draw:image xlink:href="Pictures/100000010000000100000001028F582B9643F048.png" xlink:type="simple" xlink:show="embed" xlink:actuate="onLoad" draw:mime-type="image/png"><text:p/></draw:image></draw:frame><draw:frame draw:style-name="gr2" draw:text-style-name="P51" svg:width="0.018cm" svg:height="0.779cm" draw:transform="rotate (-3.14159265358979) translate (3.30905555555556cm 0.844902777777778cm)"><draw:image xlink:href="Pictures/100000010000000100000001028F582B9643F048.png" xlink:type="simple" xlink:show="embed" xlink:actuate="onLoad" draw:mime-type="image/png"><text:p/></draw:image></draw:frame><draw:frame draw:style-name="gr2" draw:text-style-name="P51" svg:width="0.02cm" svg:height="0.779cm" draw:transform="rotate (-3.14159265358979) translate (6.95148611111111cm 0.844902777777778cm)"><draw:image xlink:href="Pictures/100000010000000100000001028F582B9643F048.png" xlink:type="simple" xlink:show="embed" xlink:actuate="onLoad" draw:mime-type="image/png"><text:p/></draw:image></draw:frame><draw:frame draw:style-name="gr83" draw:text-style-name="P63" svg:width="2.786cm" svg:height="0.731cm" svg:x="4.018cm" svg:y="0.035cm"><draw:text-box><text:p text:style-name="P52"><text:span text:style-name="T56">Data </text:span><text:span text:style-name="T56">Source</text:span></text:p></draw:text-box></draw:frame><draw:frame draw:style-name="gr2" draw:text-style-name="P51" svg:width="0.018cm" svg:height="0.779cm" draw:transform="rotate (-3.14159265358979) translate (10.3495cm 0.844902777777778cm)"><draw:image xlink:href="Pictures/100000010000000100000001028F582B9643F048.png" xlink:type="simple" xlink:show="embed" xlink:actuate="onLoad" draw:mime-type="image/png"><text:p/></draw:image></draw:frame><draw:frame draw:style-name="gr84" draw:text-style-name="P63" svg:width="3.719cm" svg:height="0.731cm" svg:x="7.187cm" svg:y="0.035cm"><draw:text-box><text:p text:style-name="P52"><text:span text:style-name="T56">Size </text:span><text:span text:style-name="T56">(sente</text:span><text:span text:style-name="T56">nces)</text:span></text:p></draw:text-box></draw:frame><draw:frame draw:style-name="gr85" draw:text-style-name="P63" svg:width="0.451cm" svg:height="0.731cm" svg:x="10.828cm" svg:y="0.035cm"><draw:text-box><text:p text:style-name="P52"><text:span text:style-name="T57">F</text:span></text:p></draw:text-box></draw:frame><draw:frame draw:style-name="gr2" draw:text-style-name="P51" svg:width="0.02cm" svg:height="0.779cm" draw:transform="rotate (-3.14159265358979) translate (12.0773472222222cm 0.844902777777778cm)"><draw:image xlink:href="Pictures/100000010000000100000001028F582B9643F048.png" xlink:type="simple" xlink:show="embed" xlink:actuate="onLoad" draw:mime-type="image/png"><text:p/></draw:image></draw:frame><draw:frame draw:style-name="gr2" draw:text-style-name="P51" svg:width="8.773cm" svg:height="0.025cm" draw:transform="rotate (-3.14159265358979) translate (12.0738194444444cm 0.866069444444444cm)"><draw:image xlink:href="Pictures/100000010000000100000001028F582B9643F048.png" xlink:type="simple" xlink:show="embed" xlink:actuate="onLoad" draw:mime-type="image/png"><text:p/></draw:image></draw:frame><draw:frame draw:style-name="gr2" draw:text-style-name="P51" svg:width="0.018cm" svg:height="0.77cm" draw:transform="rotate (-3.14159265358979) translate (3.30905555555556cm 1.61395833333333cm)"><draw:image xlink:href="Pictures/100000010000000100000001028F582B9643F048.png" xlink:type="simple" xlink:show="embed" xlink:actuate="onLoad" draw:mime-type="image/png"><text:p/></draw:image></draw:frame><draw:frame draw:style-name="gr86" draw:text-style-name="P56" svg:width="0.518cm" svg:height="0.526cm" svg:x="11.116cm" svg:y="0.287cm"><draw:text-box><text:p text:style-name="P52"><text:span text:style-name="T39">0</text:span><text:span text:style-name="T40">.</text:span><text:span text:style-name="T39">5</text:span></text:p></draw:text-box></draw:frame><draw:frame draw:style-name="gr2" draw:text-style-name="P51" svg:width="0.02cm" svg:height="0.77cm" draw:transform="rotate (-3.14159265358979) translate (6.95148611111111cm 1.61395833333333cm)"><draw:image xlink:href="Pictures/100000010000000100000001028F582B9643F048.png" xlink:type="simple" xlink:show="embed" xlink:actuate="onLoad" draw:mime-type="image/png"><text:p/></draw:image></draw:frame><draw:frame draw:style-name="gr87" draw:text-style-name="P63" svg:width="3.915cm" svg:height="0.733cm" svg:x="3.545cm" svg:y="0.806cm"><draw:text-box><text:p text:style-name="P52"><text:span text:style-name="T56">Guten</text:span><text:span text:style-name="T56">berg </text:span><text:span text:style-name="T56">Books</text:span></text:p></draw:text-box></draw:frame><draw:frame draw:style-name="gr2" draw:text-style-name="P51" svg:width="0.018cm" svg:height="0.77cm" draw:transform="rotate (-3.14159265358979) translate (10.3495cm 1.61395833333333cm)"><draw:image xlink:href="Pictures/100000010000000100000001028F582B9643F048.png" xlink:type="simple" xlink:show="embed" xlink:actuate="onLoad" draw:mime-type="image/png"><text:p/></draw:image></draw:frame><draw:frame draw:style-name="gr88" draw:text-style-name="P63" svg:width="1.87cm" svg:height="0.733cm" svg:x="7.912cm" svg:y="0.806cm"><draw:text-box><text:p text:style-name="P52"><text:span text:style-name="T56">650,00</text:span><text:span text:style-name="T56">0</text:span></text:p></draw:text-box></draw:frame><draw:frame draw:style-name="gr2" draw:text-style-name="P51" svg:width="0.02cm" svg:height="0.77cm" draw:transform="rotate (-3.14159265358979) translate (12.0773472222222cm 1.61395833333333cm)"><draw:image xlink:href="Pictures/100000010000000100000001028F582B9643F048.png" xlink:type="simple" xlink:show="embed" xlink:actuate="onLoad" draw:mime-type="image/png"><text:p/></draw:image></draw:frame><draw:frame draw:style-name="gr2" draw:text-style-name="P51" svg:width="8.773cm" svg:height="0.025cm" draw:transform="rotate (-3.14159265358979) translate (12.0738194444444cm 1.63688888888889cm)"><draw:image xlink:href="Pictures/100000010000000100000001028F582B9643F048.png" xlink:type="simple" xlink:show="embed" xlink:actuate="onLoad" draw:mime-type="image/png"><text:p/></draw:image></draw:frame><draw:frame draw:style-name="gr2" draw:text-style-name="P51" svg:width="0.018cm" svg:height="0.768cm" draw:transform="rotate (-3.14159265358979) translate (3.30905555555556cm 2.38654166666667cm)"><draw:image xlink:href="Pictures/100000010000000100000001028F582B9643F048.png" xlink:type="simple" xlink:show="embed" xlink:actuate="onLoad" draw:mime-type="image/png"><text:p/></draw:image></draw:frame><draw:frame draw:style-name="gr89" draw:text-style-name="P63" svg:width="1.583cm" svg:height="0.733cm" svg:x="10.586cm" svg:y="0.806cm"><draw:text-box><text:p text:style-name="P52"><text:span text:style-name="T56">0.1483</text:span></text:p></draw:text-box></draw:frame><draw:frame draw:style-name="gr2" draw:text-style-name="P51" svg:width="0.02cm" svg:height="0.768cm" draw:transform="rotate (-3.14159265358979) translate (6.95148611111111cm 2.38654166666667cm)"><draw:image xlink:href="Pictures/100000010000000100000001028F582B9643F048.png" xlink:type="simple" xlink:show="embed" xlink:actuate="onLoad" draw:mime-type="image/png"><text:p/></draw:image></draw:frame><draw:frame draw:style-name="gr90" draw:text-style-name="P63" svg:width="3.915cm" svg:height="0.731cm" svg:x="3.545cm" svg:y="1.578cm"><draw:text-box><text:p text:style-name="P52"><text:span text:style-name="T56">Guten</text:span><text:span text:style-name="T56">berg </text:span><text:span text:style-name="T56">Books</text:span></text:p></draw:text-box></draw:frame><draw:frame draw:style-name="gr2" draw:text-style-name="P51" svg:width="0.018cm" svg:height="0.768cm" draw:transform="rotate (-3.14159265358979) translate (10.3495cm 2.38654166666667cm)"><draw:image xlink:href="Pictures/100000010000000100000001028F582B9643F048.png" xlink:type="simple" xlink:show="embed" xlink:actuate="onLoad" draw:mime-type="image/png"><text:p/></draw:image></draw:frame><draw:frame draw:style-name="gr91" draw:text-style-name="P63" svg:width="2.297cm" svg:height="0.731cm" svg:x="7.745cm" svg:y="1.578cm"><draw:text-box><text:p text:style-name="P52"><text:span text:style-name="T56">7,000,</text:span><text:span text:style-name="T56">000</text:span></text:p></draw:text-box></draw:frame><draw:frame draw:style-name="gr2" draw:text-style-name="P51" svg:width="0.02cm" svg:height="0.768cm" draw:transform="rotate (-3.14159265358979) translate (12.0773472222222cm 2.38654166666667cm)"><draw:image xlink:href="Pictures/100000010000000100000001028F582B9643F048.png" xlink:type="simple" xlink:show="embed" xlink:actuate="onLoad" draw:mime-type="image/png"><text:p/></draw:image></draw:frame><draw:frame draw:style-name="gr2" draw:text-style-name="P51" svg:width="8.773cm" svg:height="0.027cm" draw:transform="rotate (-3.14159265358979) translate (12.0738194444444cm 2.40947222222222cm)"><draw:image xlink:href="Pictures/100000010000000100000001028F582B9643F048.png" xlink:type="simple" xlink:show="embed" xlink:actuate="onLoad" draw:mime-type="image/png"><text:p/></draw:image></draw:frame><draw:frame draw:style-name="gr2" draw:text-style-name="P51" svg:width="0.018cm" svg:height="0.779cm" draw:transform="rotate (-3.14159265358979) translate (3.30905555555556cm 3.16088888888889cm)"><draw:image xlink:href="Pictures/100000010000000100000001028F582B9643F048.png" xlink:type="simple" xlink:show="embed" xlink:actuate="onLoad" draw:mime-type="image/png"><text:p/></draw:image></draw:frame><draw:frame draw:style-name="gr92" draw:text-style-name="P63" svg:width="1.583cm" svg:height="0.731cm" svg:x="10.586cm" svg:y="1.578cm"><draw:text-box><text:p text:style-name="P52"><text:span text:style-name="T56">0.1294</text:span></text:p></draw:text-box></draw:frame><draw:frame draw:style-name="gr2" draw:text-style-name="P51" svg:width="0.02cm" svg:height="0.779cm" draw:transform="rotate (-3.14159265358979) translate (6.95148611111111cm 3.16088888888889cm)"><draw:image xlink:href="Pictures/100000010000000100000001028F582B9643F048.png" xlink:type="simple" xlink:show="embed" xlink:actuate="onLoad" draw:mime-type="image/png"><text:p/></draw:image></draw:frame><draw:frame draw:style-name="gr93" draw:text-style-name="P63" svg:width="2.955cm" svg:height="0.727cm" svg:x="3.885cm" svg:y="2.353cm"><draw:text-box><text:p text:style-name="P52"><text:span text:style-name="T56">W&amp;I </text:span><text:span text:style-name="T56">train </text:span><text:span text:style-name="T56">set</text:span></text:p></draw:text-box></draw:frame><draw:frame draw:style-name="gr2" draw:text-style-name="P51" svg:width="0.018cm" svg:height="0.779cm" draw:transform="rotate (-3.14159265358979) translate (10.3495cm 3.16088888888889cm)"><draw:image xlink:href="Pictures/100000010000000100000001028F582B9643F048.png" xlink:type="simple" xlink:show="embed" xlink:actuate="onLoad" draw:mime-type="image/png"><text:p/></draw:image></draw:frame><draw:frame draw:style-name="gr94" draw:text-style-name="P63" svg:width="2.297cm" svg:height="0.727cm" svg:x="7.745cm" svg:y="2.353cm"><draw:text-box><text:p text:style-name="P52"><text:span text:style-name="T56">1,300,</text:span><text:span text:style-name="T56">000</text:span></text:p></draw:text-box></draw:frame><draw:frame draw:style-name="gr2" draw:text-style-name="P51" svg:width="0.02cm" svg:height="0.779cm" draw:transform="rotate (-3.14159265358979) translate (12.0773472222222cm 3.16088888888889cm)"><draw:image xlink:href="Pictures/100000010000000100000001028F582B9643F048.png" xlink:type="simple" xlink:show="embed" xlink:actuate="onLoad" draw:mime-type="image/png"><text:p/></draw:image></draw:frame><draw:frame draw:style-name="gr2" draw:text-style-name="P51" svg:width="8.773cm" svg:height="0.025cm" draw:transform="rotate (-3.14159265358979) translate (12.0738194444444cm 3.17852777777778cm)"><draw:image xlink:href="Pictures/100000010000000100000001028F582B9643F048.png" xlink:type="simple" xlink:show="embed" xlink:actuate="onLoad" draw:mime-type="image/png"><text:p/></draw:image></draw:frame><draw:frame draw:style-name="gr95" draw:text-style-name="P63" svg:width="1.583cm" svg:height="0.727cm" svg:x="10.586cm" svg:y="2.353cm"><draw:text-box><text:p text:style-name="P52"><text:span text:style-name="T56">0.1919</text:span></text:p></draw:text-box></draw:frame></draw:g></text:p>
            <text:p text:style-name="P10"/>
            <text:p text:style-name="P10"/>
            <text:p text:style-name="P10"/>
            <text:p text:style-name="P10"/>
            <text:p text:style-name="P10"/>
            <text:p text:style-name="P10"/>
          </table:table-cell>
          <table:covered-table-cell/>
        </table:table-row>
        <table:table-row table:style-name="TableLine94586685043344">
          <table:table-cell table:style-name="Таблица1.B2" table:number-columns-spanned="2" office:value-type="string">
            <text:p text:style-name="P10">Table 6: Change in performance when avoiding hard errors.</text:p>
          </table:table-cell>
          <table:covered-table-cell/>
        </table:table-row>
        <table:table-row table:style-name="TableLine94586685158752">
          <table:table-cell table:style-name="Таблица1.B2" table:number-columns-spanned="2" office:value-type="string">
            <text:p text:style-name="P10"><draw:g text:anchor-type="paragraph" draw:z-index="5" draw:name="Групповой объект 6" draw:style-name="gr65"><draw:frame draw:style-name="gr2" draw:text-style-name="P51" svg:width="9.501cm" svg:height="0.02cm" draw:transform="rotate (-3.14159265358979) translate (12.9151944444444cm 0.259291666666667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3.42370833333333cm 0.821972222222222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7.90398611111111cm 0.821972222222222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7.97806944444444cm 0.821972222222222cm)"><draw:image xlink:href="Pictures/100000010000000100000001028F582B9643F048.png" xlink:type="simple" xlink:show="embed" xlink:actuate="onLoad" draw:mime-type="image/png"><text:p/></draw:image></draw:frame><draw:frame draw:style-name="gr66" draw:text-style-name="P61" svg:width="1.62cm" svg:height="0.526cm" svg:x="5.022cm" svg:y="0.231cm"><draw:text-box><text:p text:style-name="P52"><text:span text:style-name="T52">Syste</text:span><text:span text:style-name="T52">m</text:span></text:p></draw:text-box></draw:frame><draw:frame draw:style-name="gr2" draw:text-style-name="P51" svg:width="0.018cm" svg:height="0.563cm" draw:transform="rotate (-3.14159265358979) translate (9.62554166666667cm 0.821972222222222cm)"><draw:image xlink:href="Pictures/100000010000000100000001028F582B9643F048.png" xlink:type="simple" xlink:show="embed" xlink:actuate="onLoad" draw:mime-type="image/png"><text:p/></draw:image></draw:frame><draw:frame draw:style-name="gr67" draw:text-style-name="P61" svg:width="0.428cm" svg:height="0.526cm" svg:x="8.678cm" svg:y="0.231cm"><draw:text-box><text:p text:style-name="P52"><text:span text:style-name="T52">P</text:span></text:p></draw:text-box></draw:frame><draw:frame draw:style-name="gr2" draw:text-style-name="P51" svg:width="0.018cm" svg:height="0.563cm" draw:transform="rotate (-3.14159265358979) translate (11.2765416666667cm 0.821972222222222cm)"><draw:image xlink:href="Pictures/100000010000000100000001028F582B9643F048.png" xlink:type="simple" xlink:show="embed" xlink:actuate="onLoad" draw:mime-type="image/png"><text:p/></draw:image></draw:frame><draw:frame draw:style-name="gr67" draw:text-style-name="P61" svg:width="0.428cm" svg:height="0.526cm" svg:x="10.298cm" svg:y="0.231cm"><draw:text-box><text:p text:style-name="P52"><text:span text:style-name="T52">R</text:span></text:p></draw:text-box></draw:frame><draw:frame draw:style-name="gr67" draw:text-style-name="P61" svg:width="0.428cm" svg:height="0.526cm" svg:x="11.73cm" svg:y="0.231cm"><draw:text-box><text:p text:style-name="P52"><text:span text:style-name="T53">F</text:span></text:p></draw:text-box></draw:frame><draw:frame draw:style-name="gr2" draw:text-style-name="P51" svg:width="0.018cm" svg:height="0.563cm" draw:transform="rotate (-3.14159265358979) translate (12.9204861111111cm 0.821972222222222cm)"><draw:image xlink:href="Pictures/100000010000000100000001028F582B9643F048.png" xlink:type="simple" xlink:show="embed" xlink:actuate="onLoad" draw:mime-type="image/png"><text:p/></draw:image></draw:frame><draw:frame draw:style-name="gr2" draw:text-style-name="P51" svg:width="9.501cm" svg:height="0.018cm" draw:transform="rotate (-3.14159265358979) translate (12.9151944444444cm 0.836083333333333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3.42370833333333cm 1.40052777777778cm)"><draw:image xlink:href="Pictures/100000010000000100000001028F582B9643F048.png" xlink:type="simple" xlink:show="embed" xlink:actuate="onLoad" draw:mime-type="image/png"><text:p/></draw:image></draw:frame><draw:frame draw:style-name="gr68" draw:text-style-name="P62" svg:width="0.505cm" svg:height="0.389cm" svg:x="12.001cm" svg:y="0.414cm"><draw:text-box><text:p text:style-name="P52"><text:span text:style-name="T54">0</text:span><text:span text:style-name="T55">.</text:span><text:span text:style-name="T54">5</text:span></text:p></draw:text-box></draw:frame><draw:frame draw:style-name="gr2" draw:text-style-name="P51" svg:width="0.018cm" svg:height="0.562cm" draw:transform="rotate (-3.14159265358979) translate (7.90398611111111cm 1.40052777777778cm)"><draw:image xlink:href="Pictures/100000010000000100000001028F582B9643F048.png" xlink:type="simple" xlink:show="embed" xlink:actuate="onLoad" draw:mime-type="image/png"><text:p/></draw:image></draw:frame><draw:frame draw:style-name="gr2" draw:text-style-name="P51" svg:width="0.018cm" svg:height="0.562cm" draw:transform="rotate (-3.14159265358979) translate (7.97806944444444cm 1.40052777777778cm)"><draw:image xlink:href="Pictures/100000010000000100000001028F582B9643F048.png" xlink:type="simple" xlink:show="embed" xlink:actuate="onLoad" draw:mime-type="image/png"><text:p/></draw:image></draw:frame><draw:frame draw:style-name="gr69" draw:text-style-name="P61" svg:width="3.155cm" svg:height="0.526cm" svg:x="4.367cm" svg:y="0.811cm"><draw:text-box><text:p text:style-name="P52"><text:span text:style-name="T52">Langu</text:span><text:span text:style-name="T52">age </text:span><text:span text:style-name="T52">Tool</text:span></text:p></draw:text-box></draw:frame><draw:frame draw:style-name="gr2" draw:text-style-name="P51" svg:width="0.018cm" svg:height="0.562cm" draw:transform="rotate (-3.14159265358979) translate (9.62554166666667cm 1.40052777777778cm)"><draw:image xlink:href="Pictures/100000010000000100000001028F582B9643F048.png" xlink:type="simple" xlink:show="embed" xlink:actuate="onLoad" draw:mime-type="image/png"><text:p/></draw:image></draw:frame><draw:frame draw:style-name="gr70" draw:text-style-name="P61" svg:width="1.512cm" svg:height="0.526cm" svg:x="8.207cm" svg:y="0.811cm"><draw:text-box><text:p text:style-name="P52"><text:span text:style-name="T52">0.2905</text:span></text:p></draw:text-box></draw:frame><draw:frame draw:style-name="gr2" draw:text-style-name="P51" svg:width="0.018cm" svg:height="0.562cm" draw:transform="rotate (-3.14159265358979) translate (11.2765416666667cm 1.40052777777778cm)"><draw:image xlink:href="Pictures/100000010000000100000001028F582B9643F048.png" xlink:type="simple" xlink:show="embed" xlink:actuate="onLoad" draw:mime-type="image/png"><text:p/></draw:image></draw:frame><draw:frame draw:style-name="gr71" draw:text-style-name="P61" svg:width="1.511cm" svg:height="0.526cm" svg:x="9.851cm" svg:y="0.811cm"><draw:text-box><text:p text:style-name="P52"><text:span text:style-name="T52">0.1004</text:span></text:p></draw:text-box></draw:frame><draw:frame draw:style-name="gr2" draw:text-style-name="P51" svg:width="0.018cm" svg:height="0.562cm" draw:transform="rotate (-3.14159265358979) translate (12.9204861111111cm 1.40052777777778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3.42370833333333cm 1.96497222222222cm)"><draw:image xlink:href="Pictures/100000010000000100000001028F582B9643F048.png" xlink:type="simple" xlink:show="embed" xlink:actuate="onLoad" draw:mime-type="image/png"><text:p/></draw:image></draw:frame><draw:frame draw:style-name="gr72" draw:text-style-name="P61" svg:width="1.514cm" svg:height="0.526cm" svg:x="11.499cm" svg:y="0.811cm"><draw:text-box><text:p text:style-name="P52"><text:span text:style-name="T52">0.2107</text:span></text:p></draw:text-box></draw:frame><draw:frame draw:style-name="gr2" draw:text-style-name="P51" svg:width="0.018cm" svg:height="0.563cm" draw:transform="rotate (-3.14159265358979) translate (7.90398611111111cm 1.96497222222222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7.97806944444444cm 1.96497222222222cm)"><draw:image xlink:href="Pictures/100000010000000100000001028F582B9643F048.png" xlink:type="simple" xlink:show="embed" xlink:actuate="onLoad" draw:mime-type="image/png"><text:p/></draw:image></draw:frame><draw:frame draw:style-name="gr73" draw:text-style-name="P61" svg:width="4.926cm" svg:height="0.53cm" svg:x="3.646cm" svg:y="1.372cm"><draw:text-box><text:p text:style-name="P52"><text:span text:style-name="T52">Filtere</text:span><text:span text:style-name="T52">d </text:span><text:span text:style-name="T52">Langu</text:span><text:span text:style-name="T52">age </text:span><text:span text:style-name="T52">Tool</text:span></text:p></draw:text-box></draw:frame><draw:frame draw:style-name="gr2" draw:text-style-name="P51" svg:width="0.018cm" svg:height="0.563cm" draw:transform="rotate (-3.14159265358979) translate (9.62554166666667cm 1.96497222222222cm)"><draw:image xlink:href="Pictures/100000010000000100000001028F582B9643F048.png" xlink:type="simple" xlink:show="embed" xlink:actuate="onLoad" draw:mime-type="image/png"><text:p/></draw:image></draw:frame><draw:frame draw:style-name="gr74" draw:text-style-name="P61" svg:width="1.512cm" svg:height="0.53cm" svg:x="8.207cm" svg:y="1.372cm"><draw:text-box><text:p text:style-name="P52"><text:span text:style-name="T52">0.4005</text:span></text:p></draw:text-box></draw:frame><draw:frame draw:style-name="gr2" draw:text-style-name="P51" svg:width="0.018cm" svg:height="0.563cm" draw:transform="rotate (-3.14159265358979) translate (11.2765416666667cm 1.96497222222222cm)"><draw:image xlink:href="Pictures/100000010000000100000001028F582B9643F048.png" xlink:type="simple" xlink:show="embed" xlink:actuate="onLoad" draw:mime-type="image/png"><text:p/></draw:image></draw:frame><draw:frame draw:style-name="gr75" draw:text-style-name="P61" svg:width="1.511cm" svg:height="0.53cm" svg:x="9.851cm" svg:y="1.372cm"><draw:text-box><text:p text:style-name="P52"><text:span text:style-name="T52">0.0889</text:span></text:p></draw:text-box></draw:frame><draw:frame draw:style-name="gr2" draw:text-style-name="P51" svg:width="0.018cm" svg:height="0.563cm" draw:transform="rotate (-3.14159265358979) translate (12.9204861111111cm 1.96497222222222cm)"><draw:image xlink:href="Pictures/100000010000000100000001028F582B9643F048.png" xlink:type="simple" xlink:show="embed" xlink:actuate="onLoad" draw:mime-type="image/png"><text:p/></draw:image></draw:frame><draw:frame draw:style-name="gr2" draw:text-style-name="P51" svg:width="9.501cm" svg:height="0.02cm" draw:transform="rotate (-3.14159265358979) translate (12.9151944444444cm 1.98084722222222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3.42370833333333cm 2.54352777777778cm)"><draw:image xlink:href="Pictures/100000010000000100000001028F582B9643F048.png" xlink:type="simple" xlink:show="embed" xlink:actuate="onLoad" draw:mime-type="image/png"><text:p/></draw:image></draw:frame><draw:frame draw:style-name="gr76" draw:text-style-name="P61" svg:width="1.514cm" svg:height="0.53cm" svg:x="11.499cm" svg:y="1.372cm"><draw:text-box><text:p text:style-name="P52"><text:span text:style-name="T52">0.2355</text:span></text:p></draw:text-box></draw:frame><draw:frame draw:style-name="gr2" draw:text-style-name="P51" svg:width="0.018cm" svg:height="0.563cm" draw:transform="rotate (-3.14159265358979) translate (7.90398611111111cm 2.54352777777778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7.97806944444444cm 2.54352777777778cm)"><draw:image xlink:href="Pictures/100000010000000100000001028F582B9643F048.png" xlink:type="simple" xlink:show="embed" xlink:actuate="onLoad" draw:mime-type="image/png"><text:p/></draw:image></draw:frame><draw:frame draw:style-name="gr77" draw:text-style-name="P61" svg:width="2.447cm" svg:height="0.526cm" svg:x="4.662cm" svg:y="1.953cm"><draw:text-box><text:p text:style-name="P52"><text:span text:style-name="T52">Gram</text:span><text:span text:style-name="T52">marly</text:span></text:p></draw:text-box></draw:frame><draw:frame draw:style-name="gr2" draw:text-style-name="P51" svg:width="0.018cm" svg:height="0.563cm" draw:transform="rotate (-3.14159265358979) translate (9.62554166666667cm 2.54352777777778cm)"><draw:image xlink:href="Pictures/100000010000000100000001028F582B9643F048.png" xlink:type="simple" xlink:show="embed" xlink:actuate="onLoad" draw:mime-type="image/png"><text:p/></draw:image></draw:frame><draw:frame draw:style-name="gr70" draw:text-style-name="P61" svg:width="1.512cm" svg:height="0.526cm" svg:x="8.207cm" svg:y="1.953cm"><draw:text-box><text:p text:style-name="P52"><text:span text:style-name="T52">0.4846</text:span></text:p></draw:text-box></draw:frame><draw:frame draw:style-name="gr2" draw:text-style-name="P51" svg:width="0.018cm" svg:height="0.563cm" draw:transform="rotate (-3.14159265358979) translate (11.2765416666667cm 2.54352777777778cm)"><draw:image xlink:href="Pictures/100000010000000100000001028F582B9643F048.png" xlink:type="simple" xlink:show="embed" xlink:actuate="onLoad" draw:mime-type="image/png"><text:p/></draw:image></draw:frame><draw:frame draw:style-name="gr71" draw:text-style-name="P61" svg:width="1.511cm" svg:height="0.526cm" svg:x="9.851cm" svg:y="1.953cm"><draw:text-box><text:p text:style-name="P52"><text:span text:style-name="T52">0.1808</text:span></text:p></draw:text-box></draw:frame><draw:frame draw:style-name="gr2" draw:text-style-name="P51" svg:width="0.018cm" svg:height="0.563cm" draw:transform="rotate (-3.14159265358979) translate (12.9204861111111cm 2.54352777777778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3.42370833333333cm 3.10444444444444cm)"><draw:image xlink:href="Pictures/100000010000000100000001028F582B9643F048.png" xlink:type="simple" xlink:show="embed" xlink:actuate="onLoad" draw:mime-type="image/png"><text:p/></draw:image></draw:frame><draw:frame draw:style-name="gr72" draw:text-style-name="P61" svg:width="1.514cm" svg:height="0.526cm" svg:x="11.499cm" svg:y="1.953cm"><draw:text-box><text:p text:style-name="P52"><text:span text:style-name="T52">0.3627</text:span></text:p></draw:text-box></draw:frame><draw:frame draw:style-name="gr2" draw:text-style-name="P51" svg:width="0.018cm" svg:height="0.563cm" draw:transform="rotate (-3.14159265358979) translate (7.90398611111111cm 3.10444444444444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7.97806944444444cm 3.10444444444444cm)"><draw:image xlink:href="Pictures/100000010000000100000001028F582B9643F048.png" xlink:type="simple" xlink:show="embed" xlink:actuate="onLoad" draw:mime-type="image/png"><text:p/></draw:image></draw:frame><draw:frame draw:style-name="gr78" draw:text-style-name="P61" svg:width="4.194cm" svg:height="0.526cm" svg:x="3.948cm" svg:y="2.517cm"><draw:text-box><text:p text:style-name="P52"><text:span text:style-name="T52">Filtere</text:span><text:span text:style-name="T52">d </text:span><text:span text:style-name="T52">Gram</text:span><text:span text:style-name="T52">marly</text:span></text:p></draw:text-box></draw:frame><draw:frame draw:style-name="gr2" draw:text-style-name="P51" svg:width="0.018cm" svg:height="0.563cm" draw:transform="rotate (-3.14159265358979) translate (9.62554166666667cm 3.10444444444444cm)"><draw:image xlink:href="Pictures/100000010000000100000001028F582B9643F048.png" xlink:type="simple" xlink:show="embed" xlink:actuate="onLoad" draw:mime-type="image/png"><text:p/></draw:image></draw:frame><draw:frame draw:style-name="gr70" draw:text-style-name="P61" svg:width="1.512cm" svg:height="0.526cm" svg:x="8.207cm" svg:y="2.517cm"><draw:text-box><text:p text:style-name="P52"><text:span text:style-name="T52">0.5342</text:span></text:p></draw:text-box></draw:frame><draw:frame draw:style-name="gr2" draw:text-style-name="P51" svg:width="0.018cm" svg:height="0.563cm" draw:transform="rotate (-3.14159265358979) translate (11.2765416666667cm 3.10444444444444cm)"><draw:image xlink:href="Pictures/100000010000000100000001028F582B9643F048.png" xlink:type="simple" xlink:show="embed" xlink:actuate="onLoad" draw:mime-type="image/png"><text:p/></draw:image></draw:frame><draw:frame draw:style-name="gr71" draw:text-style-name="P61" svg:width="1.511cm" svg:height="0.526cm" svg:x="9.851cm" svg:y="2.517cm"><draw:text-box><text:p text:style-name="P52"><text:span text:style-name="T52">0.1715</text:span></text:p></draw:text-box></draw:frame><draw:frame draw:style-name="gr2" draw:text-style-name="P51" svg:width="0.018cm" svg:height="0.563cm" draw:transform="rotate (-3.14159265358979) translate (12.9204861111111cm 3.10444444444444cm)"><draw:image xlink:href="Pictures/100000010000000100000001028F582B9643F048.png" xlink:type="simple" xlink:show="embed" xlink:actuate="onLoad" draw:mime-type="image/png"><text:p/></draw:image></draw:frame><draw:frame draw:style-name="gr2" draw:text-style-name="P51" svg:width="9.501cm" svg:height="0.02cm" draw:transform="rotate (-3.14159265358979) translate (12.9151944444444cm 3.127375cm)"><draw:image xlink:href="Pictures/100000010000000100000001028F582B9643F048.png" xlink:type="simple" xlink:show="embed" xlink:actuate="onLoad" draw:mime-type="image/png"><text:p/></draw:image></draw:frame><draw:frame draw:style-name="gr2" draw:text-style-name="P51" svg:width="0.018cm" svg:height="0.565cm" draw:transform="rotate (-3.14159265358979) translate (3.42370833333333cm 3.68652777777778cm)"><draw:image xlink:href="Pictures/100000010000000100000001028F582B9643F048.png" xlink:type="simple" xlink:show="embed" xlink:actuate="onLoad" draw:mime-type="image/png"><text:p/></draw:image></draw:frame><draw:frame draw:style-name="gr72" draw:text-style-name="P61" svg:width="1.514cm" svg:height="0.526cm" svg:x="11.499cm" svg:y="2.517cm"><draw:text-box><text:p text:style-name="P52"><text:span text:style-name="T52">0.3754</text:span></text:p></draw:text-box></draw:frame><draw:frame draw:style-name="gr2" draw:text-style-name="P51" svg:width="0.018cm" svg:height="0.565cm" draw:transform="rotate (-3.14159265358979) translate (7.90398611111111cm 3.68652777777778cm)"><draw:image xlink:href="Pictures/100000010000000100000001028F582B9643F048.png" xlink:type="simple" xlink:show="embed" xlink:actuate="onLoad" draw:mime-type="image/png"><text:p/></draw:image></draw:frame><draw:frame draw:style-name="gr2" draw:text-style-name="P51" svg:width="0.018cm" svg:height="0.565cm" draw:transform="rotate (-3.14159265358979) translate (7.97806944444444cm 3.68652777777778cm)"><draw:image xlink:href="Pictures/100000010000000100000001028F582B9643F048.png" xlink:type="simple" xlink:show="embed" xlink:actuate="onLoad" draw:mime-type="image/png"><text:p/></draw:image></draw:frame><draw:frame draw:style-name="gr79" draw:text-style-name="P61" svg:width="1.95cm" svg:height="0.53cm" svg:x="4.891cm" svg:y="3.099cm"><draw:text-box><text:p text:style-name="P52"><text:span text:style-name="T52">Nemat</text:span><text:span text:style-name="T52">us</text:span></text:p></draw:text-box></draw:frame><draw:frame draw:style-name="gr2" draw:text-style-name="P51" svg:width="0.018cm" svg:height="0.565cm" draw:transform="rotate (-3.14159265358979) translate (9.62554166666667cm 3.68652777777778cm)"><draw:image xlink:href="Pictures/100000010000000100000001028F582B9643F048.png" xlink:type="simple" xlink:show="embed" xlink:actuate="onLoad" draw:mime-type="image/png"><text:p/></draw:image></draw:frame><draw:frame draw:style-name="gr80" draw:text-style-name="P61" svg:width="0.966cm" svg:height="0.53cm" svg:x="8.417cm" svg:y="3.099cm"><draw:text-box><text:p text:style-name="P52"><text:span text:style-name="T52">0.52</text:span></text:p></draw:text-box></draw:frame><draw:frame draw:style-name="gr2" draw:text-style-name="P51" svg:width="0.018cm" svg:height="0.565cm" draw:transform="rotate (-3.14159265358979) translate (11.2765416666667cm 3.68652777777778cm)"><draw:image xlink:href="Pictures/100000010000000100000001028F582B9643F048.png" xlink:type="simple" xlink:show="embed" xlink:actuate="onLoad" draw:mime-type="image/png"><text:p/></draw:image></draw:frame><draw:frame draw:style-name="gr75" draw:text-style-name="P61" svg:width="1.511cm" svg:height="0.53cm" svg:x="9.851cm" svg:y="3.099cm"><draw:text-box><text:p text:style-name="P52"><text:span text:style-name="T52">0.1751</text:span></text:p></draw:text-box></draw:frame><draw:frame draw:style-name="gr2" draw:text-style-name="P51" svg:width="0.018cm" svg:height="0.565cm" draw:transform="rotate (-3.14159265358979) translate (12.9204861111111cm 3.68652777777778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3.42370833333333cm 4.24744444444444cm)"><draw:image xlink:href="Pictures/100000010000000100000001028F582B9643F048.png" xlink:type="simple" xlink:show="embed" xlink:actuate="onLoad" draw:mime-type="image/png"><text:p/></draw:image></draw:frame><draw:frame draw:style-name="gr81" draw:text-style-name="P61" svg:width="1.239cm" svg:height="0.53cm" svg:x="11.608cm" svg:y="3.099cm"><draw:text-box><text:p text:style-name="P52"><text:span text:style-name="T52">0.373</text:span></text:p></draw:text-box></draw:frame><draw:frame draw:style-name="gr2" draw:text-style-name="P51" svg:width="0.018cm" svg:height="0.563cm" draw:transform="rotate (-3.14159265358979) translate (7.90398611111111cm 4.24744444444444cm)"><draw:image xlink:href="Pictures/100000010000000100000001028F582B9643F048.png" xlink:type="simple" xlink:show="embed" xlink:actuate="onLoad" draw:mime-type="image/png"><text:p/></draw:image></draw:frame><draw:frame draw:style-name="gr2" draw:text-style-name="P51" svg:width="0.018cm" svg:height="0.563cm" draw:transform="rotate (-3.14159265358979) translate (7.97806944444444cm 4.24744444444444cm)"><draw:image xlink:href="Pictures/100000010000000100000001028F582B9643F048.png" xlink:type="simple" xlink:show="embed" xlink:actuate="onLoad" draw:mime-type="image/png"><text:p/></draw:image></draw:frame><draw:frame draw:style-name="gr82" draw:text-style-name="P61" svg:width="3.7cm" svg:height="0.53cm" svg:x="4.173cm" svg:y="3.662cm"><draw:text-box><text:p text:style-name="P52"><text:span text:style-name="T52">Filtere</text:span><text:span text:style-name="T52">d </text:span><text:span text:style-name="T52">Nemat</text:span><text:span text:style-name="T52">us</text:span></text:p></draw:text-box></draw:frame><draw:frame draw:style-name="gr2" draw:text-style-name="P51" svg:width="0.018cm" svg:height="0.563cm" draw:transform="rotate (-3.14159265358979) translate (9.62554166666667cm 4.24744444444444cm)"><draw:image xlink:href="Pictures/100000010000000100000001028F582B9643F048.png" xlink:type="simple" xlink:show="embed" xlink:actuate="onLoad" draw:mime-type="image/png"><text:p/></draw:image></draw:frame><draw:frame draw:style-name="gr81" draw:text-style-name="P61" svg:width="1.239cm" svg:height="0.53cm" svg:x="8.315cm" svg:y="3.662cm"><draw:text-box><text:p text:style-name="P52"><text:span text:style-name="T52">0.554</text:span></text:p></draw:text-box></draw:frame><draw:frame draw:style-name="gr2" draw:text-style-name="P51" svg:width="0.018cm" svg:height="0.563cm" draw:transform="rotate (-3.14159265358979) translate (11.2765416666667cm 4.24744444444444cm)"><draw:image xlink:href="Pictures/100000010000000100000001028F582B9643F048.png" xlink:type="simple" xlink:show="embed" xlink:actuate="onLoad" draw:mime-type="image/png"><text:p/></draw:image></draw:frame><draw:frame draw:style-name="gr75" draw:text-style-name="P61" svg:width="1.511cm" svg:height="0.53cm" svg:x="9.851cm" svg:y="3.662cm"><draw:text-box><text:p text:style-name="P52"><text:span text:style-name="T52">0.1647</text:span></text:p></draw:text-box></draw:frame><draw:frame draw:style-name="gr2" draw:text-style-name="P51" svg:width="0.018cm" svg:height="0.563cm" draw:transform="rotate (-3.14159265358979) translate (12.9204861111111cm 4.24744444444444cm)"><draw:image xlink:href="Pictures/100000010000000100000001028F582B9643F048.png" xlink:type="simple" xlink:show="embed" xlink:actuate="onLoad" draw:mime-type="image/png"><text:p/></draw:image></draw:frame><draw:frame draw:style-name="gr2" draw:text-style-name="P51" svg:width="9.501cm" svg:height="0.02cm" draw:transform="rotate (-3.14159265358979) translate (12.9151944444444cm 4.26861111111111cm)"><draw:image xlink:href="Pictures/100000010000000100000001028F582B9643F048.png" xlink:type="simple" xlink:show="embed" xlink:actuate="onLoad" draw:mime-type="image/png"><text:p/></draw:image></draw:frame><draw:frame draw:style-name="gr2" draw:text-style-name="P51" svg:width="9.501cm" svg:height="0.02cm" draw:transform="rotate (-3.14159265358979) translate (12.9151944444444cm 4.28448611111111cm)"><draw:image xlink:href="Pictures/100000010000000100000001028F582B9643F048.png" xlink:type="simple" xlink:show="embed" xlink:actuate="onLoad" draw:mime-type="image/png"><text:p/></draw:image></draw:frame><draw:frame draw:style-name="gr76" draw:text-style-name="P61" svg:width="1.514cm" svg:height="0.53cm" svg:x="11.499cm" svg:y="3.662cm"><draw:text-box><text:p text:style-name="P52"><text:span text:style-name="T52">0.3761</text:span></text:p></draw:text-box></draw:frame></draw:g></text:p>
            <text:p text:style-name="P10"/>
            <text:p text:style-name="P10"/>
            <text:p text:style-name="P10"/>
            <text:p text:style-name="P10"/>
            <text:p text:style-name="P10"/>
            <text:p text:style-name="P10"/>
            <text:p text:style-name="P10"/>
            <text:p text:style-name="P10"/>
          </table:table-cell>
          <table:covered-table-cell/>
        </table:table-row>
        <table:table-row table:style-name="TableLine94586685442944">
          <table:table-cell table:style-name="Таблица1.A2" office:value-type="string">
            <text:p text:style-name="P10">5.2 Nematus</text:p>
          </table:table-cell>
          <table:table-cell table:style-name="Таблица1.B2" office:value-type="string">
            <text:p text:style-name="P10">5.2 Nematus</text:p>
          </table:table-cell>
        </table:table-row>
        <table:table-row table:style-name="TableLine94586685273680">
          <table:table-cell table:style-name="Таблица1.A2" office:value-type="string">
            <text:p text:style-name="P34">We trained Nematus using several different data sets. </text:p>
            <text:p text:style-name="P34"/>
            <text:p text:style-name="P34">First, we trained using only the W&amp;I</text:p>
            <text:p text:style-name="P34">train set data, we then added Lang8, FCE and Nucle data sources. </text:p>
            <text:p text:style-name="P34"/>
            <text:p text:style-name="P34">Since Lang8 is significantly larger than W&amp;I train set, inspired by Junczys-Dowmunt et al. (2018), we upsampled</text:p>
            <text:p text:style-name="P34">W&amp;I 10 times so that it will have more significant effect on the training process. </text:p>
            <text:p text:style-name="P34"/>
            <text:p text:style-name="P34">This procedure improved results significantly (See Table 4).</text:p>
          </table:table-cell>
          <table:table-cell table:style-name="Таблица1.B2" office:value-type="string">
            <text:p text:style-name="P10">Мы обучили Nematus, используя несколько разных</text:p>
            <text:p text:style-name="P34">наборов данных. </text:p>
            <text:p text:style-name="P34"/>
            <text:p text:style-name="P34">Сначала мы обучались, используя только данные набора W &amp; I train, затем добавили Lang 8, FCE и Источники данных ядер. </text:p>
            <text:p text:style-name="P34"/>
            <text:p text:style-name="P34">Поскольку Lang8 значительно больше, чем набор поездов W &amp; I, вдохновленный Джунцис-Доумунт и др. (2018), мы увеличили выборку W &amp; I 10 раз, чтобы это оказало более существенное влияние на тренировочный процесс. </text:p>
            <text:p text:style-name="P34"/>
            <text:p text:style-name="P34">Эта процедура значительно улучшила результаты (см. Таблицу 4).</text:p>
          </table:table-cell>
        </table:table-row>
        <text:soft-page-break/>
        <table:table-row table:style-name="TableLine94586685322560">
          <table:table-cell table:style-name="Таблица1.A2" office:value-type="string">
            <text:p text:style-name="P10">5.3 Synthetic Error Generation</text:p>
          </table:table-cell>
          <table:table-cell table:style-name="Таблица1.B2" office:value-type="string">
            <text:p text:style-name="P10">5.3 Генерация Синтетических Ошибок</text:p>
          </table:table-cell>
        </table:table-row>
        <table:table-row table:style-name="TableLine94586684730528">
          <table:table-cell table:style-name="Таблица1.A2" office:value-type="string">
            <text:p text:style-name="P34">We also tried training Nematus over synthetic errors data. </text:p>
            <text:p text:style-name="P34"/>
            <text:p text:style-name="P34">We generated errors using data from two</text:p>
            <text:p text:style-name="P34">different domains. </text:p>
            <text:p text:style-name="P34"/>
            <text:p text:style-name="P34">Books from project Gutenberg and gold sentences from W&amp;I train set. </text:p>
            <text:p text:style-name="P34"/>
            <text:p text:style-name="P34">Additionally, we varied data sizes and observed the effect on the results (See Table 5). </text:p>
            <text:p text:style-name="P34"/>
            <text:p text:style-name="P34">These experiments show that relying on the source domain is crucial and it is best to generate data using text from similar domain. </text:p>
            <text:p text:style-name="P34"/>
            <text:p text:style-name="P34">When using the synthetic W&amp;I train set we reached a score that is just a little lower</text:p>
            <text:p text:style-name="P34">than the score when training over W&amp;I train set directly (0.19 vs 0.23). </text:p>
            <text:p text:style-name="P34"/>
            <text:p text:style-name="P34">This might suggest that there is potential in using synthetic data when combined</text:p>
            <text:p text:style-name="P10">with other data sets and promise for synthetic data methods for unsupervised GEC.</text:p>
          </table:table-cell>
          <table:table-cell table:style-name="Таблица1.B2" office:value-type="string">
            <text:p text:style-name="P10">Мы также попробовали обучить Nematus по</text:p>
            <text:p text:style-name="P34">данным синтетических ошибок. </text:p>
            <text:p text:style-name="P34"/>
            <text:p text:style-name="P34">Мы генерировали ошибки, используя данные из двух</text:p>
            <text:p text:style-name="P34">разных доменов. </text:p>
            <text:p text:style-name="P34"/>
            <text:p text:style-name="P34">Книги из проекта "Гутенберг " и золотые предложения из набора W &amp;I train. </text:p>
            <text:p text:style-name="P34"/>
            <text:p text:style-name="P34">Кроме того, мы варьировали размеры данных и наблюдали за влиянием на результаты (см. таблицу 5). </text:p>
            <text:p text:style-name="P34"/>
            <text:p text:style-name="P34">Эти эксперименты показывают, что опора на исходный домен имеет решающее значение, и лучше всего генерировать данные, используя текст из</text:p>
            <text:p text:style-name="P34">аналогичного домена. </text:p>
            <text:p text:style-name="P34"/>
            <text:p text:style-name="P34">При использовании синтетического набора W &amp;</text:p>
            <text:p text:style-name="P10">I train мы получили результат, который немного ниже, чем при обучении по набору W &amp;I train.-</text:p>
            <text:p text:style-name="P34">прямолинейно (0,19 против 0,23). </text:p>
            <text:p text:style-name="P34"/>
            <text:p text:style-name="P34">Это может свидетельствовать о том, что существует</text:p>
            <text:p text:style-name="P10">потенциал в использовании синтетических данных в сочетании с другими наборами данных и перспективность методов синтетических данных для неконтролируемого GEC.</text:p>
          </table:table-cell>
        </table:table-row>
        <table:table-row table:style-name="TableLine94586687459920">
          <table:table-cell table:style-name="Таблица1.A2" office:value-type="string">
            <text:p text:style-name="P10">5.4 Combining</text:p>
          </table:table-cell>
          <table:table-cell table:style-name="Таблица1.B2" office:value-type="string">
            <text:p text:style-name="P10">5.4 Combining</text:p>
          </table:table-cell>
        </table:table-row>
        <table:table-row table:style-name="TableLine94586687473392">
          <table:table-cell table:style-name="Таблица1.A2" office:value-type="string">
            <text:p text:style-name="P35">The experiments regarding combining were performed on the dev set, which was not used for training the systems. </text:p>
            <text:p text:style-name="P35"/>
            <text:p text:style-name="P35">The dev set was split to two randomly. </text:p>
            <text:p text:style-name="P35"/>
            <text:p text:style-name="P35"/>
            <text:p text:style-name="P35">The optimal selection of error-types and subsets to combine was done on one half, and we report system results on the second half. </text:p>
            <text:p text:style-name="P35"/>
            <text:p text:style-name="P35">For example, when combining the output of the Nematus and Grammarly systems under 10 different fold partitions, the average F 0.5 improvement over the best of the two systems was 6.2 points, with</text:p>
            <text:p text:style-name="P10"><text:soft-page-break/>standard deviation of 0.28 points.</text:p>
          </table:table-cell>
          <table:table-cell table:style-name="Таблица1.B2" office:value-type="string">
            <text:p text:style-name="P10">Эксперименты по объединению проводились на</text:p>
            <text:p text:style-name="P10">наборе разработчиков, который не использовался для</text:p>
            <text:p text:style-name="P35">обучения систем. </text:p>
            <text:p text:style-name="P35"/>
            <text:p text:style-name="P35">Набор разработчиков был случайным образом разделен на два. </text:p>
            <text:p text:style-name="P35"/>
            <text:p text:style-name="P35">Оптимальный выбор типов ошибок и подмножеств для объединения был сделан в одной половине, и</text:p>
            <text:p text:style-name="P10">мы сообщаем о результатах системы во второй половине. </text:p>
            <text:p text:style-name="P10"/>
            <text:p text:style-name="P10">Например, при объединении результатов систем Ne-</text:p>
            <text:p text:style-name="P10">matus и Grammarly в 10 различных кратных разделах среднее улучшение F на 0,5 по сравнению с лучшей из двух систем составило 6,2 балла при стандартном отклонении 0,28 балла.</text:p>
          </table:table-cell>
        </table:table-row>
        <table:table-row table:style-name="TableLine94586687557424">
          <table:table-cell table:style-name="Таблица1.A2" office:value-type="string">
            <text:p text:style-name="P31">Improvement of a single tool. </text:p>
            <text:p text:style-name="P31"/>
            <text:p text:style-name="P31">Even given a single system, we are able to improve the system’s performance by eschewing predictions on low performing error types. </text:p>
            <text:p text:style-name="P31"/>
            <text:p text:style-name="P31">This filtering procedure has a minor effect and is exemplified in Table 6. </text:p>
            <text:p text:style-name="P31"/>
            <text:p text:style-name="P31">While such findings are known to exist implicitly by the cycles of development (Choshen and Abend, 2018b), and were suggested as beneficial for rule based and statistical machine translation systems <text:span text:style-name="T20">when precision is 0 (</text:span><text:span text:style-name="T26">Felice et al.</text:span><text:span text:style-name="T15">,</text:span><text:span text:style-name="T28">2014</text:span><text:span text:style-name="T15">), </text:span><text:span text:style-name="T20">to the best of our knowledge we are the first to report those results directly, on non trivial precision with neural network based systems.</text:span></text:p>
            <text:p text:style-name="P38"/>
            <text:p text:style-name="P38">In explicitly filtering corrections by error types we gain two additional benefits over the mere score improvement.</text:p>
            <text:p text:style-name="P38"/>
            <text:p text:style-name="P38">First, the weak spots of the system are emphasized, and work might be directed to improving components or combining with a relevant strong</text:p>
            <text:p text:style-name="P39">system. </text:p>
            <text:p text:style-name="P39"/>
            <text:p text:style-name="P39">Second, the system itself is not discouraged or changed to stop producing those corrections. </text:p>
            <text:p text:style-name="P39"/>
            <text:p text:style-name="P39">So, if future enhancement would improve this type of errors enough, it will show up in results, without discouraging smaller improvements</text:p>
            <text:p text:style-name="P38">done on the way.</text:p>
            <text:p text:style-name="P40"/>
            <text:p text:style-name="P41"><text:span text:style-name="T6">Restricted track.</text:span> </text:p>
            <text:p text:style-name="P41">In Table 7 we present the results of our shared task restricted track submission. </text:p>
            <text:p text:style-name="P41"/>
            <text:p text:style-name="P41">The submission includes four Nematus</text:p>
            <text:p text:style-name="P41">models, our spellchecker, and Bert based system (§3.4). </text:p>
            <text:p text:style-name="P41"/>
            <text:p text:style-name="P41">This generated a 6 point improvement on the dev set of f 0.5 when compared the best standalone Nematus model.</text:p>
            <text:p text:style-name="P40"><text:soft-page-break/></text:p>
            <text:p text:style-name="P42"/>
            <text:p text:style-name="P42"/>
            <text:p text:style-name="P42"/>
          </table:table-cell>
          <table:table-cell table:style-name="Таблица1.B2" office:value-type="string">
            <text:p text:style-name="P31">Усовершенствование единого инструмента. </text:p>
            <text:p text:style-name="P31"/>
            <text:p text:style-name="P31">Даже при наличии единой системы мы можем повысить производительность системы, отказавшись от прогнозов по типам ошибок с низким уровнем ошибок. </text:p>
            <text:p text:style-name="P31"/>
            <text:p text:style-name="P31">Эта процедура фильтрации имеет незначительный эффект и проиллюстрирована в таблице 6. </text:p>
            <text:p text:style-name="P31"/>
            <text:p text:style-name="P31">Хотя такие результаты, как известно, неявно существуют в циклах разработки (Chosen и Abend, 2018 b), и были предложены как полезные для основанных на правилах и статистических систем машинного перевода, когда точность равна 0 (Felice et al., 2014), насколько нам известно, мы первыми сообщаем эти результаты напрямую, с нетривиальной точностью с системы на основе нейронных сетей.</text:p>
            <text:p text:style-name="P31"/>
            <text:p text:style-name="P31"/>
            <text:p text:style-name="P31"/>
            <text:p text:style-name="P31">При явной фильтрации исправлений по типам ошибок мы получаем два дополнительных преимущества по сравнению с простым улучшением оценки.</text:p>
            <text:p text:style-name="P31"/>
            <text:p text:style-name="P31"/>
            <text:p text:style-name="P31">Во-первых, подчеркиваются слабые места системы, и работа может быть направлена на улучшение компонентов или объединение с соответствующей сильной системой.</text:p>
            <text:p text:style-name="P31"/>
            <text:p text:style-name="P31"/>
            <text:p text:style-name="P31"/>
            <text:p text:style-name="P31">Во-вторых, сама система не подвергается дискурсу или изменениям, чтобы прекратить производить эти</text:p>
            <text:p text:style-name="P29">исправления. </text:p>
            <text:p text:style-name="P29"/>
            <text:p text:style-name="P29">Таким образом, если будущие усовершенствования позволят</text:p>
            <text:p text:style-name="P31">в достаточной степени устранить ошибки такого типа, они будут отображаться в результатах, не препятствуя более мелким улучшениям, сделанным на этом пути.</text:p>
            <text:p text:style-name="P31"/>
            <text:p text:style-name="P31"/>
            <text:p text:style-name="P45"><text:span text:style-name="T6">Трасса с ограниченным доступом.</text:span> </text:p>
            <text:p text:style-name="P45">В таблице 7 мы представляем результаты нашей совместной отправки трека с ограниченным заданием. </text:p>
            <text:p text:style-name="P45"/>
            <text:p text:style-name="P45"/>
            <text:p text:style-name="P45">Заявка включает в себя четыре модели Nematus, нашу систему проверки орфографии и систему на основе Bert (§3.4). </text:p>
            <text:p text:style-name="P45"/>
            <text:p text:style-name="P45">Это привело к улучшению на 6 пунктов по сравнению с 0,5 по сравнению с лучшей моделью <text:span text:style-name="T31">автономный</text:span> Nematus.</text:p>
          </table:table-cell>
        </table:table-row>
        <table:table-row table:style-name="TableLine94586687590496">
          <table:table-cell table:style-name="Таблица1.B2" table:number-columns-spanned="2" office:value-type="string">
            <text:p text:style-name="P10">Table 7. Performance of systems and iterative combination of them. Combination improves both precision and recall even using low performing systems.</text:p>
            <text:p text:style-name="P10">Производительность систем и их итеративное комбинирование. Комбинация улучшает как точность, так и отзыв даже при использовании низкоэффективных систем.</text:p>
          </table:table-cell>
          <table:covered-table-cell/>
        </table:table-row>
        <table:table-row table:style-name="TableLine94586687590192">
          <table:table-cell table:style-name="Таблица1.B2" table:number-columns-spanned="2" office:value-type="string">
            <text:p text:style-name="P10"/>
            <text:p text:style-name="P10"><draw:g text:anchor-type="paragraph" draw:z-index="6" draw:name="Групповой объект 7" draw:style-name="gr1"><draw:frame draw:style-name="gr2" draw:text-style-name="P51" svg:width="9.475cm" svg:height="0.02cm" draw:transform="rotate (-3.14159265358979) translate (12.5440138888889cm 0.0370416666666667cm)"><draw:image xlink:href="Pictures/100000010000000100000001028F582B9643F048.png" xlink:type="simple" xlink:show="embed" xlink:actuate="onLoad" draw:mime-type="image/png"><text:p/></draw:image></draw:frame><draw:frame draw:style-name="gr2" draw:text-style-name="P51" svg:width="0.02cm" svg:height="0.569cm" draw:transform="rotate (-3.14159265358979) translate (3.07798611111111cm 0.605013888888889cm)"><draw:image xlink:href="Pictures/100000010000000100000001028F582B9643F048.png" xlink:type="simple" xlink:show="embed" xlink:actuate="onLoad" draw:mime-type="image/png"><text:p/></draw:image></draw:frame><draw:frame draw:style-name="gr2" draw:text-style-name="P51" svg:width="0.022cm" svg:height="0.569cm" draw:transform="rotate (-3.14159265358979) translate (6.77686111111111cm 0.605013888888889cm)"><draw:image xlink:href="Pictures/100000010000000100000001028F582B9643F048.png" xlink:type="simple" xlink:show="embed" xlink:actuate="onLoad" draw:mime-type="image/png"><text:p/></draw:image></draw:frame><draw:frame draw:style-name="gr2" draw:text-style-name="P51" svg:width="0.022cm" svg:height="0.569cm" draw:transform="rotate (-3.14159265358979) translate (6.86681944444444cm 0.605013888888889cm)"><draw:image xlink:href="Pictures/100000010000000100000001028F582B9643F048.png" xlink:type="simple" xlink:show="embed" xlink:actuate="onLoad" draw:mime-type="image/png"><text:p/></draw:image></draw:frame><draw:frame draw:style-name="gr47" draw:text-style-name="P59" svg:width="1.881cm" svg:height="0.565cm" svg:x="4.211cm" svg:y="0.007cm"><draw:text-box><text:p text:style-name="P52"><text:span text:style-name="T47">Syste</text:span><text:span text:style-name="T47">m</text:span></text:p></draw:text-box></draw:frame><draw:frame draw:style-name="gr2" draw:text-style-name="P51" svg:width="0.02cm" svg:height="0.569cm" draw:transform="rotate (-3.14159265358979) translate (8.72243055555555cm 0.605013888888889cm)"><draw:image xlink:href="Pictures/100000010000000100000001028F582B9643F048.png" xlink:type="simple" xlink:show="embed" xlink:actuate="onLoad" draw:mime-type="image/png"><text:p/></draw:image></draw:frame><draw:frame draw:style-name="gr48" draw:text-style-name="P59" svg:width="0.482cm" svg:height="0.565cm" svg:x="7.649cm" svg:y="0.007cm"><draw:text-box><text:p text:style-name="P52"><text:span text:style-name="T47">P</text:span></text:p></draw:text-box></draw:frame><draw:frame draw:style-name="gr2" draw:text-style-name="P51" svg:width="0.02cm" svg:height="0.569cm" draw:transform="rotate (-3.14159265358979) translate (10.57375cm 0.605013888888889cm)"><draw:image xlink:href="Pictures/100000010000000100000001028F582B9643F048.png" xlink:type="simple" xlink:show="embed" xlink:actuate="onLoad" draw:mime-type="image/png"><text:p/></draw:image></draw:frame><draw:frame draw:style-name="gr49" draw:text-style-name="P59" svg:width="0.479cm" svg:height="0.565cm" svg:x="9.48cm" svg:y="0.007cm"><draw:text-box><text:p text:style-name="P52"><text:span text:style-name="T47">R</text:span></text:p></draw:text-box></draw:frame><draw:frame draw:style-name="gr48" draw:text-style-name="P59" svg:width="0.482cm" svg:height="0.565cm" svg:x="11.148cm" svg:y="0.007cm"><draw:text-box><text:p text:style-name="P52"><text:span text:style-name="T48">F</text:span></text:p></draw:text-box></draw:frame><draw:frame draw:style-name="gr2" draw:text-style-name="P51" svg:width="0.02cm" svg:height="0.569cm" draw:transform="rotate (-3.14159265358979) translate (12.5528333333333cm 0.605013888888889cm)"><draw:image xlink:href="Pictures/100000010000000100000001028F582B9643F048.png" xlink:type="simple" xlink:show="embed" xlink:actuate="onLoad" draw:mime-type="image/png"><text:p/></draw:image></draw:frame><draw:frame draw:style-name="gr2" draw:text-style-name="P51" svg:width="9.475cm" svg:height="0.018cm" draw:transform="rotate (-3.14159265358979) translate (12.5440138888889cm 0.620888888888889cm)"><draw:image xlink:href="Pictures/100000010000000100000001028F582B9643F048.png" xlink:type="simple" xlink:show="embed" xlink:actuate="onLoad" draw:mime-type="image/png"><text:p/></draw:image></draw:frame><draw:frame draw:style-name="gr2" draw:text-style-name="P51" svg:width="0.02cm" svg:height="0.571cm" draw:transform="rotate (-3.14159265358979) translate (3.07798611111111cm 1.190625cm)"><draw:image xlink:href="Pictures/100000010000000100000001028F582B9643F048.png" xlink:type="simple" xlink:show="embed" xlink:actuate="onLoad" draw:mime-type="image/png"><text:p/></draw:image></draw:frame><draw:frame draw:style-name="gr50" draw:text-style-name="P60" svg:width="0.567cm" svg:height="0.412cm" svg:x="11.457cm" svg:y="0.192cm"><draw:text-box><text:p text:style-name="P52"><text:span text:style-name="T49">0</text:span><text:span text:style-name="T50">.</text:span><text:span text:style-name="T49">5</text:span></text:p></draw:text-box></draw:frame><draw:frame draw:style-name="gr2" draw:text-style-name="P51" svg:width="0.022cm" svg:height="0.571cm" draw:transform="rotate (-3.14159265358979) translate (6.77686111111111cm 1.190625cm)"><draw:image xlink:href="Pictures/100000010000000100000001028F582B9643F048.png" xlink:type="simple" xlink:show="embed" xlink:actuate="onLoad" draw:mime-type="image/png"><text:p/></draw:image></draw:frame><draw:frame draw:style-name="gr2" draw:text-style-name="P51" svg:width="0.022cm" svg:height="0.571cm" draw:transform="rotate (-3.14159265358979) translate (6.86681944444444cm 1.190625cm)"><draw:image xlink:href="Pictures/100000010000000100000001028F582B9643F048.png" xlink:type="simple" xlink:show="embed" xlink:actuate="onLoad" draw:mime-type="image/png"><text:p/></draw:image></draw:frame><draw:frame draw:style-name="gr51" draw:text-style-name="P59" svg:width="3.465cm" svg:height="0.565cm" svg:x="3.599cm" svg:y="0.593cm"><draw:text-box><text:p text:style-name="P52"><text:span text:style-name="T47">(1) </text:span><text:span text:style-name="T47">Nema</text:span><text:span text:style-name="T47">tus1</text:span></text:p></draw:text-box></draw:frame><draw:frame draw:style-name="gr2" draw:text-style-name="P51" svg:width="0.02cm" svg:height="0.571cm" draw:transform="rotate (-3.14159265358979) translate (8.72243055555555cm 1.190625cm)"><draw:image xlink:href="Pictures/100000010000000100000001028F582B9643F048.png" xlink:type="simple" xlink:show="embed" xlink:actuate="onLoad" draw:mime-type="image/png"><text:p/></draw:image></draw:frame><draw:frame draw:style-name="gr52" draw:text-style-name="P59" svg:width="1.816cm" svg:height="0.565cm" svg:x="7.118cm" svg:y="0.593cm"><draw:text-box><text:p text:style-name="P52"><text:span text:style-name="T47">0.47</text:span><text:span text:style-name="T47">88</text:span></text:p></draw:text-box></draw:frame><draw:frame draw:style-name="gr2" draw:text-style-name="P51" svg:width="0.02cm" svg:height="0.571cm" draw:transform="rotate (-3.14159265358979) translate (10.57375cm 1.190625cm)"><draw:image xlink:href="Pictures/100000010000000100000001028F582B9643F048.png" xlink:type="simple" xlink:show="embed" xlink:actuate="onLoad" draw:mime-type="image/png"><text:p/></draw:image></draw:frame><draw:frame draw:style-name="gr52" draw:text-style-name="P59" svg:width="1.816cm" svg:height="0.565cm" svg:x="8.973cm" svg:y="0.593cm"><draw:text-box><text:p text:style-name="P52"><text:span text:style-name="T47">0.15</text:span><text:span text:style-name="T47">44</text:span></text:p></draw:text-box></draw:frame><draw:frame draw:style-name="gr2" draw:text-style-name="P51" svg:width="0.02cm" svg:height="0.571cm" draw:transform="rotate (-3.14159265358979) translate (12.5528333333333cm 1.190625cm)"><draw:image xlink:href="Pictures/100000010000000100000001028F582B9643F048.png" xlink:type="simple" xlink:show="embed" xlink:actuate="onLoad" draw:mime-type="image/png"><text:p/></draw:image></draw:frame><draw:frame draw:style-name="gr2" draw:text-style-name="P51" svg:width="0.02cm" svg:height="0.569cm" draw:transform="rotate (-3.14159265358979) translate (3.07798611111111cm 1.76036111111111cm)"><draw:image xlink:href="Pictures/100000010000000100000001028F582B9643F048.png" xlink:type="simple" xlink:show="embed" xlink:actuate="onLoad" draw:mime-type="image/png"><text:p/></draw:image></draw:frame><draw:frame draw:style-name="gr52" draw:text-style-name="P59" svg:width="1.816cm" svg:height="0.565cm" svg:x="10.889cm" svg:y="0.593cm"><draw:text-box><text:p text:style-name="P52"><text:span text:style-name="T47">0.33</text:span><text:span text:style-name="T47">71</text:span></text:p></draw:text-box></draw:frame><draw:frame draw:style-name="gr2" draw:text-style-name="P51" svg:width="0.022cm" svg:height="0.569cm" draw:transform="rotate (-3.14159265358979) translate (6.77686111111111cm 1.76036111111111cm)"><draw:image xlink:href="Pictures/100000010000000100000001028F582B9643F048.png" xlink:type="simple" xlink:show="embed" xlink:actuate="onLoad" draw:mime-type="image/png"><text:p/></draw:image></draw:frame><draw:frame draw:style-name="gr2" draw:text-style-name="P51" svg:width="0.022cm" svg:height="0.569cm" draw:transform="rotate (-3.14159265358979) translate (6.86681944444444cm 1.76036111111111cm)"><draw:image xlink:href="Pictures/100000010000000100000001028F582B9643F048.png" xlink:type="simple" xlink:show="embed" xlink:actuate="onLoad" draw:mime-type="image/png"><text:p/></draw:image></draw:frame><draw:frame draw:style-name="gr53" draw:text-style-name="P59" svg:width="3.465cm" svg:height="0.567cm" svg:x="3.599cm" svg:y="1.162cm"><draw:text-box><text:p text:style-name="P52"><text:span text:style-name="T47">(2) </text:span><text:span text:style-name="T47">Nema</text:span><text:span text:style-name="T47">tus2</text:span></text:p></draw:text-box></draw:frame><draw:frame draw:style-name="gr2" draw:text-style-name="P51" svg:width="0.02cm" svg:height="0.569cm" draw:transform="rotate (-3.14159265358979) translate (8.72243055555555cm 1.76036111111111cm)"><draw:image xlink:href="Pictures/100000010000000100000001028F582B9643F048.png" xlink:type="simple" xlink:show="embed" xlink:actuate="onLoad" draw:mime-type="image/png"><text:p/></draw:image></draw:frame><draw:frame draw:style-name="gr54" draw:text-style-name="P59" svg:width="1.816cm" svg:height="0.567cm" svg:x="7.118cm" svg:y="1.162cm"><draw:text-box><text:p text:style-name="P52"><text:span text:style-name="T47">0.48</text:span><text:span text:style-name="T47">39</text:span></text:p></draw:text-box></draw:frame><draw:frame draw:style-name="gr2" draw:text-style-name="P51" svg:width="0.02cm" svg:height="0.569cm" draw:transform="rotate (-3.14159265358979) translate (10.57375cm 1.76036111111111cm)"><draw:image xlink:href="Pictures/100000010000000100000001028F582B9643F048.png" xlink:type="simple" xlink:show="embed" xlink:actuate="onLoad" draw:mime-type="image/png"><text:p/></draw:image></draw:frame><draw:frame draw:style-name="gr54" draw:text-style-name="P59" svg:width="1.816cm" svg:height="0.567cm" svg:x="8.973cm" svg:y="1.162cm"><draw:text-box><text:p text:style-name="P52"><text:span text:style-name="T47">0.15</text:span><text:span text:style-name="T47">83</text:span></text:p></draw:text-box></draw:frame><draw:frame draw:style-name="gr2" draw:text-style-name="P51" svg:width="0.02cm" svg:height="0.569cm" draw:transform="rotate (-3.14159265358979) translate (12.5528333333333cm 1.76036111111111cm)"><draw:image xlink:href="Pictures/100000010000000100000001028F582B9643F048.png" xlink:type="simple" xlink:show="embed" xlink:actuate="onLoad" draw:mime-type="image/png"><text:p/></draw:image></draw:frame><draw:frame draw:style-name="gr2" draw:text-style-name="P51" svg:width="0.02cm" svg:height="0.569cm" draw:transform="rotate (-3.14159265358979) translate (3.07798611111111cm 2.33009722222222cm)"><draw:image xlink:href="Pictures/100000010000000100000001028F582B9643F048.png" xlink:type="simple" xlink:show="embed" xlink:actuate="onLoad" draw:mime-type="image/png"><text:p/></draw:image></draw:frame><draw:frame draw:style-name="gr54" draw:text-style-name="P59" svg:width="1.816cm" svg:height="0.567cm" svg:x="10.889cm" svg:y="1.162cm"><draw:text-box><text:p text:style-name="P52"><text:span text:style-name="T47">0.34</text:span><text:span text:style-name="T47">29</text:span></text:p></draw:text-box></draw:frame><draw:frame draw:style-name="gr2" draw:text-style-name="P51" svg:width="0.022cm" svg:height="0.569cm" draw:transform="rotate (-3.14159265358979) translate (6.77686111111111cm 2.33009722222222cm)"><draw:image xlink:href="Pictures/100000010000000100000001028F582B9643F048.png" xlink:type="simple" xlink:show="embed" xlink:actuate="onLoad" draw:mime-type="image/png"><text:p/></draw:image></draw:frame><draw:frame draw:style-name="gr2" draw:text-style-name="P51" svg:width="0.022cm" svg:height="0.569cm" draw:transform="rotate (-3.14159265358979) translate (6.86681944444444cm 2.33009722222222cm)"><draw:image xlink:href="Pictures/100000010000000100000001028F582B9643F048.png" xlink:type="simple" xlink:show="embed" xlink:actuate="onLoad" draw:mime-type="image/png"><text:p/></draw:image></draw:frame><draw:frame draw:style-name="gr55" draw:text-style-name="P59" svg:width="3.465cm" svg:height="0.563cm" svg:x="3.599cm" svg:y="1.734cm"><draw:text-box><text:p text:style-name="P52"><text:span text:style-name="T47">(3) </text:span><text:span text:style-name="T47">Nema</text:span><text:span text:style-name="T47">tus3</text:span></text:p></draw:text-box></draw:frame><draw:frame draw:style-name="gr2" draw:text-style-name="P51" svg:width="0.02cm" svg:height="0.569cm" draw:transform="rotate (-3.14159265358979) translate (8.72243055555555cm 2.33009722222222cm)"><draw:image xlink:href="Pictures/100000010000000100000001028F582B9643F048.png" xlink:type="simple" xlink:show="embed" xlink:actuate="onLoad" draw:mime-type="image/png"><text:p/></draw:image></draw:frame><draw:frame draw:style-name="gr56" draw:text-style-name="P59" svg:width="1.816cm" svg:height="0.563cm" svg:x="7.118cm" svg:y="1.734cm"><draw:text-box><text:p text:style-name="P52"><text:span text:style-name="T47">0.48</text:span><text:span text:style-name="T47">42</text:span></text:p></draw:text-box></draw:frame><draw:frame draw:style-name="gr2" draw:text-style-name="P51" svg:width="0.02cm" svg:height="0.569cm" draw:transform="rotate (-3.14159265358979) translate (10.57375cm 2.33009722222222cm)"><draw:image xlink:href="Pictures/100000010000000100000001028F582B9643F048.png" xlink:type="simple" xlink:show="embed" xlink:actuate="onLoad" draw:mime-type="image/png"><text:p/></draw:image></draw:frame><draw:frame draw:style-name="gr56" draw:text-style-name="P59" svg:width="1.816cm" svg:height="0.563cm" svg:x="8.973cm" svg:y="1.734cm"><draw:text-box><text:p text:style-name="P52"><text:span text:style-name="T47">0.14</text:span><text:span text:style-name="T47">89</text:span></text:p></draw:text-box></draw:frame><draw:frame draw:style-name="gr2" draw:text-style-name="P51" svg:width="0.02cm" svg:height="0.569cm" draw:transform="rotate (-3.14159265358979) translate (12.5528333333333cm 2.33009722222222cm)"><draw:image xlink:href="Pictures/100000010000000100000001028F582B9643F048.png" xlink:type="simple" xlink:show="embed" xlink:actuate="onLoad" draw:mime-type="image/png"><text:p/></draw:image></draw:frame><draw:frame draw:style-name="gr2" draw:text-style-name="P51" svg:width="0.02cm" svg:height="0.569cm" draw:transform="rotate (-3.14159265358979) translate (3.07798611111111cm 2.90159722222222cm)"><draw:image xlink:href="Pictures/100000010000000100000001028F582B9643F048.png" xlink:type="simple" xlink:show="embed" xlink:actuate="onLoad" draw:mime-type="image/png"><text:p/></draw:image></draw:frame><draw:frame draw:style-name="gr56" draw:text-style-name="P59" svg:width="1.816cm" svg:height="0.563cm" svg:x="10.889cm" svg:y="1.734cm"><draw:text-box><text:p text:style-name="P52"><text:span text:style-name="T47">0.33</text:span><text:span text:style-name="T47">38</text:span></text:p></draw:text-box></draw:frame><draw:frame draw:style-name="gr2" draw:text-style-name="P51" svg:width="0.022cm" svg:height="0.569cm" draw:transform="rotate (-3.14159265358979) translate (6.77686111111111cm 2.90159722222222cm)"><draw:image xlink:href="Pictures/100000010000000100000001028F582B9643F048.png" xlink:type="simple" xlink:show="embed" xlink:actuate="onLoad" draw:mime-type="image/png"><text:p/></draw:image></draw:frame><draw:frame draw:style-name="gr2" draw:text-style-name="P51" svg:width="0.022cm" svg:height="0.569cm" draw:transform="rotate (-3.14159265358979) translate (6.86681944444444cm 2.90159722222222cm)"><draw:image xlink:href="Pictures/100000010000000100000001028F582B9643F048.png" xlink:type="simple" xlink:show="embed" xlink:actuate="onLoad" draw:mime-type="image/png"><text:p/></draw:image></draw:frame><draw:frame draw:style-name="gr51" draw:text-style-name="P59" svg:width="3.465cm" svg:height="0.565cm" svg:x="3.599cm" svg:y="2.304cm"><draw:text-box><text:p text:style-name="P52"><text:span text:style-name="T47">(4) </text:span><text:span text:style-name="T47">Nema</text:span><text:span text:style-name="T47">tus4</text:span></text:p></draw:text-box></draw:frame><draw:frame draw:style-name="gr2" draw:text-style-name="P51" svg:width="0.02cm" svg:height="0.569cm" draw:transform="rotate (-3.14159265358979) translate (8.72243055555555cm 2.90159722222222cm)"><draw:image xlink:href="Pictures/100000010000000100000001028F582B9643F048.png" xlink:type="simple" xlink:show="embed" xlink:actuate="onLoad" draw:mime-type="image/png"><text:p/></draw:image></draw:frame><draw:frame draw:style-name="gr52" draw:text-style-name="P59" svg:width="1.816cm" svg:height="0.565cm" svg:x="7.118cm" svg:y="2.304cm"><draw:text-box><text:p text:style-name="P52"><text:span text:style-name="T47">0.48</text:span><text:span text:style-name="T47">43</text:span></text:p></draw:text-box></draw:frame><draw:frame draw:style-name="gr2" draw:text-style-name="P51" svg:width="0.02cm" svg:height="0.569cm" draw:transform="rotate (-3.14159265358979) translate (10.57375cm 2.90159722222222cm)"><draw:image xlink:href="Pictures/100000010000000100000001028F582B9643F048.png" xlink:type="simple" xlink:show="embed" xlink:actuate="onLoad" draw:mime-type="image/png"><text:p/></draw:image></draw:frame><draw:frame draw:style-name="gr52" draw:text-style-name="P59" svg:width="1.816cm" svg:height="0.565cm" svg:x="8.973cm" svg:y="2.304cm"><draw:text-box><text:p text:style-name="P52"><text:span text:style-name="T47">0.15</text:span><text:span text:style-name="T47">02</text:span></text:p></draw:text-box></draw:frame><draw:frame draw:style-name="gr2" draw:text-style-name="P51" svg:width="0.02cm" svg:height="0.569cm" draw:transform="rotate (-3.14159265358979) translate (12.5528333333333cm 2.90159722222222cm)"><draw:image xlink:href="Pictures/100000010000000100000001028F582B9643F048.png" xlink:type="simple" xlink:show="embed" xlink:actuate="onLoad" draw:mime-type="image/png"><text:p/></draw:image></draw:frame><draw:frame draw:style-name="gr2" draw:text-style-name="P51" svg:width="0.02cm" svg:height="0.569cm" draw:transform="rotate (-3.14159265358979) translate (3.07798611111111cm 3.47133333333333cm)"><draw:image xlink:href="Pictures/100000010000000100000001028F582B9643F048.png" xlink:type="simple" xlink:show="embed" xlink:actuate="onLoad" draw:mime-type="image/png"><text:p/></draw:image></draw:frame><draw:frame draw:style-name="gr52" draw:text-style-name="P59" svg:width="1.816cm" svg:height="0.565cm" svg:x="10.889cm" svg:y="2.304cm"><draw:text-box><text:p text:style-name="P52"><text:span text:style-name="T47">0.33</text:span><text:span text:style-name="T47">52</text:span></text:p></draw:text-box></draw:frame><draw:frame draw:style-name="gr2" draw:text-style-name="P51" svg:width="0.022cm" svg:height="0.569cm" draw:transform="rotate (-3.14159265358979) translate (6.77686111111111cm 3.47133333333333cm)"><draw:image xlink:href="Pictures/100000010000000100000001028F582B9643F048.png" xlink:type="simple" xlink:show="embed" xlink:actuate="onLoad" draw:mime-type="image/png"><text:p/></draw:image></draw:frame><draw:frame draw:style-name="gr2" draw:text-style-name="P51" svg:width="0.022cm" svg:height="0.569cm" draw:transform="rotate (-3.14159265358979) translate (6.86681944444444cm 3.47133333333333cm)"><draw:image xlink:href="Pictures/100000010000000100000001028F582B9643F048.png" xlink:type="simple" xlink:show="embed" xlink:actuate="onLoad" draw:mime-type="image/png"><text:p/></draw:image></draw:frame><draw:frame draw:style-name="gr57" draw:text-style-name="P59" svg:width="4.056cm" svg:height="0.565cm" svg:x="3.334cm" svg:y="2.873cm"><draw:text-box><text:p text:style-name="P52"><text:span text:style-name="T47">(5) </text:span><text:span text:style-name="T47">Spell</text:span><text:span text:style-name="T47">check</text:span><text:span text:style-name="T47">er</text:span></text:p></draw:text-box></draw:frame><draw:frame draw:style-name="gr2" draw:text-style-name="P51" svg:width="0.02cm" svg:height="0.569cm" draw:transform="rotate (-3.14159265358979) translate (8.72243055555555cm 3.47133333333333cm)"><draw:image xlink:href="Pictures/100000010000000100000001028F582B9643F048.png" xlink:type="simple" xlink:show="embed" xlink:actuate="onLoad" draw:mime-type="image/png"><text:p/></draw:image></draw:frame><draw:frame draw:style-name="gr52" draw:text-style-name="P59" svg:width="1.816cm" svg:height="0.565cm" svg:x="7.118cm" svg:y="2.873cm"><draw:text-box><text:p text:style-name="P52"><text:span text:style-name="T47">0.51</text:span><text:span text:style-name="T47">54</text:span></text:p></draw:text-box></draw:frame><draw:frame draw:style-name="gr2" draw:text-style-name="P51" svg:width="0.02cm" svg:height="0.569cm" draw:transform="rotate (-3.14159265358979) translate (10.57375cm 3.47133333333333cm)"><draw:image xlink:href="Pictures/100000010000000100000001028F582B9643F048.png" xlink:type="simple" xlink:show="embed" xlink:actuate="onLoad" draw:mime-type="image/png"><text:p/></draw:image></draw:frame><draw:frame draw:style-name="gr52" draw:text-style-name="P59" svg:width="1.816cm" svg:height="0.565cm" svg:x="8.973cm" svg:y="2.873cm"><draw:text-box><text:p text:style-name="P52"><text:span text:style-name="T47">0.03</text:span><text:span text:style-name="T47">08</text:span></text:p></draw:text-box></draw:frame><draw:frame draw:style-name="gr2" draw:text-style-name="P51" svg:width="0.02cm" svg:height="0.569cm" draw:transform="rotate (-3.14159265358979) translate (12.5528333333333cm 3.47133333333333cm)"><draw:image xlink:href="Pictures/100000010000000100000001028F582B9643F048.png" xlink:type="simple" xlink:show="embed" xlink:actuate="onLoad" draw:mime-type="image/png"><text:p/></draw:image></draw:frame><draw:frame draw:style-name="gr2" draw:text-style-name="P51" svg:width="0.02cm" svg:height="0.571cm" draw:transform="rotate (-3.14159265358979) translate (3.07798611111111cm 4.04283333333333cm)"><draw:image xlink:href="Pictures/100000010000000100000001028F582B9643F048.png" xlink:type="simple" xlink:show="embed" xlink:actuate="onLoad" draw:mime-type="image/png"><text:p/></draw:image></draw:frame><draw:frame draw:style-name="gr52" draw:text-style-name="P59" svg:width="1.816cm" svg:height="0.565cm" svg:x="10.889cm" svg:y="2.873cm"><draw:text-box><text:p text:style-name="P52"><text:span text:style-name="T47">0.12</text:span><text:span text:style-name="T47">42</text:span></text:p></draw:text-box></draw:frame><draw:frame draw:style-name="gr2" draw:text-style-name="P51" svg:width="0.022cm" svg:height="0.571cm" draw:transform="rotate (-3.14159265358979) translate (6.77686111111111cm 4.04283333333333cm)"><draw:image xlink:href="Pictures/100000010000000100000001028F582B9643F048.png" xlink:type="simple" xlink:show="embed" xlink:actuate="onLoad" draw:mime-type="image/png"><text:p/></draw:image></draw:frame><draw:frame draw:style-name="gr2" draw:text-style-name="P51" svg:width="0.022cm" svg:height="0.571cm" draw:transform="rotate (-3.14159265358979) translate (6.86681944444444cm 4.04283333333333cm)"><draw:image xlink:href="Pictures/100000010000000100000001028F582B9643F048.png" xlink:type="simple" xlink:show="embed" xlink:actuate="onLoad" draw:mime-type="image/png"><text:p/></draw:image></draw:frame><draw:frame draw:style-name="gr58" draw:text-style-name="P59" svg:width="1.915cm" svg:height="0.565cm" svg:x="4.161cm" svg:y="3.445cm"><draw:text-box><text:p text:style-name="P52"><text:span text:style-name="T47">(6) </text:span><text:span text:style-name="T47">Bert</text:span></text:p></draw:text-box></draw:frame><draw:frame draw:style-name="gr2" draw:text-style-name="P51" svg:width="0.02cm" svg:height="0.571cm" draw:transform="rotate (-3.14159265358979) translate (8.72243055555555cm 4.04283333333333cm)"><draw:image xlink:href="Pictures/100000010000000100000001028F582B9643F048.png" xlink:type="simple" xlink:show="embed" xlink:actuate="onLoad" draw:mime-type="image/png"><text:p/></draw:image></draw:frame><draw:frame draw:style-name="gr52" draw:text-style-name="P59" svg:width="1.816cm" svg:height="0.565cm" svg:x="7.118cm" svg:y="3.445cm"><draw:text-box><text:p text:style-name="P52"><text:span text:style-name="T47">0.01</text:span><text:span text:style-name="T47">32</text:span></text:p></draw:text-box></draw:frame><draw:frame draw:style-name="gr2" draw:text-style-name="P51" svg:width="0.02cm" svg:height="0.571cm" draw:transform="rotate (-3.14159265358979) translate (10.57375cm 4.04283333333333cm)"><draw:image xlink:href="Pictures/100000010000000100000001028F582B9643F048.png" xlink:type="simple" xlink:show="embed" xlink:actuate="onLoad" draw:mime-type="image/png"><text:p/></draw:image></draw:frame><draw:frame draw:style-name="gr52" draw:text-style-name="P59" svg:width="1.816cm" svg:height="0.565cm" svg:x="8.973cm" svg:y="3.445cm"><draw:text-box><text:p text:style-name="P52"><text:span text:style-name="T47">0.01</text:span><text:span text:style-name="T47">47</text:span></text:p></draw:text-box></draw:frame><draw:frame draw:style-name="gr2" draw:text-style-name="P51" svg:width="0.02cm" svg:height="0.571cm" draw:transform="rotate (-3.14159265358979) translate (12.5528333333333cm 4.04283333333333cm)"><draw:image xlink:href="Pictures/100000010000000100000001028F582B9643F048.png" xlink:type="simple" xlink:show="embed" xlink:actuate="onLoad" draw:mime-type="image/png"><text:p/></draw:image></draw:frame><draw:frame draw:style-name="gr2" draw:text-style-name="P51" svg:width="0.02cm" svg:height="0.569cm" draw:transform="rotate (-3.14159265358979) translate (3.07798611111111cm 4.61256944444444cm)"><draw:image xlink:href="Pictures/100000010000000100000001028F582B9643F048.png" xlink:type="simple" xlink:show="embed" xlink:actuate="onLoad" draw:mime-type="image/png"><text:p/></draw:image></draw:frame><draw:frame draw:style-name="gr52" draw:text-style-name="P59" svg:width="1.816cm" svg:height="0.565cm" svg:x="10.889cm" svg:y="3.445cm"><draw:text-box><text:p text:style-name="P52"><text:span text:style-name="T47">0.01</text:span><text:span text:style-name="T47">35</text:span></text:p></draw:text-box></draw:frame><draw:frame draw:style-name="gr2" draw:text-style-name="P51" svg:width="0.022cm" svg:height="0.569cm" draw:transform="rotate (-3.14159265358979) translate (6.77686111111111cm 4.61256944444444cm)"><draw:image xlink:href="Pictures/100000010000000100000001028F582B9643F048.png" xlink:type="simple" xlink:show="embed" xlink:actuate="onLoad" draw:mime-type="image/png"><text:p/></draw:image></draw:frame><draw:frame draw:style-name="gr2" draw:text-style-name="P51" svg:width="0.022cm" svg:height="0.569cm" draw:transform="rotate (-3.14159265358979) translate (6.86681944444444cm 4.61256944444444cm)"><draw:image xlink:href="Pictures/100000010000000100000001028F582B9643F048.png" xlink:type="simple" xlink:show="embed" xlink:actuate="onLoad" draw:mime-type="image/png"><text:p/></draw:image></draw:frame><draw:frame draw:style-name="gr59" draw:text-style-name="P59" svg:width="1.089cm" svg:height="0.567cm" svg:x="4.541cm" svg:y="4.013cm"><draw:text-box><text:p text:style-name="P52"><text:span text:style-name="T47">1+2</text:span></text:p></draw:text-box></draw:frame><draw:frame draw:style-name="gr2" draw:text-style-name="P51" svg:width="0.02cm" svg:height="0.569cm" draw:transform="rotate (-3.14159265358979) translate (8.72243055555555cm 4.61256944444444cm)"><draw:image xlink:href="Pictures/100000010000000100000001028F582B9643F048.png" xlink:type="simple" xlink:show="embed" xlink:actuate="onLoad" draw:mime-type="image/png"><text:p/></draw:image></draw:frame><draw:frame draw:style-name="gr54" draw:text-style-name="P59" svg:width="1.816cm" svg:height="0.567cm" svg:x="7.118cm" svg:y="4.013cm"><draw:text-box><text:p text:style-name="P52"><text:span text:style-name="T47">0.49</text:span><text:span text:style-name="T47">72</text:span></text:p></draw:text-box></draw:frame><draw:frame draw:style-name="gr2" draw:text-style-name="P51" svg:width="0.02cm" svg:height="0.569cm" draw:transform="rotate (-3.14159265358979) translate (10.57375cm 4.61256944444444cm)"><draw:image xlink:href="Pictures/100000010000000100000001028F582B9643F048.png" xlink:type="simple" xlink:show="embed" xlink:actuate="onLoad" draw:mime-type="image/png"><text:p/></draw:image></draw:frame><draw:frame draw:style-name="gr54" draw:text-style-name="P59" svg:width="1.816cm" svg:height="0.567cm" svg:x="8.973cm" svg:y="4.013cm"><draw:text-box><text:p text:style-name="P52"><text:span text:style-name="T47">0.18</text:span><text:span text:style-name="T47">54</text:span></text:p></draw:text-box></draw:frame><draw:frame draw:style-name="gr2" draw:text-style-name="P51" svg:width="0.02cm" svg:height="0.569cm" draw:transform="rotate (-3.14159265358979) translate (12.5528333333333cm 4.61256944444444cm)"><draw:image xlink:href="Pictures/100000010000000100000001028F582B9643F048.png" xlink:type="simple" xlink:show="embed" xlink:actuate="onLoad" draw:mime-type="image/png"><text:p/></draw:image></draw:frame><draw:frame draw:style-name="gr2" draw:text-style-name="P51" svg:width="0.02cm" svg:height="0.569cm" draw:transform="rotate (-3.14159265358979) translate (3.07798611111111cm 5.18054166666667cm)"><draw:image xlink:href="Pictures/100000010000000100000001028F582B9643F048.png" xlink:type="simple" xlink:show="embed" xlink:actuate="onLoad" draw:mime-type="image/png"><text:p/></draw:image></draw:frame><draw:frame draw:style-name="gr54" draw:text-style-name="P59" svg:width="1.816cm" svg:height="0.567cm" svg:x="10.889cm" svg:y="4.013cm"><draw:text-box><text:p text:style-name="P52"><text:span text:style-name="T47">0.37</text:span><text:span text:style-name="T47">21</text:span></text:p></draw:text-box></draw:frame><draw:frame draw:style-name="gr2" draw:text-style-name="P51" svg:width="0.022cm" svg:height="0.569cm" draw:transform="rotate (-3.14159265358979) translate (6.77686111111111cm 5.18054166666667cm)"><draw:image xlink:href="Pictures/100000010000000100000001028F582B9643F048.png" xlink:type="simple" xlink:show="embed" xlink:actuate="onLoad" draw:mime-type="image/png"><text:p/></draw:image></draw:frame><draw:frame draw:style-name="gr2" draw:text-style-name="P51" svg:width="0.022cm" svg:height="0.569cm" draw:transform="rotate (-3.14159265358979) translate (6.86681944444444cm 5.18054166666667cm)"><draw:image xlink:href="Pictures/100000010000000100000001028F582B9643F048.png" xlink:type="simple" xlink:show="embed" xlink:actuate="onLoad" draw:mime-type="image/png"><text:p/></draw:image></draw:frame><draw:frame draw:style-name="gr60" draw:text-style-name="P59" svg:width="1.851cm" svg:height="0.565cm" svg:x="4.283cm" svg:y="4.586cm"><draw:text-box><text:p text:style-name="P52"><text:span text:style-name="T47">1+2</text:span><text:span text:style-name="T47">+3</text:span></text:p></draw:text-box></draw:frame><draw:frame draw:style-name="gr2" draw:text-style-name="P51" svg:width="0.02cm" svg:height="0.569cm" draw:transform="rotate (-3.14159265358979) translate (8.72243055555555cm 5.18054166666667cm)"><draw:image xlink:href="Pictures/100000010000000100000001028F582B9643F048.png" xlink:type="simple" xlink:show="embed" xlink:actuate="onLoad" draw:mime-type="image/png"><text:p/></draw:image></draw:frame><draw:frame draw:style-name="gr52" draw:text-style-name="P59" svg:width="1.816cm" svg:height="0.565cm" svg:x="7.118cm" svg:y="4.586cm"><draw:text-box><text:p text:style-name="P52"><text:span text:style-name="T51">0.50</text:span><text:span text:style-name="T51">95</text:span></text:p></draw:text-box></draw:frame><draw:frame draw:style-name="gr2" draw:text-style-name="P51" svg:width="0.02cm" svg:height="0.569cm" draw:transform="rotate (-3.14159265358979) translate (10.57375cm 5.18054166666667cm)"><draw:image xlink:href="Pictures/100000010000000100000001028F582B9643F048.png" xlink:type="simple" xlink:show="embed" xlink:actuate="onLoad" draw:mime-type="image/png"><text:p/></draw:image></draw:frame><draw:frame draw:style-name="gr52" draw:text-style-name="P59" svg:width="1.816cm" svg:height="0.565cm" svg:x="8.973cm" svg:y="4.586cm"><draw:text-box><text:p text:style-name="P52"><text:span text:style-name="T47">0.19</text:span><text:span text:style-name="T47">04</text:span></text:p></draw:text-box></draw:frame><draw:frame draw:style-name="gr2" draw:text-style-name="P51" svg:width="0.02cm" svg:height="0.569cm" draw:transform="rotate (-3.14159265358979) translate (12.5528333333333cm 5.18054166666667cm)"><draw:image xlink:href="Pictures/100000010000000100000001028F582B9643F048.png" xlink:type="simple" xlink:show="embed" xlink:actuate="onLoad" draw:mime-type="image/png"><text:p/></draw:image></draw:frame><draw:frame draw:style-name="gr2" draw:text-style-name="P51" svg:width="0.02cm" svg:height="0.569cm" draw:transform="rotate (-3.14159265358979) translate (3.07798611111111cm 5.74675cm)"><draw:image xlink:href="Pictures/100000010000000100000001028F582B9643F048.png" xlink:type="simple" xlink:show="embed" xlink:actuate="onLoad" draw:mime-type="image/png"><text:p/></draw:image></draw:frame><draw:frame draw:style-name="gr52" draw:text-style-name="P59" svg:width="1.816cm" svg:height="0.565cm" svg:x="10.889cm" svg:y="4.586cm"><draw:text-box><text:p text:style-name="P52"><text:span text:style-name="T47">0.38</text:span><text:span text:style-name="T47">16</text:span></text:p></draw:text-box></draw:frame><draw:frame draw:style-name="gr2" draw:text-style-name="P51" svg:width="0.022cm" svg:height="0.569cm" draw:transform="rotate (-3.14159265358979) translate (6.77686111111111cm 5.74675cm)"><draw:image xlink:href="Pictures/100000010000000100000001028F582B9643F048.png" xlink:type="simple" xlink:show="embed" xlink:actuate="onLoad" draw:mime-type="image/png"><text:p/></draw:image></draw:frame><draw:frame draw:style-name="gr2" draw:text-style-name="P51" svg:width="0.022cm" svg:height="0.569cm" draw:transform="rotate (-3.14159265358979) translate (6.86681944444444cm 5.74675cm)"><draw:image xlink:href="Pictures/100000010000000100000001028F582B9643F048.png" xlink:type="simple" xlink:show="embed" xlink:actuate="onLoad" draw:mime-type="image/png"><text:p/></draw:image></draw:frame><draw:frame draw:style-name="gr61" draw:text-style-name="P59" svg:width="2.606cm" svg:height="0.567cm" svg:x="4.031cm" svg:y="5.154cm"><draw:text-box><text:p text:style-name="P52"><text:span text:style-name="T47">1+2</text:span><text:span text:style-name="T47">+3+</text:span><text:span text:style-name="T47">4</text:span></text:p></draw:text-box></draw:frame><draw:frame draw:style-name="gr2" draw:text-style-name="P51" svg:width="0.02cm" svg:height="0.569cm" draw:transform="rotate (-3.14159265358979) translate (8.72243055555555cm 5.74675cm)"><draw:image xlink:href="Pictures/100000010000000100000001028F582B9643F048.png" xlink:type="simple" xlink:show="embed" xlink:actuate="onLoad" draw:mime-type="image/png"><text:p/></draw:image></draw:frame><draw:frame draw:style-name="gr54" draw:text-style-name="P59" svg:width="1.816cm" svg:height="0.567cm" svg:x="7.118cm" svg:y="5.154cm"><draw:text-box><text:p text:style-name="P52"><text:span text:style-name="T47">0.49</text:span><text:span text:style-name="T47">26</text:span></text:p></draw:text-box></draw:frame><draw:frame draw:style-name="gr2" draw:text-style-name="P51" svg:width="0.02cm" svg:height="0.569cm" draw:transform="rotate (-3.14159265358979) translate (10.57375cm 5.74675cm)"><draw:image xlink:href="Pictures/100000010000000100000001028F582B9643F048.png" xlink:type="simple" xlink:show="embed" xlink:actuate="onLoad" draw:mime-type="image/png"><text:p/></draw:image></draw:frame><draw:frame draw:style-name="gr54" draw:text-style-name="P59" svg:width="1.816cm" svg:height="0.567cm" svg:x="8.973cm" svg:y="5.154cm"><draw:text-box><text:p text:style-name="P52"><text:span text:style-name="T47">0.20</text:span><text:span text:style-name="T47">17</text:span></text:p></draw:text-box></draw:frame><draw:frame draw:style-name="gr2" draw:text-style-name="P51" svg:width="0.02cm" svg:height="0.569cm" draw:transform="rotate (-3.14159265358979) translate (12.5528333333333cm 5.74675cm)"><draw:image xlink:href="Pictures/100000010000000100000001028F582B9643F048.png" xlink:type="simple" xlink:show="embed" xlink:actuate="onLoad" draw:mime-type="image/png"><text:p/></draw:image></draw:frame><draw:frame draw:style-name="gr2" draw:text-style-name="P51" svg:width="0.02cm" svg:height="0.571cm" draw:transform="rotate (-3.14159265358979) translate (3.07798611111111cm 6.31648611111111cm)"><draw:image xlink:href="Pictures/100000010000000100000001028F582B9643F048.png" xlink:type="simple" xlink:show="embed" xlink:actuate="onLoad" draw:mime-type="image/png"><text:p/></draw:image></draw:frame><draw:frame draw:style-name="gr54" draw:text-style-name="P59" svg:width="1.816cm" svg:height="0.567cm" svg:x="10.889cm" svg:y="5.154cm"><draw:text-box><text:p text:style-name="P52"><text:span text:style-name="T47">0.38</text:span><text:span text:style-name="T47">24</text:span></text:p></draw:text-box></draw:frame><draw:frame draw:style-name="gr2" draw:text-style-name="P51" svg:width="0.022cm" svg:height="0.571cm" draw:transform="rotate (-3.14159265358979) translate (6.77686111111111cm 6.31648611111111cm)"><draw:image xlink:href="Pictures/100000010000000100000001028F582B9643F048.png" xlink:type="simple" xlink:show="embed" xlink:actuate="onLoad" draw:mime-type="image/png"><text:p/></draw:image></draw:frame><draw:frame draw:style-name="gr2" draw:text-style-name="P51" svg:width="0.022cm" svg:height="0.571cm" draw:transform="rotate (-3.14159265358979) translate (6.86681944444444cm 6.31648611111111cm)"><draw:image xlink:href="Pictures/100000010000000100000001028F582B9643F048.png" xlink:type="simple" xlink:show="embed" xlink:actuate="onLoad" draw:mime-type="image/png"><text:p/></draw:image></draw:frame><draw:frame draw:style-name="gr62" draw:text-style-name="P59" svg:width="3.368cm" svg:height="0.565cm" svg:x="3.768cm" svg:y="5.724cm"><draw:text-box><text:p text:style-name="P52"><text:span text:style-name="T47">1+2</text:span><text:span text:style-name="T47">+3+</text:span><text:span text:style-name="T47">4+5</text:span></text:p></draw:text-box></draw:frame><draw:frame draw:style-name="gr2" draw:text-style-name="P51" svg:width="0.02cm" svg:height="0.571cm" draw:transform="rotate (-3.14159265358979) translate (8.72243055555555cm 6.31648611111111cm)"><draw:image xlink:href="Pictures/100000010000000100000001028F582B9643F048.png" xlink:type="simple" xlink:show="embed" xlink:actuate="onLoad" draw:mime-type="image/png"><text:p/></draw:image></draw:frame><draw:frame draw:style-name="gr52" draw:text-style-name="P59" svg:width="1.816cm" svg:height="0.565cm" svg:x="7.118cm" svg:y="5.724cm"><draw:text-box><text:p text:style-name="P52"><text:span text:style-name="T47">0.50</text:span><text:span text:style-name="T47">39</text:span></text:p></draw:text-box></draw:frame><draw:frame draw:style-name="gr2" draw:text-style-name="P51" svg:width="0.02cm" svg:height="0.571cm" draw:transform="rotate (-3.14159265358979) translate (10.57375cm 6.31648611111111cm)"><draw:image xlink:href="Pictures/100000010000000100000001028F582B9643F048.png" xlink:type="simple" xlink:show="embed" xlink:actuate="onLoad" draw:mime-type="image/png"><text:p/></draw:image></draw:frame><draw:frame draw:style-name="gr52" draw:text-style-name="P59" svg:width="1.816cm" svg:height="0.565cm" svg:x="8.973cm" svg:y="5.724cm"><draw:text-box><text:p text:style-name="P52"><text:span text:style-name="T47">0.22</text:span><text:span text:style-name="T47">33</text:span></text:p></draw:text-box></draw:frame><draw:frame draw:style-name="gr2" draw:text-style-name="P51" svg:width="0.02cm" svg:height="0.571cm" draw:transform="rotate (-3.14159265358979) translate (12.5528333333333cm 6.31648611111111cm)"><draw:image xlink:href="Pictures/100000010000000100000001028F582B9643F048.png" xlink:type="simple" xlink:show="embed" xlink:actuate="onLoad" draw:mime-type="image/png"><text:p/></draw:image></draw:frame><draw:frame draw:style-name="gr2" draw:text-style-name="P51" svg:width="0.02cm" svg:height="0.569cm" draw:transform="rotate (-3.14159265358979) translate (3.07798611111111cm 6.88798611111111cm)"><draw:image xlink:href="Pictures/100000010000000100000001028F582B9643F048.png" xlink:type="simple" xlink:show="embed" xlink:actuate="onLoad" draw:mime-type="image/png"><text:p/></draw:image></draw:frame><draw:frame draw:style-name="gr52" draw:text-style-name="P59" svg:width="1.816cm" svg:height="0.565cm" svg:x="10.889cm" svg:y="5.724cm"><draw:text-box><text:p text:style-name="P52"><text:span text:style-name="T47">0.40</text:span><text:span text:style-name="T47">27</text:span></text:p></draw:text-box></draw:frame><draw:frame draw:style-name="gr2" draw:text-style-name="P51" svg:width="0.022cm" svg:height="0.569cm" draw:transform="rotate (-3.14159265358979) translate (6.77686111111111cm 6.88798611111111cm)"><draw:image xlink:href="Pictures/100000010000000100000001028F582B9643F048.png" xlink:type="simple" xlink:show="embed" xlink:actuate="onLoad" draw:mime-type="image/png"><text:p/></draw:image></draw:frame><draw:frame draw:style-name="gr2" draw:text-style-name="P51" svg:width="0.022cm" svg:height="0.569cm" draw:transform="rotate (-3.14159265358979) translate (6.86681944444444cm 6.88798611111111cm)"><draw:image xlink:href="Pictures/100000010000000100000001028F582B9643F048.png" xlink:type="simple" xlink:show="embed" xlink:actuate="onLoad" draw:mime-type="image/png"><text:p/></draw:image></draw:frame><draw:frame draw:style-name="gr63" draw:text-style-name="P59" svg:width="4.123cm" svg:height="0.567cm" svg:x="3.516cm" svg:y="6.288cm"><draw:text-box><text:p text:style-name="P52"><text:span text:style-name="T47">1+2</text:span><text:span text:style-name="T47">+3+</text:span><text:span text:style-name="T47">4+5</text:span><text:span text:style-name="T47">+6</text:span></text:p></draw:text-box></draw:frame><draw:frame draw:style-name="gr2" draw:text-style-name="P51" svg:width="0.02cm" svg:height="0.569cm" draw:transform="rotate (-3.14159265358979) translate (8.72243055555555cm 6.88798611111111cm)"><draw:image xlink:href="Pictures/100000010000000100000001028F582B9643F048.png" xlink:type="simple" xlink:show="embed" xlink:actuate="onLoad" draw:mime-type="image/png"><text:p/></draw:image></draw:frame><draw:frame draw:style-name="gr54" draw:text-style-name="P59" svg:width="1.816cm" svg:height="0.567cm" svg:x="7.118cm" svg:y="6.288cm"><draw:text-box><text:p text:style-name="P52"><text:span text:style-name="T47">0.50</text:span><text:span text:style-name="T47">29</text:span></text:p></draw:text-box></draw:frame><draw:frame draw:style-name="gr2" draw:text-style-name="P51" svg:width="0.02cm" svg:height="0.569cm" draw:transform="rotate (-3.14159265358979) translate (10.57375cm 6.88798611111111cm)"><draw:image xlink:href="Pictures/100000010000000100000001028F582B9643F048.png" xlink:type="simple" xlink:show="embed" xlink:actuate="onLoad" draw:mime-type="image/png"><text:p/></draw:image></draw:frame><draw:frame draw:style-name="gr54" draw:text-style-name="P59" svg:width="1.816cm" svg:height="0.567cm" svg:x="8.973cm" svg:y="6.288cm"><draw:text-box><text:p text:style-name="P52"><text:span text:style-name="T51">0.22</text:span><text:span text:style-name="T51">78</text:span></text:p></draw:text-box></draw:frame><draw:frame draw:style-name="gr2" draw:text-style-name="P51" svg:width="0.02cm" svg:height="0.569cm" draw:transform="rotate (-3.14159265358979) translate (12.5528333333333cm 6.88798611111111cm)"><draw:image xlink:href="Pictures/100000010000000100000001028F582B9643F048.png" xlink:type="simple" xlink:show="embed" xlink:actuate="onLoad" draw:mime-type="image/png"><text:p/></draw:image></draw:frame><draw:frame draw:style-name="gr2" draw:text-style-name="P51" svg:width="9.475cm" svg:height="0.02cm" draw:transform="rotate (-3.14159265358979) translate (12.5440138888889cm 6.90738888888889cm)"><draw:image xlink:href="Pictures/100000010000000100000001028F582B9643F048.png" xlink:type="simple" xlink:show="embed" xlink:actuate="onLoad" draw:mime-type="image/png"><text:p/></draw:image></draw:frame><draw:frame draw:style-name="gr64" draw:text-style-name="P59" svg:width="1.818cm" svg:height="0.567cm" svg:x="10.947cm" svg:y="6.288cm"><draw:text-box><text:p text:style-name="P52"><text:span text:style-name="T51">0.40</text:span><text:span text:style-name="T51">51</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covered-table-cell/>
        </table:table-row>
        <table:table-row table:style-name="TableLine94586684581888">
          <table:table-cell table:style-name="Таблица1.B2" table:number-columns-spanned="2" office:value-type="string">
            <text:p text:style-name="P10">Table 8: Combining with off the shelf systems helps.</text:p>
          </table:table-cell>
          <table:covered-table-cell/>
        </table:table-row>
        <table:table-row table:style-name="TableLine94586684615120">
          <table:table-cell table:style-name="Таблица1.B2" table:number-columns-spanned="2" office:value-type="string">
            <text:p text:style-name="P10"/>
            <text:p text:style-name="P10"><draw:g text:anchor-type="paragraph" draw:z-index="7" draw:name="Групповой объект 8" draw:style-name="gr1"><draw:frame draw:style-name="gr2" draw:text-style-name="P51" svg:width="9.598cm" svg:height="0.018cm" draw:transform="rotate (-3.14159265358979) translate (9.61066666666667cm 0.0246944444444444cm)"><draw:image xlink:href="Pictures/100000010000000100000001028F582B9643F048.png" xlink:type="simple" xlink:show="embed" xlink:actuate="onLoad" draw:mime-type="image/png"><text:p/></draw:image></draw:frame><draw:frame draw:style-name="gr2" draw:text-style-name="P51" svg:width="0.02cm" svg:height="0.562cm" draw:transform="rotate (-3.14159265358979) translate (0.0211666666666667cm 0.590902777777778cm)"><draw:image xlink:href="Pictures/100000010000000100000001028F582B9643F048.png" xlink:type="simple" xlink:show="embed" xlink:actuate="onLoad" draw:mime-type="image/png"><text:p/></draw:image></draw:frame><draw:frame draw:style-name="gr2" draw:text-style-name="P51" svg:width="0.02cm" svg:height="0.562cm" draw:transform="rotate (-3.14159265358979) translate (4.05970833333333cm 0.590902777777778cm)"><draw:image xlink:href="Pictures/100000010000000100000001028F582B9643F048.png" xlink:type="simple" xlink:show="embed" xlink:actuate="onLoad" draw:mime-type="image/png"><text:p/></draw:image></draw:frame><draw:frame draw:style-name="gr2" draw:text-style-name="P51" svg:width="0.022cm" svg:height="0.562cm" draw:transform="rotate (-3.14159265358979) translate (4.14866666666667cm 0.590902777777778cm)"><draw:image xlink:href="Pictures/100000010000000100000001028F582B9643F048.png" xlink:type="simple" xlink:show="embed" xlink:actuate="onLoad" draw:mime-type="image/png"><text:p/></draw:image></draw:frame><draw:frame draw:style-name="gr33" draw:text-style-name="P57" svg:width="1.773cm" svg:height="0.532cm" svg:x="1.334cm" svg:y="0cm"><draw:text-box><text:p text:style-name="P52"><text:span text:style-name="T42">Syste</text:span><text:span text:style-name="T42">m</text:span></text:p></draw:text-box></draw:frame><draw:frame draw:style-name="gr2" draw:text-style-name="P51" svg:width="0.02cm" svg:height="0.562cm" draw:transform="rotate (-3.14159265358979) translate (5.97252777777778cm 0.590902777777778cm)"><draw:image xlink:href="Pictures/100000010000000100000001028F582B9643F048.png" xlink:type="simple" xlink:show="embed" xlink:actuate="onLoad" draw:mime-type="image/png"><text:p/></draw:image></draw:frame><draw:frame draw:style-name="gr34" draw:text-style-name="P57" svg:width="0.475cm" svg:height="0.532cm" svg:x="4.916cm" svg:y="0cm"><draw:text-box><text:p text:style-name="P52"><text:span text:style-name="T42">P</text:span></text:p></draw:text-box></draw:frame><draw:frame draw:style-name="gr2" draw:text-style-name="P51" svg:width="0.02cm" svg:height="0.562cm" draw:transform="rotate (-3.14159265358979) translate (7.79386111111111cm 0.590902777777778cm)"><draw:image xlink:href="Pictures/100000010000000100000001028F582B9643F048.png" xlink:type="simple" xlink:show="embed" xlink:actuate="onLoad" draw:mime-type="image/png"><text:p/></draw:image></draw:frame><draw:frame draw:style-name="gr35" draw:text-style-name="P57" svg:width="0.472cm" svg:height="0.532cm" svg:x="6.717cm" svg:y="0cm"><draw:text-box><text:p text:style-name="P52"><text:span text:style-name="T42">R</text:span></text:p></draw:text-box></draw:frame><draw:frame draw:style-name="gr34" draw:text-style-name="P57" svg:width="0.475cm" svg:height="0.532cm" svg:x="8.296cm" svg:y="0cm"><draw:text-box><text:p text:style-name="P52"><text:span text:style-name="T43">F</text:span></text:p></draw:text-box></draw:frame><draw:frame draw:style-name="gr2" draw:text-style-name="P51" svg:width="0.02cm" svg:height="0.562cm" draw:transform="rotate (-3.14159265358979) translate (9.62025cm 0.590902777777778cm)"><draw:image xlink:href="Pictures/100000010000000100000001028F582B9643F048.png" xlink:type="simple" xlink:show="embed" xlink:actuate="onLoad" draw:mime-type="image/png"><text:p/></draw:image></draw:frame><draw:frame draw:style-name="gr2" draw:text-style-name="P51" svg:width="9.598cm" svg:height="0.02cm" draw:transform="rotate (-3.14159265358979) translate (9.61066666666667cm 0.605013888888889cm)"><draw:image xlink:href="Pictures/100000010000000100000001028F582B9643F048.png" xlink:type="simple" xlink:show="embed" xlink:actuate="onLoad" draw:mime-type="image/png"><text:p/></draw:image></draw:frame><draw:frame draw:style-name="gr2" draw:text-style-name="P51" svg:width="0.02cm" svg:height="0.562cm" draw:transform="rotate (-3.14159265358979) translate (0.0211666666666667cm 1.16593055555556cm)"><draw:image xlink:href="Pictures/100000010000000100000001028F582B9643F048.png" xlink:type="simple" xlink:show="embed" xlink:actuate="onLoad" draw:mime-type="image/png"><text:p/></draw:image></draw:frame><draw:frame draw:style-name="gr36" draw:text-style-name="P58" svg:width="0.555cm" svg:height="0.384cm" svg:x="8.599cm" svg:y="0.183cm"><draw:text-box><text:p text:style-name="P52"><text:span text:style-name="T44">0</text:span><text:span text:style-name="T45">.</text:span><text:span text:style-name="T44">5</text:span></text:p></draw:text-box></draw:frame><draw:frame draw:style-name="gr2" draw:text-style-name="P51" svg:width="0.02cm" svg:height="0.562cm" draw:transform="rotate (-3.14159265358979) translate (4.05970833333333cm 1.16593055555556cm)"><draw:image xlink:href="Pictures/100000010000000100000001028F582B9643F048.png" xlink:type="simple" xlink:show="embed" xlink:actuate="onLoad" draw:mime-type="image/png"><text:p/></draw:image></draw:frame><draw:frame draw:style-name="gr2" draw:text-style-name="P51" svg:width="0.022cm" svg:height="0.562cm" draw:transform="rotate (-3.14159265358979) translate (4.14866666666667cm 1.16593055555556cm)"><draw:image xlink:href="Pictures/100000010000000100000001028F582B9643F048.png" xlink:type="simple" xlink:show="embed" xlink:actuate="onLoad" draw:mime-type="image/png"><text:p/></draw:image></draw:frame><draw:frame draw:style-name="gr37" draw:text-style-name="P57" svg:width="4.458cm" svg:height="0.532cm" svg:x="0.274cm" svg:y="0.577cm"><draw:text-box><text:p text:style-name="P52"><text:span text:style-name="T42">(1) </text:span><text:span text:style-name="T42">Restri</text:span><text:span text:style-name="T42">cted-</text:span><text:span text:style-name="T42">best</text:span></text:p></draw:text-box></draw:frame><draw:frame draw:style-name="gr2" draw:text-style-name="P51" svg:width="0.02cm" svg:height="0.562cm" draw:transform="rotate (-3.14159265358979) translate (5.97252777777778cm 1.16593055555556cm)"><draw:image xlink:href="Pictures/100000010000000100000001028F582B9643F048.png" xlink:type="simple" xlink:show="embed" xlink:actuate="onLoad" draw:mime-type="image/png"><text:p/></draw:image></draw:frame><draw:frame draw:style-name="gr38" draw:text-style-name="P57" svg:width="1.673cm" svg:height="0.532cm" svg:x="4.396cm" svg:y="0.577cm"><draw:text-box><text:p text:style-name="P52"><text:span text:style-name="T42">0.502</text:span><text:span text:style-name="T42">9</text:span></text:p></draw:text-box></draw:frame><draw:frame draw:style-name="gr2" draw:text-style-name="P51" svg:width="0.02cm" svg:height="0.562cm" draw:transform="rotate (-3.14159265358979) translate (7.79386111111111cm 1.16593055555556cm)"><draw:image xlink:href="Pictures/100000010000000100000001028F582B9643F048.png" xlink:type="simple" xlink:show="embed" xlink:actuate="onLoad" draw:mime-type="image/png"><text:p/></draw:image></draw:frame><draw:frame draw:style-name="gr38" draw:text-style-name="P57" svg:width="1.673cm" svg:height="0.532cm" svg:x="6.223cm" svg:y="0.577cm"><draw:text-box><text:p text:style-name="P52"><text:span text:style-name="T42">0.227</text:span><text:span text:style-name="T42">8</text:span></text:p></draw:text-box></draw:frame><draw:frame draw:style-name="gr2" draw:text-style-name="P51" svg:width="0.02cm" svg:height="0.562cm" draw:transform="rotate (-3.14159265358979) translate (9.62025cm 1.16593055555556cm)"><draw:image xlink:href="Pictures/100000010000000100000001028F582B9643F048.png" xlink:type="simple" xlink:show="embed" xlink:actuate="onLoad" draw:mime-type="image/png"><text:p/></draw:image></draw:frame><draw:frame draw:style-name="gr2" draw:text-style-name="P51" svg:width="0.02cm" svg:height="0.562cm" draw:transform="rotate (-3.14159265358979) translate (0.0211666666666667cm 1.72861111111111cm)"><draw:image xlink:href="Pictures/100000010000000100000001028F582B9643F048.png" xlink:type="simple" xlink:show="embed" xlink:actuate="onLoad" draw:mime-type="image/png"><text:p/></draw:image></draw:frame><draw:frame draw:style-name="gr39" draw:text-style-name="P57" svg:width="1.675cm" svg:height="0.532cm" svg:x="8.047cm" svg:y="0.577cm"><draw:text-box><text:p text:style-name="P52"><text:span text:style-name="T42">0.405</text:span><text:span text:style-name="T42">1</text:span></text:p></draw:text-box></draw:frame><draw:frame draw:style-name="gr2" draw:text-style-name="P51" svg:width="0.02cm" svg:height="0.562cm" draw:transform="rotate (-3.14159265358979) translate (4.05970833333333cm 1.72861111111111cm)"><draw:image xlink:href="Pictures/100000010000000100000001028F582B9643F048.png" xlink:type="simple" xlink:show="embed" xlink:actuate="onLoad" draw:mime-type="image/png"><text:p/></draw:image></draw:frame><draw:frame draw:style-name="gr2" draw:text-style-name="P51" svg:width="0.022cm" svg:height="0.562cm" draw:transform="rotate (-3.14159265358979) translate (4.14866666666667cm 1.72861111111111cm)"><draw:image xlink:href="Pictures/100000010000000100000001028F582B9643F048.png" xlink:type="simple" xlink:show="embed" xlink:actuate="onLoad" draw:mime-type="image/png"><text:p/></draw:image></draw:frame><draw:frame draw:style-name="gr40" draw:text-style-name="P57" svg:width="4.324cm" svg:height="0.532cm" svg:x="0.274cm" svg:y="1.139cm"><draw:text-box><text:p text:style-name="P52"><text:span text:style-name="T42">(2) </text:span><text:span text:style-name="T42">Langu</text:span><text:span text:style-name="T42">age </text:span><text:span text:style-name="T42">Tool</text:span></text:p></draw:text-box></draw:frame><draw:frame draw:style-name="gr2" draw:text-style-name="P51" svg:width="0.02cm" svg:height="0.562cm" draw:transform="rotate (-3.14159265358979) translate (5.97252777777778cm 1.72861111111111cm)"><draw:image xlink:href="Pictures/100000010000000100000001028F582B9643F048.png" xlink:type="simple" xlink:show="embed" xlink:actuate="onLoad" draw:mime-type="image/png"><text:p/></draw:image></draw:frame><draw:frame draw:style-name="gr38" draw:text-style-name="P57" svg:width="1.673cm" svg:height="0.532cm" svg:x="4.396cm" svg:y="1.139cm"><draw:text-box><text:p text:style-name="P52"><text:span text:style-name="T42">0.269</text:span><text:span text:style-name="T42">9</text:span></text:p></draw:text-box></draw:frame><draw:frame draw:style-name="gr2" draw:text-style-name="P51" svg:width="0.02cm" svg:height="0.562cm" draw:transform="rotate (-3.14159265358979) translate (7.79386111111111cm 1.72861111111111cm)"><draw:image xlink:href="Pictures/100000010000000100000001028F582B9643F048.png" xlink:type="simple" xlink:show="embed" xlink:actuate="onLoad" draw:mime-type="image/png"><text:p/></draw:image></draw:frame><draw:frame draw:style-name="gr38" draw:text-style-name="P57" svg:width="1.673cm" svg:height="0.532cm" svg:x="6.223cm" svg:y="1.139cm"><draw:text-box><text:p text:style-name="P52"><text:span text:style-name="T42">0.095</text:span><text:span text:style-name="T42">5</text:span></text:p></draw:text-box></draw:frame><draw:frame draw:style-name="gr2" draw:text-style-name="P51" svg:width="0.02cm" svg:height="0.562cm" draw:transform="rotate (-3.14159265358979) translate (9.62025cm 1.72861111111111cm)"><draw:image xlink:href="Pictures/100000010000000100000001028F582B9643F048.png" xlink:type="simple" xlink:show="embed" xlink:actuate="onLoad" draw:mime-type="image/png"><text:p/></draw:image></draw:frame><draw:frame draw:style-name="gr2" draw:text-style-name="P51" svg:width="0.02cm" svg:height="0.562cm" draw:transform="rotate (-3.14159265358979) translate (0.0211666666666667cm 2.29129166666667cm)"><draw:image xlink:href="Pictures/100000010000000100000001028F582B9643F048.png" xlink:type="simple" xlink:show="embed" xlink:actuate="onLoad" draw:mime-type="image/png"><text:p/></draw:image></draw:frame><draw:frame draw:style-name="gr39" draw:text-style-name="P57" svg:width="1.675cm" svg:height="0.532cm" svg:x="8.047cm" svg:y="1.139cm"><draw:text-box><text:p text:style-name="P52"><text:span text:style-name="T42">0.197</text:span><text:span text:style-name="T42">7</text:span></text:p></draw:text-box></draw:frame><draw:frame draw:style-name="gr2" draw:text-style-name="P51" svg:width="0.02cm" svg:height="0.562cm" draw:transform="rotate (-3.14159265358979) translate (4.05970833333333cm 2.29129166666667cm)"><draw:image xlink:href="Pictures/100000010000000100000001028F582B9643F048.png" xlink:type="simple" xlink:show="embed" xlink:actuate="onLoad" draw:mime-type="image/png"><text:p/></draw:image></draw:frame><draw:frame draw:style-name="gr2" draw:text-style-name="P51" svg:width="0.022cm" svg:height="0.562cm" draw:transform="rotate (-3.14159265358979) translate (4.14866666666667cm 2.29129166666667cm)"><draw:image xlink:href="Pictures/100000010000000100000001028F582B9643F048.png" xlink:type="simple" xlink:show="embed" xlink:actuate="onLoad" draw:mime-type="image/png"><text:p/></draw:image></draw:frame><draw:frame draw:style-name="gr41" draw:text-style-name="P57" svg:width="3.532cm" svg:height="0.532cm" svg:x="0.6cm" svg:y="1.702cm"><draw:text-box><text:p text:style-name="P52"><text:span text:style-name="T42">(3) </text:span><text:span text:style-name="T42">Gram</text:span><text:span text:style-name="T42">merly</text:span></text:p></draw:text-box></draw:frame><draw:frame draw:style-name="gr2" draw:text-style-name="P51" svg:width="0.02cm" svg:height="0.562cm" draw:transform="rotate (-3.14159265358979) translate (5.97252777777778cm 2.29129166666667cm)"><draw:image xlink:href="Pictures/100000010000000100000001028F582B9643F048.png" xlink:type="simple" xlink:show="embed" xlink:actuate="onLoad" draw:mime-type="image/png"><text:p/></draw:image></draw:frame><draw:frame draw:style-name="gr38" draw:text-style-name="P57" svg:width="1.673cm" svg:height="0.532cm" svg:x="4.396cm" svg:y="1.702cm"><draw:text-box><text:p text:style-name="P52"><text:span text:style-name="T42">0.478</text:span><text:span text:style-name="T42">3</text:span></text:p></draw:text-box></draw:frame><draw:frame draw:style-name="gr2" draw:text-style-name="P51" svg:width="0.02cm" svg:height="0.562cm" draw:transform="rotate (-3.14159265358979) translate (7.79386111111111cm 2.29129166666667cm)"><draw:image xlink:href="Pictures/100000010000000100000001028F582B9643F048.png" xlink:type="simple" xlink:show="embed" xlink:actuate="onLoad" draw:mime-type="image/png"><text:p/></draw:image></draw:frame><draw:frame draw:style-name="gr38" draw:text-style-name="P57" svg:width="1.673cm" svg:height="0.532cm" svg:x="6.223cm" svg:y="1.702cm"><draw:text-box><text:p text:style-name="P52"><text:span text:style-name="T42">0.182</text:span><text:span text:style-name="T42">5</text:span></text:p></draw:text-box></draw:frame><draw:frame draw:style-name="gr2" draw:text-style-name="P51" svg:width="0.02cm" svg:height="0.562cm" draw:transform="rotate (-3.14159265358979) translate (9.62025cm 2.29129166666667cm)"><draw:image xlink:href="Pictures/100000010000000100000001028F582B9643F048.png" xlink:type="simple" xlink:show="embed" xlink:actuate="onLoad" draw:mime-type="image/png"><text:p/></draw:image></draw:frame><draw:frame draw:style-name="gr2" draw:text-style-name="P51" svg:width="0.02cm" svg:height="0.562cm" draw:transform="rotate (-3.14159265358979) translate (0.0211666666666667cm 2.85397222222222cm)"><draw:image xlink:href="Pictures/100000010000000100000001028F582B9643F048.png" xlink:type="simple" xlink:show="embed" xlink:actuate="onLoad" draw:mime-type="image/png"><text:p/></draw:image></draw:frame><draw:frame draw:style-name="gr39" draw:text-style-name="P57" svg:width="1.675cm" svg:height="0.532cm" svg:x="8.047cm" svg:y="1.702cm"><draw:text-box><text:p text:style-name="P52"><text:span text:style-name="T42">0.361</text:span><text:span text:style-name="T42">2</text:span></text:p></draw:text-box></draw:frame><draw:frame draw:style-name="gr2" draw:text-style-name="P51" svg:width="0.02cm" svg:height="0.562cm" draw:transform="rotate (-3.14159265358979) translate (4.05970833333333cm 2.85397222222222cm)"><draw:image xlink:href="Pictures/100000010000000100000001028F582B9643F048.png" xlink:type="simple" xlink:show="embed" xlink:actuate="onLoad" draw:mime-type="image/png"><text:p/></draw:image></draw:frame><draw:frame draw:style-name="gr2" draw:text-style-name="P51" svg:width="0.022cm" svg:height="0.562cm" draw:transform="rotate (-3.14159265358979) translate (4.14866666666667cm 2.85397222222222cm)"><draw:image xlink:href="Pictures/100000010000000100000001028F582B9643F048.png" xlink:type="simple" xlink:show="embed" xlink:actuate="onLoad" draw:mime-type="image/png"><text:p/></draw:image></draw:frame><draw:frame draw:style-name="gr42" draw:text-style-name="P57" svg:width="2.834cm" svg:height="0.532cm" svg:x="0.868cm" svg:y="2.263cm"><draw:text-box><text:p text:style-name="P52"><text:span text:style-name="T42">(4) </text:span><text:span text:style-name="T42">Jamsp</text:span><text:span text:style-name="T42">ell</text:span></text:p></draw:text-box></draw:frame><draw:frame draw:style-name="gr2" draw:text-style-name="P51" svg:width="0.02cm" svg:height="0.562cm" draw:transform="rotate (-3.14159265358979) translate (5.97252777777778cm 2.85397222222222cm)"><draw:image xlink:href="Pictures/100000010000000100000001028F582B9643F048.png" xlink:type="simple" xlink:show="embed" xlink:actuate="onLoad" draw:mime-type="image/png"><text:p/></draw:image></draw:frame><draw:frame draw:style-name="gr43" draw:text-style-name="P57" svg:width="1.371cm" svg:height="0.532cm" svg:x="4.514cm" svg:y="2.263cm"><draw:text-box><text:p text:style-name="P52"><text:span text:style-name="T42">0.423</text:span></text:p></draw:text-box></draw:frame><draw:frame draw:style-name="gr2" draw:text-style-name="P51" svg:width="0.02cm" svg:height="0.562cm" draw:transform="rotate (-3.14159265358979) translate (7.79386111111111cm 2.85397222222222cm)"><draw:image xlink:href="Pictures/100000010000000100000001028F582B9643F048.png" xlink:type="simple" xlink:show="embed" xlink:actuate="onLoad" draw:mime-type="image/png"><text:p/></draw:image></draw:frame><draw:frame draw:style-name="gr38" draw:text-style-name="P57" svg:width="1.673cm" svg:height="0.532cm" svg:x="6.223cm" svg:y="2.263cm"><draw:text-box><text:p text:style-name="P52"><text:span text:style-name="T42">0.041</text:span><text:span text:style-name="T42">3</text:span></text:p></draw:text-box></draw:frame><draw:frame draw:style-name="gr2" draw:text-style-name="P51" svg:width="0.02cm" svg:height="0.562cm" draw:transform="rotate (-3.14159265358979) translate (9.62025cm 2.85397222222222cm)"><draw:image xlink:href="Pictures/100000010000000100000001028F582B9643F048.png" xlink:type="simple" xlink:show="embed" xlink:actuate="onLoad" draw:mime-type="image/png"><text:p/></draw:image></draw:frame><draw:frame draw:style-name="gr2" draw:text-style-name="P51" svg:width="0.02cm" svg:height="0.562cm" draw:transform="rotate (-3.14159265358979) translate (0.0211666666666667cm 3.41665277777778cm)"><draw:image xlink:href="Pictures/100000010000000100000001028F582B9643F048.png" xlink:type="simple" xlink:show="embed" xlink:actuate="onLoad" draw:mime-type="image/png"><text:p/></draw:image></draw:frame><draw:frame draw:style-name="gr39" draw:text-style-name="P57" svg:width="1.675cm" svg:height="0.532cm" svg:x="8.047cm" svg:y="2.263cm"><draw:text-box><text:p text:style-name="P52"><text:span text:style-name="T42">0.148</text:span><text:span text:style-name="T42">4</text:span></text:p></draw:text-box></draw:frame><draw:frame draw:style-name="gr2" draw:text-style-name="P51" svg:width="0.02cm" svg:height="0.562cm" draw:transform="rotate (-3.14159265358979) translate (4.05970833333333cm 3.41665277777778cm)"><draw:image xlink:href="Pictures/100000010000000100000001028F582B9643F048.png" xlink:type="simple" xlink:show="embed" xlink:actuate="onLoad" draw:mime-type="image/png"><text:p/></draw:image></draw:frame><draw:frame draw:style-name="gr2" draw:text-style-name="P51" svg:width="0.022cm" svg:height="0.562cm" draw:transform="rotate (-3.14159265358979) translate (4.14866666666667cm 3.41665277777778cm)"><draw:image xlink:href="Pictures/100000010000000100000001028F582B9643F048.png" xlink:type="simple" xlink:show="embed" xlink:actuate="onLoad" draw:mime-type="image/png"><text:p/></draw:image></draw:frame><draw:frame draw:style-name="gr44" draw:text-style-name="P57" svg:width="1.011cm" svg:height="0.532cm" svg:x="1.662cm" svg:y="2.826cm"><draw:text-box><text:p text:style-name="P52"><text:span text:style-name="T42">1+2</text:span></text:p></draw:text-box></draw:frame><draw:frame draw:style-name="gr2" draw:text-style-name="P51" svg:width="0.02cm" svg:height="0.562cm" draw:transform="rotate (-3.14159265358979) translate (5.97252777777778cm 3.41665277777778cm)"><draw:image xlink:href="Pictures/100000010000000100000001028F582B9643F048.png" xlink:type="simple" xlink:show="embed" xlink:actuate="onLoad" draw:mime-type="image/png"><text:p/></draw:image></draw:frame><draw:frame draw:style-name="gr38" draw:text-style-name="P57" svg:width="1.673cm" svg:height="0.532cm" svg:x="4.396cm" svg:y="2.826cm"><draw:text-box><text:p text:style-name="P52"><text:span text:style-name="T42">0</text:span><text:span text:style-name="T46">.527</text:span><text:span text:style-name="T46">4</text:span></text:p></draw:text-box></draw:frame><draw:frame draw:style-name="gr2" draw:text-style-name="P51" svg:width="0.02cm" svg:height="0.562cm" draw:transform="rotate (-3.14159265358979) translate (7.79386111111111cm 3.41665277777778cm)"><draw:image xlink:href="Pictures/100000010000000100000001028F582B9643F048.png" xlink:type="simple" xlink:show="embed" xlink:actuate="onLoad" draw:mime-type="image/png"><text:p/></draw:image></draw:frame><draw:frame draw:style-name="gr38" draw:text-style-name="P57" svg:width="1.673cm" svg:height="0.532cm" svg:x="6.223cm" svg:y="2.826cm"><draw:text-box><text:p text:style-name="P52"><text:span text:style-name="T42">0.217</text:span><text:span text:style-name="T42">5</text:span></text:p></draw:text-box></draw:frame><draw:frame draw:style-name="gr2" draw:text-style-name="P51" svg:width="0.02cm" svg:height="0.562cm" draw:transform="rotate (-3.14159265358979) translate (9.62025cm 3.41665277777778cm)"><draw:image xlink:href="Pictures/100000010000000100000001028F582B9643F048.png" xlink:type="simple" xlink:show="embed" xlink:actuate="onLoad" draw:mime-type="image/png"><text:p/></draw:image></draw:frame><draw:frame draw:style-name="gr2" draw:text-style-name="P51" svg:width="0.02cm" svg:height="0.562cm" draw:transform="rotate (-3.14159265358979) translate (0.0211666666666667cm 3.97933333333333cm)"><draw:image xlink:href="Pictures/100000010000000100000001028F582B9643F048.png" xlink:type="simple" xlink:show="embed" xlink:actuate="onLoad" draw:mime-type="image/png"><text:p/></draw:image></draw:frame><draw:frame draw:style-name="gr39" draw:text-style-name="P57" svg:width="1.675cm" svg:height="0.532cm" svg:x="8.047cm" svg:y="2.826cm"><draw:text-box><text:p text:style-name="P52"><text:span text:style-name="T42">0.410</text:span><text:span text:style-name="T42">5</text:span></text:p></draw:text-box></draw:frame><draw:frame draw:style-name="gr2" draw:text-style-name="P51" svg:width="0.02cm" svg:height="0.562cm" draw:transform="rotate (-3.14159265358979) translate (4.05970833333333cm 3.97933333333333cm)"><draw:image xlink:href="Pictures/100000010000000100000001028F582B9643F048.png" xlink:type="simple" xlink:show="embed" xlink:actuate="onLoad" draw:mime-type="image/png"><text:p/></draw:image></draw:frame><draw:frame draw:style-name="gr2" draw:text-style-name="P51" svg:width="0.022cm" svg:height="0.562cm" draw:transform="rotate (-3.14159265358979) translate (4.14866666666667cm 3.97933333333333cm)"><draw:image xlink:href="Pictures/100000010000000100000001028F582B9643F048.png" xlink:type="simple" xlink:show="embed" xlink:actuate="onLoad" draw:mime-type="image/png"><text:p/></draw:image></draw:frame><draw:frame draw:style-name="gr45" draw:text-style-name="P57" svg:width="1.715cm" svg:height="0.532cm" svg:x="1.411cm" svg:y="3.388cm"><draw:text-box><text:p text:style-name="P52"><text:span text:style-name="T42">1+2+</text:span><text:span text:style-name="T42">3</text:span></text:p></draw:text-box></draw:frame><draw:frame draw:style-name="gr2" draw:text-style-name="P51" svg:width="0.02cm" svg:height="0.562cm" draw:transform="rotate (-3.14159265358979) translate (5.97252777777778cm 3.97933333333333cm)"><draw:image xlink:href="Pictures/100000010000000100000001028F582B9643F048.png" xlink:type="simple" xlink:show="embed" xlink:actuate="onLoad" draw:mime-type="image/png"><text:p/></draw:image></draw:frame><draw:frame draw:style-name="gr43" draw:text-style-name="P57" svg:width="1.371cm" svg:height="0.532cm" svg:x="4.514cm" svg:y="3.388cm"><draw:text-box><text:p text:style-name="P52"><text:span text:style-name="T42">0.522</text:span></text:p></draw:text-box></draw:frame><draw:frame draw:style-name="gr2" draw:text-style-name="P51" svg:width="0.02cm" svg:height="0.562cm" draw:transform="rotate (-3.14159265358979) translate (7.79386111111111cm 3.97933333333333cm)"><draw:image xlink:href="Pictures/100000010000000100000001028F582B9643F048.png" xlink:type="simple" xlink:show="embed" xlink:actuate="onLoad" draw:mime-type="image/png"><text:p/></draw:image></draw:frame><draw:frame draw:style-name="gr38" draw:text-style-name="P57" svg:width="1.673cm" svg:height="0.532cm" svg:x="6.223cm" svg:y="3.388cm"><draw:text-box><text:p text:style-name="P52"><text:span text:style-name="T46">0.265</text:span><text:span text:style-name="T46">6</text:span></text:p></draw:text-box></draw:frame><draw:frame draw:style-name="gr2" draw:text-style-name="P51" svg:width="0.02cm" svg:height="0.562cm" draw:transform="rotate (-3.14159265358979) translate (9.62025cm 3.97933333333333cm)"><draw:image xlink:href="Pictures/100000010000000100000001028F582B9643F048.png" xlink:type="simple" xlink:show="embed" xlink:actuate="onLoad" draw:mime-type="image/png"><text:p/></draw:image></draw:frame><draw:frame draw:style-name="gr2" draw:text-style-name="P51" svg:width="0.02cm" svg:height="0.562cm" draw:transform="rotate (-3.14159265358979) translate (0.0211666666666667cm 4.54201388888889cm)"><draw:image xlink:href="Pictures/100000010000000100000001028F582B9643F048.png" xlink:type="simple" xlink:show="embed" xlink:actuate="onLoad" draw:mime-type="image/png"><text:p/></draw:image></draw:frame><draw:frame draw:style-name="gr39" draw:text-style-name="P57" svg:width="1.675cm" svg:height="0.532cm" svg:x="8.047cm" svg:y="3.388cm"><draw:text-box><text:p text:style-name="P52"><text:span text:style-name="T46">0.437</text:span><text:span text:style-name="T46">5</text:span></text:p></draw:text-box></draw:frame><draw:frame draw:style-name="gr2" draw:text-style-name="P51" svg:width="0.02cm" svg:height="0.562cm" draw:transform="rotate (-3.14159265358979) translate (4.05970833333333cm 4.54201388888889cm)"><draw:image xlink:href="Pictures/100000010000000100000001028F582B9643F048.png" xlink:type="simple" xlink:show="embed" xlink:actuate="onLoad" draw:mime-type="image/png"><text:p/></draw:image></draw:frame><draw:frame draw:style-name="gr2" draw:text-style-name="P51" svg:width="0.022cm" svg:height="0.562cm" draw:transform="rotate (-3.14159265358979) translate (4.14866666666667cm 4.54201388888889cm)"><draw:image xlink:href="Pictures/100000010000000100000001028F582B9643F048.png" xlink:type="simple" xlink:show="embed" xlink:actuate="onLoad" draw:mime-type="image/png"><text:p/></draw:image></draw:frame><draw:frame draw:style-name="gr46" draw:text-style-name="P57" svg:width="2.424cm" svg:height="0.532cm" svg:x="1.156cm" svg:y="3.951cm"><draw:text-box><text:p text:style-name="P52"><text:span text:style-name="T42">1+2+</text:span><text:span text:style-name="T42">3+4</text:span></text:p></draw:text-box></draw:frame><draw:frame draw:style-name="gr2" draw:text-style-name="P51" svg:width="0.02cm" svg:height="0.562cm" draw:transform="rotate (-3.14159265358979) translate (5.97252777777778cm 4.54201388888889cm)"><draw:image xlink:href="Pictures/100000010000000100000001028F582B9643F048.png" xlink:type="simple" xlink:show="embed" xlink:actuate="onLoad" draw:mime-type="image/png"><text:p/></draw:image></draw:frame><draw:frame draw:style-name="gr38" draw:text-style-name="P57" svg:width="1.673cm" svg:height="0.532cm" svg:x="4.396cm" svg:y="3.951cm"><draw:text-box><text:p text:style-name="P52"><text:span text:style-name="T42">0.522</text:span><text:span text:style-name="T42">1</text:span></text:p></draw:text-box></draw:frame><draw:frame draw:style-name="gr2" draw:text-style-name="P51" svg:width="0.02cm" svg:height="0.562cm" draw:transform="rotate (-3.14159265358979) translate (7.79386111111111cm 4.54201388888889cm)"><draw:image xlink:href="Pictures/100000010000000100000001028F582B9643F048.png" xlink:type="simple" xlink:show="embed" xlink:actuate="onLoad" draw:mime-type="image/png"><text:p/></draw:image></draw:frame><draw:frame draw:style-name="gr38" draw:text-style-name="P57" svg:width="1.673cm" svg:height="0.532cm" svg:x="6.223cm" svg:y="3.951cm"><draw:text-box><text:p text:style-name="P52"><text:span text:style-name="T42">0.264</text:span><text:span text:style-name="T42">1</text:span></text:p></draw:text-box></draw:frame><draw:frame draw:style-name="gr2" draw:text-style-name="P51" svg:width="0.02cm" svg:height="0.562cm" draw:transform="rotate (-3.14159265358979) translate (9.62025cm 4.54201388888889cm)"><draw:image xlink:href="Pictures/100000010000000100000001028F582B9643F048.png" xlink:type="simple" xlink:show="embed" xlink:actuate="onLoad" draw:mime-type="image/png"><text:p/></draw:image></draw:frame><draw:frame draw:style-name="gr2" draw:text-style-name="P51" svg:width="9.598cm" svg:height="0.02cm" draw:transform="rotate (-3.14159265358979) translate (9.61066666666667cm 4.556125cm)"><draw:image xlink:href="Pictures/100000010000000100000001028F582B9643F048.png" xlink:type="simple" xlink:show="embed" xlink:actuate="onLoad" draw:mime-type="image/png"><text:p/></draw:image></draw:frame><draw:frame draw:style-name="gr39" draw:text-style-name="P57" svg:width="1.675cm" svg:height="0.532cm" svg:x="8.047cm" svg:y="3.951cm"><draw:text-box><text:p text:style-name="P52"><text:span text:style-name="T42">0.436</text:span><text:span text:style-name="T42">7</text:span></text:p></draw:text-box></draw:frame></draw:g></text:p>
            <text:p text:style-name="P10"/>
            <text:p text:style-name="P10"/>
            <text:p text:style-name="P10"/>
            <text:p text:style-name="P10"/>
            <text:p text:style-name="P10"/>
            <text:p text:style-name="P10"/>
            <text:p text:style-name="P10"/>
            <text:p text:style-name="P10"/>
            <text:p text:style-name="P10"/>
            <text:p text:style-name="P10"/>
          </table:table-cell>
          <table:covered-table-cell/>
        </table:table-row>
        <table:table-row table:style-name="TableLine94586687389216">
          <table:table-cell table:style-name="Таблица1.B2" table:number-columns-spanned="2" office:value-type="string">
            <text:p text:style-name="P10">Table 9: Combining fares better compared to ensemble.</text:p>
          </table:table-cell>
          <table:covered-table-cell/>
        </table:table-row>
        <table:table-row table:style-name="TableLine94586686929344">
          <table:table-cell table:style-name="Таблица1.B2" table:number-columns-spanned="2" office:value-type="string">
            <text:p text:style-name="P10"/>
            <text:p text:style-name="P10"><draw:g text:anchor-type="paragraph" draw:z-index="8" draw:name="Групповой объект 9" draw:style-name="gr1"><draw:frame draw:style-name="gr2" draw:text-style-name="P51" svg:width="0.018cm" svg:height="0.558cm" draw:transform="rotate (-3.14159265358979) translate (0.0176388888888889cm 0.651875cm)"><draw:image xlink:href="Pictures/100000010000000100000001028F582B9643F048.png" xlink:type="simple" xlink:show="embed" xlink:actuate="onLoad" draw:mime-type="image/png"><text:p/></draw:image></draw:frame><draw:frame draw:style-name="gr2" draw:text-style-name="P51" svg:width="0.018cm" svg:height="0.558cm" draw:transform="rotate (-3.14159265358979) translate (0.0176388888888889cm 1.21279166666667cm)"><draw:image xlink:href="Pictures/100000010000000100000001028F582B9643F048.png" xlink:type="simple" xlink:show="embed" xlink:actuate="onLoad" draw:mime-type="image/png"><text:p/></draw:image></draw:frame><draw:frame draw:style-name="gr2" draw:text-style-name="P51" svg:width="0.018cm" svg:height="0.558cm" draw:transform="rotate (-3.14159265358979) translate (0.0176388888888889cm 1.77094444444444cm)"><draw:image xlink:href="Pictures/100000010000000100000001028F582B9643F048.png" xlink:type="simple" xlink:show="embed" xlink:actuate="onLoad" draw:mime-type="image/png"><text:p/></draw:image></draw:frame><draw:frame draw:style-name="gr2" draw:text-style-name="P51" svg:width="0.018cm" svg:height="0.558cm" draw:transform="rotate (-3.14159265358979) translate (0.0176388888888889cm 2.33009722222222cm)"><draw:image xlink:href="Pictures/100000010000000100000001028F582B9643F048.png" xlink:type="simple" xlink:show="embed" xlink:actuate="onLoad" draw:mime-type="image/png"><text:p/></draw:image></draw:frame><draw:frame draw:style-name="gr2" draw:text-style-name="P51" svg:width="0.018cm" svg:height="0.56cm" draw:transform="rotate (-3.14159265358979) translate (0.0176388888888889cm 2.89101388888889cm)"><draw:image xlink:href="Pictures/100000010000000100000001028F582B9643F048.png" xlink:type="simple" xlink:show="embed" xlink:actuate="onLoad" draw:mime-type="image/png"><text:p/></draw:image></draw:frame><draw:frame draw:style-name="gr2" draw:text-style-name="P51" svg:width="0.018cm" svg:height="0.56cm" draw:transform="rotate (-3.14159265358979) translate (0.0176388888888889cm 3.45016666666667cm)"><draw:image xlink:href="Pictures/100000010000000100000001028F582B9643F048.png" xlink:type="simple" xlink:show="embed" xlink:actuate="onLoad" draw:mime-type="image/png"><text:p/></draw:image></draw:frame><draw:frame draw:style-name="gr2" draw:text-style-name="P51" svg:width="8.464cm" svg:height="0.017cm" draw:transform="rotate (-3.14159265358979) translate (9.24454166666667cm 0.0264583333333333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0.788458333333333cm 0.531930555555556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4.69018055555556cm 0.531930555555556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4.7625cm 0.531930555555556cm)"><draw:image xlink:href="Pictures/100000010000000100000001028F582B9643F048.png" xlink:type="simple" xlink:show="embed" xlink:actuate="onLoad" draw:mime-type="image/png"><text:p/></draw:image></draw:frame><draw:frame draw:style-name="gr20" draw:text-style-name="P55" svg:width="1.442cm" svg:height="0.468cm" svg:x="2.161cm" svg:y="0.002cm"><draw:text-box><text:p text:style-name="P52"><text:span text:style-name="T37">Syste</text:span><text:span text:style-name="T37">m</text:span></text:p></draw:text-box></draw:frame><draw:frame draw:style-name="gr2" draw:text-style-name="P51" svg:width="0.017cm" svg:height="0.505cm" draw:transform="rotate (-3.14159265358979) translate (6.26004166666667cm 0.531930555555556cm)"><draw:image xlink:href="Pictures/100000010000000100000001028F582B9643F048.png" xlink:type="simple" xlink:show="embed" xlink:actuate="onLoad" draw:mime-type="image/png"><text:p/></draw:image></draw:frame><draw:frame draw:style-name="gr21" draw:text-style-name="P55" svg:width="0.389cm" svg:height="0.468cm" svg:x="5.394cm" svg:y="0.002cm"><draw:text-box><text:p text:style-name="P52"><text:span text:style-name="T37">P</text:span></text:p></draw:text-box></draw:frame><draw:frame draw:style-name="gr2" draw:text-style-name="P51" svg:width="0.017cm" svg:height="0.505cm" draw:transform="rotate (-3.14159265358979) translate (7.75229166666667cm 0.531930555555556cm)"><draw:image xlink:href="Pictures/100000010000000100000001028F582B9643F048.png" xlink:type="simple" xlink:show="embed" xlink:actuate="onLoad" draw:mime-type="image/png"><text:p/></draw:image></draw:frame><draw:frame draw:style-name="gr22" draw:text-style-name="P55" svg:width="0.387cm" svg:height="0.468cm" svg:x="6.869cm" svg:y="0.002cm"><draw:text-box><text:p text:style-name="P52"><text:span text:style-name="T37">R</text:span></text:p></draw:text-box></draw:frame><draw:frame draw:style-name="gr21" draw:text-style-name="P55" svg:width="0.389cm" svg:height="0.468cm" svg:x="8.165cm" svg:y="0.002cm"><draw:text-box><text:p text:style-name="P52"><text:span text:style-name="T38">F</text:span></text:p></draw:text-box></draw:frame><draw:frame draw:style-name="gr2" draw:text-style-name="P51" svg:width="0.017cm" svg:height="0.505cm" draw:transform="rotate (-3.14159265358979) translate (9.24983333333334cm 0.531930555555556cm)"><draw:image xlink:href="Pictures/100000010000000100000001028F582B9643F048.png" xlink:type="simple" xlink:show="embed" xlink:actuate="onLoad" draw:mime-type="image/png"><text:p/></draw:image></draw:frame><draw:frame draw:style-name="gr2" draw:text-style-name="P51" svg:width="8.464cm" svg:height="0.017cm" draw:transform="rotate (-3.14159265358979) translate (9.24454166666667cm 0.545041666666667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0.788458333333333cm 1.04951388888889cm)"><draw:image xlink:href="Pictures/100000010000000100000001028F582B9643F048.png" xlink:type="simple" xlink:show="embed" xlink:actuate="onLoad" draw:mime-type="image/png"><text:p/></draw:image></draw:frame><draw:frame draw:style-name="gr23" draw:text-style-name="P56" svg:width="0.451cm" svg:height="0.345cm" svg:x="8.412cm" svg:y="0.166cm"><draw:text-box><text:p text:style-name="P52"><text:span text:style-name="T39">0</text:span><text:span text:style-name="T40">.</text:span><text:span text:style-name="T39">5</text:span></text:p></draw:text-box></draw:frame><draw:frame draw:style-name="gr2" draw:text-style-name="P51" svg:width="0.017cm" svg:height="0.505cm" draw:transform="rotate (-3.14159265358979) translate (4.69018055555556cm 1.04951388888889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4.7625cm 1.04951388888889cm)"><draw:image xlink:href="Pictures/100000010000000100000001028F582B9643F048.png" xlink:type="simple" xlink:show="embed" xlink:actuate="onLoad" draw:mime-type="image/png"><text:p/></draw:image></draw:frame><draw:frame draw:style-name="gr24" draw:text-style-name="P55" svg:width="3.733cm" svg:height="0.468cm" svg:x="1.162cm" svg:y="0.521cm"><draw:text-box><text:p text:style-name="P52"><text:span text:style-name="T37">(1) </text:span><text:span text:style-name="T37">Nemat</text:span><text:span text:style-name="T37">us </text:span><text:span text:style-name="T37">RNN 1</text:span></text:p></draw:text-box></draw:frame><draw:frame draw:style-name="gr2" draw:text-style-name="P51" svg:width="0.017cm" svg:height="0.505cm" draw:transform="rotate (-3.14159265358979) translate (6.26004166666667cm 1.04951388888889cm)"><draw:image xlink:href="Pictures/100000010000000100000001028F582B9643F048.png" xlink:type="simple" xlink:show="embed" xlink:actuate="onLoad" draw:mime-type="image/png"><text:p/></draw:image></draw:frame><draw:frame draw:style-name="gr25" draw:text-style-name="P55" svg:width="1.348cm" svg:height="0.468cm" svg:x="4.969cm" svg:y="0.521cm"><draw:text-box><text:p text:style-name="P52"><text:span text:style-name="T37">0.4676</text:span></text:p></draw:text-box></draw:frame><draw:frame draw:style-name="gr2" draw:text-style-name="P51" svg:width="0.017cm" svg:height="0.505cm" draw:transform="rotate (-3.14159265358979) translate (7.75229166666667cm 1.04951388888889cm)"><draw:image xlink:href="Pictures/100000010000000100000001028F582B9643F048.png" xlink:type="simple" xlink:show="embed" xlink:actuate="onLoad" draw:mime-type="image/png"><text:p/></draw:image></draw:frame><draw:frame draw:style-name="gr25" draw:text-style-name="P55" svg:width="1.348cm" svg:height="0.468cm" svg:x="6.463cm" svg:y="0.521cm"><draw:text-box><text:p text:style-name="P52"><text:span text:style-name="T37">0.1157</text:span></text:p></draw:text-box></draw:frame><draw:frame draw:style-name="gr2" draw:text-style-name="P51" svg:width="0.017cm" svg:height="0.505cm" draw:transform="rotate (-3.14159265358979) translate (9.24983333333334cm 1.04951388888889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0.788458333333333cm 1.55675cm)"><draw:image xlink:href="Pictures/100000010000000100000001028F582B9643F048.png" xlink:type="simple" xlink:show="embed" xlink:actuate="onLoad" draw:mime-type="image/png"><text:p/></draw:image></draw:frame><draw:frame draw:style-name="gr26" draw:text-style-name="P55" svg:width="1.35cm" svg:height="0.468cm" svg:x="7.959cm" svg:y="0.521cm"><draw:text-box><text:p text:style-name="P52"><text:span text:style-name="T37">0.2908</text:span></text:p></draw:text-box></draw:frame><draw:frame draw:style-name="gr2" draw:text-style-name="P51" svg:width="0.017cm" svg:height="0.505cm" draw:transform="rotate (-3.14159265358979) translate (4.69018055555556cm 1.55675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4.7625cm 1.55675cm)"><draw:image xlink:href="Pictures/100000010000000100000001028F582B9643F048.png" xlink:type="simple" xlink:show="embed" xlink:actuate="onLoad" draw:mime-type="image/png"><text:p/></draw:image></draw:frame><draw:frame draw:style-name="gr27" draw:text-style-name="P55" svg:width="3.733cm" svg:height="0.47cm" svg:x="1.162cm" svg:y="1.025cm"><draw:text-box><text:p text:style-name="P52"><text:span text:style-name="T37">(2) </text:span><text:span text:style-name="T37">Nemat</text:span><text:span text:style-name="T37">us </text:span><text:span text:style-name="T37">RNN 2</text:span></text:p></draw:text-box></draw:frame><draw:frame draw:style-name="gr2" draw:text-style-name="P51" svg:width="0.017cm" svg:height="0.505cm" draw:transform="rotate (-3.14159265358979) translate (6.26004166666667cm 1.55675cm)"><draw:image xlink:href="Pictures/100000010000000100000001028F582B9643F048.png" xlink:type="simple" xlink:show="embed" xlink:actuate="onLoad" draw:mime-type="image/png"><text:p/></draw:image></draw:frame><draw:frame draw:style-name="gr28" draw:text-style-name="P55" svg:width="1.348cm" svg:height="0.47cm" svg:x="4.969cm" svg:y="1.025cm"><draw:text-box><text:p text:style-name="P52"><text:span text:style-name="T37">0.4541</text:span></text:p></draw:text-box></draw:frame><draw:frame draw:style-name="gr2" draw:text-style-name="P51" svg:width="0.017cm" svg:height="0.505cm" draw:transform="rotate (-3.14159265358979) translate (7.75229166666667cm 1.55675cm)"><draw:image xlink:href="Pictures/100000010000000100000001028F582B9643F048.png" xlink:type="simple" xlink:show="embed" xlink:actuate="onLoad" draw:mime-type="image/png"><text:p/></draw:image></draw:frame><draw:frame draw:style-name="gr28" draw:text-style-name="P55" svg:width="1.348cm" svg:height="0.47cm" svg:x="6.463cm" svg:y="1.025cm"><draw:text-box><text:p text:style-name="P52"><text:span text:style-name="T37">0.1223</text:span></text:p></draw:text-box></draw:frame><draw:frame draw:style-name="gr2" draw:text-style-name="P51" svg:width="0.017cm" svg:height="0.505cm" draw:transform="rotate (-3.14159265358979) translate (9.24983333333334cm 1.55675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0.788458333333333cm 2.06198611111111cm)"><draw:image xlink:href="Pictures/100000010000000100000001028F582B9643F048.png" xlink:type="simple" xlink:show="embed" xlink:actuate="onLoad" draw:mime-type="image/png"><text:p/></draw:image></draw:frame><draw:frame draw:style-name="gr29" draw:text-style-name="P55" svg:width="1.35cm" svg:height="0.47cm" svg:x="7.959cm" svg:y="1.025cm"><draw:text-box><text:p text:style-name="P52"><text:span text:style-name="T37">0.2944</text:span></text:p></draw:text-box></draw:frame><draw:frame draw:style-name="gr2" draw:text-style-name="P51" svg:width="0.017cm" svg:height="0.505cm" draw:transform="rotate (-3.14159265358979) translate (4.69018055555556cm 2.06198611111111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4.7625cm 2.06198611111111cm)"><draw:image xlink:href="Pictures/100000010000000100000001028F582B9643F048.png" xlink:type="simple" xlink:show="embed" xlink:actuate="onLoad" draw:mime-type="image/png"><text:p/></draw:image></draw:frame><draw:frame draw:style-name="gr27" draw:text-style-name="P55" svg:width="3.733cm" svg:height="0.47cm" svg:x="1.162cm" svg:y="1.531cm"><draw:text-box><text:p text:style-name="P52"><text:span text:style-name="T37">(3) </text:span><text:span text:style-name="T37">Nemat</text:span><text:span text:style-name="T37">us </text:span><text:span text:style-name="T37">RNN 3</text:span></text:p></draw:text-box></draw:frame><draw:frame draw:style-name="gr2" draw:text-style-name="P51" svg:width="0.017cm" svg:height="0.505cm" draw:transform="rotate (-3.14159265358979) translate (6.26004166666667cm 2.06198611111111cm)"><draw:image xlink:href="Pictures/100000010000000100000001028F582B9643F048.png" xlink:type="simple" xlink:show="embed" xlink:actuate="onLoad" draw:mime-type="image/png"><text:p/></draw:image></draw:frame><draw:frame draw:style-name="gr30" draw:text-style-name="P55" svg:width="1.105cm" svg:height="0.47cm" svg:x="5.064cm" svg:y="1.531cm"><draw:text-box><text:p text:style-name="P52"><text:span text:style-name="T37">0.484</text:span></text:p></draw:text-box></draw:frame><draw:frame draw:style-name="gr2" draw:text-style-name="P51" svg:width="0.017cm" svg:height="0.505cm" draw:transform="rotate (-3.14159265358979) translate (7.75229166666667cm 2.06198611111111cm)"><draw:image xlink:href="Pictures/100000010000000100000001028F582B9643F048.png" xlink:type="simple" xlink:show="embed" xlink:actuate="onLoad" draw:mime-type="image/png"><text:p/></draw:image></draw:frame><draw:frame draw:style-name="gr28" draw:text-style-name="P55" svg:width="1.348cm" svg:height="0.47cm" svg:x="6.463cm" svg:y="1.531cm"><draw:text-box><text:p text:style-name="P52"><text:span text:style-name="T37">0.1191</text:span></text:p></draw:text-box></draw:frame><draw:frame draw:style-name="gr2" draw:text-style-name="P51" svg:width="0.017cm" svg:height="0.505cm" draw:transform="rotate (-3.14159265358979) translate (9.24983333333334cm 2.06198611111111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0.788458333333333cm 2.56645833333333cm)"><draw:image xlink:href="Pictures/100000010000000100000001028F582B9643F048.png" xlink:type="simple" xlink:show="embed" xlink:actuate="onLoad" draw:mime-type="image/png"><text:p/></draw:image></draw:frame><draw:frame draw:style-name="gr29" draw:text-style-name="P55" svg:width="1.35cm" svg:height="0.47cm" svg:x="7.959cm" svg:y="1.531cm"><draw:text-box><text:p text:style-name="P52"><text:span text:style-name="T37">0.3002</text:span></text:p></draw:text-box></draw:frame><draw:frame draw:style-name="gr2" draw:text-style-name="P51" svg:width="0.017cm" svg:height="0.505cm" draw:transform="rotate (-3.14159265358979) translate (4.69018055555556cm 2.56645833333333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4.7625cm 2.56645833333333cm)"><draw:image xlink:href="Pictures/100000010000000100000001028F582B9643F048.png" xlink:type="simple" xlink:show="embed" xlink:actuate="onLoad" draw:mime-type="image/png"><text:p/></draw:image></draw:frame><draw:frame draw:style-name="gr24" draw:text-style-name="P55" svg:width="3.733cm" svg:height="0.468cm" svg:x="1.162cm" svg:y="2.038cm"><draw:text-box><text:p text:style-name="P52"><text:span text:style-name="T37">(4) </text:span><text:span text:style-name="T37">Nemat</text:span><text:span text:style-name="T37">us </text:span><text:span text:style-name="T37">RNN 4</text:span></text:p></draw:text-box></draw:frame><draw:frame draw:style-name="gr2" draw:text-style-name="P51" svg:width="0.017cm" svg:height="0.505cm" draw:transform="rotate (-3.14159265358979) translate (6.26004166666667cm 2.56645833333333cm)"><draw:image xlink:href="Pictures/100000010000000100000001028F582B9643F048.png" xlink:type="simple" xlink:show="embed" xlink:actuate="onLoad" draw:mime-type="image/png"><text:p/></draw:image></draw:frame><draw:frame draw:style-name="gr25" draw:text-style-name="P55" svg:width="1.348cm" svg:height="0.468cm" svg:x="4.969cm" svg:y="2.038cm"><draw:text-box><text:p text:style-name="P52"><text:span text:style-name="T37">0.4839</text:span></text:p></draw:text-box></draw:frame><draw:frame draw:style-name="gr2" draw:text-style-name="P51" svg:width="0.017cm" svg:height="0.505cm" draw:transform="rotate (-3.14159265358979) translate (7.75229166666667cm 2.56645833333333cm)"><draw:image xlink:href="Pictures/100000010000000100000001028F582B9643F048.png" xlink:type="simple" xlink:show="embed" xlink:actuate="onLoad" draw:mime-type="image/png"><text:p/></draw:image></draw:frame><draw:frame draw:style-name="gr25" draw:text-style-name="P55" svg:width="1.348cm" svg:height="0.468cm" svg:x="6.463cm" svg:y="2.038cm"><draw:text-box><text:p text:style-name="P52"><text:span text:style-name="T37">0.1184</text:span></text:p></draw:text-box></draw:frame><draw:frame draw:style-name="gr2" draw:text-style-name="P51" svg:width="0.017cm" svg:height="0.505cm" draw:transform="rotate (-3.14159265358979) translate (9.24983333333334cm 2.56645833333333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0.788458333333333cm 3.07269444444444cm)"><draw:image xlink:href="Pictures/100000010000000100000001028F582B9643F048.png" xlink:type="simple" xlink:show="embed" xlink:actuate="onLoad" draw:mime-type="image/png"><text:p/></draw:image></draw:frame><draw:frame draw:style-name="gr26" draw:text-style-name="P55" svg:width="1.35cm" svg:height="0.468cm" svg:x="7.959cm" svg:y="2.038cm"><draw:text-box><text:p text:style-name="P52"><text:span text:style-name="T37">0.2991</text:span></text:p></draw:text-box></draw:frame><draw:frame draw:style-name="gr2" draw:text-style-name="P51" svg:width="0.017cm" svg:height="0.505cm" draw:transform="rotate (-3.14159265358979) translate (4.69018055555556cm 3.07269444444444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4.7625cm 3.07269444444444cm)"><draw:image xlink:href="Pictures/100000010000000100000001028F582B9643F048.png" xlink:type="simple" xlink:show="embed" xlink:actuate="onLoad" draw:mime-type="image/png"><text:p/></draw:image></draw:frame><draw:frame draw:style-name="gr31" draw:text-style-name="P55" svg:width="3.961cm" svg:height="0.47cm" svg:x="1.231cm" svg:y="2.542cm"><draw:text-box><text:p text:style-name="P52"><text:span text:style-name="T37">1+2+</text:span><text:span text:style-name="T37">3+4 </text:span><text:span text:style-name="T37">ensem</text:span><text:span text:style-name="T37">ble</text:span></text:p></draw:text-box></draw:frame><draw:frame draw:style-name="gr2" draw:text-style-name="P51" svg:width="0.017cm" svg:height="0.505cm" draw:transform="rotate (-3.14159265358979) translate (6.26004166666667cm 3.07269444444444cm)"><draw:image xlink:href="Pictures/100000010000000100000001028F582B9643F048.png" xlink:type="simple" xlink:show="embed" xlink:actuate="onLoad" draw:mime-type="image/png"><text:p/></draw:image></draw:frame><draw:frame draw:style-name="gr28" draw:text-style-name="P55" svg:width="1.348cm" svg:height="0.47cm" svg:x="4.969cm" svg:y="2.542cm"><draw:text-box><text:p text:style-name="P52"><text:span text:style-name="T41">0.5577</text:span></text:p></draw:text-box></draw:frame><draw:frame draw:style-name="gr2" draw:text-style-name="P51" svg:width="0.017cm" svg:height="0.505cm" draw:transform="rotate (-3.14159265358979) translate (7.75229166666667cm 3.07269444444444cm)"><draw:image xlink:href="Pictures/100000010000000100000001028F582B9643F048.png" xlink:type="simple" xlink:show="embed" xlink:actuate="onLoad" draw:mime-type="image/png"><text:p/></draw:image></draw:frame><draw:frame draw:style-name="gr28" draw:text-style-name="P55" svg:width="1.348cm" svg:height="0.47cm" svg:x="6.463cm" svg:y="2.542cm"><draw:text-box><text:p text:style-name="P52"><text:span text:style-name="T37">0.1131</text:span></text:p></draw:text-box></draw:frame><draw:frame draw:style-name="gr2" draw:text-style-name="P51" svg:width="0.017cm" svg:height="0.505cm" draw:transform="rotate (-3.14159265358979) translate (9.24983333333334cm 3.07269444444444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0.788458333333333cm 3.57716666666667cm)"><draw:image xlink:href="Pictures/100000010000000100000001028F582B9643F048.png" xlink:type="simple" xlink:show="embed" xlink:actuate="onLoad" draw:mime-type="image/png"><text:p/></draw:image></draw:frame><draw:frame draw:style-name="gr29" draw:text-style-name="P55" svg:width="1.35cm" svg:height="0.47cm" svg:x="7.959cm" svg:y="2.542cm"><draw:text-box><text:p text:style-name="P52"><text:span text:style-name="T37">0.3122</text:span></text:p></draw:text-box></draw:frame><draw:frame draw:style-name="gr2" draw:text-style-name="P51" svg:width="0.017cm" svg:height="0.505cm" draw:transform="rotate (-3.14159265358979) translate (4.69018055555556cm 3.57716666666667cm)"><draw:image xlink:href="Pictures/100000010000000100000001028F582B9643F048.png" xlink:type="simple" xlink:show="embed" xlink:actuate="onLoad" draw:mime-type="image/png"><text:p/></draw:image></draw:frame><draw:frame draw:style-name="gr2" draw:text-style-name="P51" svg:width="0.017cm" svg:height="0.505cm" draw:transform="rotate (-3.14159265358979) translate (4.7625cm 3.57716666666667cm)"><draw:image xlink:href="Pictures/100000010000000100000001028F582B9643F048.png" xlink:type="simple" xlink:show="embed" xlink:actuate="onLoad" draw:mime-type="image/png"><text:p/></draw:image></draw:frame><draw:frame draw:style-name="gr32" draw:text-style-name="P55" svg:width="4.474cm" svg:height="0.47cm" svg:x="0.991cm" svg:y="3.046cm"><draw:text-box><text:p text:style-name="P52"><text:span text:style-name="T37">1+2+</text:span><text:span text:style-name="T37">3+4 </text:span><text:span text:style-name="T37">combi</text:span><text:span text:style-name="T37">nation</text:span></text:p></draw:text-box></draw:frame><draw:frame draw:style-name="gr2" draw:text-style-name="P51" svg:width="0.017cm" svg:height="0.505cm" draw:transform="rotate (-3.14159265358979) translate (6.26004166666667cm 3.57716666666667cm)"><draw:image xlink:href="Pictures/100000010000000100000001028F582B9643F048.png" xlink:type="simple" xlink:show="embed" xlink:actuate="onLoad" draw:mime-type="image/png"><text:p/></draw:image></draw:frame><draw:frame draw:style-name="gr28" draw:text-style-name="P55" svg:width="1.348cm" svg:height="0.47cm" svg:x="4.969cm" svg:y="3.046cm"><draw:text-box><text:p text:style-name="P52"><text:span text:style-name="T37">0.4861</text:span></text:p></draw:text-box></draw:frame><draw:frame draw:style-name="gr2" draw:text-style-name="P51" svg:width="0.017cm" svg:height="0.505cm" draw:transform="rotate (-3.14159265358979) translate (7.75229166666667cm 3.57716666666667cm)"><draw:image xlink:href="Pictures/100000010000000100000001028F582B9643F048.png" xlink:type="simple" xlink:show="embed" xlink:actuate="onLoad" draw:mime-type="image/png"><text:p/></draw:image></draw:frame><draw:frame draw:style-name="gr30" draw:text-style-name="P55" svg:width="1.105cm" svg:height="0.47cm" svg:x="6.562cm" svg:y="3.046cm"><draw:text-box><text:p text:style-name="P52"><text:span text:style-name="T41">0.166</text:span></text:p></draw:text-box></draw:frame><draw:frame draw:style-name="gr2" draw:text-style-name="P51" svg:width="0.017cm" svg:height="0.505cm" draw:transform="rotate (-3.14159265358979) translate (9.24983333333334cm 3.57716666666667cm)"><draw:image xlink:href="Pictures/100000010000000100000001028F582B9643F048.png" xlink:type="simple" xlink:show="embed" xlink:actuate="onLoad" draw:mime-type="image/png"><text:p/></draw:image></draw:frame><draw:frame draw:style-name="gr2" draw:text-style-name="P51" svg:width="8.464cm" svg:height="0.017cm" draw:transform="rotate (-3.14159265358979) translate (9.24454166666667cm 3.59227777777778cm)"><draw:image xlink:href="Pictures/100000010000000100000001028F582B9643F048.png" xlink:type="simple" xlink:show="embed" xlink:actuate="onLoad" draw:mime-type="image/png"><text:p/></draw:image></draw:frame><draw:frame draw:style-name="gr29" draw:text-style-name="P55" svg:width="1.35cm" svg:height="0.47cm" svg:x="7.959cm" svg:y="3.046cm"><draw:text-box><text:p text:style-name="P52"><text:span text:style-name="T41">0.3508</text:span></text:p></draw:text-box></draw:frame></draw:g></text:p>
            <text:p text:style-name="P10"/>
            <text:p text:style-name="P10"/>
            <text:p text:style-name="P10"/>
            <text:p text:style-name="P10"/>
            <text:p text:style-name="P10"/>
            <text:p text:style-name="P10"/>
            <text:p text:style-name="P10"><text:soft-page-break/></text:p>
          </table:table-cell>
          <table:covered-table-cell/>
        </table:table-row>
        <table:table-row table:style-name="TableLine94586686962544">
          <table:table-cell table:style-name="Таблица1.B2" table:number-columns-spanned="2" office:value-type="string">
            <text:p text:style-name="P47">Table 10: Test set results when combining systems from the competition used as black boxes. </text:p>
            <text:p text:style-name="P47">The combination is the new state of the art.</text:p>
            <text:p text:style-name="P47"/>
            <text:p text:style-name="P47">Результаты тестового набора при объединении систем конкурентов, используемых в качестве черных ящиков. </text:p>
            <text:p text:style-name="P47">Эта комбинация представляет собой новое состояние техники.</text:p>
          </table:table-cell>
          <table:covered-table-cell/>
        </table:table-row>
        <table:table-row table:style-name="TableLine94586686995360">
          <table:table-cell table:style-name="Таблица1.B2" table:number-columns-spanned="2" office:value-type="string">
            <text:p text:style-name="P10"/>
            <text:p text:style-name="P10"><draw:g text:anchor-type="paragraph" draw:z-index="9" draw:name="Групповой объект 10" draw:style-name="gr1"><draw:frame draw:style-name="gr2" draw:text-style-name="P51" svg:width="10.145cm" svg:height="0.02cm" draw:transform="rotate (-3.14159265358979) translate (10.1582361111111cm 0.03175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0.0246944444444444cm 0.696736111111111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4.6355cm 0.696736111111111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4.73075cm 0.696736111111111cm)"><draw:image xlink:href="Pictures/100000010000000100000001028F582B9643F048.png" xlink:type="simple" xlink:show="embed" xlink:actuate="onLoad" draw:mime-type="image/png"><text:p/></draw:image></draw:frame><draw:frame draw:style-name="gr3" draw:text-style-name="P53" svg:width="2.035cm" svg:height="0.627cm" svg:x="1.522cm" svg:y="0cm"><draw:text-box><text:p text:style-name="P52"><text:span text:style-name="T32">Syste</text:span><text:span text:style-name="T32">m</text:span></text:p></draw:text-box></draw:frame><draw:frame draw:style-name="gr2" draw:text-style-name="P51" svg:width="0.025cm" svg:height="0.662cm" draw:transform="rotate (-3.14159265358979) translate (6.54931944444444cm 0.696736111111111cm)"><draw:image xlink:href="Pictures/100000010000000100000001028F582B9643F048.png" xlink:type="simple" xlink:show="embed" xlink:actuate="onLoad" draw:mime-type="image/png"><text:p/></draw:image></draw:frame><draw:frame draw:style-name="gr4" draw:text-style-name="P53" svg:width="0.542cm" svg:height="0.627cm" svg:x="5.477cm" svg:y="0cm"><draw:text-box><text:p text:style-name="P52"><text:span text:style-name="T32">P</text:span></text:p></draw:text-box></draw:frame><draw:frame draw:style-name="gr2" draw:text-style-name="P51" svg:width="0.024cm" svg:height="0.662cm" draw:transform="rotate (-3.14159265358979) translate (8.35906944444444cm 0.696736111111111cm)"><draw:image xlink:href="Pictures/100000010000000100000001028F582B9643F048.png" xlink:type="simple" xlink:show="embed" xlink:actuate="onLoad" draw:mime-type="image/png"><text:p/></draw:image></draw:frame><draw:frame draw:style-name="gr5" draw:text-style-name="P53" svg:width="0.541cm" svg:height="0.627cm" svg:x="7.26cm" svg:y="0cm"><draw:text-box><text:p text:style-name="P52"><text:span text:style-name="T32">R</text:span></text:p></draw:text-box></draw:frame><draw:frame draw:style-name="gr4" draw:text-style-name="P53" svg:width="0.542cm" svg:height="0.627cm" svg:x="8.795cm" svg:y="0cm"><draw:text-box><text:p text:style-name="P52"><text:span text:style-name="T33">F</text:span></text:p></draw:text-box></draw:frame><draw:frame draw:style-name="gr2" draw:text-style-name="P51" svg:width="0.024cm" svg:height="0.662cm" draw:transform="rotate (-3.14159265358979) translate (10.1705833333333cm 0.696736111111111cm)"><draw:image xlink:href="Pictures/100000010000000100000001028F582B9643F048.png" xlink:type="simple" xlink:show="embed" xlink:actuate="onLoad" draw:mime-type="image/png"><text:p/></draw:image></draw:frame><draw:frame draw:style-name="gr2" draw:text-style-name="P51" svg:width="10.145cm" svg:height="0.022cm" draw:transform="rotate (-3.14159265358979) translate (10.1582361111111cm 0.712611111111111cm)"><draw:image xlink:href="Pictures/100000010000000100000001028F582B9643F048.png" xlink:type="simple" xlink:show="embed" xlink:actuate="onLoad" draw:mime-type="image/png"><text:p/></draw:image></draw:frame><draw:frame draw:style-name="gr2" draw:text-style-name="P51" svg:width="0.024cm" svg:height="0.664cm" draw:transform="rotate (-3.14159265358979) translate (0.0246944444444444cm 1.37759722222222cm)"><draw:image xlink:href="Pictures/100000010000000100000001028F582B9643F048.png" xlink:type="simple" xlink:show="embed" xlink:actuate="onLoad" draw:mime-type="image/png"><text:p/></draw:image></draw:frame><draw:frame draw:style-name="gr6" draw:text-style-name="P54" svg:width="0.638cm" svg:height="0.459cm" svg:x="9.142cm" svg:y="0.215cm"><draw:text-box><text:p text:style-name="P52"><text:span text:style-name="T34">0</text:span><text:span text:style-name="T35">.</text:span><text:span text:style-name="T34">5</text:span></text:p></draw:text-box></draw:frame><draw:frame draw:style-name="gr2" draw:text-style-name="P51" svg:width="0.024cm" svg:height="0.664cm" draw:transform="rotate (-3.14159265358979) translate (4.6355cm 1.37759722222222cm)"><draw:image xlink:href="Pictures/100000010000000100000001028F582B9643F048.png" xlink:type="simple" xlink:show="embed" xlink:actuate="onLoad" draw:mime-type="image/png"><text:p/></draw:image></draw:frame><draw:frame draw:style-name="gr2" draw:text-style-name="P51" svg:width="0.024cm" svg:height="0.664cm" draw:transform="rotate (-3.14159265358979) translate (4.73075cm 1.37759722222222cm)"><draw:image xlink:href="Pictures/100000010000000100000001028F582B9643F048.png" xlink:type="simple" xlink:show="embed" xlink:actuate="onLoad" draw:mime-type="image/png"><text:p/></draw:image></draw:frame><draw:frame draw:style-name="gr7" draw:text-style-name="P53" svg:width="3.677cm" svg:height="0.627cm" svg:x="0.612cm" svg:y="0.683cm"><draw:text-box><text:p text:style-name="P52"><text:span text:style-name="T32">(1) </text:span><text:span text:style-name="T32">UEDI</text:span><text:span text:style-name="T32">N-MS</text:span></text:p></draw:text-box></draw:frame><draw:frame draw:style-name="gr2" draw:text-style-name="P51" svg:width="0.025cm" svg:height="0.664cm" draw:transform="rotate (-3.14159265358979) translate (6.54931944444444cm 1.37759722222222cm)"><draw:image xlink:href="Pictures/100000010000000100000001028F582B9643F048.png" xlink:type="simple" xlink:show="embed" xlink:actuate="onLoad" draw:mime-type="image/png"><text:p/></draw:image></draw:frame><draw:frame draw:style-name="gr8" draw:text-style-name="P53" svg:width="1.594cm" svg:height="0.627cm" svg:x="5.02cm" svg:y="0.683cm"><draw:text-box><text:p text:style-name="P52"><text:span text:style-name="T32">72.2</text:span><text:span text:style-name="T32">8</text:span></text:p></draw:text-box></draw:frame><draw:frame draw:style-name="gr2" draw:text-style-name="P51" svg:width="0.024cm" svg:height="0.664cm" draw:transform="rotate (-3.14159265358979) translate (8.35906944444444cm 1.37759722222222cm)"><draw:image xlink:href="Pictures/100000010000000100000001028F582B9643F048.png" xlink:type="simple" xlink:show="embed" xlink:actuate="onLoad" draw:mime-type="image/png"><text:p/></draw:image></draw:frame><draw:frame draw:style-name="gr9" draw:text-style-name="P53" svg:width="1.595cm" svg:height="0.627cm" svg:x="6.828cm" svg:y="0.683cm"><draw:text-box><text:p text:style-name="P52"><text:span text:style-name="T36">60.1</text:span><text:span text:style-name="T36">2</text:span></text:p></draw:text-box></draw:frame><draw:frame draw:style-name="gr2" draw:text-style-name="P51" svg:width="0.024cm" svg:height="0.664cm" draw:transform="rotate (-3.14159265358979) translate (10.1705833333333cm 1.37759722222222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0.0246944444444444cm 2.03905555555556cm)"><draw:image xlink:href="Pictures/100000010000000100000001028F582B9643F048.png" xlink:type="simple" xlink:show="embed" xlink:actuate="onLoad" draw:mime-type="image/png"><text:p/></draw:image></draw:frame><draw:frame draw:style-name="gr8" draw:text-style-name="P53" svg:width="1.594cm" svg:height="0.627cm" svg:x="8.642cm" svg:y="0.683cm"><draw:text-box><text:p text:style-name="P52"><text:span text:style-name="T32">69.4</text:span><text:span text:style-name="T32">7</text:span></text:p></draw:text-box></draw:frame><draw:frame draw:style-name="gr2" draw:text-style-name="P51" svg:width="0.024cm" svg:height="0.662cm" draw:transform="rotate (-3.14159265358979) translate (4.6355cm 2.03905555555556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4.73075cm 2.03905555555556cm)"><draw:image xlink:href="Pictures/100000010000000100000001028F582B9643F048.png" xlink:type="simple" xlink:show="embed" xlink:actuate="onLoad" draw:mime-type="image/png"><text:p/></draw:image></draw:frame><draw:frame draw:style-name="gr10" draw:text-style-name="P53" svg:width="4.463cm" svg:height="0.629cm" svg:x="0.415cm" svg:y="1.344cm"><draw:text-box><text:p text:style-name="P52"><text:span text:style-name="T32">(2) </text:span><text:span text:style-name="T32">Kaka</text:span><text:span text:style-name="T32">o&amp;Br</text:span><text:span text:style-name="T32">ain</text:span></text:p></draw:text-box></draw:frame><draw:frame draw:style-name="gr2" draw:text-style-name="P51" svg:width="0.025cm" svg:height="0.662cm" draw:transform="rotate (-3.14159265358979) translate (6.54931944444444cm 2.03905555555556cm)"><draw:image xlink:href="Pictures/100000010000000100000001028F582B9643F048.png" xlink:type="simple" xlink:show="embed" xlink:actuate="onLoad" draw:mime-type="image/png"><text:p/></draw:image></draw:frame><draw:frame draw:style-name="gr11" draw:text-style-name="P53" svg:width="1.594cm" svg:height="0.629cm" svg:x="5.02cm" svg:y="1.344cm"><draw:text-box><text:p text:style-name="P52"><text:span text:style-name="T32">75.1</text:span><text:span text:style-name="T32">9</text:span></text:p></draw:text-box></draw:frame><draw:frame draw:style-name="gr2" draw:text-style-name="P51" svg:width="0.024cm" svg:height="0.662cm" draw:transform="rotate (-3.14159265358979) translate (8.35906944444444cm 2.03905555555556cm)"><draw:image xlink:href="Pictures/100000010000000100000001028F582B9643F048.png" xlink:type="simple" xlink:show="embed" xlink:actuate="onLoad" draw:mime-type="image/png"><text:p/></draw:image></draw:frame><draw:frame draw:style-name="gr12" draw:text-style-name="P53" svg:width="1.595cm" svg:height="0.629cm" svg:x="6.828cm" svg:y="1.344cm"><draw:text-box><text:p text:style-name="P52"><text:span text:style-name="T32">51.9</text:span><text:span text:style-name="T32">1</text:span></text:p></draw:text-box></draw:frame><draw:frame draw:style-name="gr2" draw:text-style-name="P51" svg:width="0.024cm" svg:height="0.662cm" draw:transform="rotate (-3.14159265358979) translate (10.1705833333333cm 2.03905555555556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0.0246944444444444cm 2.70404166666667cm)"><draw:image xlink:href="Pictures/100000010000000100000001028F582B9643F048.png" xlink:type="simple" xlink:show="embed" xlink:actuate="onLoad" draw:mime-type="image/png"><text:p/></draw:image></draw:frame><draw:frame draw:style-name="gr11" draw:text-style-name="P53" svg:width="1.594cm" svg:height="0.629cm" svg:x="8.642cm" svg:y="1.344cm"><draw:text-box><text:p text:style-name="P52"><text:span text:style-name="T32">69.0</text:span><text:span text:style-name="T32">0</text:span></text:p></draw:text-box></draw:frame><draw:frame draw:style-name="gr2" draw:text-style-name="P51" svg:width="0.024cm" svg:height="0.662cm" draw:transform="rotate (-3.14159265358979) translate (4.6355cm 2.70404166666667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4.73075cm 2.70404166666667cm)"><draw:image xlink:href="Pictures/100000010000000100000001028F582B9643F048.png" xlink:type="simple" xlink:show="embed" xlink:actuate="onLoad" draw:mime-type="image/png"><text:p/></draw:image></draw:frame><draw:frame draw:style-name="gr13" draw:text-style-name="P53" svg:width="2.971cm" svg:height="0.63cm" svg:x="1.124cm" svg:y="2.007cm"><draw:text-box><text:p text:style-name="P52"><text:span text:style-name="T32">(3) </text:span><text:span text:style-name="T32">Shuy</text:span><text:span text:style-name="T32">ao</text:span></text:p></draw:text-box></draw:frame><draw:frame draw:style-name="gr2" draw:text-style-name="P51" svg:width="0.025cm" svg:height="0.662cm" draw:transform="rotate (-3.14159265358979) translate (6.54931944444444cm 2.70404166666667cm)"><draw:image xlink:href="Pictures/100000010000000100000001028F582B9643F048.png" xlink:type="simple" xlink:show="embed" xlink:actuate="onLoad" draw:mime-type="image/png"><text:p/></draw:image></draw:frame><draw:frame draw:style-name="gr14" draw:text-style-name="P53" svg:width="1.594cm" svg:height="0.63cm" svg:x="5.02cm" svg:y="2.007cm"><draw:text-box><text:p text:style-name="P52"><text:span text:style-name="T32">70.1</text:span><text:span text:style-name="T32">7</text:span></text:p></draw:text-box></draw:frame><draw:frame draw:style-name="gr2" draw:text-style-name="P51" svg:width="0.024cm" svg:height="0.662cm" draw:transform="rotate (-3.14159265358979) translate (8.35906944444444cm 2.70404166666667cm)"><draw:image xlink:href="Pictures/100000010000000100000001028F582B9643F048.png" xlink:type="simple" xlink:show="embed" xlink:actuate="onLoad" draw:mime-type="image/png"><text:p/></draw:image></draw:frame><draw:frame draw:style-name="gr15" draw:text-style-name="P53" svg:width="1.595cm" svg:height="0.63cm" svg:x="6.828cm" svg:y="2.007cm"><draw:text-box><text:p text:style-name="P52"><text:span text:style-name="T32">55.3</text:span><text:span text:style-name="T32">9</text:span></text:p></draw:text-box></draw:frame><draw:frame draw:style-name="gr2" draw:text-style-name="P51" svg:width="0.024cm" svg:height="0.662cm" draw:transform="rotate (-3.14159265358979) translate (10.1705833333333cm 2.70404166666667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0.0246944444444444cm 3.36726388888889cm)"><draw:image xlink:href="Pictures/100000010000000100000001028F582B9643F048.png" xlink:type="simple" xlink:show="embed" xlink:actuate="onLoad" draw:mime-type="image/png"><text:p/></draw:image></draw:frame><draw:frame draw:style-name="gr14" draw:text-style-name="P53" svg:width="1.594cm" svg:height="0.63cm" svg:x="8.642cm" svg:y="2.007cm"><draw:text-box><text:p text:style-name="P52"><text:span text:style-name="T32">66.6</text:span><text:span text:style-name="T32">1</text:span></text:p></draw:text-box></draw:frame><draw:frame draw:style-name="gr2" draw:text-style-name="P51" svg:width="0.024cm" svg:height="0.662cm" draw:transform="rotate (-3.14159265358979) translate (4.6355cm 3.36726388888889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4.73075cm 3.36726388888889cm)"><draw:image xlink:href="Pictures/100000010000000100000001028F582B9643F048.png" xlink:type="simple" xlink:show="embed" xlink:actuate="onLoad" draw:mime-type="image/png"><text:p/></draw:image></draw:frame><draw:frame draw:style-name="gr16" draw:text-style-name="P53" svg:width="4.271cm" svg:height="0.63cm" svg:x="0.305cm" svg:y="2.671cm"><draw:text-box><text:p text:style-name="P52"><text:span text:style-name="T32">(4) </text:span><text:span text:style-name="T32">CAMB</text:span><text:span text:style-name="T32">-</text:span><text:span text:style-name="T32">CUED</text:span></text:p></draw:text-box></draw:frame><draw:frame draw:style-name="gr2" draw:text-style-name="P51" svg:width="0.025cm" svg:height="0.662cm" draw:transform="rotate (-3.14159265358979) translate (6.54931944444444cm 3.36726388888889cm)"><draw:image xlink:href="Pictures/100000010000000100000001028F582B9643F048.png" xlink:type="simple" xlink:show="embed" xlink:actuate="onLoad" draw:mime-type="image/png"><text:p/></draw:image></draw:frame><draw:frame draw:style-name="gr14" draw:text-style-name="P53" svg:width="1.594cm" svg:height="0.63cm" svg:x="5.02cm" svg:y="2.671cm"><draw:text-box><text:p text:style-name="P52"><text:span text:style-name="T32">66.7</text:span><text:span text:style-name="T32">5</text:span></text:p></draw:text-box></draw:frame><draw:frame draw:style-name="gr2" draw:text-style-name="P51" svg:width="0.024cm" svg:height="0.662cm" draw:transform="rotate (-3.14159265358979) translate (8.35906944444444cm 3.36726388888889cm)"><draw:image xlink:href="Pictures/100000010000000100000001028F582B9643F048.png" xlink:type="simple" xlink:show="embed" xlink:actuate="onLoad" draw:mime-type="image/png"><text:p/></draw:image></draw:frame><draw:frame draw:style-name="gr15" draw:text-style-name="P53" svg:width="1.595cm" svg:height="0.63cm" svg:x="6.828cm" svg:y="2.671cm"><draw:text-box><text:p text:style-name="P52"><text:span text:style-name="T32">53.9</text:span><text:span text:style-name="T32">3</text:span></text:p></draw:text-box></draw:frame><draw:frame draw:style-name="gr2" draw:text-style-name="P51" svg:width="0.024cm" svg:height="0.662cm" draw:transform="rotate (-3.14159265358979) translate (10.1705833333333cm 3.36726388888889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0.0246944444444444cm 4.02343055555556cm)"><draw:image xlink:href="Pictures/100000010000000100000001028F582B9643F048.png" xlink:type="simple" xlink:show="embed" xlink:actuate="onLoad" draw:mime-type="image/png"><text:p/></draw:image></draw:frame><draw:frame draw:style-name="gr14" draw:text-style-name="P53" svg:width="1.594cm" svg:height="0.63cm" svg:x="8.642cm" svg:y="2.671cm"><draw:text-box><text:p text:style-name="P52"><text:span text:style-name="T32">63.7</text:span><text:span text:style-name="T32">2</text:span></text:p></draw:text-box></draw:frame><draw:frame draw:style-name="gr2" draw:text-style-name="P51" svg:width="0.024cm" svg:height="0.662cm" draw:transform="rotate (-3.14159265358979) translate (4.6355cm 4.02343055555556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4.73075cm 4.02343055555556cm)"><draw:image xlink:href="Pictures/100000010000000100000001028F582B9643F048.png" xlink:type="simple" xlink:show="embed" xlink:actuate="onLoad" draw:mime-type="image/png"><text:p/></draw:image></draw:frame><draw:frame draw:style-name="gr17" draw:text-style-name="P53" svg:width="1.168cm" svg:height="0.629cm" svg:x="1.891cm" svg:y="3.336cm"><draw:text-box><text:p text:style-name="P52"><text:span text:style-name="T32">1+2</text:span></text:p></draw:text-box></draw:frame><draw:frame draw:style-name="gr2" draw:text-style-name="P51" svg:width="0.025cm" svg:height="0.662cm" draw:transform="rotate (-3.14159265358979) translate (6.54931944444444cm 4.02343055555556cm)"><draw:image xlink:href="Pictures/100000010000000100000001028F582B9643F048.png" xlink:type="simple" xlink:show="embed" xlink:actuate="onLoad" draw:mime-type="image/png"><text:p/></draw:image></draw:frame><draw:frame draw:style-name="gr11" draw:text-style-name="P53" svg:width="1.594cm" svg:height="0.629cm" svg:x="5.02cm" svg:y="3.336cm"><draw:text-box><text:p text:style-name="P52"><text:span text:style-name="T32">78.3</text:span><text:span text:style-name="T32">1</text:span></text:p></draw:text-box></draw:frame><draw:frame draw:style-name="gr2" draw:text-style-name="P51" svg:width="0.024cm" svg:height="0.662cm" draw:transform="rotate (-3.14159265358979) translate (8.35906944444444cm 4.02343055555556cm)"><draw:image xlink:href="Pictures/100000010000000100000001028F582B9643F048.png" xlink:type="simple" xlink:show="embed" xlink:actuate="onLoad" draw:mime-type="image/png"><text:p/></draw:image></draw:frame><draw:frame draw:style-name="gr12" draw:text-style-name="P53" svg:width="1.595cm" svg:height="0.629cm" svg:x="6.828cm" svg:y="3.336cm"><draw:text-box><text:p text:style-name="P52"><text:span text:style-name="T32">58.0</text:span><text:span text:style-name="T32">0</text:span></text:p></draw:text-box></draw:frame><draw:frame draw:style-name="gr2" draw:text-style-name="P51" svg:width="0.024cm" svg:height="0.662cm" draw:transform="rotate (-3.14159265358979) translate (10.1705833333333cm 4.02343055555556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0.0246944444444444cm 4.68841666666667cm)"><draw:image xlink:href="Pictures/100000010000000100000001028F582B9643F048.png" xlink:type="simple" xlink:show="embed" xlink:actuate="onLoad" draw:mime-type="image/png"><text:p/></draw:image></draw:frame><draw:frame draw:style-name="gr11" draw:text-style-name="P53" svg:width="1.594cm" svg:height="0.629cm" svg:x="8.642cm" svg:y="3.336cm"><draw:text-box><text:p text:style-name="P52"><text:span text:style-name="T36">73.1</text:span><text:span text:style-name="T36">8</text:span></text:p></draw:text-box></draw:frame><draw:frame draw:style-name="gr2" draw:text-style-name="P51" svg:width="0.024cm" svg:height="0.662cm" draw:transform="rotate (-3.14159265358979) translate (4.6355cm 4.68841666666667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4.73075cm 4.68841666666667cm)"><draw:image xlink:href="Pictures/100000010000000100000001028F582B9643F048.png" xlink:type="simple" xlink:show="embed" xlink:actuate="onLoad" draw:mime-type="image/png"><text:p/></draw:image></draw:frame><draw:frame draw:style-name="gr18" draw:text-style-name="P53" svg:width="1.168cm" svg:height="0.627cm" svg:x="1.891cm" svg:y="3.999cm"><draw:text-box><text:p text:style-name="P52"><text:span text:style-name="T32">3+4</text:span></text:p></draw:text-box></draw:frame><draw:frame draw:style-name="gr2" draw:text-style-name="P51" svg:width="0.025cm" svg:height="0.662cm" draw:transform="rotate (-3.14159265358979) translate (6.54931944444444cm 4.68841666666667cm)"><draw:image xlink:href="Pictures/100000010000000100000001028F582B9643F048.png" xlink:type="simple" xlink:show="embed" xlink:actuate="onLoad" draw:mime-type="image/png"><text:p/></draw:image></draw:frame><draw:frame draw:style-name="gr8" draw:text-style-name="P53" svg:width="1.594cm" svg:height="0.627cm" svg:x="5.02cm" svg:y="3.999cm"><draw:text-box><text:p text:style-name="P52"><text:span text:style-name="T32">74.9</text:span><text:span text:style-name="T32">9</text:span></text:p></draw:text-box></draw:frame><draw:frame draw:style-name="gr2" draw:text-style-name="P51" svg:width="0.024cm" svg:height="0.662cm" draw:transform="rotate (-3.14159265358979) translate (8.35906944444444cm 4.68841666666667cm)"><draw:image xlink:href="Pictures/100000010000000100000001028F582B9643F048.png" xlink:type="simple" xlink:show="embed" xlink:actuate="onLoad" draw:mime-type="image/png"><text:p/></draw:image></draw:frame><draw:frame draw:style-name="gr9" draw:text-style-name="P53" svg:width="1.595cm" svg:height="0.627cm" svg:x="6.828cm" svg:y="3.999cm"><draw:text-box><text:p text:style-name="P52"><text:span text:style-name="T32">54.4</text:span><text:span text:style-name="T32">1</text:span></text:p></draw:text-box></draw:frame><draw:frame draw:style-name="gr2" draw:text-style-name="P51" svg:width="0.024cm" svg:height="0.662cm" draw:transform="rotate (-3.14159265358979) translate (10.1705833333333cm 4.68841666666667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0.0246944444444444cm 5.35163888888889cm)"><draw:image xlink:href="Pictures/100000010000000100000001028F582B9643F048.png" xlink:type="simple" xlink:show="embed" xlink:actuate="onLoad" draw:mime-type="image/png"><text:p/></draw:image></draw:frame><draw:frame draw:style-name="gr8" draw:text-style-name="P53" svg:width="1.594cm" svg:height="0.627cm" svg:x="8.642cm" svg:y="3.999cm"><draw:text-box><text:p text:style-name="P52"><text:span text:style-name="T32">69.7</text:span><text:span text:style-name="T32">2</text:span></text:p></draw:text-box></draw:frame><draw:frame draw:style-name="gr2" draw:text-style-name="P51" svg:width="0.024cm" svg:height="0.662cm" draw:transform="rotate (-3.14159265358979) translate (4.6355cm 5.35163888888889cm)"><draw:image xlink:href="Pictures/100000010000000100000001028F582B9643F048.png" xlink:type="simple" xlink:show="embed" xlink:actuate="onLoad" draw:mime-type="image/png"><text:p/></draw:image></draw:frame><draw:frame draw:style-name="gr2" draw:text-style-name="P51" svg:width="0.024cm" svg:height="0.662cm" draw:transform="rotate (-3.14159265358979) translate (4.73075cm 5.35163888888889cm)"><draw:image xlink:href="Pictures/100000010000000100000001028F582B9643F048.png" xlink:type="simple" xlink:show="embed" xlink:actuate="onLoad" draw:mime-type="image/png"><text:p/></draw:image></draw:frame><draw:frame draw:style-name="gr19" draw:text-style-name="P53" svg:width="2.793cm" svg:height="0.63cm" svg:x="1.321cm" svg:y="4.655cm"><draw:text-box><text:p text:style-name="P52"><text:span text:style-name="T32">1+2</text:span><text:span text:style-name="T32">+3+</text:span><text:span text:style-name="T32">4</text:span></text:p></draw:text-box></draw:frame><draw:frame draw:style-name="gr2" draw:text-style-name="P51" svg:width="0.025cm" svg:height="0.662cm" draw:transform="rotate (-3.14159265358979) translate (6.54931944444444cm 5.35163888888889cm)"><draw:image xlink:href="Pictures/100000010000000100000001028F582B9643F048.png" xlink:type="simple" xlink:show="embed" xlink:actuate="onLoad" draw:mime-type="image/png"><text:p/></draw:image></draw:frame><draw:frame draw:style-name="gr14" draw:text-style-name="P53" svg:width="1.594cm" svg:height="0.63cm" svg:x="5.02cm" svg:y="4.655cm"><draw:text-box><text:p text:style-name="P52"><text:span text:style-name="T36">78.7</text:span><text:span text:style-name="T36">4</text:span></text:p></draw:text-box></draw:frame><draw:frame draw:style-name="gr2" draw:text-style-name="P51" svg:width="0.024cm" svg:height="0.662cm" draw:transform="rotate (-3.14159265358979) translate (8.35906944444444cm 5.35163888888889cm)"><draw:image xlink:href="Pictures/100000010000000100000001028F582B9643F048.png" xlink:type="simple" xlink:show="embed" xlink:actuate="onLoad" draw:mime-type="image/png"><text:p/></draw:image></draw:frame><draw:frame draw:style-name="gr15" draw:text-style-name="P53" svg:width="1.595cm" svg:height="0.63cm" svg:x="6.828cm" svg:y="4.655cm"><draw:text-box><text:p text:style-name="P52"><text:span text:style-name="T32">56.0</text:span><text:span text:style-name="T32">4</text:span></text:p></draw:text-box></draw:frame><draw:frame draw:style-name="gr2" draw:text-style-name="P51" svg:width="0.024cm" svg:height="0.662cm" draw:transform="rotate (-3.14159265358979) translate (10.1705833333333cm 5.35163888888889cm)"><draw:image xlink:href="Pictures/100000010000000100000001028F582B9643F048.png" xlink:type="simple" xlink:show="embed" xlink:actuate="onLoad" draw:mime-type="image/png"><text:p/></draw:image></draw:frame><draw:frame draw:style-name="gr2" draw:text-style-name="P51" svg:width="10.145cm" svg:height="0.024cm" draw:transform="rotate (-3.14159265358979) translate (10.1582361111111cm 5.37456944444444cm)"><draw:image xlink:href="Pictures/100000010000000100000001028F582B9643F048.png" xlink:type="simple" xlink:show="embed" xlink:actuate="onLoad" draw:mime-type="image/png"><text:p/></draw:image></draw:frame><draw:frame draw:style-name="gr14" draw:text-style-name="P53" svg:width="1.594cm" svg:height="0.63cm" svg:x="8.642cm" svg:y="4.655cm"><draw:text-box><text:p text:style-name="P52"><text:span text:style-name="T32">72.8</text:span><text:span text:style-name="T32">4</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able:table-cell>
          <table:covered-table-cell/>
        </table:table-row>
        <table:table-row table:style-name="TableLine94586687044240">
          <table:table-cell table:style-name="Таблица1.A2" office:value-type="string">
            <text:p text:style-name="P48"><text:span text:style-name="T6">Off the shelf systems.</text:span> </text:p>
            <text:p text:style-name="P48"/>
            <text:p text:style-name="P48">As can be seen in Table 8 when we combine the system with several off the self systems, we get 3 point improvement</text:p>
            <text:p text:style-name="P48">over the restricted baseline, and a 9 point improvement over the best standalone system. </text:p>
            <text:p text:style-name="P48"/>
            <text:p text:style-name="P48">This implies there is a promise in combining existing approaches which we can’t improve ourselves to harness some of their correction power. 8</text:p>
            <text:p text:style-name="P10"><text:span text:style-name="T6"/></text:p>
            <text:p text:style-name="P48"><text:span text:style-name="T6">Ensemble VS Combining models results.</text:span> </text:p>
            <text:p text:style-name="P48"/>
            <text:p text:style-name="P48">Nematus has average ensembling built-in which enables inference over several RNN models by performing geometric average of the individual models’ probability distributions. </text:p>
            <text:p text:style-name="P48"/>
            <text:p text:style-name="P48">Combining outperforms the built-in ensemble by almost 4 points (See Table 9). </text:p>
            <text:p text:style-name="P48"/>
            <text:p text:style-name="P48">It is also important to note that while average ensemble improves precision, it <text:soft-page-break/>reduces recall. </text:p>
            <text:p text:style-name="P48"/>
            <text:p text:style-name="P48">Combination is balancing precision</text:p>
            <text:p text:style-name="P48">and recall, improving both, in a way that maximizes F 0.5 . </text:p>
            <text:p text:style-name="P48"/>
            <text:p text:style-name="P48">The last observation is far from trivial as most ways to combine systems would</text:p>
            <text:p text:style-name="P10">emphasize one or the other, e.g., piping would support mainly recall perhaps reducing precision.</text:p>
            <text:p text:style-name="P10"/>
            <text:p text:style-name="P10">Lastly, combining is based on the types of errors and is linguistically motivated, and hence could be further improved by smart categorization and perhaps improvements of automatic detection (Bryant et al., 2017).</text:p>
          </table:table-cell>
          <table:table-cell table:style-name="Таблица1.B2" office:value-type="string">
            <text:p text:style-name="P48"><text:span text:style-name="T6">Готовые системы.</text:span> </text:p>
            <text:p text:style-name="P48"/>
            <text:p text:style-name="P48">Как видно из таблицы 8, когда мы объединяем систему с несколькими автономными системами, мы получаем улучшение на 3 балла по сравнению с ограниченным базовым уровнем и улучшение на 9 баллов по сравнению с лучшей автономной системой. </text:p>
            <text:p text:style-name="P48"/>
            <text:p text:style-name="P48"/>
            <text:p text:style-name="P48">Это подразумевает, что есть перспектива в объединении существующих подходов, которые мы не можем улучшить сами, чтобы использовать часть их корректирующей способности. 8</text:p>
            <text:p text:style-name="P47"><text:span text:style-name="T6"/></text:p>
            <text:p text:style-name="P48"><text:span text:style-name="T6">Ансамбль </text:span><text:span text:style-name="T7">VS</text:span><text:span text:style-name="T6"> комбинирования моделей результат. </text:span></text:p>
            <text:p text:style-name="P48"><text:span text:style-name="T6"/></text:p>
            <text:p text:style-name="P48">Nematus имеет встроенную среднюю сборку, которая позволяет делать выводы по нескольким моделям RNN, выполняя среднее геометрическое распределение вероятностей отдельных моделей. </text:p>
            <text:p text:style-name="P48"/>
            <text:p text:style-name="P48"/>
            <text:p text:style-name="P48">Объединение превосходит встроенный ансамбль почти на 4 балла (См. Таблицу 9). </text:p>
            <text:p text:style-name="P48"/>
            <text:p text:style-name="P48">Также важно отметить, что , хотя средний ансамбль повышает точность, он уменьшает отзыв. </text:p>
            <text:p text:style-name="P48"><text:soft-page-break/></text:p>
            <text:p text:style-name="P48"/>
            <text:p text:style-name="P48">Комбинация балансирует точность</text:p>
            <text:p text:style-name="P48">и отзыв, улучшая и то, и другое таким образом, чтобы максимизировать F 0,5. </text:p>
            <text:p text:style-name="P48"/>
            <text:p text:style-name="P48">Последнее наблюдение далеко не тривиально, как и большинство способов объединения систем </text:p>
            <text:p text:style-name="P48">подчеркните одно или другое, например, <text:s/>piping будут поддерживать в основном отзыв, возможно, снижая точность.</text:p>
            <text:p text:style-name="P10"/>
            <text:p text:style-name="P10">Наконец, объединение основано на типах ошибок и лингвистически мотивировано, и, следовательно, может быть дополнительно улучшено за счет интеллектуальной категоризации и, возможно, улучшения автоматического обнаружения</text:p>
            <text:p text:style-name="P10">(Брайант и др., 2017).</text:p>
          </table:table-cell>
        </table:table-row>
        <table:table-row table:style-name="TableLine94586687044240">
          <table:table-cell table:style-name="Таблица1.A2" office:value-type="string">
            <text:p text:style-name="P48"><text:span text:style-name="T6">Combining the shared task systems.</text:span> </text:p>
            <text:p text:style-name="P48"/>
            <text:p text:style-name="P48">After the completion of the competition test phase, several teams agreed to release their outputs on the dev and test set. </text:p>
            <text:p text:style-name="P48"/>
            <text:p text:style-name="P48">We combined them using the entire dev set and submitted the results to the open phase </text:p>
            <text:p text:style-name="P48">of the restricted track for evaluation. </text:p>
            <text:p text:style-name="P48"/>
            <text:p text:style-name="P48">This achieves a 3.7 point improvement in F 0.5 and a 6.5 point improvement in precision over the best standalone results (See Table 10). </text:p>
            <text:p text:style-name="P48"/>
            <text:p text:style-name="P48">This means this combination is the best result currently known in the field as assessed by the BEA 2019 shared task.</text:p>
          </table:table-cell>
          <table:table-cell table:style-name="Таблица1.B2" office:value-type="string">
            <text:p text:style-name="P48"><text:span text:style-name="T6">Объединение общих систем задач.</text:span> </text:p>
            <text:p text:style-name="P48"/>
            <text:p text:style-name="P48">После завершения этапа конкурсного тестирования несколько команд согласились опубликовать свои результаты в наборе для разработки и тестирования. </text:p>
            <text:p text:style-name="P48"/>
            <text:p text:style-name="P48">Мы объединили их, используя весь набор разработчиков, и отправили результаты на открытую фазу ограниченного трека для оценки. </text:p>
            <text:p text:style-name="P48"/>
            <text:p text:style-name="P48">Это позволяет достичь улучшение F 0.5 на 3,7 балла и повышение точности на 6,5 балла по сравнению с лучшими автономными результатами (см. таблицу 10). </text:p>
            <text:p text:style-name="P48"/>
            <text:p text:style-name="P48">Это означает, что эта комбинация является лучшим результатом, известным в настоящее время в этой области, согласно оценке совместной задачи BEA 2019.</text:p>
          </table:table-cell>
        </table:table-row>
        <table:table-row table:style-name="TableLine94586687044240">
          <table:table-cell table:style-name="Таблица1.A2" office:value-type="string">
            <text:p text:style-name="P10">6 Conclusion and Future Work</text:p>
          </table:table-cell>
          <table:table-cell table:style-name="Таблица1.B2" office:value-type="string">
            <text:p text:style-name="P10">6 Заключение и Будущая работа</text:p>
          </table:table-cell>
        </table:table-row>
        <table:table-row table:style-name="TableLine94586687044240">
          <table:table-cell table:style-name="Таблица1.A2" office:value-type="string">
            <text:p text:style-name="P10">In this paper, we have shown how combining multiple GEC systems, using a pure black-box approach, can improve state of the art results in the error correction task.</text:p>
            <text:p text:style-name="P10"/>
            <text:p text:style-name="P49">Additional variants of this combination approach can be further examined. </text:p>
            <text:p text:style-name="P49"/>
            <text:p text:style-name="P49"><text:soft-page-break/>The approach can work with any disjoint partition systems’ corrections. </text:p>
            <text:p text:style-name="P49"/>
            <text:p text:style-name="P49">We can consider combining more than</text:p>
            <text:p text:style-name="P49">2 systems at the same time, or we can consider more refined subsets of two systems. </text:p>
            <text:p text:style-name="P49"/>
            <text:p text:style-name="P49">For example, the set H 1\2 of all the suggested corrections of system1 which were not suggested by system2, can be split to the two sets: H 1 overlapping 2 and</text:p>
            <text:p text:style-name="P10">H 1 non−overlapping 2 , the former containing corrections of system 1 which have an overlapping (but different) corrections by system2, and the later corrections of system1 which have no overlap with any annotation of system2.</text:p>
            <text:p text:style-name="P10"/>
            <text:p text:style-name="P49">Several other approaches can be taken.</text:p>
            <text:p text:style-name="P49"/>
            <text:p text:style-name="P49">The problem can be formulated as multiple sequence to single sequence problem. </text:p>
            <text:p text:style-name="P49"/>
            <text:p text:style-name="P49"/>
            <text:p text:style-name="P49">The input sequences are the original text and n system corrections. </text:p>
            <text:p text:style-name="P49"/>
            <text:p text:style-name="P49">The output sequence is the combined correction. </text:p>
            <text:p text:style-name="P49"/>
            <text:p text:style-name="P49">During training, the gold correction is used.</text:p>
            <text:p text:style-name="P49"/>
            <text:p text:style-name="P49">Given sufficient labeled data, it may be possible for such a system to learn subtle distinctions which may result in better combinations without relying on separating error types or iterative combinations.</text:p>
            <text:p text:style-name="P49"/>
            <text:p text:style-name="P10">In addition, we harnessed Bert for GEC and showed a simple spellchecking mechanism yields competitive results to the leading spellcheckers.</text:p>
          </table:table-cell>
          <table:table-cell table:style-name="Таблица1.B2" office:value-type="string">
            <text:p text:style-name="P10">В этой статье мы показали, как объединение нескольких систем GEC с использованием чистого подхода "черного ящика" может улучшить современные результаты в задаче исправления ошибок.</text:p>
            <text:p text:style-name="P10"/>
            <text:p text:style-name="P49">Дополнительные варианты этого комбинированного подхода могут быть дополнительно рассмотрены. </text:p>
            <text:p text:style-name="P49"/>
            <text:p text:style-name="P49"><text:soft-page-break/>Этот подход может работать с исправлениями любых непересекающихся систем разделов. </text:p>
            <text:p text:style-name="P49"/>
            <text:p text:style-name="P49">Мы можем рассмотреть возможность объединения более чем 2 системы одновременно, или мы можем рассмотреть более совершенные подмножества двух систем. </text:p>
            <text:p text:style-name="P49"/>
            <text:p text:style-name="P49">Например, набор H 1\2 всех предложенных исправлений system1, которые не были предложены system2, может быть разделен на два набора: H 1\ 2 и</text:p>
            <text:p text:style-name="P10">H 1 неперекрывающийся 2, первый содержит исправления системы 1, которые имеют перекрывающиеся (но разные) исправления system2, и более поздние исправления system1, которые не перекрываются ни с одной аннотацией system2.</text:p>
            <text:p text:style-name="P10"/>
            <text:p text:style-name="P10"/>
            <text:p text:style-name="P10"/>
            <text:p text:style-name="P49">Можно использовать несколько других подходов.</text:p>
            <text:p text:style-name="P49"/>
            <text:p text:style-name="P49">Проблема может быть сформулирована как задача множественной последовательности к одной последовательности. </text:p>
            <text:p text:style-name="P49"/>
            <text:p text:style-name="P49">Входные последовательности представляют собой исходный текст и n системных исправлений. </text:p>
            <text:p text:style-name="P49"/>
            <text:p text:style-name="P49">Выходная последовательность представляет собой комбинированную коррекцию. </text:p>
            <text:p text:style-name="P49"/>
            <text:p text:style-name="P49">Во время тренировки используется золотая коррекция. </text:p>
            <text:p text:style-name="P49"/>
            <text:p text:style-name="P49">При наличии достаточного количества помеченных данных может оказаться возможным такое система для изучения тонких различий, которые могут привести к лучшим комбинациям, не полагаясь на разделение типов ошибок или итеративные комбинации.</text:p>
            <text:p text:style-name="P10"/>
            <text:p text:style-name="P10">Кроме того, мы использовали Bert для GEC и</text:p>
            <text:p text:style-name="P10">показали, что простой механизм проверки орфографии дает конкурентные результаты ведущим специалистам по проверке орфографии.</text:p>
          </table:table-cell>
        </table:table-row>
        <table:table-row table:style-name="TableLine94586687044240">
          <table:table-cell table:style-name="Таблица1.A2" office:value-type="string">
            <text:p text:style-name="P50">References</text:p>
          </table:table-cell>
          <table:table-cell table:style-name="Таблица1.B2" office:value-type="string">
            <text:p text:style-name="P10"/>
          </table:table-cell>
        </table:table-row>
        <table:table-row table:style-name="TableLine94586687044240">
          <table:table-cell table:style-name="Таблица1.A2" office:value-type="string">
            <text:p text:style-name="P10">Christopher Bryant and Ted Briscoe. 2018.</text:p>
            <text:p text:style-name="P25"><text:span text:style-name="T29">Language model based grammatical error </text:span><text:soft-page-break/><text:span text:style-name="T29">correction without annotated training data</text:span><text:span text:style-name="T22">.</text:span></text:p>
            <text:p text:style-name="P10">In Proceedings of the Thirteenth Workshop on Innovative Use of NLP for Building Educational Applications, pages 247–253, New Orleans, Louisiana.</text:p>
            <text:p text:style-name="P10">Association for Computational Linguistics.</text:p>
            <text:p text:style-name="P10"/>
            <text:p text:style-name="P10">Christopher Bryant, Mariano Felice, Øistein E. Andersen, and Ted Briscoe. 2019. The BEA-2019 Shared</text:p>
            <text:p text:style-name="P10">Task on Grammatical Error Correction. In Proceedings of the 14th Workshop on Innovative Use of NLP for Building Educational Applications. Association for Computational Linguistics</text:p>
            <text:p text:style-name="P10"/>
            <text:p text:style-name="P10"/>
            <text:p text:style-name="P10"/>
            <text:p text:style-name="P10">Richard Zens, et al. 2007. Moses: Open source</text:p>
            <text:p text:style-name="P10">toolkit for statistical machine translation. In Pro-</text:p>
            <text:p text:style-name="P10">ceedings of the 45th annual meeting of the associ-</text:p>
            <text:p text:style-name="P10">ation for computational linguistics companion vol-</text:p>
            <text:p text:style-name="P10">ume proceedings of the demo and poster sessions,</text:p>
            <text:p text:style-name="P10">pages 177–180.</text:p>
            <text:p text:style-name="P10">Vladimir I Levenshtein. 1966. Binary codes capable</text:p>
            <text:p text:style-name="P10">of correcting deletions, insertions, and reversals. In</text:p>
            <text:p text:style-name="P10">Soviet physics doklady, volume 10, pages 707–710.</text:p>
            <text:p text:style-name="P10">Tomoya Mizumoto, Mamoru Komachi, Masaaki Na-</text:p>
            <text:p text:style-name="P10">gata, and Yuji Matsumoto. 2011. Mining revision</text:p>
            <text:p text:style-name="P10">log of language learning sns for automated japanese</text:p>
            <text:p text:style-name="P10">error correction of second language learners. In Pro-</text:p>
            <text:p text:style-name="P10">ceedings of 5th International Joint Conference on</text:p>
            <text:p text:style-name="P10">Natural Language Processing, pages 147–155.</text:p>
            <text:p text:style-name="P10">Courtney Napoles, Keisuke Sakaguchi, <text:soft-page-break/>and Joel R.</text:p>
            <text:p text:style-name="P10">Tetreault. 2017. Jfleg: A fluency corpus and bench-</text:p>
            <text:p text:style-name="P10">mark for grammatical error correction. In EACL.</text:p>
            <text:p text:style-name="P10">Alla Rozovskaya and Dan Roth. 2011. Algorithm se-</text:p>
            <text:p text:style-name="P10">lection and model adaptation for esl correction tasks.</text:p>
            <text:p text:style-name="P10">In ACL.</text:p>
            <text:p text:style-name="P10">Alla Rozovskaya and Dan Roth. 2016. Grammatical</text:p>
            <text:p text:style-name="P10">error correction: Machine translation and classifiers.</text:p>
            <text:p text:style-name="P10">In Proceedings of the 54th Annual Meeting of the</text:p>
            <text:p text:style-name="P10">Association for Computational Linguistics (Volume</text:p>
            <text:p text:style-name="P10">1: Long Papers), volume 1, pages 2205–2215.</text:p>
            <text:p text:style-name="P10">Alla Rozovskaya, Dan Roth, and Vivek Srikumar.</text:p>
            <text:p text:style-name="P10">2014. Correcting grammatical verb errors. In Pro-</text:p>
            <text:p text:style-name="P10">ceedings of the 14th Conference of the European</text:p>
            <text:p text:style-name="P10">Chapter of the Association for Computational Lin-</text:p>
            <text:p text:style-name="P10">guistics, pages 358–367.</text:p>
            <text:p text:style-name="P10">Pablo Ruiz and Thierry Poibeau. 2015. Combining</text:p>
            <text:p text:style-name="P10">open source annotators for entity linking through</text:p>
            <text:p text:style-name="P10">weighted voting. In Joint Conference on Lexical</text:p>
            <text:p text:style-name="P10">and Computational Semantics (* SEM 2015), pages</text:p>
            <text:p text:style-name="P10">211–215.</text:p>
            <text:p text:style-name="P10">Rico Sennrich, Orhan Firat, Kyunghyun Cho,</text:p>
            <text:p text:style-name="P10">Alexandra Birch,</text:p>
            <text:p text:style-name="P10">Barry Haddow,</text:p>
            <text:p text:style-name="P10">Julian</text:p>
            <text:p text:style-name="P10">Hitschler, Marcin Junczys-Dowmunt, Samuel</text:p>
            <text:p text:style-name="P10">Läubli,</text:p>
            <text:p text:style-name="P10">Antonio Valerio Miceli Barone,</text:p>
            <text:p text:style-name="P10">Jozef Mokry, and Maria Nadejde. 2017.</text:p>
            <text:p text:style-name="P10"><text:soft-page-break/>Nematus: a toolkit for neural machine translation.</text:p>
            <text:p text:style-name="P10">In Proceedings of the Software Demonstrations</text:p>
            <text:p text:style-name="P10">of the 15th Conference of the European Chapter</text:p>
            <text:p text:style-name="P10">of the Association for Computational Linguistics,</text:p>
            <text:p text:style-name="P10">pages 65–68, Valencia, Spain. Association for</text:p>
            <text:p text:style-name="P10">Computational Linguistics.</text:p>
            <text:p text:style-name="P10">Rico Sennrich, Barry Haddow, and Alexandra Birch.</text:p>
            <text:p text:style-name="P10">2015. Neural machine translation of rare words with</text:p>
            <text:p text:style-name="P10">subword units. arXiv preprint arXiv:1508.07909.</text:p>
            <text:p text:style-name="P10">Ashish Vaswani, Noam Shazeer, Niki Parmar, Jakob</text:p>
            <text:p text:style-name="P10">Uszkoreit, Llion Jones, Aidan N. Gomez, Lukasz</text:p>
            <text:p text:style-name="P10">Kaiser, and Illia Polosukhin. 2017. Attention is all</text:p>
            <text:p text:style-name="P10">you need. In NIPS.</text:p>
            <text:p text:style-name="P10"/>
            <text:p text:style-name="P10">Wei Zhao, Liang Wang, Kewei Shen, Ruoyu Jia, and</text:p>
            <text:p text:style-name="P10">Jingming Liu. 2019. Improving grammatical er-</text:p>
            <text:p text:style-name="P10">ror correction via pre-training a copy-augmented</text:p>
            <text:p text:style-name="P10">architecture with unlabeled data. arXiv preprint</text:p>
            <text:p text:style-name="P10">arXiv:1903.00138.</text:p>
            <text:p text:style-name="P10"/>
            <text:p text:style-name="P10"/>
          </table:table-cell>
          <table:table-cell table:style-name="Таблица1.B2" office:value-type="string">
            <text:p text:style-name="P10"/>
          </table:table-cell>
        </table:table-row>
        <table:table-row table:style-name="TableLine94586687044240">
          <table:table-cell table:style-name="Таблица1.A2" office:value-type="string">
            <text:p text:style-name="P10"/>
          </table:table-cell>
          <table:table-cell table:style-name="Таблица1.B2" office:value-type="string">
            <text:p text:style-name="P10"/>
          </table:table-cell>
        </table:table-row>
        <table:table-row table:style-name="TableLine94586687044240">
          <table:table-cell table:style-name="Таблица1.A2" office:value-type="string">
            <text:p text:style-name="P10"/>
          </table:table-cell>
          <table:table-cell table:style-name="Таблица1.B2" office:value-type="string">
            <text:p text:style-name="P10"/>
          </table:table-cell>
        </table:table-row>
      </table:table>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MI10" svg:font-family="CMMI10"/>
    <style:font-face style:name="CMMI101" svg:font-family="CMMI10" style:font-pitch="variable"/>
    <style:font-face style:name="CMMI8" svg:font-family="CMMI8"/>
    <style:font-face style:name="CMMI81" svg:font-family="CMMI8" style:font-pitch="variable"/>
    <style:font-face style:name="CMR8" svg:font-family="CMR8"/>
    <style:font-face style:name="CMR81" svg:font-family="CMR8" style:font-pitch="variable"/>
    <style:font-face style:name="CMSY8" svg:font-family="CMSY8"/>
    <style:font-face style:name="CMSY81" svg:font-family="CMSY8"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roman" style:font-pitch="variable"/>
    <style:font-face style:name="Lohit Devanagari1" svg:font-family="'Lohit Devanagari'" style:font-pitch="variable"/>
    <style:font-face style:name="Lohit Devanagari2" svg:font-family="'Lohit Devanagari'" style:font-family-generic="system" style:font-pitch="variable"/>
    <style:font-face style:name="Lohit Devanagari3" svg:font-family="'Lohit Devanagari'"/>
    <style:font-face style:name="NimbusMonLu" svg:font-family="NimbusMonLu" style:font-family-generic="roman" style:font-pitch="variable"/>
    <style:font-face style:name="NimbusRomNo9LMedi" svg:font-family="NimbusRomNo9LMedi"/>
    <style:font-face style:name="NimbusRomNo9LMedi1" svg:font-family="NimbusRomNo9LMedi" style:font-pitch="variable"/>
    <style:font-face style:name="NimbusRomNo9Lu" svg:font-family="NimbusRomNo9Lu" style:font-family-generic="roman" style:font-pitch="variable"/>
    <style:font-face style:name="NimbusRomNo9Lu1" svg:font-family="NimbusRomNo9Lu"/>
    <style:font-face style:name="NimbusRomNo9Lu2" svg:font-family="NimbusRomNo9Lu"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3"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Объект_20_без_20_заливки" style:display-name="Объект без заливки" style:family="paragraph" style:parent-style-name="Standard" style:default-outline-level=""/>
    <style:style style:name="Объект_20_без_20_заливки_20_и_20_линий" style:display-name="Объект без заливки и линий" style:family="paragraph" style:parent-style-name="Standard"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1" style:display-name="master-page66~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6_7e_LT_7e_Untertitel" style:display-name="master-page66~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6_7e_LT_7e_Notizen" style:display-name="master-page66~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6_7e_LT_7e_Hintergrundobjekte" style:display-name="master-page66~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6_7e_LT_7e_Hintergrund" style:display-name="master-page66~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7_7e_LT_7e_Gliederung_20_1" style:display-name="master-page87~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7_7e_LT_7e_Untertitel" style:display-name="master-page87~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7_7e_LT_7e_Notizen" style:display-name="master-page87~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7_7e_LT_7e_Hintergrundobjekte" style:display-name="master-page87~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7_7e_LT_7e_Hintergrund" style:display-name="master-page87~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3T09:07:54.966884274</meta:creation-date>
    <dc:date>2022-03-20T15:31:32.471146204</dc:date>
    <meta:editing-duration>P1DT1H48M39S</meta:editing-duration>
    <meta:editing-cycles>10</meta:editing-cycles>
    <meta:generator>LibreOffice/7.2.5.2$Linux_X86_64 LibreOffice_project/20$Build-2</meta:generator>
    <meta:document-statistic meta:table-count="1" meta:image-count="0" meta:object-count="0" meta:page-count="29" meta:paragraph-count="894" meta:word-count="9767" meta:character-count="65387" meta:non-whitespace-character-count="56230"/>
  </office:meta>
</office:document-meta>
</file>